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13mm"/>
    </style:style>
    <style:style style:name="co4" style:family="table-column">
      <style:table-column-properties fo:break-before="auto" style:column-width="5.5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50.91mm"/>
    </style:style>
    <style:style style:name="co8" style:family="table-column">
      <style:table-column-properties fo:break-before="auto" style:column-width="38.95mm"/>
    </style:style>
    <style:style style:name="co9" style:family="table-column">
      <style:table-column-properties fo:break-before="auto" style:column-width="30.67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44.04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7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4"/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1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45.84mm" svg:height="89.99mm" svg:x="323.13mm" svg:y="9.15mm">
            <draw:object draw:notify-on-update-of-ranges="Sheet1.A1:Sheet1.A1 Sheet1.A2:Sheet1.A418 Sheet1.B1:Sheet1.B1 Sheet1.B2:Sheet1.B418 Sheet1.C1:Sheet1.C1 Sheet1.C2:Sheet1.C418 Sheet1.E1:Sheet1.E1 Sheet1.E2:Sheet1.E418 Sheet1.F1:Sheet1.F1 Sheet1.F2:Sheet1.F418 Sheet1.G1:Sheet1.G1 Sheet1.G2:Sheet1.G4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3.71mm" svg:y="35.08mm">
            <draw:object draw:notify-on-update-of-ranges="Sheet1.A1:Sheet1.A1 Sheet1.A2:Sheet1.A418 Sheet1.E1:Sheet1.E1 Sheet1.E2:Sheet1.E418 Sheet1.A2:Sheet1.A418 Sheet1.N1:Sheet1.N1 Sheet1.N2:Sheet1.N4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Measured</text:p>
          </table:table-cell>
          <table:table-cell table:style-name="ce6" office:value-type="string" calcext:value-type="string">
            <text:p>Boiler percentage</text:p>
          </table:table-cell>
          <table:table-cell table:style-name="ce6" office:value-type="string" calcext:value-type="string">
            <text:p>Requested boiler temperature</text:p>
          </table:table-cell>
          <table:table-cell table:style-name="ce6" office:value-type="string" calcext:value-type="string">
            <text:p>Central heating active?</text:p>
          </table:table-cell>
          <table:table-cell table:style-name="ce6" office:value-type="string" calcext:value-type="string">
            <text:p>Hot water active?</text:p>
          </table:table-cell>
          <table:table-cell table:style-name="ce6" office:value-type="string" calcext:value-type="string">
            <text:p>Flame on?</text:p>
          </table:table-cell>
          <table:table-cell table:style-name="ce6" office:value-type="string" calcext:value-type="string">
            <text:p>Actual boiler temperature</text:p>
          </table:table-cell>
          <table:table-cell table:style-name="ce6" office:value-type="string" calcext:value-type="string">
            <text:p>Response</text:p>
          </table:table-cell>
          <table:table-cell table:style-name="ce6"/>
          <table:table-cell table:style-name="ce6" office:value-type="string" calcext:value-type="string">
            <text:p>Interpolated</text:p>
          </table:table-cell>
          <table:table-cell table:style-name="ce6" table:number-columns-repeated="1008"/>
        </table:table-row>
        <table:table-row table:style-name="ro1">
          <table:table-cell table:style-name="ce2" office:value-type="time" office:time-value="PT18H18M22S" calcext:value-type="time">
            <text:p>18:18:22</text:p>
          </table:table-cell>
          <table:table-cell office:value-type="float" office:value="2.25" calcext:value-type="float">
            <text:p>2.250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])+32.1649" office:value-type="float" office:value="20.9340408080133" calcext:value-type="float">
            <text:p>20.934040808013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25S" calcext:value-type="time">
            <text:p>18:18:25</text:p>
          </table:table-cell>
          <table:table-cell office:value-type="float" office:value="2.875" calcext:value-type="float">
            <text:p>2.875</text:p>
          </table:table-cell>
          <table:table-cell office:value-type="float" office:value="0.417" calcext:value-type="float">
            <text:p>0.417</text:p>
          </table:table-cell>
          <table:table-cell office:value-type="float" office:value="-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])+32.1649" office:value-type="float" office:value="20.9359285681478" calcext:value-type="float">
            <text:p>20.935928568147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27S" calcext:value-type="time">
            <text:p>18:18:27</text:p>
          </table:table-cell>
          <table:table-cell office:value-type="float" office:value="2.875" calcext:value-type="float">
            <text:p>2.87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])+32.1649" office:value-type="float" office:value="20.9371870271652" calcext:value-type="float">
            <text:p>20.93718702716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30S" calcext:value-type="time">
            <text:p>18:18:30</text:p>
          </table:table-cell>
          <table:table-cell office:value-type="float" office:value="2.875" calcext:value-type="float">
            <text:p>2.875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])+32.1649" office:value-type="float" office:value="20.939074644089" calcext:value-type="float">
            <text:p>20.93907464408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35S" calcext:value-type="time">
            <text:p>18:18:35</text:p>
          </table:table-cell>
          <table:table-cell office:value-type="float" office:value="2.875" calcext:value-type="float">
            <text:p>2.875</text:p>
          </table:table-cell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])+32.1649" office:value-type="float" office:value="20.9422204813748" calcext:value-type="float">
            <text:p>20.94222048137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38S" calcext:value-type="time">
            <text:p>18:18:38</text:p>
          </table:table-cell>
          <table:table-cell office:value-type="float" office:value="3.5" calcext:value-type="float">
            <text:p>3.500</text:p>
          </table:table-cell>
          <table:table-cell office:value-type="float" office:value="0.514" calcext:value-type="float">
            <text:p>0.514</text:p>
          </table:table-cell>
          <table:table-cell office:value-type="float" office:value="-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])+32.1649" office:value-type="float" office:value="20.9441078692067" calcext:value-type="float">
            <text:p>20.94410786920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45S" calcext:value-type="time">
            <text:p>18:18:45</text:p>
          </table:table-cell>
          <table:table-cell office:value-type="float" office:value="3.5" calcext:value-type="float">
            <text:p>3.500</text:p>
          </table:table-cell>
          <table:table-cell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])+32.1649" office:value-type="float" office:value="20.9485114401248" calcext:value-type="float">
            <text:p>20.94851144012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48S" calcext:value-type="time">
            <text:p>18:18:48</text:p>
          </table:table-cell>
          <table:table-cell office:value-type="float" office:value="2.875" calcext:value-type="float">
            <text:p>2.875</text:p>
          </table:table-cell>
          <table:table-cell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])+32.1649" office:value-type="float" office:value="20.95039854167" calcext:value-type="float">
            <text:p>20.950398541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54S" calcext:value-type="time">
            <text:p>18:18:54</text:p>
          </table:table-cell>
          <table:table-cell office:value-type="float" office:value="2.875" calcext:value-type="float">
            <text:p>2.875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])+32.1649" office:value-type="float" office:value="20.9541724871611" calcext:value-type="float">
            <text:p>20.954172487161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8M59S" calcext:value-type="time">
            <text:p>18:18:59</text:p>
          </table:table-cell>
          <table:table-cell office:value-type="float" office:value="2.25" calcext:value-type="float">
            <text:p>2.250</text:p>
          </table:table-cell>
          <table:table-cell office:value-type="float" office:value="0.606" calcext:value-type="float">
            <text:p>0.606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])+32.1649" office:value-type="float" office:value="20.9573171794043" calcext:value-type="float">
            <text:p>20.957317179404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02S" calcext:value-type="time">
            <text:p>18:19:02</text:p>
          </table:table-cell>
          <table:table-cell office:value-type="float" office:value="2.25" calcext:value-type="float">
            <text:p>2.250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])+32.1649" office:value-type="float" office:value="20.9592038802941" calcext:value-type="float">
            <text:p>20.95920388029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07S" calcext:value-type="time">
            <text:p>18:19:07</text:p>
          </table:table-cell>
          <table:table-cell office:value-type="float" office:value="2.25" calcext:value-type="float">
            <text:p>2.25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])+32.1649" office:value-type="float" office:value="20.9623481910418" calcext:value-type="float">
            <text:p>20.96234819104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12S" calcext:value-type="time">
            <text:p>18:19:12</text:p>
          </table:table-cell>
          <table:table-cell office:value-type="float" office:value="2.25" calcext:value-type="float">
            <text:p>2.25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])+32.1649" office:value-type="float" office:value="20.9654922634017" calcext:value-type="float">
            <text:p>20.965492263401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17S" calcext:value-type="time">
            <text:p>18:19:17</text:p>
          </table:table-cell>
          <table:table-cell office:value-type="float" office:value="2.25" calcext:value-type="float">
            <text:p>2.250</text:p>
          </table:table-cell>
          <table:table-cell office:value-type="float" office:value="0.678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])+32.1649" office:value-type="float" office:value="20.9686360974099" calcext:value-type="float">
            <text:p>20.96863609740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20S" calcext:value-type="time">
            <text:p>18:19:20</text:p>
          </table:table-cell>
          <table:table-cell office:value-type="float" office:value="2.25" calcext:value-type="float">
            <text:p>2.250</text:p>
          </table:table-cell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])+32.1649" office:value-type="float" office:value="20.9705222834212" calcext:value-type="float">
            <text:p>20.970522283421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26S" calcext:value-type="time">
            <text:p>18:19:26</text:p>
          </table:table-cell>
          <table:table-cell office:value-type="float" office:value="2.875" calcext:value-type="float">
            <text:p>2.875</text:p>
          </table:table-cell>
          <table:table-cell office:value-type="float" office:value="0.719" calcext:value-type="float">
            <text:p>0.719</text:p>
          </table:table-cell>
          <table:table-cell office:value-type="float" office:value="-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])+32.1649" office:value-type="float" office:value="20.9742943980941" calcext:value-type="float">
            <text:p>20.97429439809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31S" calcext:value-type="time">
            <text:p>18:19:31</text:p>
          </table:table-cell>
          <table:table-cell office:value-type="float" office:value="2.875" calcext:value-type="float">
            <text:p>2.875</text:p>
          </table:table-cell>
          <table:table-cell office:value-type="float" office:value="0.742" calcext:value-type="float">
            <text:p>0.742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])+32.1649" office:value-type="float" office:value="20.9774375649101" calcext:value-type="float">
            <text:p>20.977437564910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36S" calcext:value-type="time">
            <text:p>18:19:36</text:p>
          </table:table-cell>
          <table:table-cell office:value-type="float" office:value="3.5" calcext:value-type="float">
            <text:p>3.500</text:p>
          </table:table-cell>
          <table:table-cell office:value-type="float" office:value="0.77" calcext:value-type="float">
            <text:p>0.77</text:p>
          </table:table-cell>
          <table:table-cell office:value-type="float" office:value="-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])+32.1649" office:value-type="float" office:value="20.9805804935117" calcext:value-type="float">
            <text:p>20.980580493511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39S" calcext:value-type="time">
            <text:p>18:19:39</text:p>
          </table:table-cell>
          <table:table-cell office:value-type="float" office:value="3.5" calcext:value-type="float">
            <text:p>3.500</text:p>
          </table:table-cell>
          <table:table-cell office:value-type="float" office:value="0.798" calcext:value-type="float">
            <text:p>0.798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])+32.1649" office:value-type="float" office:value="20.9824661363448" calcext:value-type="float">
            <text:p>20.98246613634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44S" calcext:value-type="time">
            <text:p>18:19:44</text:p>
          </table:table-cell>
          <table:table-cell office:value-type="float" office:value="4.125" calcext:value-type="float">
            <text:p>4.125</text:p>
          </table:table-cell>
          <table:table-cell office:value-type="float" office:value="0.831" calcext:value-type="float">
            <text:p>0.831</text:p>
          </table:table-cell>
          <table:table-cell office:value-type="float" office:value="-0" calcext:value-type="float">
            <text:p>0</text:p>
          </table:table-cell>
          <table:table-cell office:value-type="float" office:value="20.587" calcext:value-type="float">
            <text:p>20.5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])+32.1649" office:value-type="float" office:value="20.9856086838786" calcext:value-type="float">
            <text:p>20.98560868387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50S" calcext:value-type="time">
            <text:p>18:19:50</text:p>
          </table:table-cell>
          <table:table-cell office:value-type="float" office:value="3.5" calcext:value-type="float">
            <text:p>3.500</text:p>
          </table:table-cell>
          <table:table-cell office:value-type="float" office:value="0.859" calcext:value-type="float">
            <text:p>0.859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])+32.1649" office:value-type="float" office:value="20.9893794266032" calcext:value-type="float">
            <text:p>20.989379426603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55S" calcext:value-type="time">
            <text:p>18:19:55</text:p>
          </table:table-cell>
          <table:table-cell office:value-type="float" office:value="4.125" calcext:value-type="float">
            <text:p>4.125</text:p>
          </table:table-cell>
          <table:table-cell office:value-type="float" office:value="0.892" calcext:value-type="float">
            <text:p>0.892</text:p>
          </table:table-cell>
          <table:table-cell office:value-type="float" office:value="-0" calcext:value-type="float">
            <text:p>0</text:p>
          </table:table-cell>
          <table:table-cell office:value-type="float" office:value="20.587" calcext:value-type="float">
            <text:p>20.5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])+32.1649" office:value-type="float" office:value="20.9925214503196" calcext:value-type="float">
            <text:p>20.99252145031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19M58S" calcext:value-type="time">
            <text:p>18:19:58</text:p>
          </table:table-cell>
          <table:table-cell office:value-type="float" office:value="3.5" calcext:value-type="float">
            <text:p>3.50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])+32.1649" office:value-type="float" office:value="20.9944065502873" calcext:value-type="float">
            <text:p>20.994406550287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03S" calcext:value-type="time">
            <text:p>18:20:03</text:p>
          </table:table-cell>
          <table:table-cell office:value-type="float" office:value="3.5" calcext:value-type="float">
            <text:p>3.500</text:p>
          </table:table-cell>
          <table:table-cell office:value-type="float" office:value="0.948" calcext:value-type="float">
            <text:p>0.948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])+32.1649" office:value-type="float" office:value="20.9975481931551" calcext:value-type="float">
            <text:p>20.99754819315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08S" calcext:value-type="time">
            <text:p>18:20:08</text:p>
          </table:table-cell>
          <table:table-cell office:value-type="float" office:value="3.5" calcext:value-type="float">
            <text:p>3.500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])+32.1649" office:value-type="float" office:value="21.0006895980396" calcext:value-type="float">
            <text:p>21.00068959803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14S" calcext:value-type="time">
            <text:p>18:20:14</text:p>
          </table:table-cell>
          <table:table-cell office:value-type="float" office:value="3.5" calcext:value-type="float">
            <text:p>3.500</text:p>
          </table:table-cell>
          <table:table-cell office:value-type="float" office:value="1.004" calcext:value-type="float">
            <text:p>1.004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])+32.1649" office:value-type="float" office:value="21.0044589698135" calcext:value-type="float">
            <text:p>21.00445896981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16S" calcext:value-type="time">
            <text:p>18:20:16</text:p>
          </table:table-cell>
          <table:table-cell office:value-type="float" office:value="4.125" calcext:value-type="float">
            <text:p>4.125</text:p>
          </table:table-cell>
          <table:table-cell office:value-type="float" office:value="1.037" calcext:value-type="float">
            <text:p>1.037</text:p>
          </table:table-cell>
          <table:table-cell office:value-type="float" office:value="-0" calcext:value-type="float">
            <text:p>0</text:p>
          </table:table-cell>
          <table:table-cell office:value-type="float" office:value="20.587" calcext:value-type="float">
            <text:p>20.5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])+32.1649" office:value-type="float" office:value="21.0057153509391" calcext:value-type="float">
            <text:p>21.005715350939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22S" calcext:value-type="time">
            <text:p>18:20:22</text:p>
          </table:table-cell>
          <table:table-cell office:value-type="float" office:value="3.5" calcext:value-type="float">
            <text:p>3.500</text:p>
          </table:table-cell>
          <table:table-cell office:value-type="float" office:value="1.065" calcext:value-type="float">
            <text:p>1.065</text:p>
          </table:table-cell>
          <table:table-cell office:value-type="float" office:value="0" calcext:value-type="float">
            <text:p>0</text:p>
          </table:table-cell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])+32.1649" office:value-type="float" office:value="21.009484265951" calcext:value-type="float">
            <text:p>21.0094842659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28S" calcext:value-type="time">
            <text:p>18:20:28</text:p>
          </table:table-cell>
          <table:table-cell office:value-type="float" office:value="2.875" calcext:value-type="float">
            <text:p>2.875</text:p>
          </table:table-cell>
          <table:table-cell office:value-type="float" office:value="1.088" calcext:value-type="float">
            <text:p>1.088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])+32.1649" office:value-type="float" office:value="21.0132528384641" calcext:value-type="float">
            <text:p>21.01325283846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31S" calcext:value-type="time">
            <text:p>18:20:31</text:p>
          </table:table-cell>
          <table:table-cell office:value-type="float" office:value="2.875" calcext:value-type="float">
            <text:p>2.875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])+32.1649" office:value-type="float" office:value="21.0151369963029" calcext:value-type="float">
            <text:p>21.01513699630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36S" calcext:value-type="time">
            <text:p>18:20:36</text:p>
          </table:table-cell>
          <table:table-cell office:value-type="float" office:value="7.875" calcext:value-type="float">
            <text:p>7.875</text:p>
          </table:table-cell>
          <table:table-cell office:value-type="float" office:value="1.174" calcext:value-type="float">
            <text:p>1.174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])+32.1649" office:value-type="float" office:value="21.0182770691462" calcext:value-type="float">
            <text:p>21.018277069146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42S" calcext:value-type="time">
            <text:p>18:20:42</text:p>
          </table:table-cell>
          <table:table-cell office:value-type="float" office:value="7.25" calcext:value-type="float">
            <text:p>7.25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])+32.1649" office:value-type="float" office:value="21.0220448427372" calcext:value-type="float">
            <text:p>21.02204484273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45S" calcext:value-type="time">
            <text:p>18:20:45</text:p>
          </table:table-cell>
          <table:table-cell office:value-type="float" office:value="7.25" calcext:value-type="float">
            <text:p>7.250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])+32.1649" office:value-type="float" office:value="21.0239286011694" calcext:value-type="float">
            <text:p>21.023928601169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50S" calcext:value-type="time">
            <text:p>18:20:50</text:p>
          </table:table-cell>
          <table:table-cell office:value-type="float" office:value="7.25" calcext:value-type="float">
            <text:p>7.250</text:p>
          </table:table-cell>
          <table:table-cell office:value-type="float" office:value="1.348" calcext:value-type="float">
            <text:p>1.348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])+32.1649" office:value-type="float" office:value="21.0270680084157" calcext:value-type="float">
            <text:p>21.027068008415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0M55S" calcext:value-type="time">
            <text:p>18:20:55</text:p>
          </table:table-cell>
          <table:table-cell office:value-type="float" office:value="7.25" calcext:value-type="float">
            <text:p>7.250</text:p>
          </table:table-cell>
          <table:table-cell office:value-type="float" office:value="1.406" calcext:value-type="float">
            <text:p>1.406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])+32.1649" office:value-type="float" office:value="21.0302071780172" calcext:value-type="float">
            <text:p>21.03020717801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01S" calcext:value-type="time">
            <text:p>18:21:01</text:p>
          </table:table-cell>
          <table:table-cell office:value-type="float" office:value="7.25" calcext:value-type="float">
            <text:p>7.250</text:p>
          </table:table-cell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])+32.1649" office:value-type="float" office:value="21.0339738678983" calcext:value-type="float">
            <text:p>21.033973867898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03S" calcext:value-type="time">
            <text:p>18:21:03</text:p>
          </table:table-cell>
          <table:table-cell office:value-type="float" office:value="7.875" calcext:value-type="float">
            <text:p>7.875</text:p>
          </table:table-cell>
          <table:table-cell office:value-type="float" office:value="1.527" calcext:value-type="float">
            <text:p>1.527</text:p>
          </table:table-cell>
          <table:table-cell office:value-type="float" office:value="-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])+32.1649" office:value-type="float" office:value="21.035229355168" calcext:value-type="float">
            <text:p>21.03522935516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09S" calcext:value-type="time">
            <text:p>18:21:09</text:p>
          </table:table-cell>
          <table:table-cell office:value-type="float" office:value="7.875" calcext:value-type="float">
            <text:p>7.875</text:p>
          </table:table-cell>
          <table:table-cell office:value-type="float" office:value="1.59" calcext:value-type="float">
            <text:p>1.59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])+32.1649" office:value-type="float" office:value="21.0389955889368" calcext:value-type="float">
            <text:p>21.038995588936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14S" calcext:value-type="time">
            <text:p>18:21:14</text:p>
          </table:table-cell>
          <table:table-cell office:value-type="float" office:value="7.875" calcext:value-type="float">
            <text:p>7.875</text:p>
          </table:table-cell>
          <table:table-cell office:value-type="float" office:value="1.653" calcext:value-type="float">
            <text:p>1.653</text:p>
          </table:table-cell>
          <table:table-cell office:value-type="float" office:value="0" calcext:value-type="float">
            <text:p>0</text:p>
          </table:table-cell>
          <table:table-cell office:value-type="float" office:value="20.712" calcext:value-type="float">
            <text:p>20.7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])+32.1649" office:value-type="float" office:value="21.0421338558158" calcext:value-type="float">
            <text:p>21.042133855815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19S" calcext:value-type="time">
            <text:p>18:21:19</text:p>
          </table:table-cell>
          <table:table-cell office:value-type="float" office:value="7.25" calcext:value-type="float">
            <text:p>7.250</text:p>
          </table:table-cell>
          <table:table-cell office:value-type="float" office:value="1.711" calcext:value-type="float">
            <text:p>1.711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])+32.1649" office:value-type="float" office:value="21.0452718852226" calcext:value-type="float">
            <text:p>21.04527188522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25S" calcext:value-type="time">
            <text:p>18:21:25</text:p>
          </table:table-cell>
          <table:table-cell office:value-type="float" office:value="7.25" calcext:value-type="float">
            <text:p>7.250</text:p>
          </table:table-cell>
          <table:table-cell office:value-type="float" office:value="1.769" calcext:value-type="float">
            <text:p>1.769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2])+32.1649" office:value-type="float" office:value="21.0490372070981" calcext:value-type="float">
            <text:p>21.04903720709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27S" calcext:value-type="time">
            <text:p>18:21:27</text:p>
          </table:table-cell>
          <table:table-cell office:value-type="float" office:value="7.25" calcext:value-type="float">
            <text:p>7.250</text:p>
          </table:table-cell>
          <table:table-cell office:value-type="float" office:value="1.827" calcext:value-type="float">
            <text:p>1.827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3])+32.1649" office:value-type="float" office:value="21.050292238421" calcext:value-type="float">
            <text:p>21.05029223842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33S" calcext:value-type="time">
            <text:p>18:21:33</text:p>
          </table:table-cell>
          <table:table-cell office:value-type="float" office:value="7.25" calcext:value-type="float">
            <text:p>7.250</text:p>
          </table:table-cell>
          <table:table-cell office:value-type="float" office:value="1.885" calcext:value-type="float">
            <text:p>1.885</text:p>
          </table:table-cell>
          <table:table-cell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4])+32.1649" office:value-type="float" office:value="21.0540571045153" calcext:value-type="float">
            <text:p>21.05405710451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38S" calcext:value-type="time">
            <text:p>18:21:38</text:p>
          </table:table-cell>
          <table:table-cell office:value-type="float" office:value="6.625" calcext:value-type="float">
            <text:p>6.625</text:p>
          </table:table-cell>
          <table:table-cell office:value-type="float" office:value="1.938" calcext:value-type="float">
            <text:p>1.938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5])+32.1649" office:value-type="float" office:value="21.0571942318552" calcext:value-type="float">
            <text:p>21.05719423185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43S" calcext:value-type="time">
            <text:p>18:21:43</text:p>
          </table:table-cell>
          <table:table-cell office:value-type="float" office:value="6.625" calcext:value-type="float">
            <text:p>6.625</text:p>
          </table:table-cell>
          <table:table-cell office:value-type="float" office:value="1.991" calcext:value-type="float">
            <text:p>1.991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6])+32.1649" office:value-type="float" office:value="21.0603311218954" calcext:value-type="float">
            <text:p>21.060331121895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46S" calcext:value-type="time">
            <text:p>18:21:46</text:p>
          </table:table-cell>
          <table:table-cell office:value-type="float" office:value="6.625" calcext:value-type="float">
            <text:p>6.625</text:p>
          </table:table-cell>
          <table:table-cell office:value-type="float" office:value="2.044" calcext:value-type="float">
            <text:p>2.044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7])+32.1649" office:value-type="float" office:value="21.0622131420305" calcext:value-type="float">
            <text:p>21.06221314203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51S" calcext:value-type="time">
            <text:p>18:21:51</text:p>
          </table:table-cell>
          <table:table-cell office:value-type="float" office:value="6.625" calcext:value-type="float">
            <text:p>6.625</text:p>
          </table:table-cell>
          <table:table-cell office:value-type="float" office:value="2.097" calcext:value-type="float">
            <text:p>2.097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8])+32.1649" office:value-type="float" office:value="21.0653496524656" calcext:value-type="float">
            <text:p>21.06534965246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1M56S" calcext:value-type="time">
            <text:p>18:21:56</text:p>
          </table:table-cell>
          <table:table-cell office:value-type="float" office:value="7.25" calcext:value-type="float">
            <text:p>7.250</text:p>
          </table:table-cell>
          <table:table-cell office:value-type="float" office:value="2.155" calcext:value-type="float">
            <text:p>2.155</text:p>
          </table:table-cell>
          <table:table-cell office:value-type="float" office:value="-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9])+32.1649" office:value-type="float" office:value="21.0684859256942" calcext:value-type="float">
            <text:p>21.068485925694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02S" calcext:value-type="time">
            <text:p>18:22:02</text:p>
          </table:table-cell>
          <table:table-cell office:value-type="float" office:value="6.625" calcext:value-type="float">
            <text:p>6.625</text:p>
          </table:table-cell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0])+32.1649" office:value-type="float" office:value="21.0722491405064" calcext:value-type="float">
            <text:p>21.07224914050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04S" calcext:value-type="time">
            <text:p>18:22:04</text:p>
          </table:table-cell>
          <table:table-cell office:value-type="float" office:value="6.625" calcext:value-type="float">
            <text:p>6.625</text:p>
          </table:table-cell>
          <table:table-cell office:value-type="float" office:value="2.261" calcext:value-type="float">
            <text:p>2.261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1])+32.1649" office:value-type="float" office:value="21.0735034695599" calcext:value-type="float">
            <text:p>21.07350346955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10S" calcext:value-type="time">
            <text:p>18:22:10</text:p>
          </table:table-cell>
          <table:table-cell office:value-type="float" office:value="6.625" calcext:value-type="float">
            <text:p>6.625</text:p>
          </table:table-cell>
          <table:table-cell office:value-type="float" office:value="2.314" calcext:value-type="float">
            <text:p>2.314</text:p>
          </table:table-cell>
          <table:table-cell office:value-type="float" office:value="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2])+32.1649" office:value-type="float" office:value="21.077266229101" calcext:value-type="float">
            <text:p>21.07726622910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15S" calcext:value-type="time">
            <text:p>18:22:15</text:p>
          </table:table-cell>
          <table:table-cell office:value-type="float" office:value="6" calcext:value-type="float">
            <text:p>6.000</text:p>
          </table:table-cell>
          <table:table-cell office:value-type="float" office:value="2.362" calcext:value-type="float">
            <text:p>2.362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3])+32.1649" office:value-type="float" office:value="21.080401601272" calcext:value-type="float">
            <text:p>21.0804016012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20S" calcext:value-type="time">
            <text:p>18:22:20</text:p>
          </table:table-cell>
          <table:table-cell office:value-type="float" office:value="6" calcext:value-type="float">
            <text:p>6.000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4])+32.1649" office:value-type="float" office:value="21.0835367364086" calcext:value-type="float">
            <text:p>21.08353673640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23S" calcext:value-type="time">
            <text:p>18:22:23</text:p>
          </table:table-cell>
          <table:table-cell office:value-type="float" office:value="6" calcext:value-type="float">
            <text:p>6.000</text:p>
          </table:table-cell>
          <table:table-cell office:value-type="float" office:value="2.458" calcext:value-type="float">
            <text:p>2.458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5])+32.1649" office:value-type="float" office:value="21.085417703729" calcext:value-type="float">
            <text:p>21.0854177037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28S" calcext:value-type="time">
            <text:p>18:22:28</text:p>
          </table:table-cell>
          <table:table-cell office:value-type="float" office:value="6" calcext:value-type="float">
            <text:p>6.000</text:p>
          </table:table-cell>
          <table:table-cell office:value-type="float" office:value="2.506" calcext:value-type="float">
            <text:p>2.506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6])+32.1649" office:value-type="float" office:value="21.0885524596852" calcext:value-type="float">
            <text:p>21.08855245968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34S" calcext:value-type="time">
            <text:p>18:22:34</text:p>
          </table:table-cell>
          <table:table-cell office:value-type="float" office:value="6" calcext:value-type="float">
            <text:p>6.000</text:p>
          </table:table-cell>
          <table:table-cell office:value-type="float" office:value="2.554" calcext:value-type="float">
            <text:p>2.554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7])+32.1649" office:value-type="float" office:value="21.0923138540733" calcext:value-type="float">
            <text:p>21.092313854073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39S" calcext:value-type="time">
            <text:p>18:22:39</text:p>
          </table:table-cell>
          <table:table-cell office:value-type="float" office:value="6" calcext:value-type="float">
            <text:p>6.000</text:p>
          </table:table-cell>
          <table:table-cell office:value-type="float" office:value="2.602" calcext:value-type="float">
            <text:p>2.602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8])+32.1649" office:value-type="float" office:value="21.0954480888061" calcext:value-type="float">
            <text:p>21.095448088806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44S" calcext:value-type="time">
            <text:p>18:22:44</text:p>
          </table:table-cell>
          <table:table-cell office:value-type="float" office:value="6" calcext:value-type="float">
            <text:p>6.000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59])+32.1649" office:value-type="float" office:value="21.0985820866764" calcext:value-type="float">
            <text:p>21.09858208667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47S" calcext:value-type="time">
            <text:p>18:22:47</text:p>
          </table:table-cell>
          <table:table-cell office:value-type="float" office:value="6" calcext:value-type="float">
            <text:p>6.000</text:p>
          </table:table-cell>
          <table:table-cell office:value-type="float" office:value="2.698" calcext:value-type="float">
            <text:p>2.698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0])+32.1649" office:value-type="float" office:value="21.1004623717196" calcext:value-type="float">
            <text:p>21.10046237171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52S" calcext:value-type="time">
            <text:p>18:22:52</text:p>
          </table:table-cell>
          <table:table-cell office:value-type="float" office:value="6" calcext:value-type="float">
            <text:p>6.000</text:p>
          </table:table-cell>
          <table:table-cell office:value-type="float" office:value="2.746" calcext:value-type="float">
            <text:p>2.746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1])+32.1649" office:value-type="float" office:value="21.1035959906845" calcext:value-type="float">
            <text:p>21.10359599068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2M57S" calcext:value-type="time">
            <text:p>18:22:57</text:p>
          </table:table-cell>
          <table:table-cell office:value-type="float" office:value="6" calcext:value-type="float">
            <text:p>6.000</text:p>
          </table:table-cell>
          <table:table-cell office:value-type="float" office:value="2.794" calcext:value-type="float">
            <text:p>2.794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2])+32.1649" office:value-type="float" office:value="21.10672937288" calcext:value-type="float">
            <text:p>21.1067293728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09S" calcext:value-type="time">
            <text:p>18:23:09</text:p>
          </table:table-cell>
          <table:table-cell office:value-type="float" office:value="6" calcext:value-type="float">
            <text:p>6.000</text:p>
          </table:table-cell>
          <table:table-cell office:value-type="float" office:value="2.842" calcext:value-type="float">
            <text:p>2.842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3])+32.1649" office:value-type="float" office:value="21.1142485243443" calcext:value-type="float">
            <text:p>21.114248524344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12S" calcext:value-type="time">
            <text:p>18:23:12</text:p>
          </table:table-cell>
          <table:table-cell office:value-type="float" office:value="6" calcext:value-type="float">
            <text:p>6.00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4])+32.1649" office:value-type="float" office:value="21.1161280992081" calcext:value-type="float">
            <text:p>21.11612809920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15S" calcext:value-type="time">
            <text:p>18:23:15</text:p>
          </table:table-cell>
          <table:table-cell office:value-type="float" office:value="6" calcext:value-type="float">
            <text:p>6.000</text:p>
          </table:table-cell>
          <table:table-cell office:value-type="float" office:value="2.938" calcext:value-type="float">
            <text:p>2.938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5])+32.1649" office:value-type="float" office:value="21.1180075888864" calcext:value-type="float">
            <text:p>21.11800758888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17S" calcext:value-type="time">
            <text:p>18:23:17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141" calcext:value-type="float">
            <text:p>3.141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65" calcext:value-type="float">
            <text:p>0.265</text:p>
          </table:table-cell>
          <table:table-cell office:value-type="float" office:value="28.516" calcext:value-type="float">
            <text:p>28.51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6])+32.1649" office:value-type="float" office:value="21.1192605346839" calcext:value-type="float">
            <text:p>21.11926053468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20S" calcext:value-type="time">
            <text:p>18:23:20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344" calcext:value-type="float">
            <text:p>3.344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67" calcext:value-type="float">
            <text:p>0.267</text:p>
          </table:table-cell>
          <table:table-cell office:value-type="float" office:value="28.719" calcext:value-type="float">
            <text:p>28.71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7])+32.1649" office:value-type="float" office:value="21.1211398824035" calcext:value-type="float">
            <text:p>21.12113988240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26S" calcext:value-type="time">
            <text:p>18:23:26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547" calcext:value-type="float">
            <text:p>3.547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7" calcext:value-type="float">
            <text:p>0.27</text:p>
          </table:table-cell>
          <table:table-cell office:value-type="float" office:value="28.922" calcext:value-type="float">
            <text:p>28.92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8])+32.1649" office:value-type="float" office:value="21.124898322356" calcext:value-type="float">
            <text:p>21.1248983223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31S" calcext:value-type="time">
            <text:p>18:23:31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73" calcext:value-type="float">
            <text:p>0.273</text:p>
          </table:table-cell>
          <table:table-cell office:value-type="float" office:value="29.125" calcext:value-type="float">
            <text:p>29.12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69])+32.1649" office:value-type="float" office:value="21.1280300954682" calcext:value-type="float">
            <text:p>21.128030095468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34S" calcext:value-type="time">
            <text:p>18:23:34</text:p>
          </table:table-cell>
          <table:table-cell office:value-type="float" office:value="25.375" calcext:value-type="float">
            <text:p>25.375</text:p>
          </table:table-cell>
          <table:table-cell office:value-type="float" office:value="3.953" calcext:value-type="float">
            <text:p>3.953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76" calcext:value-type="float">
            <text:p>0.276</text:p>
          </table:table-cell>
          <table:table-cell office:value-type="float" office:value="29.328" calcext:value-type="float">
            <text:p>29.3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0])+32.1649" office:value-type="float" office:value="21.1299090458177" calcext:value-type="float">
            <text:p>21.129909045817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39S" calcext:value-type="time">
            <text:p>18:23:39</text:p>
          </table:table-cell>
          <table:table-cell office:value-type="float" office:value="25.375" calcext:value-type="float">
            <text:p>25.375</text:p>
          </table:table-cell>
          <table:table-cell office:value-type="float" office:value="4.156" calcext:value-type="float">
            <text:p>4.156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79" calcext:value-type="float">
            <text:p>0.279</text:p>
          </table:table-cell>
          <table:table-cell office:value-type="float" office:value="29.531" calcext:value-type="float">
            <text:p>29.5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1])+32.1649" office:value-type="float" office:value="21.1330404405622" calcext:value-type="float">
            <text:p>21.133040440562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45S" calcext:value-type="time">
            <text:p>18:23:45</text:p>
          </table:table-cell>
          <table:table-cell office:value-type="float" office:value="26" calcext:value-type="float">
            <text:p>26.000</text:p>
          </table:table-cell>
          <table:table-cell office:value-type="float" office:value="4.364" calcext:value-type="float">
            <text:p>4.364</text:p>
          </table:table-cell>
          <table:table-cell office:value-type="float" office:value="-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.291" calcext:value-type="float">
            <text:p>0.291</text:p>
          </table:table-cell>
          <table:table-cell office:value-type="float" office:value="30.364" calcext:value-type="float">
            <text:p>30.3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2])+32.1649" office:value-type="float" office:value="21.1367978021667" calcext:value-type="float">
            <text:p>21.13679780216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50S" calcext:value-type="time">
            <text:p>18:23:50</text:p>
          </table:table-cell>
          <table:table-cell office:value-type="float" office:value="26" calcext:value-type="float">
            <text:p>26.000</text:p>
          </table:table-cell>
          <table:table-cell office:value-type="float" office:value="4.572" calcext:value-type="float">
            <text:p>4.572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.294" calcext:value-type="float">
            <text:p>0.294</text:p>
          </table:table-cell>
          <table:table-cell office:value-type="float" office:value="30.572" calcext:value-type="float">
            <text:p>30.57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3])+32.1649" office:value-type="float" office:value="21.1399286768048" calcext:value-type="float">
            <text:p>21.13992867680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53S" calcext:value-type="time">
            <text:p>18:23:53</text:p>
          </table:table-cell>
          <table:table-cell office:value-type="float" office:value="26" calcext:value-type="float">
            <text:p>26.000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.297" calcext:value-type="float">
            <text:p>0.297</text:p>
          </table:table-cell>
          <table:table-cell office:value-type="float" office:value="30.78" calcext:value-type="float">
            <text:p>30.7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4])+32.1649" office:value-type="float" office:value="21.1418070881351" calcext:value-type="float">
            <text:p>21.14180708813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3M58S" calcext:value-type="time">
            <text:p>18:23:58</text:p>
          </table:table-cell>
          <table:table-cell office:value-type="float" office:value="25.375" calcext:value-type="float">
            <text:p>25.375</text:p>
          </table:table-cell>
          <table:table-cell office:value-type="float" office:value="4.983" calcext:value-type="float">
            <text:p>4.983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91" calcext:value-type="float">
            <text:p>0.291</text:p>
          </table:table-cell>
          <table:table-cell office:value-type="float" office:value="30.358" calcext:value-type="float">
            <text:p>30.35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5])+32.1649" office:value-type="float" office:value="21.1449375846226" calcext:value-type="float">
            <text:p>21.14493758462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03S" calcext:value-type="time">
            <text:p>18:24:03</text:p>
          </table:table-cell>
          <table:table-cell office:value-type="float" office:value="25.375" calcext:value-type="float">
            <text:p>25.375</text:p>
          </table:table-cell>
          <table:table-cell office:value-type="float" office:value="5.186" calcext:value-type="float">
            <text:p>5.186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94" calcext:value-type="float">
            <text:p>0.294</text:p>
          </table:table-cell>
          <table:table-cell office:value-type="float" office:value="30.561" calcext:value-type="float">
            <text:p>30.56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6])+32.1649" office:value-type="float" office:value="21.1480678448124" calcext:value-type="float">
            <text:p>21.14806784481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09S" calcext:value-type="time">
            <text:p>18:24:09</text:p>
          </table:table-cell>
          <table:table-cell office:value-type="float" office:value="25.375" calcext:value-type="float">
            <text:p>25.375</text:p>
          </table:table-cell>
          <table:table-cell office:value-type="float" office:value="5.389" calcext:value-type="float">
            <text:p>5.389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297" calcext:value-type="float">
            <text:p>0.297</text:p>
          </table:table-cell>
          <table:table-cell office:value-type="float" office:value="30.764" calcext:value-type="float">
            <text:p>30.7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7])+32.1649" office:value-type="float" office:value="21.1518238451772" calcext:value-type="float">
            <text:p>21.15182384517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11S" calcext:value-type="time">
            <text:p>18:24:11</text:p>
          </table:table-cell>
          <table:table-cell office:value-type="float" office:value="24.75" calcext:value-type="float">
            <text:p>24.750</text:p>
          </table:table-cell>
          <table:table-cell office:value-type="float" office:value="5.587" calcext:value-type="float">
            <text:p>5.587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291" calcext:value-type="float">
            <text:p>0.291</text:p>
          </table:table-cell>
          <table:table-cell office:value-type="float" office:value="30.337" calcext:value-type="float">
            <text:p>30.33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8])+32.1649" office:value-type="float" office:value="21.1530757697056" calcext:value-type="float">
            <text:p>21.15307576970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17S" calcext:value-type="time">
            <text:p>18:24:17</text:p>
          </table:table-cell>
          <table:table-cell office:value-type="float" office:value="24.75" calcext:value-type="float">
            <text:p>24.750</text:p>
          </table:table-cell>
          <table:table-cell office:value-type="float" office:value="5.785" calcext:value-type="float">
            <text:p>5.785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293" calcext:value-type="float">
            <text:p>0.293</text:p>
          </table:table-cell>
          <table:table-cell office:value-type="float" office:value="30.535" calcext:value-type="float">
            <text:p>30.53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79])+32.1649" office:value-type="float" office:value="21.1568313165431" calcext:value-type="float">
            <text:p>21.15683131654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22S" calcext:value-type="time">
            <text:p>18:24:22</text:p>
          </table:table-cell>
          <table:table-cell office:value-type="float" office:value="24.75" calcext:value-type="float">
            <text:p>24.750</text:p>
          </table:table-cell>
          <table:table-cell office:value-type="float" office:value="5.983" calcext:value-type="float">
            <text:p>5.983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296" calcext:value-type="float">
            <text:p>0.296</text:p>
          </table:table-cell>
          <table:table-cell office:value-type="float" office:value="30.733" calcext:value-type="float">
            <text:p>30.73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0])+32.1649" office:value-type="float" office:value="21.1599606791265" calcext:value-type="float">
            <text:p>21.15996067912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27S" calcext:value-type="time">
            <text:p>18:24:27</text:p>
          </table:table-cell>
          <table:table-cell office:value-type="float" office:value="24.75" calcext:value-type="float">
            <text:p>24.750</text:p>
          </table:table-cell>
          <table:table-cell office:value-type="float" office:value="6.181" calcext:value-type="float">
            <text:p>6.181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299" calcext:value-type="float">
            <text:p>0.299</text:p>
          </table:table-cell>
          <table:table-cell office:value-type="float" office:value="30.931" calcext:value-type="float">
            <text:p>30.9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1])+32.1649" office:value-type="float" office:value="21.1630898055834" calcext:value-type="float">
            <text:p>21.16308980558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30S" calcext:value-type="time">
            <text:p>18:24:30</text:p>
          </table:table-cell>
          <table:table-cell office:value-type="float" office:value="26" calcext:value-type="float">
            <text:p>26.000</text:p>
          </table:table-cell>
          <table:table-cell office:value-type="float" office:value="6.389" calcext:value-type="float">
            <text:p>6.389</text:p>
          </table:table-cell>
          <table:table-cell office:value-type="float" office:value="-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.32" calcext:value-type="float">
            <text:p>0.32</text:p>
          </table:table-cell>
          <table:table-cell office:value-type="float" office:value="32.389" calcext:value-type="float">
            <text:p>32.38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2])+32.1649" office:value-type="float" office:value="21.1649671681315" calcext:value-type="float">
            <text:p>21.16496716813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35S" calcext:value-type="time">
            <text:p>18:24:35</text:p>
          </table:table-cell>
          <table:table-cell office:value-type="float" office:value="25.375" calcext:value-type="float">
            <text:p>25.375</text:p>
          </table:table-cell>
          <table:table-cell office:value-type="float" office:value="6.592" calcext:value-type="float">
            <text:p>6.592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14" calcext:value-type="float">
            <text:p>0.314</text:p>
          </table:table-cell>
          <table:table-cell office:value-type="float" office:value="31.967" calcext:value-type="float">
            <text:p>31.9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3])+32.1649" office:value-type="float" office:value="21.1680959168598" calcext:value-type="float">
            <text:p>21.16809591685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41S" calcext:value-type="time">
            <text:p>18:24:41</text:p>
          </table:table-cell>
          <table:table-cell office:value-type="float" office:value="26.625" calcext:value-type="float">
            <text:p>26.625</text:p>
          </table:table-cell>
          <table:table-cell office:value-type="float" office:value="6.805" calcext:value-type="float">
            <text:p>6.805</text:p>
          </table:table-cell>
          <table:table-cell office:value-type="float" office:value="-0" calcext:value-type="float">
            <text:p>0</text:p>
          </table:table-cell>
          <table:table-cell office:value-type="float" office:value="20.837" calcext:value-type="float">
            <text:p>20.837</text:p>
          </table:table-cell>
          <table:table-cell office:value-type="float" office:value="0.335" calcext:value-type="float">
            <text:p>0.335</text:p>
          </table:table-cell>
          <table:table-cell office:value-type="float" office:value="33.43" calcext:value-type="float">
            <text:p>33.4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4])+32.1649" office:value-type="float" office:value="21.1718501037721" calcext:value-type="float">
            <text:p>21.171850103772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46S" calcext:value-type="time">
            <text:p>18:24:46</text:p>
          </table:table-cell>
          <table:table-cell office:value-type="float" office:value="26" calcext:value-type="float">
            <text:p>26.000</text:p>
          </table:table-cell>
          <table:table-cell office:value-type="float" office:value="7.013" calcext:value-type="float">
            <text:p>7.013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0.329" calcext:value-type="float">
            <text:p>0.329</text:p>
          </table:table-cell>
          <table:table-cell office:value-type="float" office:value="33.013" calcext:value-type="float">
            <text:p>33.01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5])+32.1649" office:value-type="float" office:value="21.1749783332726" calcext:value-type="float">
            <text:p>21.17497833327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49S" calcext:value-type="time">
            <text:p>18:24:49</text:p>
          </table:table-cell>
          <table:table-cell office:value-type="float" office:value="25.375" calcext:value-type="float">
            <text:p>25.375</text:p>
          </table:table-cell>
          <table:table-cell office:value-type="float" office:value="7.216" calcext:value-type="float">
            <text:p>7.216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23" calcext:value-type="float">
            <text:p>0.323</text:p>
          </table:table-cell>
          <table:table-cell office:value-type="float" office:value="32.591" calcext:value-type="float">
            <text:p>32.59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6])+32.1649" office:value-type="float" office:value="21.1768551577119" calcext:value-type="float">
            <text:p>21.176855157711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54S" calcext:value-type="time">
            <text:p>18:24:54</text:p>
          </table:table-cell>
          <table:table-cell office:value-type="float" office:value="25.375" calcext:value-type="float">
            <text:p>25.375</text:p>
          </table:table-cell>
          <table:table-cell office:value-type="float" office:value="7.419" calcext:value-type="float">
            <text:p>7.419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26" calcext:value-type="float">
            <text:p>0.326</text:p>
          </table:table-cell>
          <table:table-cell office:value-type="float" office:value="32.794" calcext:value-type="float">
            <text:p>32.79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7])+32.1649" office:value-type="float" office:value="21.1799830097005" calcext:value-type="float">
            <text:p>21.17998300970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4M59S" calcext:value-type="time">
            <text:p>18:24:59</text:p>
          </table:table-cell>
          <table:table-cell office:value-type="float" office:value="25.375" calcext:value-type="float">
            <text:p>25.375</text:p>
          </table:table-cell>
          <table:table-cell office:value-type="float" office:value="7.622" calcext:value-type="float">
            <text:p>7.622</text:p>
          </table:table-cell>
          <table:table-cell office:value-type="float" office:value="0" calcext:value-type="float">
            <text:p>0</text:p>
          </table:table-cell>
          <table:table-cell office:value-type="float" office:value="20.962" calcext:value-type="float">
            <text:p>20.962</text:p>
          </table:table-cell>
          <table:table-cell office:value-type="float" office:value="0.329" calcext:value-type="float">
            <text:p>0.329</text:p>
          </table:table-cell>
          <table:table-cell office:value-type="float" office:value="32.997" calcext:value-type="float">
            <text:p>32.99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8])+32.1649" office:value-type="float" office:value="21.1831106257903" calcext:value-type="float">
            <text:p>21.183110625790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05S" calcext:value-type="time">
            <text:p>18:25:05</text:p>
          </table:table-cell>
          <table:table-cell office:value-type="float" office:value="24.75" calcext:value-type="float">
            <text:p>24.750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322" calcext:value-type="float">
            <text:p>0.322</text:p>
          </table:table-cell>
          <table:table-cell office:value-type="float" office:value="32.57" calcext:value-type="float">
            <text:p>32.5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89])+32.1649" office:value-type="float" office:value="21.1868634537618" calcext:value-type="float">
            <text:p>21.18686345376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07S" calcext:value-type="time">
            <text:p>18:25:07</text:p>
          </table:table-cell>
          <table:table-cell office:value-type="float" office:value="24.75" calcext:value-type="float">
            <text:p>24.750</text:p>
          </table:table-cell>
          <table:table-cell office:value-type="float" office:value="8.018" calcext:value-type="float">
            <text:p>8.018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0.325" calcext:value-type="float">
            <text:p>0.325</text:p>
          </table:table-cell>
          <table:table-cell office:value-type="float" office:value="32.768" calcext:value-type="float">
            <text:p>32.76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0])+32.1649" office:value-type="float" office:value="21.1881143209534" calcext:value-type="float">
            <text:p>21.18811432095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13S" calcext:value-type="time">
            <text:p>18:25:13</text:p>
          </table:table-cell>
          <table:table-cell office:value-type="float" office:value="24.125" calcext:value-type="float">
            <text:p>24.125</text:p>
          </table:table-cell>
          <table:table-cell office:value-type="float" office:value="8.211" calcext:value-type="float">
            <text:p>8.211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19" calcext:value-type="float">
            <text:p>0.319</text:p>
          </table:table-cell>
          <table:table-cell office:value-type="float" office:value="32.336" calcext:value-type="float">
            <text:p>32.33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1])+32.1649" office:value-type="float" office:value="21.1918666961634" calcext:value-type="float">
            <text:p>21.19186669616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18S" calcext:value-type="time">
            <text:p>18:25:18</text:p>
          </table:table-cell>
          <table:table-cell office:value-type="float" office:value="24.125" calcext:value-type="float">
            <text:p>24.125</text:p>
          </table:table-cell>
          <table:table-cell office:value-type="float" office:value="8.404" calcext:value-type="float">
            <text:p>8.404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22" calcext:value-type="float">
            <text:p>0.322</text:p>
          </table:table-cell>
          <table:table-cell office:value-type="float" office:value="32.529" calcext:value-type="float">
            <text:p>32.52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2])+32.1649" office:value-type="float" office:value="21.1949934161624" calcext:value-type="float">
            <text:p>21.19499341616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23S" calcext:value-type="time">
            <text:p>18:25:23</text:p>
          </table:table-cell>
          <table:table-cell office:value-type="float" office:value="24.125" calcext:value-type="float">
            <text:p>24.125</text:p>
          </table:table-cell>
          <table:table-cell office:value-type="float" office:value="8.597" calcext:value-type="float">
            <text:p>8.597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25" calcext:value-type="float">
            <text:p>0.325</text:p>
          </table:table-cell>
          <table:table-cell office:value-type="float" office:value="32.722" calcext:value-type="float">
            <text:p>32.72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3])+32.1649" office:value-type="float" office:value="21.1981199004335" calcext:value-type="float">
            <text:p>21.19811990043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28S" calcext:value-type="time">
            <text:p>18:25:28</text:p>
          </table:table-cell>
          <table:table-cell office:value-type="float" office:value="24.125" calcext:value-type="float">
            <text:p>24.125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27" calcext:value-type="float">
            <text:p>0.327</text:p>
          </table:table-cell>
          <table:table-cell office:value-type="float" office:value="32.915" calcext:value-type="float">
            <text:p>32.91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4])+32.1649" office:value-type="float" office:value="21.2012461490121" calcext:value-type="float">
            <text:p>21.201246149012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31S" calcext:value-type="time">
            <text:p>18:25:31</text:p>
          </table:table-cell>
          <table:table-cell office:value-type="float" office:value="24.125" calcext:value-type="float">
            <text:p>24.125</text:p>
          </table:table-cell>
          <table:table-cell office:value-type="float" office:value="8.983" calcext:value-type="float">
            <text:p>8.983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3" calcext:value-type="float">
            <text:p>0.33</text:p>
          </table:table-cell>
          <table:table-cell office:value-type="float" office:value="33.108" calcext:value-type="float">
            <text:p>33.10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5])+32.1649" office:value-type="float" office:value="21.2031217850416" calcext:value-type="float">
            <text:p>21.20312178504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36S" calcext:value-type="time">
            <text:p>18:25:36</text:p>
          </table:table-cell>
          <table:table-cell office:value-type="float" office:value="24.125" calcext:value-type="float">
            <text:p>24.125</text:p>
          </table:table-cell>
          <table:table-cell office:value-type="float" office:value="9.176" calcext:value-type="float">
            <text:p>9.176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33" calcext:value-type="float">
            <text:p>0.333</text:p>
          </table:table-cell>
          <table:table-cell office:value-type="float" office:value="33.301" calcext:value-type="float">
            <text:p>33.30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6])+32.1649" office:value-type="float" office:value="21.2062476565861" calcext:value-type="float">
            <text:p>21.206247656586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42S" calcext:value-type="time">
            <text:p>18:25:42</text:p>
          </table:table-cell>
          <table:table-cell office:value-type="float" office:value="24.125" calcext:value-type="float">
            <text:p>24.125</text:p>
          </table:table-cell>
          <table:table-cell office:value-type="float" office:value="9.369" calcext:value-type="float">
            <text:p>9.369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36" calcext:value-type="float">
            <text:p>0.336</text:p>
          </table:table-cell>
          <table:table-cell office:value-type="float" office:value="33.494" calcext:value-type="float">
            <text:p>33.49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7])+32.1649" office:value-type="float" office:value="21.2099983914505" calcext:value-type="float">
            <text:p>21.20999839145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47S" calcext:value-type="time">
            <text:p>18:25:47</text:p>
          </table:table-cell>
          <table:table-cell office:value-type="float" office:value="24.125" calcext:value-type="float">
            <text:p>24.125</text:p>
          </table:table-cell>
          <table:table-cell office:value-type="float" office:value="9.562" calcext:value-type="float">
            <text:p>9.562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38" calcext:value-type="float">
            <text:p>0.338</text:p>
          </table:table-cell>
          <table:table-cell office:value-type="float" office:value="33.687" calcext:value-type="float">
            <text:p>33.68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8])+32.1649" office:value-type="float" office:value="21.2131237447217" calcext:value-type="float">
            <text:p>21.213123744721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49S" calcext:value-type="time">
            <text:p>18:25:49</text:p>
          </table:table-cell>
          <table:table-cell office:value-type="float" office:value="24.125" calcext:value-type="float">
            <text:p>24.125</text:p>
          </table:table-cell>
          <table:table-cell office:value-type="float" office:value="9.755" calcext:value-type="float">
            <text:p>9.755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41" calcext:value-type="float">
            <text:p>0.341</text:p>
          </table:table-cell>
          <table:table-cell office:value-type="float" office:value="33.88" calcext:value-type="float">
            <text:p>33.8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99])+32.1649" office:value-type="float" office:value="21.214373820082" calcext:value-type="float">
            <text:p>21.21437382008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5M55S" calcext:value-type="time">
            <text:p>18:25:55</text:p>
          </table:table-cell>
          <table:table-cell office:value-type="float" office:value="24.125" calcext:value-type="float">
            <text:p>24.125</text:p>
          </table:table-cell>
          <table:table-cell office:value-type="float" office:value="9.948" calcext:value-type="float">
            <text:p>9.948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44" calcext:value-type="float">
            <text:p>0.344</text:p>
          </table:table-cell>
          <table:table-cell office:value-type="float" office:value="34.073" calcext:value-type="float">
            <text:p>34.07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0])+32.1649" office:value-type="float" office:value="21.2181238200845" calcext:value-type="float">
            <text:p>21.21812382008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00S" calcext:value-type="time">
            <text:p>18:26:00</text:p>
          </table:table-cell>
          <table:table-cell office:value-type="float" office:value="24.125" calcext:value-type="float">
            <text:p>24.125</text:p>
          </table:table-cell>
          <table:table-cell office:value-type="float" office:value="10.141" calcext:value-type="float">
            <text:p>10.141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47" calcext:value-type="float">
            <text:p>0.347</text:p>
          </table:table-cell>
          <table:table-cell office:value-type="float" office:value="34.266" calcext:value-type="float">
            <text:p>34.26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1])+32.1649" office:value-type="float" office:value="21.2212485610723" calcext:value-type="float">
            <text:p>21.22124856107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05S" calcext:value-type="time">
            <text:p>18:26:05</text:p>
          </table:table-cell>
          <table:table-cell office:value-type="float" office:value="24.125" calcext:value-type="float">
            <text:p>24.125</text:p>
          </table:table-cell>
          <table:table-cell office:value-type="float" office:value="10.334" calcext:value-type="float">
            <text:p>10.334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49" calcext:value-type="float">
            <text:p>0.349</text:p>
          </table:table-cell>
          <table:table-cell office:value-type="float" office:value="34.459" calcext:value-type="float">
            <text:p>34.45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2])+32.1649" office:value-type="float" office:value="21.2243730666304" calcext:value-type="float">
            <text:p>21.224373066630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10S" calcext:value-type="time">
            <text:p>18:26:10</text:p>
          </table:table-cell>
          <table:table-cell office:value-type="float" office:value="24.125" calcext:value-type="float">
            <text:p>24.125</text:p>
          </table:table-cell>
          <table:table-cell office:value-type="float" office:value="10.527" calcext:value-type="float">
            <text:p>10.527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52" calcext:value-type="float">
            <text:p>0.352</text:p>
          </table:table-cell>
          <table:table-cell office:value-type="float" office:value="34.652" calcext:value-type="float">
            <text:p>34.65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3])+32.1649" office:value-type="float" office:value="21.2274973367942" calcext:value-type="float">
            <text:p>21.227497336794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13S" calcext:value-type="time">
            <text:p>18:26:13</text:p>
          </table:table-cell>
          <table:table-cell office:value-type="float" office:value="24.125" calcext:value-type="float">
            <text:p>24.125</text:p>
          </table:table-cell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55" calcext:value-type="float">
            <text:p>0.355</text:p>
          </table:table-cell>
          <table:table-cell office:value-type="float" office:value="34.845" calcext:value-type="float">
            <text:p>34.84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4])+32.1649" office:value-type="float" office:value="21.2293717859181" calcext:value-type="float">
            <text:p>21.22937178591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18S" calcext:value-type="time">
            <text:p>18:26:18</text:p>
          </table:table-cell>
          <table:table-cell office:value-type="float" office:value="24.125" calcext:value-type="float">
            <text:p>24.125</text:p>
          </table:table-cell>
          <table:table-cell office:value-type="float" office:value="10.913" calcext:value-type="float">
            <text:p>10.913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58" calcext:value-type="float">
            <text:p>0.358</text:p>
          </table:table-cell>
          <table:table-cell office:value-type="float" office:value="35.038" calcext:value-type="float">
            <text:p>35.03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5])+32.1649" office:value-type="float" office:value="21.2324956795249" calcext:value-type="float">
            <text:p>21.232495679524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24S" calcext:value-type="time">
            <text:p>18:26:24</text:p>
          </table:table-cell>
          <table:table-cell office:value-type="float" office:value="24.125" calcext:value-type="float">
            <text:p>24.125</text:p>
          </table:table-cell>
          <table:table-cell office:value-type="float" office:value="11.106" calcext:value-type="float">
            <text:p>11.106</text:p>
          </table:table-cell>
          <table:table-cell office:value-type="float" office:value="0" calcext:value-type="float">
            <text:p>0</text:p>
          </table:table-cell>
          <table:table-cell office:value-type="float" office:value="21.087" calcext:value-type="float">
            <text:p>21.087</text:p>
          </table:table-cell>
          <table:table-cell office:value-type="float" office:value="0.36" calcext:value-type="float">
            <text:p>0.36</text:p>
          </table:table-cell>
          <table:table-cell office:value-type="float" office:value="35.231" calcext:value-type="float">
            <text:p>35.2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6])+32.1649" office:value-type="float" office:value="21.2362440412574" calcext:value-type="float">
            <text:p>21.236244041257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29S" calcext:value-type="time">
            <text:p>18:26:29</text:p>
          </table:table-cell>
          <table:table-cell office:value-type="float" office:value="23.5" calcext:value-type="float">
            <text:p>23.500</text:p>
          </table:table-cell>
          <table:table-cell office:value-type="float" office:value="11.294" calcext:value-type="float">
            <text:p>11.294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54" calcext:value-type="float">
            <text:p>0.354</text:p>
          </table:table-cell>
          <table:table-cell office:value-type="float" office:value="34.794" calcext:value-type="float">
            <text:p>34.79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7])+32.1649" office:value-type="float" office:value="21.2393674172465" calcext:value-type="float">
            <text:p>21.23936741724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34S" calcext:value-type="time">
            <text:p>18:26:34</text:p>
          </table:table-cell>
          <table:table-cell office:value-type="float" office:value="23.5" calcext:value-type="float">
            <text:p>23.500</text:p>
          </table:table-cell>
          <table:table-cell office:value-type="float" office:value="11.482" calcext:value-type="float">
            <text:p>11.482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57" calcext:value-type="float">
            <text:p>0.357</text:p>
          </table:table-cell>
          <table:table-cell office:value-type="float" office:value="34.982" calcext:value-type="float">
            <text:p>34.98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8])+32.1649" office:value-type="float" office:value="21.2424905580115" calcext:value-type="float">
            <text:p>21.24249055801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37S" calcext:value-type="time">
            <text:p>18:26:37</text:p>
          </table:table-cell>
          <table:table-cell office:value-type="float" office:value="23.5" calcext:value-type="float">
            <text:p>23.500</text:p>
          </table:table-cell>
          <table:table-cell office:value-type="float" office:value="11.67" calcext:value-type="float">
            <text:p>11.67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6" calcext:value-type="float">
            <text:p>0.36</text:p>
          </table:table-cell>
          <table:table-cell office:value-type="float" office:value="35.17" calcext:value-type="float">
            <text:p>35.1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09])+32.1649" office:value-type="float" office:value="21.2443643295776" calcext:value-type="float">
            <text:p>21.244364329577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42S" calcext:value-type="time">
            <text:p>18:26:42</text:p>
          </table:table-cell>
          <table:table-cell office:value-type="float" office:value="23.5" calcext:value-type="float">
            <text:p>23.500</text:p>
          </table:table-cell>
          <table:table-cell office:value-type="float" office:value="11.858" calcext:value-type="float">
            <text:p>11.858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62" calcext:value-type="float">
            <text:p>0.362</text:p>
          </table:table-cell>
          <table:table-cell office:value-type="float" office:value="35.358" calcext:value-type="float">
            <text:p>35.35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0])+32.1649" office:value-type="float" office:value="21.2474870940578" calcext:value-type="float">
            <text:p>21.247487094057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47S" calcext:value-type="time">
            <text:p>18:26:47</text:p>
          </table:table-cell>
          <table:table-cell office:value-type="float" office:value="23.5" calcext:value-type="float">
            <text:p>23.500</text:p>
          </table:table-cell>
          <table:table-cell office:value-type="float" office:value="12.046" calcext:value-type="float">
            <text:p>12.046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65" calcext:value-type="float">
            <text:p>0.365</text:p>
          </table:table-cell>
          <table:table-cell office:value-type="float" office:value="35.546" calcext:value-type="float">
            <text:p>35.54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1])+32.1649" office:value-type="float" office:value="21.2506096234059" calcext:value-type="float">
            <text:p>21.250609623405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53S" calcext:value-type="time">
            <text:p>18:26:53</text:p>
          </table:table-cell>
          <table:table-cell office:value-type="float" office:value="23.5" calcext:value-type="float">
            <text:p>23.500</text:p>
          </table:table-cell>
          <table:table-cell office:value-type="float" office:value="12.234" calcext:value-type="float">
            <text:p>12.234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.15</text:p>
          </table:table-cell>
          <table:table-cell office:value-type="float" office:value="0.368" calcext:value-type="float">
            <text:p>0.368</text:p>
          </table:table-cell>
          <table:table-cell office:value-type="float" office:value="35.734" calcext:value-type="float">
            <text:p>35.73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2])+32.1649" office:value-type="float" office:value="21.2543563482993" calcext:value-type="float">
            <text:p>21.254356348299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6M55S" calcext:value-type="time">
            <text:p>18:26:55</text:p>
          </table:table-cell>
          <table:table-cell office:value-type="float" office:value="22.875" calcext:value-type="float">
            <text:p>22.875</text:p>
          </table:table-cell>
          <table:table-cell office:value-type="float" office:value="12.417" calcext:value-type="float">
            <text:p>12.417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61" calcext:value-type="float">
            <text:p>0.361</text:p>
          </table:table-cell>
          <table:table-cell office:value-type="float" office:value="35.292" calcext:value-type="float">
            <text:p>35.29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3])+32.1649" office:value-type="float" office:value="21.2556051813767" calcext:value-type="float">
            <text:p>21.25560518137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01S" calcext:value-type="time">
            <text:p>18:27:01</text:p>
          </table:table-cell>
          <table:table-cell office:value-type="float" office:value="22.875" calcext:value-type="float">
            <text:p>22.875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64" calcext:value-type="float">
            <text:p>0.364</text:p>
          </table:table-cell>
          <table:table-cell office:value-type="float" office:value="35.475" calcext:value-type="float">
            <text:p>35.4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4])+32.1649" office:value-type="float" office:value="21.2593514549798" calcext:value-type="float">
            <text:p>21.25935145497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06S" calcext:value-type="time">
            <text:p>18:27:06</text:p>
          </table:table-cell>
          <table:table-cell office:value-type="float" office:value="22.875" calcext:value-type="float">
            <text:p>22.875</text:p>
          </table:table-cell>
          <table:table-cell office:value-type="float" office:value="12.783" calcext:value-type="float">
            <text:p>12.783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67" calcext:value-type="float">
            <text:p>0.367</text:p>
          </table:table-cell>
          <table:table-cell office:value-type="float" office:value="35.658" calcext:value-type="float">
            <text:p>35.65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5])+32.1649" office:value-type="float" office:value="21.2624730911492" calcext:value-type="float">
            <text:p>21.262473091149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11S" calcext:value-type="time">
            <text:p>18:27:11</text:p>
          </table:table-cell>
          <table:table-cell office:value-type="float" office:value="22.875" calcext:value-type="float">
            <text:p>22.875</text:p>
          </table:table-cell>
          <table:table-cell office:value-type="float" office:value="12.966" calcext:value-type="float">
            <text:p>12.966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69" calcext:value-type="float">
            <text:p>0.369</text:p>
          </table:table-cell>
          <table:table-cell office:value-type="float" office:value="35.841" calcext:value-type="float">
            <text:p>35.84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6])+32.1649" office:value-type="float" office:value="21.2655944923565" calcext:value-type="float">
            <text:p>21.26559449235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16S" calcext:value-type="time">
            <text:p>18:27:16</text:p>
          </table:table-cell>
          <table:table-cell office:value-type="float" office:value="22.875" calcext:value-type="float">
            <text:p>22.875</text:p>
          </table:table-cell>
          <table:table-cell office:value-type="float" office:value="13.149" calcext:value-type="float">
            <text:p>13.149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72" calcext:value-type="float">
            <text:p>0.372</text:p>
          </table:table-cell>
          <table:table-cell office:value-type="float" office:value="36.024" calcext:value-type="float">
            <text:p>36.02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7])+32.1649" office:value-type="float" office:value="21.268715658637" calcext:value-type="float">
            <text:p>21.26871565863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19S" calcext:value-type="time">
            <text:p>18:27:19</text:p>
          </table:table-cell>
          <table:table-cell office:value-type="float" office:value="22.875" calcext:value-type="float">
            <text:p>22.875</text:p>
          </table:table-cell>
          <table:table-cell office:value-type="float" office:value="13.332" calcext:value-type="float">
            <text:p>13.332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74" calcext:value-type="float">
            <text:p>0.374</text:p>
          </table:table-cell>
          <table:table-cell office:value-type="float" office:value="36.207" calcext:value-type="float">
            <text:p>36.20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8])+32.1649" office:value-type="float" office:value="21.2705882456552" calcext:value-type="float">
            <text:p>21.27058824565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24S" calcext:value-type="time">
            <text:p>18:27:24</text:p>
          </table:table-cell>
          <table:table-cell office:value-type="float" office:value="22.875" calcext:value-type="float">
            <text:p>22.875</text:p>
          </table:table-cell>
          <table:table-cell office:value-type="float" office:value="13.515" calcext:value-type="float">
            <text:p>13.515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77" calcext:value-type="float">
            <text:p>0.377</text:p>
          </table:table-cell>
          <table:table-cell office:value-type="float" office:value="36.39" calcext:value-type="float">
            <text:p>36.3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19])+32.1649" office:value-type="float" office:value="21.2737090361265" calcext:value-type="float">
            <text:p>21.27370903612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29S" calcext:value-type="time">
            <text:p>18:27:29</text:p>
          </table:table-cell>
          <table:table-cell office:value-type="float" office:value="22.875" calcext:value-type="float">
            <text:p>22.875</text:p>
          </table:table-cell>
          <table:table-cell office:value-type="float" office:value="13.698" calcext:value-type="float">
            <text:p>13.698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8" calcext:value-type="float">
            <text:p>0.38</text:p>
          </table:table-cell>
          <table:table-cell office:value-type="float" office:value="36.573" calcext:value-type="float">
            <text:p>36.57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0])+32.1649" office:value-type="float" office:value="21.2768295917629" calcext:value-type="float">
            <text:p>21.27682959176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35S" calcext:value-type="time">
            <text:p>18:27:35</text:p>
          </table:table-cell>
          <table:table-cell office:value-type="float" office:value="22.875" calcext:value-type="float">
            <text:p>22.875</text:p>
          </table:table-cell>
          <table:table-cell office:value-type="float" office:value="13.881" calcext:value-type="float">
            <text:p>13.881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82" calcext:value-type="float">
            <text:p>0.382</text:p>
          </table:table-cell>
          <table:table-cell office:value-type="float" office:value="36.756" calcext:value-type="float">
            <text:p>36.75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1])+32.1649" office:value-type="float" office:value="21.2805739485945" calcext:value-type="float">
            <text:p>21.28057394859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38S" calcext:value-type="time">
            <text:p>18:27:38</text:p>
          </table:table-cell>
          <table:table-cell office:value-type="float" office:value="22.875" calcext:value-type="float">
            <text:p>22.875</text:p>
          </table:table-cell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85" calcext:value-type="float">
            <text:p>0.385</text:p>
          </table:table-cell>
          <table:table-cell office:value-type="float" office:value="36.939" calcext:value-type="float">
            <text:p>36.93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2])+32.1649" office:value-type="float" office:value="21.2824460002376" calcext:value-type="float">
            <text:p>21.282446000237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43S" calcext:value-type="time">
            <text:p>18:27:43</text:p>
          </table:table-cell>
          <table:table-cell office:value-type="float" office:value="22.875" calcext:value-type="float">
            <text:p>22.875</text:p>
          </table:table-cell>
          <table:table-cell office:value-type="float" office:value="14.247" calcext:value-type="float">
            <text:p>14.247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87" calcext:value-type="float">
            <text:p>0.387</text:p>
          </table:table-cell>
          <table:table-cell office:value-type="float" office:value="37.122" calcext:value-type="float">
            <text:p>37.12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3])+32.1649" office:value-type="float" office:value="21.2855658985245" calcext:value-type="float">
            <text:p>21.28556589852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48S" calcext:value-type="time">
            <text:p>18:27:48</text:p>
          </table:table-cell>
          <table:table-cell office:value-type="float" office:value="22.875" calcext:value-type="float">
            <text:p>22.875</text:p>
          </table:table-cell>
          <table:table-cell office:value-type="float" office:value="14.43" calcext:value-type="float">
            <text:p>14.43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9" calcext:value-type="float">
            <text:p>0.39</text:p>
          </table:table-cell>
          <table:table-cell office:value-type="float" office:value="37.305" calcext:value-type="float">
            <text:p>37.30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4])+32.1649" office:value-type="float" office:value="21.2886855621109" calcext:value-type="float">
            <text:p>21.288685562110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53S" calcext:value-type="time">
            <text:p>18:27:53</text:p>
          </table:table-cell>
          <table:table-cell office:value-type="float" office:value="22.875" calcext:value-type="float">
            <text:p>22.875</text:p>
          </table:table-cell>
          <table:table-cell office:value-type="float" office:value="14.613" calcext:value-type="float">
            <text:p>14.613</text:p>
          </table:table-cell>
          <table:table-cell office:value-type="float" office:value="0" calcext:value-type="float">
            <text:p>0</text:p>
          </table:table-cell>
          <table:table-cell office:value-type="float" office:value="21.212" calcext:value-type="float">
            <text:p>21.212</text:p>
          </table:table-cell>
          <table:table-cell office:value-type="float" office:value="0.393" calcext:value-type="float">
            <text:p>0.393</text:p>
          </table:table-cell>
          <table:table-cell office:value-type="float" office:value="37.488" calcext:value-type="float">
            <text:p>37.48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5])+32.1649" office:value-type="float" office:value="21.2918049910319" calcext:value-type="float">
            <text:p>21.291804991031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7M58S" calcext:value-type="time">
            <text:p>18:27:58</text:p>
          </table:table-cell>
          <table:table-cell office:value-type="float" office:value="22.25" calcext:value-type="float">
            <text:p>22.250</text:p>
          </table:table-cell>
          <table:table-cell office:value-type="float" office:value="14.791" calcext:value-type="float">
            <text:p>14.791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86" calcext:value-type="float">
            <text:p>0.386</text:p>
          </table:table-cell>
          <table:table-cell office:value-type="float" office:value="37.041" calcext:value-type="float">
            <text:p>37.04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6])+32.1649" office:value-type="float" office:value="21.294924185323" calcext:value-type="float">
            <text:p>21.2949241853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03S" calcext:value-type="time">
            <text:p>18:28:03</text:p>
          </table:table-cell>
          <table:table-cell office:value-type="float" office:value="22.25" calcext:value-type="float">
            <text:p>22.250</text:p>
          </table:table-cell>
          <table:table-cell office:value-type="float" office:value="14.969" calcext:value-type="float">
            <text:p>14.969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89" calcext:value-type="float">
            <text:p>0.389</text:p>
          </table:table-cell>
          <table:table-cell office:value-type="float" office:value="37.219" calcext:value-type="float">
            <text:p>37.21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7])+32.1649" office:value-type="float" office:value="21.2980431450194" calcext:value-type="float">
            <text:p>21.298043145019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06S" calcext:value-type="time">
            <text:p>18:28:06</text:p>
          </table:table-cell>
          <table:table-cell office:value-type="float" office:value="22.25" calcext:value-type="float">
            <text:p>22.250</text:p>
          </table:table-cell>
          <table:table-cell office:value-type="float" office:value="15.147" calcext:value-type="float">
            <text:p>15.147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91" calcext:value-type="float">
            <text:p>0.391</text:p>
          </table:table-cell>
          <table:table-cell office:value-type="float" office:value="37.397" calcext:value-type="float">
            <text:p>37.39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8])+32.1649" office:value-type="float" office:value="21.2999144082465" calcext:value-type="float">
            <text:p>21.29991440824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11S" calcext:value-type="time">
            <text:p>18:28:11</text:p>
          </table:table-cell>
          <table:table-cell office:value-type="float" office:value="22.25" calcext:value-type="float">
            <text:p>22.250</text:p>
          </table:table-cell>
          <table:table-cell office:value-type="float" office:value="15.325" calcext:value-type="float">
            <text:p>15.325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94" calcext:value-type="float">
            <text:p>0.394</text:p>
          </table:table-cell>
          <table:table-cell office:value-type="float" office:value="37.575" calcext:value-type="float">
            <text:p>37.5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29])+32.1649" office:value-type="float" office:value="21.3030329926648" calcext:value-type="float">
            <text:p>21.30303299266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17S" calcext:value-type="time">
            <text:p>18:28:17</text:p>
          </table:table-cell>
          <table:table-cell office:value-type="float" office:value="22.25" calcext:value-type="float">
            <text:p>22.250</text:p>
          </table:table-cell>
          <table:table-cell office:value-type="float" office:value="15.503" calcext:value-type="float">
            <text:p>15.503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96" calcext:value-type="float">
            <text:p>0.396</text:p>
          </table:table-cell>
          <table:table-cell office:value-type="float" office:value="37.753" calcext:value-type="float">
            <text:p>37.75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0])+32.1649" office:value-type="float" office:value="21.306774984426" calcext:value-type="float">
            <text:p>21.3067749844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22S" calcext:value-type="time">
            <text:p>18:28:22</text:p>
          </table:table-cell>
          <table:table-cell office:value-type="float" office:value="22.25" calcext:value-type="float">
            <text:p>22.250</text:p>
          </table:table-cell>
          <table:table-cell office:value-type="float" office:value="15.681" calcext:value-type="float">
            <text:p>15.681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399" calcext:value-type="float">
            <text:p>0.399</text:p>
          </table:table-cell>
          <table:table-cell office:value-type="float" office:value="37.931" calcext:value-type="float">
            <text:p>37.9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1])+32.1649" office:value-type="float" office:value="21.3098930529844" calcext:value-type="float">
            <text:p>21.309893052984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24S" calcext:value-type="time">
            <text:p>18:28:24</text:p>
          </table:table-cell>
          <table:table-cell office:value-type="float" office:value="22.25" calcext:value-type="float">
            <text:p>22.250</text:p>
          </table:table-cell>
          <table:table-cell office:value-type="float" office:value="15.859" calcext:value-type="float">
            <text:p>15.859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02" calcext:value-type="float">
            <text:p>0.402</text:p>
          </table:table-cell>
          <table:table-cell office:value-type="float" office:value="38.109" calcext:value-type="float">
            <text:p>38.10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2])+32.1649" office:value-type="float" office:value="21.3111402147667" calcext:value-type="float">
            <text:p>21.31114021476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30S" calcext:value-type="time">
            <text:p>18:28:30</text:p>
          </table:table-cell>
          <table:table-cell office:value-type="float" office:value="22.25" calcext:value-type="float">
            <text:p>22.250</text:p>
          </table:table-cell>
          <table:table-cell office:value-type="float" office:value="16.037" calcext:value-type="float">
            <text:p>16.037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04" calcext:value-type="float">
            <text:p>0.404</text:p>
          </table:table-cell>
          <table:table-cell office:value-type="float" office:value="38.287" calcext:value-type="float">
            <text:p>38.28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3])+32.1649" office:value-type="float" office:value="21.3148814750877" calcext:value-type="float">
            <text:p>21.314881475087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35S" calcext:value-type="time">
            <text:p>18:28:35</text:p>
          </table:table-cell>
          <table:table-cell office:value-type="float" office:value="22.25" calcext:value-type="float">
            <text:p>22.250</text:p>
          </table:table-cell>
          <table:table-cell office:value-type="float" office:value="16.215" calcext:value-type="float">
            <text:p>16.215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07" calcext:value-type="float">
            <text:p>0.407</text:p>
          </table:table-cell>
          <table:table-cell office:value-type="float" office:value="38.465" calcext:value-type="float">
            <text:p>38.46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4])+32.1649" office:value-type="float" office:value="21.3179989342134" calcext:value-type="float">
            <text:p>21.31799893421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40S" calcext:value-type="time">
            <text:p>18:28:40</text:p>
          </table:table-cell>
          <table:table-cell office:value-type="float" office:value="22.25" calcext:value-type="float">
            <text:p>22.250</text:p>
          </table:table-cell>
          <table:table-cell office:value-type="float" office:value="16.393" calcext:value-type="float">
            <text:p>16.393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09" calcext:value-type="float">
            <text:p>0.409</text:p>
          </table:table-cell>
          <table:table-cell office:value-type="float" office:value="38.643" calcext:value-type="float">
            <text:p>38.64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5])+32.1649" office:value-type="float" office:value="21.3211161590053" calcext:value-type="float">
            <text:p>21.32111615900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45S" calcext:value-type="time">
            <text:p>18:28:45</text:p>
          </table:table-cell>
          <table:table-cell office:value-type="float" office:value="22.25" calcext:value-type="float">
            <text:p>22.250</text:p>
          </table:table-cell>
          <table:table-cell office:value-type="float" office:value="16.571" calcext:value-type="float">
            <text:p>16.571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12" calcext:value-type="float">
            <text:p>0.412</text:p>
          </table:table-cell>
          <table:table-cell office:value-type="float" office:value="38.821" calcext:value-type="float">
            <text:p>38.82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6])+32.1649" office:value-type="float" office:value="21.3242331494987" calcext:value-type="float">
            <text:p>21.324233149498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48S" calcext:value-type="time">
            <text:p>18:28:48</text:p>
          </table:table-cell>
          <table:table-cell office:value-type="float" office:value="22.25" calcext:value-type="float">
            <text:p>22.250</text:p>
          </table:table-cell>
          <table:table-cell office:value-type="float" office:value="16.749" calcext:value-type="float">
            <text:p>16.749</text:p>
          </table:table-cell>
          <table:table-cell office:value-type="float" office:value="0" calcext:value-type="float">
            <text:p>0</text:p>
          </table:table-cell>
          <table:table-cell office:value-type="float" office:value="21.275" calcext:value-type="float">
            <text:p>21.275</text:p>
          </table:table-cell>
          <table:table-cell office:value-type="float" office:value="0.414" calcext:value-type="float">
            <text:p>0.414</text:p>
          </table:table-cell>
          <table:table-cell office:value-type="float" office:value="38.999" calcext:value-type="float">
            <text:p>38.99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7])+32.1649" office:value-type="float" office:value="21.3261032313461" calcext:value-type="float">
            <text:p>21.326103231346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53S" calcext:value-type="time">
            <text:p>18:28:53</text:p>
          </table:table-cell>
          <table:table-cell office:value-type="float" office:value="21.625" calcext:value-type="float">
            <text:p>21.625</text:p>
          </table:table-cell>
          <table:table-cell office:value-type="float" office:value="16.922" calcext:value-type="float">
            <text:p>16.922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08" calcext:value-type="float">
            <text:p>0.408</text:p>
          </table:table-cell>
          <table:table-cell office:value-type="float" office:value="38.547" calcext:value-type="float">
            <text:p>38.54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8])+32.1649" office:value-type="float" office:value="21.3292198470351" calcext:value-type="float">
            <text:p>21.32921984703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8M58S" calcext:value-type="time">
            <text:p>18:28:58</text:p>
          </table:table-cell>
          <table:table-cell office:value-type="float" office:value="21.625" calcext:value-type="float">
            <text:p>21.625</text:p>
          </table:table-cell>
          <table:table-cell office:value-type="float" office:value="17.095" calcext:value-type="float">
            <text:p>17.095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1" calcext:value-type="float">
            <text:p>0.41</text:p>
          </table:table-cell>
          <table:table-cell office:value-type="float" office:value="38.72" calcext:value-type="float">
            <text:p>38.7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39])+32.1649" office:value-type="float" office:value="21.3323362285172" calcext:value-type="float">
            <text:p>21.33233622851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03S" calcext:value-type="time">
            <text:p>18:29:03</text:p>
          </table:table-cell>
          <table:table-cell office:value-type="float" office:value="21" calcext:value-type="float">
            <text:p>21.000</text:p>
          </table:table-cell>
          <table:table-cell office:value-type="float" office:value="17.263" calcext:value-type="float">
            <text:p>17.263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04" calcext:value-type="float">
            <text:p>0.404</text:p>
          </table:table-cell>
          <table:table-cell office:value-type="float" office:value="38.263" calcext:value-type="float">
            <text:p>38.26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0])+32.1649" office:value-type="float" office:value="21.3354523758274" calcext:value-type="float">
            <text:p>21.335452375827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09S" calcext:value-type="time">
            <text:p>18:29:09</text:p>
          </table:table-cell>
          <table:table-cell office:value-type="float" office:value="21" calcext:value-type="float">
            <text:p>21.000</text:p>
          </table:table-cell>
          <table:table-cell office:value-type="float" office:value="17.431" calcext:value-type="float">
            <text:p>17.431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06" calcext:value-type="float">
            <text:p>0.406</text:p>
          </table:table-cell>
          <table:table-cell office:value-type="float" office:value="38.431" calcext:value-type="float">
            <text:p>38.4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1])+32.1649" office:value-type="float" office:value="21.3391914435425" calcext:value-type="float">
            <text:p>21.339191443542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14S" calcext:value-type="time">
            <text:p>18:29:14</text:p>
          </table:table-cell>
          <table:table-cell office:value-type="float" office:value="21.625" calcext:value-type="float">
            <text:p>21.625</text:p>
          </table:table-cell>
          <table:table-cell office:value-type="float" office:value="17.604" calcext:value-type="float">
            <text:p>17.604</text:p>
          </table:table-cell>
          <table:table-cell office:value-type="float" office:value="-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18" calcext:value-type="float">
            <text:p>0.418</text:p>
          </table:table-cell>
          <table:table-cell office:value-type="float" office:value="39.229" calcext:value-type="float">
            <text:p>39.22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2])+32.1649" office:value-type="float" office:value="21.3423070757987" calcext:value-type="float">
            <text:p>21.342307075798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16S" calcext:value-type="time">
            <text:p>18:29:16</text:p>
          </table:table-cell>
          <table:table-cell office:value-type="float" office:value="21.625" calcext:value-type="float">
            <text:p>21.625</text:p>
          </table:table-cell>
          <table:table-cell office:value-type="float" office:value="17.777" calcext:value-type="float">
            <text:p>17.777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2" calcext:value-type="float">
            <text:p>0.42</text:p>
          </table:table-cell>
          <table:table-cell office:value-type="float" office:value="39.402" calcext:value-type="float">
            <text:p>39.40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3])+32.1649" office:value-type="float" office:value="21.3435532631626" calcext:value-type="float">
            <text:p>21.34355326316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21S" calcext:value-type="time">
            <text:p>18:29:21</text:p>
          </table:table-cell>
          <table:table-cell office:value-type="float" office:value="21.625" calcext:value-type="float">
            <text:p>21.625</text:p>
          </table:table-cell>
          <table:table-cell office:value-type="float" office:value="17.95" calcext:value-type="float">
            <text:p>17.95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23" calcext:value-type="float">
            <text:p>0.423</text:p>
          </table:table-cell>
          <table:table-cell office:value-type="float" office:value="39.575" calcext:value-type="float">
            <text:p>39.5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4])+32.1649" office:value-type="float" office:value="21.3466685677458" calcext:value-type="float">
            <text:p>21.346668567745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27S" calcext:value-type="time">
            <text:p>18:29:27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123" calcext:value-type="float">
            <text:p>18.123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25" calcext:value-type="float">
            <text:p>0.425</text:p>
          </table:table-cell>
          <table:table-cell office:value-type="float" office:value="39.748" calcext:value-type="float">
            <text:p>39.74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5])+32.1649" office:value-type="float" office:value="21.3504066243555" calcext:value-type="float">
            <text:p>21.350406624355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32S" calcext:value-type="time">
            <text:p>18:29:32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296" calcext:value-type="float">
            <text:p>18.296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27" calcext:value-type="float">
            <text:p>0.427</text:p>
          </table:table-cell>
          <table:table-cell office:value-type="float" office:value="39.921" calcext:value-type="float">
            <text:p>39.92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6])+32.1649" office:value-type="float" office:value="21.3535214141631" calcext:value-type="float">
            <text:p>21.35352141416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38S" calcext:value-type="time">
            <text:p>18:29:38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469" calcext:value-type="float">
            <text:p>18.469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3" calcext:value-type="float">
            <text:p>0.43</text:p>
          </table:table-cell>
          <table:table-cell office:value-type="float" office:value="40.094" calcext:value-type="float">
            <text:p>40.09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7])+32.1649" office:value-type="float" office:value="21.3572588531442" calcext:value-type="float">
            <text:p>21.357258853144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40S" calcext:value-type="time">
            <text:p>18:29:40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642" calcext:value-type="float">
            <text:p>18.642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32" calcext:value-type="float">
            <text:p>0.432</text:p>
          </table:table-cell>
          <table:table-cell office:value-type="float" office:value="40.267" calcext:value-type="float">
            <text:p>40.2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8])+32.1649" office:value-type="float" office:value="21.35850459129" calcext:value-type="float">
            <text:p>21.358504591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46S" calcext:value-type="time">
            <text:p>18:29:46</text:p>
          </table:table-cell>
          <table:table-cell office:value-type="float" office:value="21" calcext:value-type="float">
            <text:p>21.000</text:p>
          </table:table-cell>
          <table:table-cell office:value-type="float" office:value="18.81" calcext:value-type="float">
            <text:p>18.81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26" calcext:value-type="float">
            <text:p>0.426</text:p>
          </table:table-cell>
          <table:table-cell office:value-type="float" office:value="39.81" calcext:value-type="float">
            <text:p>39.8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49])+32.1649" office:value-type="float" office:value="21.3622415812148" calcext:value-type="float">
            <text:p>21.36224158121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51S" calcext:value-type="time">
            <text:p>18:29:51</text:p>
          </table:table-cell>
          <table:table-cell office:value-type="float" office:value="21.625" calcext:value-type="float">
            <text:p>21.625</text:p>
          </table:table-cell>
          <table:table-cell office:value-type="float" office:value="18.983" calcext:value-type="float">
            <text:p>18.983</text:p>
          </table:table-cell>
          <table:table-cell office:value-type="float" office:value="-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37" calcext:value-type="float">
            <text:p>0.437</text:p>
          </table:table-cell>
          <table:table-cell office:value-type="float" office:value="40.608" calcext:value-type="float">
            <text:p>40.60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0])+32.1649" office:value-type="float" office:value="21.3653554822653" calcext:value-type="float">
            <text:p>21.36535548226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54S" calcext:value-type="time">
            <text:p>18:29:54</text:p>
          </table:table-cell>
          <table:table-cell office:value-type="float" office:value="21.625" calcext:value-type="float">
            <text:p>21.625</text:p>
          </table:table-cell>
          <table:table-cell office:value-type="float" office:value="19.156" calcext:value-type="float">
            <text:p>19.156</text:p>
          </table:table-cell>
          <table:table-cell office:value-type="float" office:value="0" calcext:value-type="float">
            <text:p>0</text:p>
          </table:table-cell>
          <table:table-cell office:value-type="float" office:value="21.337" calcext:value-type="float">
            <text:p>21.337</text:p>
          </table:table-cell>
          <table:table-cell office:value-type="float" office:value="0.44" calcext:value-type="float">
            <text:p>0.44</text:p>
          </table:table-cell>
          <table:table-cell office:value-type="float" office:value="40.781" calcext:value-type="float">
            <text:p>40.78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1])+32.1649" office:value-type="float" office:value="21.3672237106697" calcext:value-type="float">
            <text:p>21.36722371066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29M59S" calcext:value-type="time">
            <text:p>18:29:59</text:p>
          </table:table-cell>
          <table:table-cell office:value-type="float" office:value="21" calcext:value-type="float">
            <text:p>21.000</text:p>
          </table:table-cell>
          <table:table-cell office:value-type="float" office:value="19.324" calcext:value-type="float">
            <text:p>19.324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33" calcext:value-type="float">
            <text:p>0.433</text:p>
          </table:table-cell>
          <table:table-cell office:value-type="float" office:value="40.324" calcext:value-type="float">
            <text:p>40.32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2])+32.1649" office:value-type="float" office:value="21.3703372376583" calcext:value-type="float">
            <text:p>21.370337237658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04S" calcext:value-type="time">
            <text:p>18:30:04</text:p>
          </table:table-cell>
          <table:table-cell office:value-type="float" office:value="21" calcext:value-type="float">
            <text:p>21.000</text:p>
          </table:table-cell>
          <table:table-cell office:value-type="float" office:value="19.492" calcext:value-type="float">
            <text:p>19.492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36" calcext:value-type="float">
            <text:p>0.436</text:p>
          </table:table-cell>
          <table:table-cell office:value-type="float" office:value="40.492" calcext:value-type="float">
            <text:p>40.49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3])+32.1649" office:value-type="float" office:value="21.3734505309039" calcext:value-type="float">
            <text:p>21.37345053090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09S" calcext:value-type="time">
            <text:p>18:30:09</text:p>
          </table:table-cell>
          <table:table-cell office:value-type="float" office:value="21" calcext:value-type="float">
            <text:p>21.000</text:p>
          </table:table-cell>
          <table:table-cell office:value-type="float" office:value="19.66" calcext:value-type="float">
            <text:p>19.66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38" calcext:value-type="float">
            <text:p>0.438</text:p>
          </table:table-cell>
          <table:table-cell office:value-type="float" office:value="40.66" calcext:value-type="float">
            <text:p>40.6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4])+32.1649" office:value-type="float" office:value="21.3765635904416" calcext:value-type="float">
            <text:p>21.37656359044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15S" calcext:value-type="time">
            <text:p>18:30:15</text:p>
          </table:table-cell>
          <table:table-cell office:value-type="float" office:value="21" calcext:value-type="float">
            <text:p>21.000</text:p>
          </table:table-cell>
          <table:table-cell office:value-type="float" office:value="19.828" calcext:value-type="float">
            <text:p>19.828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4" calcext:value-type="float">
            <text:p>0.44</text:p>
          </table:table-cell>
          <table:table-cell office:value-type="float" office:value="40.828" calcext:value-type="float">
            <text:p>40.8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5])+32.1649" office:value-type="float" office:value="21.3802989534418" calcext:value-type="float">
            <text:p>21.38029895344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17S" calcext:value-type="time">
            <text:p>18:30:17</text:p>
          </table:table-cell>
          <table:table-cell office:value-type="float" office:value="21" calcext:value-type="float">
            <text:p>21.000</text:p>
          </table:table-cell>
          <table:table-cell office:value-type="float" office:value="19.996" calcext:value-type="float">
            <text:p>19.996</text:p>
          </table:table-cell>
          <table:table-cell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office:value-type="float" office:value="0.443" calcext:value-type="float">
            <text:p>0.443</text:p>
          </table:table-cell>
          <table:table-cell office:value-type="float" office:value="40.996" calcext:value-type="float">
            <text:p>40.99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6])+32.1649" office:value-type="float" office:value="21.381543999677" calcext:value-type="float">
            <text:p>21.38154399967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22S" calcext:value-type="time">
            <text:p>18:30:22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159" calcext:value-type="float">
            <text:p>20.159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36" calcext:value-type="float">
            <text:p>0.436</text:p>
          </table:table-cell>
          <table:table-cell office:value-type="float" office:value="40.534" calcext:value-type="float">
            <text:p>40.53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7])+32.1649" office:value-type="float" office:value="21.3846564517383" calcext:value-type="float">
            <text:p>21.384656451738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28S" calcext:value-type="time">
            <text:p>18:30:28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322" calcext:value-type="float">
            <text:p>20.322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39" calcext:value-type="float">
            <text:p>0.439</text:p>
          </table:table-cell>
          <table:table-cell office:value-type="float" office:value="40.697" calcext:value-type="float">
            <text:p>40.69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8])+32.1649" office:value-type="float" office:value="21.3883910858872" calcext:value-type="float">
            <text:p>21.38839108588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33S" calcext:value-type="time">
            <text:p>18:30:33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485" calcext:value-type="float">
            <text:p>20.485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41" calcext:value-type="float">
            <text:p>0.441</text:p>
          </table:table-cell>
          <table:table-cell office:value-type="float" office:value="40.86" calcext:value-type="float">
            <text:p>40.8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59])+32.1649" office:value-type="float" office:value="21.3915030241151" calcext:value-type="float">
            <text:p>21.39150302411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36S" calcext:value-type="time">
            <text:p>18:30:36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648" calcext:value-type="float">
            <text:p>20.648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43" calcext:value-type="float">
            <text:p>0.443</text:p>
          </table:table-cell>
          <table:table-cell office:value-type="float" office:value="41.023" calcext:value-type="float">
            <text:p>41.02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0])+32.1649" office:value-type="float" office:value="21.3933700749675" calcext:value-type="float">
            <text:p>21.393370074967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41S" calcext:value-type="time">
            <text:p>18:30:41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811" calcext:value-type="float">
            <text:p>20.811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46" calcext:value-type="float">
            <text:p>0.446</text:p>
          </table:table-cell>
          <table:table-cell office:value-type="float" office:value="41.186" calcext:value-type="float">
            <text:p>41.18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1])+32.1649" office:value-type="float" office:value="21.396481639605" calcext:value-type="float">
            <text:p>21.3964816396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47S" calcext:value-type="time">
            <text:p>18:30:47</text:p>
          </table:table-cell>
          <table:table-cell office:value-type="float" office:value="20.375" calcext:value-type="float">
            <text:p>20.375</text:p>
          </table:table-cell>
          <table:table-cell office:value-type="float" office:value="20.974" calcext:value-type="float">
            <text:p>20.974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48" calcext:value-type="float">
            <text:p>0.448</text:p>
          </table:table-cell>
          <table:table-cell office:value-type="float" office:value="41.349" calcext:value-type="float">
            <text:p>41.34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2])+32.1649" office:value-type="float" office:value="21.4002152090211" calcext:value-type="float">
            <text:p>21.400215209021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52S" calcext:value-type="time">
            <text:p>18:30:52</text:p>
          </table:table-cell>
          <table:table-cell office:value-type="float" office:value="20.375" calcext:value-type="float">
            <text:p>20.375</text:p>
          </table:table-cell>
          <table:table-cell office:value-type="float" office:value="21.137" calcext:value-type="float">
            <text:p>21.137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5" calcext:value-type="float">
            <text:p>0.45</text:p>
          </table:table-cell>
          <table:table-cell office:value-type="float" office:value="41.512" calcext:value-type="float">
            <text:p>41.51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3])+32.1649" office:value-type="float" office:value="21.4033262601182" calcext:value-type="float">
            <text:p>21.403326260118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0M55S" calcext:value-type="time">
            <text:p>18:30:55</text:p>
          </table:table-cell>
          <table:table-cell office:value-type="float" office:value="20.375" calcext:value-type="float">
            <text:p>20.375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53" calcext:value-type="float">
            <text:p>0.453</text:p>
          </table:table-cell>
          <table:table-cell office:value-type="float" office:value="41.675" calcext:value-type="float">
            <text:p>41.67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4])+32.1649" office:value-type="float" office:value="21.405192778756" calcext:value-type="float">
            <text:p>21.4051927787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00S" calcext:value-type="time">
            <text:p>18:31:00</text:p>
          </table:table-cell>
          <table:table-cell office:value-type="float" office:value="20.375" calcext:value-type="float">
            <text:p>20.375</text:p>
          </table:table-cell>
          <table:table-cell office:value-type="float" office:value="21.463" calcext:value-type="float">
            <text:p>21.463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55" calcext:value-type="float">
            <text:p>0.455</text:p>
          </table:table-cell>
          <table:table-cell office:value-type="float" office:value="41.838" calcext:value-type="float">
            <text:p>41.83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5])+32.1649" office:value-type="float" office:value="21.4083034564756" calcext:value-type="float">
            <text:p>21.40830345647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05S" calcext:value-type="time">
            <text:p>18:31:05</text:p>
          </table:table-cell>
          <table:table-cell office:value-type="float" office:value="20.375" calcext:value-type="float">
            <text:p>20.375</text:p>
          </table:table-cell>
          <table:table-cell office:value-type="float" office:value="21.626" calcext:value-type="float">
            <text:p>21.626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57" calcext:value-type="float">
            <text:p>0.457</text:p>
          </table:table-cell>
          <table:table-cell office:value-type="float" office:value="42.001" calcext:value-type="float">
            <text:p>42.00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6])+32.1649" office:value-type="float" office:value="21.4114139008799" calcext:value-type="float">
            <text:p>21.41141390087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10S" calcext:value-type="time">
            <text:p>18:31:10</text:p>
          </table:table-cell>
          <table:table-cell office:value-type="float" office:value="20.375" calcext:value-type="float">
            <text:p>20.375</text:p>
          </table:table-cell>
          <table:table-cell office:value-type="float" office:value="21.789" calcext:value-type="float">
            <text:p>21.789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59" calcext:value-type="float">
            <text:p>0.459</text:p>
          </table:table-cell>
          <table:table-cell office:value-type="float" office:value="42.164" calcext:value-type="float">
            <text:p>42.1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7])+32.1649" office:value-type="float" office:value="21.4145241120037" calcext:value-type="float">
            <text:p>21.414524112003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13S" calcext:value-type="time">
            <text:p>18:31:13</text:p>
          </table:table-cell>
          <table:table-cell office:value-type="float" office:value="19.75" calcext:value-type="float">
            <text:p>19.750</text:p>
          </table:table-cell>
          <table:table-cell office:value-type="float" office:value="21.947" calcext:value-type="float">
            <text:p>21.947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53" calcext:value-type="float">
            <text:p>0.453</text:p>
          </table:table-cell>
          <table:table-cell office:value-type="float" office:value="41.697" calcext:value-type="float">
            <text:p>41.69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8])+32.1649" office:value-type="float" office:value="21.4163901267179" calcext:value-type="float">
            <text:p>21.416390126717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19S" calcext:value-type="time">
            <text:p>18:31:19</text:p>
          </table:table-cell>
          <table:table-cell office:value-type="float" office:value="20.375" calcext:value-type="float">
            <text:p>20.375</text:p>
          </table:table-cell>
          <table:table-cell office:value-type="float" office:value="22.11" calcext:value-type="float">
            <text:p>22.11</text:p>
          </table:table-cell>
          <table:table-cell office:value-type="float" office:value="-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64" calcext:value-type="float">
            <text:p>0.464</text:p>
          </table:table-cell>
          <table:table-cell office:value-type="float" office:value="42.485" calcext:value-type="float">
            <text:p>42.48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69])+32.1649" office:value-type="float" office:value="21.4201219042716" calcext:value-type="float">
            <text:p>21.42012190427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22S" calcext:value-type="time">
            <text:p>18:31:22</text:p>
          </table:table-cell>
          <table:table-cell office:value-type="float" office:value="19.75" calcext:value-type="float">
            <text:p>19.750</text:p>
          </table:table-cell>
          <table:table-cell office:value-type="float" office:value="22.268" calcext:value-type="float">
            <text:p>22.268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57" calcext:value-type="float">
            <text:p>0.457</text:p>
          </table:table-cell>
          <table:table-cell office:value-type="float" office:value="42.018" calcext:value-type="float">
            <text:p>42.01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0])+32.1649" office:value-type="float" office:value="21.4219876671261" calcext:value-type="float">
            <text:p>21.421987667126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28S" calcext:value-type="time">
            <text:p>18:31:28</text:p>
          </table:table-cell>
          <table:table-cell office:value-type="float" office:value="20.375" calcext:value-type="float">
            <text:p>20.375</text:p>
          </table:table-cell>
          <table:table-cell office:value-type="float" office:value="22.431" calcext:value-type="float">
            <text:p>22.431</text:p>
          </table:table-cell>
          <table:table-cell office:value-type="float" office:value="-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69" calcext:value-type="float">
            <text:p>0.469</text:p>
          </table:table-cell>
          <table:table-cell office:value-type="float" office:value="42.806" calcext:value-type="float">
            <text:p>42.80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1])+32.1649" office:value-type="float" office:value="21.4257189410283" calcext:value-type="float">
            <text:p>21.425718941028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33S" calcext:value-type="time">
            <text:p>18:31:33</text:p>
          </table:table-cell>
          <table:table-cell office:value-type="float" office:value="20.375" calcext:value-type="float">
            <text:p>20.375</text:p>
          </table:table-cell>
          <table:table-cell office:value-type="float" office:value="22.594" calcext:value-type="float">
            <text:p>22.594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71" calcext:value-type="float">
            <text:p>0.471</text:p>
          </table:table-cell>
          <table:table-cell office:value-type="float" office:value="42.969" calcext:value-type="float">
            <text:p>42.96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2])+32.1649" office:value-type="float" office:value="21.4288280795128" calcext:value-type="float">
            <text:p>21.428828079512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38S" calcext:value-type="time">
            <text:p>18:31:38</text:p>
          </table:table-cell>
          <table:table-cell office:value-type="float" office:value="19.75" calcext:value-type="float">
            <text:p>19.750</text:p>
          </table:table-cell>
          <table:table-cell office:value-type="float" office:value="22.752" calcext:value-type="float">
            <text:p>22.752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64" calcext:value-type="float">
            <text:p>0.464</text:p>
          </table:table-cell>
          <table:table-cell office:value-type="float" office:value="42.502" calcext:value-type="float">
            <text:p>42.50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3])+32.1649" office:value-type="float" office:value="21.4319369849126" calcext:value-type="float">
            <text:p>21.43193698491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41S" calcext:value-type="time">
            <text:p>18:31:41</text:p>
          </table:table-cell>
          <table:table-cell office:value-type="float" office:value="19.75" calcext:value-type="float">
            <text:p>19.750</text:p>
          </table:table-cell>
          <table:table-cell office:value-type="float" office:value="22.91" calcext:value-type="float">
            <text:p>22.91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67" calcext:value-type="float">
            <text:p>0.467</text:p>
          </table:table-cell>
          <table:table-cell office:value-type="float" office:value="42.66" calcext:value-type="float">
            <text:p>42.6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4])+32.1649" office:value-type="float" office:value="21.4338022162865" calcext:value-type="float">
            <text:p>21.43380221628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46S" calcext:value-type="time">
            <text:p>18:31:46</text:p>
          </table:table-cell>
          <table:table-cell office:value-type="float" office:value="20.375" calcext:value-type="float">
            <text:p>20.375</text:p>
          </table:table-cell>
          <table:table-cell office:value-type="float" office:value="23.073" calcext:value-type="float">
            <text:p>23.073</text:p>
          </table:table-cell>
          <table:table-cell office:value-type="float" office:value="-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78" calcext:value-type="float">
            <text:p>0.478</text:p>
          </table:table-cell>
          <table:table-cell office:value-type="float" office:value="43.448" calcext:value-type="float">
            <text:p>43.44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5])+32.1649" office:value-type="float" office:value="21.4369107488237" calcext:value-type="float">
            <text:p>21.436910748823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52S" calcext:value-type="time">
            <text:p>18:31:52</text:p>
          </table:table-cell>
          <table:table-cell office:value-type="float" office:value="20.375" calcext:value-type="float">
            <text:p>20.375</text:p>
          </table:table-cell>
          <table:table-cell office:value-type="float" office:value="23.236" calcext:value-type="float">
            <text:p>23.236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8" calcext:value-type="float">
            <text:p>0.48</text:p>
          </table:table-cell>
          <table:table-cell office:value-type="float" office:value="43.611" calcext:value-type="float">
            <text:p>43.61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6])+32.1649" office:value-type="float" office:value="21.4406406803197" calcext:value-type="float">
            <text:p>21.44064068031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1M57S" calcext:value-type="time">
            <text:p>18:31:57</text:p>
          </table:table-cell>
          <table:table-cell office:value-type="float" office:value="20.375" calcext:value-type="float">
            <text:p>20.375</text:p>
          </table:table-cell>
          <table:table-cell office:value-type="float" office:value="23.399" calcext:value-type="float">
            <text:p>23.399</text:p>
          </table:table-cell>
          <table:table-cell office:value-type="float" office:value="0" calcext:value-type="float">
            <text:p>0</text:p>
          </table:table-cell>
          <table:table-cell office:value-type="float" office:value="21.462" calcext:value-type="float">
            <text:p>21.462</text:p>
          </table:table-cell>
          <table:table-cell office:value-type="float" office:value="0.482" calcext:value-type="float">
            <text:p>0.482</text:p>
          </table:table-cell>
          <table:table-cell office:value-type="float" office:value="43.774" calcext:value-type="float">
            <text:p>43.77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7])+32.1649" office:value-type="float" office:value="21.4437487003169" calcext:value-type="float">
            <text:p>21.443748700316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02S" calcext:value-type="time">
            <text:p>18:32:02</text:p>
          </table:table-cell>
          <table:table-cell office:value-type="float" office:value="19.75" calcext:value-type="float">
            <text:p>19.750</text:p>
          </table:table-cell>
          <table:table-cell office:value-type="float" office:value="23.557" calcext:value-type="float">
            <text:p>23.557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76" calcext:value-type="float">
            <text:p>0.476</text:p>
          </table:table-cell>
          <table:table-cell office:value-type="float" office:value="43.307" calcext:value-type="float">
            <text:p>43.30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8])+32.1649" office:value-type="float" office:value="21.446856487397" calcext:value-type="float">
            <text:p>21.4468564873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05S" calcext:value-type="time">
            <text:p>18:32:05</text:p>
          </table:table-cell>
          <table:table-cell office:value-type="float" office:value="19.75" calcext:value-type="float">
            <text:p>19.750</text:p>
          </table:table-cell>
          <table:table-cell office:value-type="float" office:value="23.715" calcext:value-type="float">
            <text:p>23.715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78" calcext:value-type="float">
            <text:p>0.478</text:p>
          </table:table-cell>
          <table:table-cell office:value-type="float" office:value="43.465" calcext:value-type="float">
            <text:p>43.46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79])+32.1649" office:value-type="float" office:value="21.4487210478596" calcext:value-type="float">
            <text:p>21.44872104785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10S" calcext:value-type="time">
            <text:p>18:32:10</text:p>
          </table:table-cell>
          <table:table-cell office:value-type="float" office:value="19.75" calcext:value-type="float">
            <text:p>19.750</text:p>
          </table:table-cell>
          <table:table-cell office:value-type="float" office:value="23.873" calcext:value-type="float">
            <text:p>23.873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8" calcext:value-type="float">
            <text:p>0.48</text:p>
          </table:table-cell>
          <table:table-cell office:value-type="float" office:value="43.623" calcext:value-type="float">
            <text:p>43.62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0])+32.1649" office:value-type="float" office:value="21.4518284623453" calcext:value-type="float">
            <text:p>21.45182846234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16S" calcext:value-type="time">
            <text:p>18:32:16</text:p>
          </table:table-cell>
          <table:table-cell office:value-type="float" office:value="19.75" calcext:value-type="float">
            <text:p>19.750</text:p>
          </table:table-cell>
          <table:table-cell office:value-type="float" office:value="24.031" calcext:value-type="float">
            <text:p>24.031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83" calcext:value-type="float">
            <text:p>0.483</text:p>
          </table:table-cell>
          <table:table-cell office:value-type="float" office:value="43.781" calcext:value-type="float">
            <text:p>43.78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1])+32.1649" office:value-type="float" office:value="21.4555570524007" calcext:value-type="float">
            <text:p>21.455557052400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21S" calcext:value-type="time">
            <text:p>18:32:21</text:p>
          </table:table-cell>
          <table:table-cell office:value-type="float" office:value="19.75" calcext:value-type="float">
            <text:p>19.750</text:p>
          </table:table-cell>
          <table:table-cell office:value-type="float" office:value="24.189" calcext:value-type="float">
            <text:p>24.189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85" calcext:value-type="float">
            <text:p>0.485</text:p>
          </table:table-cell>
          <table:table-cell office:value-type="float" office:value="43.939" calcext:value-type="float">
            <text:p>43.93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2])+32.1649" office:value-type="float" office:value="21.4586639547149" calcext:value-type="float">
            <text:p>21.458663954714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23S" calcext:value-type="time">
            <text:p>18:32:23</text:p>
          </table:table-cell>
          <table:table-cell office:value-type="float" office:value="19.125" calcext:value-type="float">
            <text:p>19.125</text:p>
          </table:table-cell>
          <table:table-cell office:value-type="float" office:value="24.342" calcext:value-type="float">
            <text:p>24.342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78" calcext:value-type="float">
            <text:p>0.478</text:p>
          </table:table-cell>
          <table:table-cell office:value-type="float" office:value="43.467" calcext:value-type="float">
            <text:p>43.46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3])+32.1649" office:value-type="float" office:value="21.4599066504688" calcext:value-type="float">
            <text:p>21.459906650468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29S" calcext:value-type="time">
            <text:p>18:32:29</text:p>
          </table:table-cell>
          <table:table-cell office:value-type="float" office:value="19.125" calcext:value-type="float">
            <text:p>19.125</text:p>
          </table:table-cell>
          <table:table-cell office:value-type="float" office:value="24.495" calcext:value-type="float">
            <text:p>24.495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8" calcext:value-type="float">
            <text:p>0.48</text:p>
          </table:table-cell>
          <table:table-cell office:value-type="float" office:value="43.62" calcext:value-type="float">
            <text:p>43.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4])+32.1649" office:value-type="float" office:value="21.4636345143134" calcext:value-type="float">
            <text:p>21.46363451431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34S" calcext:value-type="time">
            <text:p>18:32:34</text:p>
          </table:table-cell>
          <table:table-cell office:value-type="float" office:value="19.125" calcext:value-type="float">
            <text:p>19.125</text:p>
          </table:table-cell>
          <table:table-cell office:value-type="float" office:value="24.648" calcext:value-type="float">
            <text:p>24.648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82" calcext:value-type="float">
            <text:p>0.482</text:p>
          </table:table-cell>
          <table:table-cell office:value-type="float" office:value="43.773" calcext:value-type="float">
            <text:p>43.77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5])+32.1649" office:value-type="float" office:value="21.4667408115516" calcext:value-type="float">
            <text:p>21.46674081155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39S" calcext:value-type="time">
            <text:p>18:32:39</text:p>
          </table:table-cell>
          <table:table-cell office:value-type="float" office:value="19.125" calcext:value-type="float">
            <text:p>19.125</text:p>
          </table:table-cell>
          <table:table-cell office:value-type="float" office:value="24.801" calcext:value-type="float">
            <text:p>24.801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85" calcext:value-type="float">
            <text:p>0.485</text:p>
          </table:table-cell>
          <table:table-cell office:value-type="float" office:value="43.926" calcext:value-type="float">
            <text:p>43.92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6])+32.1649" office:value-type="float" office:value="21.469846876131" calcext:value-type="float">
            <text:p>21.4698468761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44S" calcext:value-type="time">
            <text:p>18:32:44</text:p>
          </table:table-cell>
          <table:table-cell office:value-type="float" office:value="19.125" calcext:value-type="float">
            <text:p>19.125</text:p>
          </table:table-cell>
          <table:table-cell office:value-type="float" office:value="24.954" calcext:value-type="float">
            <text:p>24.954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87" calcext:value-type="float">
            <text:p>0.487</text:p>
          </table:table-cell>
          <table:table-cell office:value-type="float" office:value="44.079" calcext:value-type="float">
            <text:p>44.07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7])+32.1649" office:value-type="float" office:value="21.4729527080865" calcext:value-type="float">
            <text:p>21.47295270808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47S" calcext:value-type="time">
            <text:p>18:32:47</text:p>
          </table:table-cell>
          <table:table-cell office:value-type="float" office:value="19.75" calcext:value-type="float">
            <text:p>19.750</text:p>
          </table:table-cell>
          <table:table-cell office:value-type="float" office:value="25.112" calcext:value-type="float">
            <text:p>25.112</text:p>
          </table:table-cell>
          <table:table-cell office:value-type="float" office:value="-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498" calcext:value-type="float">
            <text:p>0.498</text:p>
          </table:table-cell>
          <table:table-cell office:value-type="float" office:value="44.862" calcext:value-type="float">
            <text:p>44.8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8])+32.1649" office:value-type="float" office:value="21.4748160956148" calcext:value-type="float">
            <text:p>21.47481609561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52S" calcext:value-type="time">
            <text:p>18:32:52</text:p>
          </table:table-cell>
          <table:table-cell office:value-type="float" office:value="19.75" calcext:value-type="float">
            <text:p>19.750</text:p>
          </table:table-cell>
          <table:table-cell office:value-type="float" office:value="25.27" calcext:value-type="float">
            <text:p>25.27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" calcext:value-type="float">
            <text:p>0.5</text:p>
          </table:table-cell>
          <table:table-cell office:value-type="float" office:value="45.02" calcext:value-type="float">
            <text:p>45.0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89])+32.1649" office:value-type="float" office:value="21.4779215554445" calcext:value-type="float">
            <text:p>21.47792155544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2M57S" calcext:value-type="time">
            <text:p>18:32:57</text:p>
          </table:table-cell>
          <table:table-cell office:value-type="float" office:value="19.125" calcext:value-type="float">
            <text:p>19.125</text:p>
          </table:table-cell>
          <table:table-cell office:value-type="float" office:value="25.423" calcext:value-type="float">
            <text:p>25.423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494" calcext:value-type="float">
            <text:p>0.494</text:p>
          </table:table-cell>
          <table:table-cell office:value-type="float" office:value="44.548" calcext:value-type="float">
            <text:p>44.54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0])+32.1649" office:value-type="float" office:value="21.4810267827408" calcext:value-type="float">
            <text:p>21.48102678274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03S" calcext:value-type="time">
            <text:p>18:33:03</text:p>
          </table:table-cell>
          <table:table-cell office:value-type="float" office:value="19.75" calcext:value-type="float">
            <text:p>19.750</text:p>
          </table:table-cell>
          <table:table-cell office:value-type="float" office:value="25.581" calcext:value-type="float">
            <text:p>25.581</text:p>
          </table:table-cell>
          <table:table-cell office:value-type="float" office:value="-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05" calcext:value-type="float">
            <text:p>0.505</text:p>
          </table:table-cell>
          <table:table-cell office:value-type="float" office:value="45.331" calcext:value-type="float">
            <text:p>45.33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1])+32.1649" office:value-type="float" office:value="21.4847527486013" calcext:value-type="float">
            <text:p>21.484752748601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06S" calcext:value-type="time">
            <text:p>18:33:06</text:p>
          </table:table-cell>
          <table:table-cell office:value-type="float" office:value="19.75" calcext:value-type="float">
            <text:p>19.750</text:p>
          </table:table-cell>
          <table:table-cell office:value-type="float" office:value="25.739" calcext:value-type="float">
            <text:p>25.739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07" calcext:value-type="float">
            <text:p>0.507</text:p>
          </table:table-cell>
          <table:table-cell office:value-type="float" office:value="45.489" calcext:value-type="float">
            <text:p>45.48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2])+32.1649" office:value-type="float" office:value="21.4866156060012" calcext:value-type="float">
            <text:p>21.486615606001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12S" calcext:value-type="time">
            <text:p>18:33:12</text:p>
          </table:table-cell>
          <table:table-cell office:value-type="float" office:value="19.75" calcext:value-type="float">
            <text:p>19.750</text:p>
          </table:table-cell>
          <table:table-cell office:value-type="float" office:value="25.897" calcext:value-type="float">
            <text:p>25.897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09" calcext:value-type="float">
            <text:p>0.509</text:p>
          </table:table-cell>
          <table:table-cell office:value-type="float" office:value="45.647" calcext:value-type="float">
            <text:p>45.64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3])+32.1649" office:value-type="float" office:value="21.4903410697777" calcext:value-type="float">
            <text:p>21.490341069777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17S" calcext:value-type="time">
            <text:p>18:33:17</text:p>
          </table:table-cell>
          <table:table-cell office:value-type="float" office:value="19.75" calcext:value-type="float">
            <text:p>19.750</text:p>
          </table:table-cell>
          <table:table-cell office:value-type="float" office:value="26.055" calcext:value-type="float">
            <text:p>26.055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12" calcext:value-type="float">
            <text:p>0.512</text:p>
          </table:table-cell>
          <table:table-cell office:value-type="float" office:value="45.805" calcext:value-type="float">
            <text:p>45.80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4])+32.1649" office:value-type="float" office:value="21.4934453672886" calcext:value-type="float">
            <text:p>21.49344536728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20S" calcext:value-type="time">
            <text:p>18:33:20</text:p>
          </table:table-cell>
          <table:table-cell office:value-type="float" office:value="19.75" calcext:value-type="float">
            <text:p>19.750</text:p>
          </table:table-cell>
          <table:table-cell office:value-type="float" office:value="26.213" calcext:value-type="float">
            <text:p>26.213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14" calcext:value-type="float">
            <text:p>0.514</text:p>
          </table:table-cell>
          <table:table-cell office:value-type="float" office:value="45.963" calcext:value-type="float">
            <text:p>45.96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5])+32.1649" office:value-type="float" office:value="21.4953078342605" calcext:value-type="float">
            <text:p>21.49530783426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25S" calcext:value-type="time">
            <text:p>18:33:25</text:p>
          </table:table-cell>
          <table:table-cell office:value-type="float" office:value="19.75" calcext:value-type="float">
            <text:p>19.750</text:p>
          </table:table-cell>
          <table:table-cell office:value-type="float" office:value="26.371" calcext:value-type="float">
            <text:p>26.371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16" calcext:value-type="float">
            <text:p>0.516</text:p>
          </table:table-cell>
          <table:table-cell office:value-type="float" office:value="46.121" calcext:value-type="float">
            <text:p>46.12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6])+32.1649" office:value-type="float" office:value="21.4984117600132" calcext:value-type="float">
            <text:p>21.498411760013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30S" calcext:value-type="time">
            <text:p>18:33:30</text:p>
          </table:table-cell>
          <table:table-cell office:value-type="float" office:value="19.125" calcext:value-type="float">
            <text:p>19.125</text:p>
          </table:table-cell>
          <table:table-cell office:value-type="float" office:value="26.524" calcext:value-type="float">
            <text:p>26.524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09" calcext:value-type="float">
            <text:p>0.509</text:p>
          </table:table-cell>
          <table:table-cell office:value-type="float" office:value="45.649" calcext:value-type="float">
            <text:p>45.64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7])+32.1649" office:value-type="float" office:value="21.5015154534623" calcext:value-type="float">
            <text:p>21.50151545346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35S" calcext:value-type="time">
            <text:p>18:33:35</text:p>
          </table:table-cell>
          <table:table-cell office:value-type="float" office:value="19.125" calcext:value-type="float">
            <text:p>19.125</text:p>
          </table:table-cell>
          <table:table-cell office:value-type="float" office:value="26.677" calcext:value-type="float">
            <text:p>26.677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11" calcext:value-type="float">
            <text:p>0.511</text:p>
          </table:table-cell>
          <table:table-cell office:value-type="float" office:value="45.802" calcext:value-type="float">
            <text:p>45.80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8])+32.1649" office:value-type="float" office:value="21.5046189146424" calcext:value-type="float">
            <text:p>21.50461891464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40S" calcext:value-type="time">
            <text:p>18:33:40</text:p>
          </table:table-cell>
          <table:table-cell office:value-type="float" office:value="19.75" calcext:value-type="float">
            <text:p>19.750</text:p>
          </table:table-cell>
          <table:table-cell office:value-type="float" office:value="26.835" calcext:value-type="float">
            <text:p>26.835</text:p>
          </table:table-cell>
          <table:table-cell office:value-type="float" office:value="-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23" calcext:value-type="float">
            <text:p>0.523</text:p>
          </table:table-cell>
          <table:table-cell office:value-type="float" office:value="46.585" calcext:value-type="float">
            <text:p>46.58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199])+32.1649" office:value-type="float" office:value="21.5077221435884" calcext:value-type="float">
            <text:p>21.507722143588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45S" calcext:value-type="time">
            <text:p>18:33:45</text:p>
          </table:table-cell>
          <table:table-cell office:value-type="float" office:value="19.75" calcext:value-type="float">
            <text:p>19.750</text:p>
          </table:table-cell>
          <table:table-cell office:value-type="float" office:value="26.993" calcext:value-type="float">
            <text:p>26.993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25" calcext:value-type="float">
            <text:p>0.525</text:p>
          </table:table-cell>
          <table:table-cell office:value-type="float" office:value="46.743" calcext:value-type="float">
            <text:p>46.74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0])+32.1649" office:value-type="float" office:value="21.5108251403349" calcext:value-type="float">
            <text:p>21.510825140334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48S" calcext:value-type="time">
            <text:p>18:33:48</text:p>
          </table:table-cell>
          <table:table-cell office:value-type="float" office:value="19.75" calcext:value-type="float">
            <text:p>19.750</text:p>
          </table:table-cell>
          <table:table-cell office:value-type="float" office:value="27.151" calcext:value-type="float">
            <text:p>27.151</text:p>
          </table:table-cell>
          <table:table-cell office:value-type="float" office:value="0" calcext:value-type="float">
            <text:p>0</text:p>
          </table:table-cell>
          <table:table-cell office:value-type="float" office:value="21.525" calcext:value-type="float">
            <text:p>21.525</text:p>
          </table:table-cell>
          <table:table-cell office:value-type="float" office:value="0.527" calcext:value-type="float">
            <text:p>0.527</text:p>
          </table:table-cell>
          <table:table-cell office:value-type="float" office:value="46.901" calcext:value-type="float">
            <text:p>46.90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1])+32.1649" office:value-type="float" office:value="21.5126868269416" calcext:value-type="float">
            <text:p>21.51268682694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53S" calcext:value-type="time">
            <text:p>18:33:53</text:p>
          </table:table-cell>
          <table:table-cell office:value-type="float" office:value="19.125" calcext:value-type="float">
            <text:p>19.125</text:p>
          </table:table-cell>
          <table:table-cell office:value-type="float" office:value="27.304" calcext:value-type="float">
            <text:p>27.304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2" calcext:value-type="float">
            <text:p>0.52</text:p>
          </table:table-cell>
          <table:table-cell office:value-type="float" office:value="46.429" calcext:value-type="float">
            <text:p>46.42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2])+32.1649" office:value-type="float" office:value="21.5157894522414" calcext:value-type="float">
            <text:p>21.51578945224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3M58S" calcext:value-type="time">
            <text:p>18:33:58</text:p>
          </table:table-cell>
          <table:table-cell office:value-type="float" office:value="19.125" calcext:value-type="float">
            <text:p>19.125</text:p>
          </table:table-cell>
          <table:table-cell office:value-type="float" office:value="27.457" calcext:value-type="float">
            <text:p>27.457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23" calcext:value-type="float">
            <text:p>0.523</text:p>
          </table:table-cell>
          <table:table-cell office:value-type="float" office:value="46.582" calcext:value-type="float">
            <text:p>46.58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3])+32.1649" office:value-type="float" office:value="21.5188918454321" calcext:value-type="float">
            <text:p>21.518891845432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03S" calcext:value-type="time">
            <text:p>18:34:03</text:p>
          </table:table-cell>
          <table:table-cell office:value-type="float" office:value="19.125" calcext:value-type="float">
            <text:p>19.125</text:p>
          </table:table-cell>
          <table:table-cell office:value-type="float" office:value="27.61" calcext:value-type="float">
            <text:p>27.61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25" calcext:value-type="float">
            <text:p>0.525</text:p>
          </table:table-cell>
          <table:table-cell office:value-type="float" office:value="46.735" calcext:value-type="float">
            <text:p>46.73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4])+32.1649" office:value-type="float" office:value="21.5219940065484" calcext:value-type="float">
            <text:p>21.521994006548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09S" calcext:value-type="time">
            <text:p>18:34:09</text:p>
          </table:table-cell>
          <table:table-cell office:value-type="float" office:value="19.125" calcext:value-type="float">
            <text:p>19.125</text:p>
          </table:table-cell>
          <table:table-cell office:value-type="float" office:value="27.763" calcext:value-type="float">
            <text:p>27.763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27" calcext:value-type="float">
            <text:p>0.527</text:p>
          </table:table-cell>
          <table:table-cell office:value-type="float" office:value="46.888" calcext:value-type="float">
            <text:p>46.88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5])+32.1649" office:value-type="float" office:value="21.5257162935988" calcext:value-type="float">
            <text:p>21.525716293598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11S" calcext:value-type="time">
            <text:p>18:34:11</text:p>
          </table:table-cell>
          <table:table-cell office:value-type="float" office:value="19.125" calcext:value-type="float">
            <text:p>19.125</text:p>
          </table:table-cell>
          <table:table-cell office:value-type="float" office:value="27.916" calcext:value-type="float">
            <text:p>27.916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29" calcext:value-type="float">
            <text:p>0.529</text:p>
          </table:table-cell>
          <table:table-cell office:value-type="float" office:value="47.041" calcext:value-type="float">
            <text:p>47.04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6])+32.1649" office:value-type="float" office:value="21.5269569817065" calcext:value-type="float">
            <text:p>21.52695698170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17S" calcext:value-type="time">
            <text:p>18:34:17</text:p>
          </table:table-cell>
          <table:table-cell office:value-type="float" office:value="19.125" calcext:value-type="float">
            <text:p>19.125</text:p>
          </table:table-cell>
          <table:table-cell office:value-type="float" office:value="28.069" calcext:value-type="float">
            <text:p>28.069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31" calcext:value-type="float">
            <text:p>0.531</text:p>
          </table:table-cell>
          <table:table-cell office:value-type="float" office:value="47.194" calcext:value-type="float">
            <text:p>47.19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7])+32.1649" office:value-type="float" office:value="21.5306788233341" calcext:value-type="float">
            <text:p>21.53067882333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22S" calcext:value-type="time">
            <text:p>18:34:22</text:p>
          </table:table-cell>
          <table:table-cell office:value-type="float" office:value="19.125" calcext:value-type="float">
            <text:p>19.125</text:p>
          </table:table-cell>
          <table:table-cell office:value-type="float" office:value="28.222" calcext:value-type="float">
            <text:p>28.222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34" calcext:value-type="float">
            <text:p>0.534</text:p>
          </table:table-cell>
          <table:table-cell office:value-type="float" office:value="47.347" calcext:value-type="float">
            <text:p>47.34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8])+32.1649" office:value-type="float" office:value="21.5337801028844" calcext:value-type="float">
            <text:p>21.533780102884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27S" calcext:value-type="time">
            <text:p>18:34:27</text:p>
          </table:table-cell>
          <table:table-cell office:value-type="float" office:value="19.125" calcext:value-type="float">
            <text:p>19.125</text:p>
          </table:table-cell>
          <table:table-cell office:value-type="float" office:value="28.375" calcext:value-type="float">
            <text:p>28.375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36" calcext:value-type="float">
            <text:p>0.536</text:p>
          </table:table-cell>
          <table:table-cell office:value-type="float" office:value="47.5" calcext:value-type="float">
            <text:p>47.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09])+32.1649" office:value-type="float" office:value="21.536881150527" calcext:value-type="float">
            <text:p>21.5368811505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32S" calcext:value-type="time">
            <text:p>18:34:32</text:p>
          </table:table-cell>
          <table:table-cell office:value-type="float" office:value="19.125" calcext:value-type="float">
            <text:p>19.125</text:p>
          </table:table-cell>
          <table:table-cell office:value-type="float" office:value="28.528" calcext:value-type="float">
            <text:p>28.528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38" calcext:value-type="float">
            <text:p>0.538</text:p>
          </table:table-cell>
          <table:table-cell office:value-type="float" office:value="47.653" calcext:value-type="float">
            <text:p>47.65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0])+32.1649" office:value-type="float" office:value="21.5399819662965" calcext:value-type="float">
            <text:p>21.53998196629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35S" calcext:value-type="time">
            <text:p>18:34:35</text:p>
          </table:table-cell>
          <table:table-cell office:value-type="float" office:value="19.125" calcext:value-type="float">
            <text:p>19.125</text:p>
          </table:table-cell>
          <table:table-cell office:value-type="float" office:value="28.681" calcext:value-type="float">
            <text:p>28.681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4" calcext:value-type="float">
            <text:p>0.54</text:p>
          </table:table-cell>
          <table:table-cell office:value-type="float" office:value="47.806" calcext:value-type="float">
            <text:p>47.80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1])+32.1649" office:value-type="float" office:value="21.5418423444735" calcext:value-type="float">
            <text:p>21.54184234447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40S" calcext:value-type="time">
            <text:p>18:34:40</text:p>
          </table:table-cell>
          <table:table-cell office:value-type="float" office:value="18.5" calcext:value-type="float">
            <text:p>18.500</text:p>
          </table:table-cell>
          <table:table-cell office:value-type="float" office:value="28.829" calcext:value-type="float">
            <text:p>28.829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33" calcext:value-type="float">
            <text:p>0.533</text:p>
          </table:table-cell>
          <table:table-cell office:value-type="float" office:value="47.329" calcext:value-type="float">
            <text:p>47.32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2])+32.1649" office:value-type="float" office:value="21.5449427893181" calcext:value-type="float">
            <text:p>21.54494278931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45S" calcext:value-type="time">
            <text:p>18:34:45</text:p>
          </table:table-cell>
          <table:table-cell office:value-type="float" office:value="18.5" calcext:value-type="float">
            <text:p>18.500</text:p>
          </table:table-cell>
          <table:table-cell office:value-type="float" office:value="28.977" calcext:value-type="float">
            <text:p>28.977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35" calcext:value-type="float">
            <text:p>0.535</text:p>
          </table:table-cell>
          <table:table-cell office:value-type="float" office:value="47.477" calcext:value-type="float">
            <text:p>47.47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3])+32.1649" office:value-type="float" office:value="21.5480430023798" calcext:value-type="float">
            <text:p>21.54804300237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50S" calcext:value-type="time">
            <text:p>18:34:50</text:p>
          </table:table-cell>
          <table:table-cell office:value-type="float" office:value="18.5" calcext:value-type="float">
            <text:p>18.500</text:p>
          </table:table-cell>
          <table:table-cell office:value-type="float" office:value="29.125" calcext:value-type="float">
            <text:p>29.125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38" calcext:value-type="float">
            <text:p>0.538</text:p>
          </table:table-cell>
          <table:table-cell office:value-type="float" office:value="47.625" calcext:value-type="float">
            <text:p>47.62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4])+32.1649" office:value-type="float" office:value="21.5511429836931" calcext:value-type="float">
            <text:p>21.55114298369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55S" calcext:value-type="time">
            <text:p>18:34:55</text:p>
          </table:table-cell>
          <table:table-cell office:value-type="float" office:value="18.5" calcext:value-type="float">
            <text:p>18.500</text:p>
          </table:table-cell>
          <table:table-cell office:value-type="float" office:value="29.273" calcext:value-type="float">
            <text:p>29.273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4" calcext:value-type="float">
            <text:p>0.54</text:p>
          </table:table-cell>
          <table:table-cell office:value-type="float" office:value="47.773" calcext:value-type="float">
            <text:p>47.77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5])+32.1649" office:value-type="float" office:value="21.5542427332928" calcext:value-type="float">
            <text:p>21.554242733292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4M58S" calcext:value-type="time">
            <text:p>18:34:58</text:p>
          </table:table-cell>
          <table:table-cell office:value-type="float" office:value="18.5" calcext:value-type="float">
            <text:p>18.500</text:p>
          </table:table-cell>
          <table:table-cell office:value-type="float" office:value="29.421" calcext:value-type="float">
            <text:p>29.421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42" calcext:value-type="float">
            <text:p>0.542</text:p>
          </table:table-cell>
          <table:table-cell office:value-type="float" office:value="47.921" calcext:value-type="float">
            <text:p>47.92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6])+32.1649" office:value-type="float" office:value="21.5561024718445" calcext:value-type="float">
            <text:p>21.55610247184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03S" calcext:value-type="time">
            <text:p>18:35:03</text:p>
          </table:table-cell>
          <table:table-cell office:value-type="float" office:value="18.5" calcext:value-type="float">
            <text:p>18.500</text:p>
          </table:table-cell>
          <table:table-cell office:value-type="float" office:value="29.569" calcext:value-type="float">
            <text:p>29.569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44" calcext:value-type="float">
            <text:p>0.544</text:p>
          </table:table-cell>
          <table:table-cell office:value-type="float" office:value="48.069" calcext:value-type="float">
            <text:p>48.06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7])+32.1649" office:value-type="float" office:value="21.5592018507743" calcext:value-type="float">
            <text:p>21.559201850774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08S" calcext:value-type="time">
            <text:p>18:35:08</text:p>
          </table:table-cell>
          <table:table-cell office:value-type="float" office:value="19.125" calcext:value-type="float">
            <text:p>19.125</text:p>
          </table:table-cell>
          <table:table-cell office:value-type="float" office:value="29.722" calcext:value-type="float">
            <text:p>29.722</text:p>
          </table:table-cell>
          <table:table-cell office:value-type="float" office:value="-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555" calcext:value-type="float">
            <text:p>0.555</text:p>
          </table:table-cell>
          <table:table-cell office:value-type="float" office:value="48.847" calcext:value-type="float">
            <text:p>48.84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8])+32.1649" office:value-type="float" office:value="21.5623009980805" calcext:value-type="float">
            <text:p>21.56230099808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14S" calcext:value-type="time">
            <text:p>18:35:14</text:p>
          </table:table-cell>
          <table:table-cell office:value-type="float" office:value="18.5" calcext:value-type="float">
            <text:p>18.500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48" calcext:value-type="float">
            <text:p>0.548</text:p>
          </table:table-cell>
          <table:table-cell office:value-type="float" office:value="48.37" calcext:value-type="float">
            <text:p>48.3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19])+32.1649" office:value-type="float" office:value="21.5660196691535" calcext:value-type="float">
            <text:p>21.56601966915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19S" calcext:value-type="time">
            <text:p>18:35:19</text:p>
          </table:table-cell>
          <table:table-cell office:value-type="float" office:value="18.5" calcext:value-type="float">
            <text:p>18.500</text:p>
          </table:table-cell>
          <table:table-cell office:value-type="float" office:value="30.018" calcext:value-type="float">
            <text:p>30.018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5" calcext:value-type="float">
            <text:p>0.55</text:p>
          </table:table-cell>
          <table:table-cell office:value-type="float" office:value="48.518" calcext:value-type="float">
            <text:p>48.51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0])+32.1649" office:value-type="float" office:value="21.5691183070096" calcext:value-type="float">
            <text:p>21.56911830700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24S" calcext:value-type="time">
            <text:p>18:35:24</text:p>
          </table:table-cell>
          <table:table-cell office:value-type="float" office:value="18.5" calcext:value-type="float">
            <text:p>18.500</text:p>
          </table:table-cell>
          <table:table-cell office:value-type="float" office:value="30.166" calcext:value-type="float">
            <text:p>30.166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52" calcext:value-type="float">
            <text:p>0.552</text:p>
          </table:table-cell>
          <table:table-cell office:value-type="float" office:value="48.666" calcext:value-type="float">
            <text:p>48.66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1])+32.1649" office:value-type="float" office:value="21.5722167133528" calcext:value-type="float">
            <text:p>21.572216713352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27S" calcext:value-type="time">
            <text:p>18:35:27</text:p>
          </table:table-cell>
          <table:table-cell office:value-type="float" office:value="18.5" calcext:value-type="float">
            <text:p>18.500</text:p>
          </table:table-cell>
          <table:table-cell office:value-type="float" office:value="30.314" calcext:value-type="float">
            <text:p>30.314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54" calcext:value-type="float">
            <text:p>0.554</text:p>
          </table:table-cell>
          <table:table-cell office:value-type="float" office:value="48.814" calcext:value-type="float">
            <text:p>48.81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2])+32.1649" office:value-type="float" office:value="21.574075646047" calcext:value-type="float">
            <text:p>21.57407564604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32S" calcext:value-type="time">
            <text:p>18:35:32</text:p>
          </table:table-cell>
          <table:table-cell office:value-type="float" office:value="18.5" calcext:value-type="float">
            <text:p>18.500</text:p>
          </table:table-cell>
          <table:table-cell office:value-type="float" office:value="30.462" calcext:value-type="float">
            <text:p>30.462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57" calcext:value-type="float">
            <text:p>0.557</text:p>
          </table:table-cell>
          <table:table-cell office:value-type="float" office:value="48.962" calcext:value-type="float">
            <text:p>48.9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3])+32.1649" office:value-type="float" office:value="21.5771736820415" calcext:value-type="float">
            <text:p>21.57717368204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37S" calcext:value-type="time">
            <text:p>18:35:37</text:p>
          </table:table-cell>
          <table:table-cell office:value-type="float" office:value="18.5" calcext:value-type="float">
            <text:p>18.500</text:p>
          </table:table-cell>
          <table:table-cell office:value-type="float" office:value="30.61" calcext:value-type="float">
            <text:p>30.61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59" calcext:value-type="float">
            <text:p>0.559</text:p>
          </table:table-cell>
          <table:table-cell office:value-type="float" office:value="49.11" calcext:value-type="float">
            <text:p>49.1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4])+32.1649" office:value-type="float" office:value="21.5802714866131" calcext:value-type="float">
            <text:p>21.58027148661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42S" calcext:value-type="time">
            <text:p>18:35:42</text:p>
          </table:table-cell>
          <table:table-cell office:value-type="float" office:value="18.5" calcext:value-type="float">
            <text:p>18.500</text:p>
          </table:table-cell>
          <table:table-cell office:value-type="float" office:value="30.758" calcext:value-type="float">
            <text:p>30.758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61" calcext:value-type="float">
            <text:p>0.561</text:p>
          </table:table-cell>
          <table:table-cell office:value-type="float" office:value="49.258" calcext:value-type="float">
            <text:p>49.25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5])+32.1649" office:value-type="float" office:value="21.5833690597963" calcext:value-type="float">
            <text:p>21.583369059796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47S" calcext:value-type="time">
            <text:p>18:35:47</text:p>
          </table:table-cell>
          <table:table-cell office:value-type="float" office:value="18.5" calcext:value-type="float">
            <text:p>18.500</text:p>
          </table:table-cell>
          <table:table-cell office:value-type="float" office:value="30.906" calcext:value-type="float">
            <text:p>30.906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63" calcext:value-type="float">
            <text:p>0.563</text:p>
          </table:table-cell>
          <table:table-cell office:value-type="float" office:value="49.406" calcext:value-type="float">
            <text:p>49.40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6])+32.1649" office:value-type="float" office:value="21.5864664016256" calcext:value-type="float">
            <text:p>21.586466401625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50S" calcext:value-type="time">
            <text:p>18:35:50</text:p>
          </table:table-cell>
          <table:table-cell office:value-type="float" office:value="18.5" calcext:value-type="float">
            <text:p>18.500</text:p>
          </table:table-cell>
          <table:table-cell office:value-type="float" office:value="31.054" calcext:value-type="float">
            <text:p>31.054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65" calcext:value-type="float">
            <text:p>0.565</text:p>
          </table:table-cell>
          <table:table-cell office:value-type="float" office:value="49.554" calcext:value-type="float">
            <text:p>49.55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7])+32.1649" office:value-type="float" office:value="21.5883246956878" calcext:value-type="float">
            <text:p>21.588324695687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5M55S" calcext:value-type="time">
            <text:p>18:35:55</text:p>
          </table:table-cell>
          <table:table-cell office:value-type="float" office:value="18.5" calcext:value-type="float">
            <text:p>18.500</text:p>
          </table:table-cell>
          <table:table-cell office:value-type="float" office:value="31.202" calcext:value-type="float">
            <text:p>31.202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67" calcext:value-type="float">
            <text:p>0.567</text:p>
          </table:table-cell>
          <table:table-cell office:value-type="float" office:value="49.702" calcext:value-type="float">
            <text:p>49.70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8])+32.1649" office:value-type="float" office:value="21.5914216674229" calcext:value-type="float">
            <text:p>21.59142166742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00S" calcext:value-type="time">
            <text:p>18:36:00</text:p>
          </table:table-cell>
          <table:table-cell office:value-type="float" office:value="18.5" calcext:value-type="float">
            <text:p>18.500</text:p>
          </table:table-cell>
          <table:table-cell office:value-type="float" office:value="31.35" calcext:value-type="float">
            <text:p>31.35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69" calcext:value-type="float">
            <text:p>0.569</text:p>
          </table:table-cell>
          <table:table-cell office:value-type="float" office:value="49.85" calcext:value-type="float">
            <text:p>49.8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29])+32.1649" office:value-type="float" office:value="21.5945184078941" calcext:value-type="float">
            <text:p>21.59451840789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05S" calcext:value-type="time">
            <text:p>18:36:05</text:p>
          </table:table-cell>
          <table:table-cell office:value-type="float" office:value="18.5" calcext:value-type="float">
            <text:p>18.500</text:p>
          </table:table-cell>
          <table:table-cell office:value-type="float" office:value="31.498" calcext:value-type="float">
            <text:p>31.498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71" calcext:value-type="float">
            <text:p>0.571</text:p>
          </table:table-cell>
          <table:table-cell office:value-type="float" office:value="49.998" calcext:value-type="float">
            <text:p>49.99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0])+32.1649" office:value-type="float" office:value="21.5976149171358" calcext:value-type="float">
            <text:p>21.597614917135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11S" calcext:value-type="time">
            <text:p>18:36:11</text:p>
          </table:table-cell>
          <table:table-cell office:value-type="float" office:value="18.5" calcext:value-type="float">
            <text:p>18.500</text:p>
          </table:table-cell>
          <table:table-cell office:value-type="float" office:value="31.646" calcext:value-type="float">
            <text:p>31.646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74" calcext:value-type="float">
            <text:p>0.574</text:p>
          </table:table-cell>
          <table:table-cell office:value-type="float" office:value="50.146" calcext:value-type="float">
            <text:p>50.14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1])+32.1649" office:value-type="float" office:value="21.6013304230515" calcext:value-type="float">
            <text:p>21.60133042305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13S" calcext:value-type="time">
            <text:p>18:36:13</text:p>
          </table:table-cell>
          <table:table-cell office:value-type="float" office:value="17.875" calcext:value-type="float">
            <text:p>17.875</text:p>
          </table:table-cell>
          <table:table-cell office:value-type="float" office:value="31.789" calcext:value-type="float">
            <text:p>31.789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67" calcext:value-type="float">
            <text:p>0.567</text:p>
          </table:table-cell>
          <table:table-cell office:value-type="float" office:value="49.664" calcext:value-type="float">
            <text:p>49.66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2])+32.1649" office:value-type="float" office:value="21.6025688510514" calcext:value-type="float">
            <text:p>21.60256885105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18S" calcext:value-type="time">
            <text:p>18:36:18</text:p>
          </table:table-cell>
          <table:table-cell office:value-type="float" office:value="17.875" calcext:value-type="float">
            <text:p>17.875</text:p>
          </table:table-cell>
          <table:table-cell office:value-type="float" office:value="31.932" calcext:value-type="float">
            <text:p>31.932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69" calcext:value-type="float">
            <text:p>0.569</text:p>
          </table:table-cell>
          <table:table-cell office:value-type="float" office:value="49.807" calcext:value-type="float">
            <text:p>49.80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3])+32.1649" office:value-type="float" office:value="21.6056647592581" calcext:value-type="float">
            <text:p>21.60566475925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23S" calcext:value-type="time">
            <text:p>18:36:23</text:p>
          </table:table-cell>
          <table:table-cell office:value-type="float" office:value="17.875" calcext:value-type="float">
            <text:p>17.875</text:p>
          </table:table-cell>
          <table:table-cell office:value-type="float" office:value="32.075" calcext:value-type="float">
            <text:p>32.075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71" calcext:value-type="float">
            <text:p>0.571</text:p>
          </table:table-cell>
          <table:table-cell office:value-type="float" office:value="49.95" calcext:value-type="float">
            <text:p>49.9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4])+32.1649" office:value-type="float" office:value="21.6087604363595" calcext:value-type="float">
            <text:p>21.608760436359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29S" calcext:value-type="time">
            <text:p>18:36:29</text:p>
          </table:table-cell>
          <table:table-cell office:value-type="float" office:value="18.5" calcext:value-type="float">
            <text:p>18.500</text:p>
          </table:table-cell>
          <table:table-cell office:value-type="float" office:value="32.223" calcext:value-type="float">
            <text:p>32.223</text:p>
          </table:table-cell>
          <table:table-cell office:value-type="float" office:value="-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82" calcext:value-type="float">
            <text:p>0.582</text:p>
          </table:table-cell>
          <table:table-cell office:value-type="float" office:value="50.723" calcext:value-type="float">
            <text:p>50.72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5])+32.1649" office:value-type="float" office:value="21.6124749438711" calcext:value-type="float">
            <text:p>21.612474943871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34S" calcext:value-type="time">
            <text:p>18:36:34</text:p>
          </table:table-cell>
          <table:table-cell office:value-type="float" office:value="17.875" calcext:value-type="float">
            <text:p>17.875</text:p>
          </table:table-cell>
          <table:table-cell office:value-type="float" office:value="32.366" calcext:value-type="float">
            <text:p>32.366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75" calcext:value-type="float">
            <text:p>0.575</text:p>
          </table:table-cell>
          <table:table-cell office:value-type="float" office:value="50.241" calcext:value-type="float">
            <text:p>50.24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6])+32.1649" office:value-type="float" office:value="21.6155701126626" calcext:value-type="float">
            <text:p>21.61557011266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37S" calcext:value-type="time">
            <text:p>18:36:37</text:p>
          </table:table-cell>
          <table:table-cell office:value-type="float" office:value="17.875" calcext:value-type="float">
            <text:p>17.875</text:p>
          </table:table-cell>
          <table:table-cell office:value-type="float" office:value="32.509" calcext:value-type="float">
            <text:p>32.509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77" calcext:value-type="float">
            <text:p>0.577</text:p>
          </table:table-cell>
          <table:table-cell office:value-type="float" office:value="50.384" calcext:value-type="float">
            <text:p>50.38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7])+32.1649" office:value-type="float" office:value="21.6174271030578" calcext:value-type="float">
            <text:p>21.617427103057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42S" calcext:value-type="time">
            <text:p>18:36:42</text:p>
          </table:table-cell>
          <table:table-cell office:value-type="float" office:value="18.5" calcext:value-type="float">
            <text:p>18.500</text:p>
          </table:table-cell>
          <table:table-cell office:value-type="float" office:value="32.657" calcext:value-type="float">
            <text:p>32.657</text:p>
          </table:table-cell>
          <table:table-cell office:value-type="float" office:value="-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88" calcext:value-type="float">
            <text:p>0.588</text:p>
          </table:table-cell>
          <table:table-cell office:value-type="float" office:value="51.157" calcext:value-type="float">
            <text:p>51.15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8])+32.1649" office:value-type="float" office:value="21.6205219022741" calcext:value-type="float">
            <text:p>21.62052190227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47S" calcext:value-type="time">
            <text:p>18:36:47</text:p>
          </table:table-cell>
          <table:table-cell office:value-type="float" office:value="18.5" calcext:value-type="float">
            <text:p>18.500</text:p>
          </table:table-cell>
          <table:table-cell office:value-type="float" office:value="32.805" calcext:value-type="float">
            <text:p>32.805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9" calcext:value-type="float">
            <text:p>0.59</text:p>
          </table:table-cell>
          <table:table-cell office:value-type="float" office:value="51.305" calcext:value-type="float">
            <text:p>51.30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39])+32.1649" office:value-type="float" office:value="21.6236164705508" calcext:value-type="float">
            <text:p>21.62361647055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52S" calcext:value-type="time">
            <text:p>18:36:52</text:p>
          </table:table-cell>
          <table:table-cell office:value-type="float" office:value="18.5" calcext:value-type="float">
            <text:p>18.500</text:p>
          </table:table-cell>
          <table:table-cell office:value-type="float" office:value="32.953" calcext:value-type="float">
            <text:p>32.953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92" calcext:value-type="float">
            <text:p>0.592</text:p>
          </table:table-cell>
          <table:table-cell office:value-type="float" office:value="51.453" calcext:value-type="float">
            <text:p>51.45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0])+32.1649" office:value-type="float" office:value="21.6267108079223" calcext:value-type="float">
            <text:p>21.62671080792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6M57S" calcext:value-type="time">
            <text:p>18:36:57</text:p>
          </table:table-cell>
          <table:table-cell office:value-type="float" office:value="18.5" calcext:value-type="float">
            <text:p>18.500</text:p>
          </table:table-cell>
          <table:table-cell office:value-type="float" office:value="33.101" calcext:value-type="float">
            <text:p>33.101</text:p>
          </table:table-cell>
          <table:table-cell office:value-type="float" office:value="0" calcext:value-type="float">
            <text:p>0</text:p>
          </table:table-cell>
          <table:table-cell office:value-type="float" office:value="21.65" calcext:value-type="float">
            <text:p>21.65</text:p>
          </table:table-cell>
          <table:table-cell office:value-type="float" office:value="0.594" calcext:value-type="float">
            <text:p>0.594</text:p>
          </table:table-cell>
          <table:table-cell office:value-type="float" office:value="51.601" calcext:value-type="float">
            <text:p>51.60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1])+32.1649" office:value-type="float" office:value="21.6298049144231" calcext:value-type="float">
            <text:p>21.62980491442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02S" calcext:value-type="time">
            <text:p>18:37:02</text:p>
          </table:table-cell>
          <table:table-cell office:value-type="float" office:value="19.125" calcext:value-type="float">
            <text:p>19.125</text:p>
          </table:table-cell>
          <table:table-cell office:value-type="float" office:value="33.254" calcext:value-type="float">
            <text:p>33.254</text:p>
          </table:table-cell>
          <table:table-cell office:value-type="float" office:value="-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605" calcext:value-type="float">
            <text:p>0.605</text:p>
          </table:table-cell>
          <table:table-cell office:value-type="float" office:value="52.379" calcext:value-type="float">
            <text:p>52.37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2])+32.1649" office:value-type="float" office:value="21.6328987900876" calcext:value-type="float">
            <text:p>21.632898790087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05S" calcext:value-type="time">
            <text:p>18:37:05</text:p>
          </table:table-cell>
          <table:table-cell office:value-type="float" office:value="19.125" calcext:value-type="float">
            <text:p>19.125</text:p>
          </table:table-cell>
          <table:table-cell office:value-type="float" office:value="33.407" calcext:value-type="float">
            <text:p>33.407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0.608" calcext:value-type="float">
            <text:p>0.608</text:p>
          </table:table-cell>
          <table:table-cell office:value-type="float" office:value="52.532" calcext:value-type="float">
            <text:p>52.53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3])+32.1649" office:value-type="float" office:value="21.6347550046992" calcext:value-type="float">
            <text:p>21.634755004699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10S" calcext:value-type="time">
            <text:p>18:37:10</text:p>
          </table:table-cell>
          <table:table-cell office:value-type="float" office:value="17.875" calcext:value-type="float">
            <text:p>17.875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92" calcext:value-type="float">
            <text:p>0.592</text:p>
          </table:table-cell>
          <table:table-cell office:value-type="float" office:value="51.425" calcext:value-type="float">
            <text:p>51.425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4])+32.1649" office:value-type="float" office:value="21.6378485110972" calcext:value-type="float">
            <text:p>21.637848511097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15S" calcext:value-type="time">
            <text:p>18:37:15</text:p>
          </table:table-cell>
          <table:table-cell office:value-type="float" office:value="17.875" calcext:value-type="float">
            <text:p>17.875</text:p>
          </table:table-cell>
          <table:table-cell office:value-type="float" office:value="33.693" calcext:value-type="float">
            <text:p>33.693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94" calcext:value-type="float">
            <text:p>0.594</text:p>
          </table:table-cell>
          <table:table-cell office:value-type="float" office:value="51.568" calcext:value-type="float">
            <text:p>51.56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5])+32.1649" office:value-type="float" office:value="21.6409417867486" calcext:value-type="float">
            <text:p>21.64094178674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21S" calcext:value-type="time">
            <text:p>18:37:21</text:p>
          </table:table-cell>
          <table:table-cell office:value-type="float" office:value="17.875" calcext:value-type="float">
            <text:p>17.875</text:p>
          </table:table-cell>
          <table:table-cell office:value-type="float" office:value="33.836" calcext:value-type="float">
            <text:p>33.836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596" calcext:value-type="float">
            <text:p>0.596</text:p>
          </table:table-cell>
          <table:table-cell office:value-type="float" office:value="51.711" calcext:value-type="float">
            <text:p>51.71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6])+32.1649" office:value-type="float" office:value="21.6446534129929" calcext:value-type="float">
            <text:p>21.644653412992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26S" calcext:value-type="time">
            <text:p>18:37:26</text:p>
          </table:table-cell>
          <table:table-cell office:value-type="float" office:value="17.25" calcext:value-type="float">
            <text:p>17.250</text:p>
          </table:table-cell>
          <table:table-cell office:value-type="float" office:value="33.974" calcext:value-type="float">
            <text:p>33.97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589" calcext:value-type="float">
            <text:p>0.589</text:p>
          </table:table-cell>
          <table:table-cell office:value-type="float" office:value="51.224" calcext:value-type="float">
            <text:p>51.22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7])+32.1649" office:value-type="float" office:value="21.6477461811224" calcext:value-type="float">
            <text:p>21.64774618112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29S" calcext:value-type="time">
            <text:p>18:37:29</text:p>
          </table:table-cell>
          <table:table-cell office:value-type="float" office:value="17.25" calcext:value-type="float">
            <text:p>17.250</text:p>
          </table:table-cell>
          <table:table-cell office:value-type="float" office:value="34.112" calcext:value-type="float">
            <text:p>34.11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591" calcext:value-type="float">
            <text:p>0.591</text:p>
          </table:table-cell>
          <table:table-cell office:value-type="float" office:value="51.362" calcext:value-type="float">
            <text:p>51.3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8])+32.1649" office:value-type="float" office:value="21.6496017312924" calcext:value-type="float">
            <text:p>21.64960173129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34S" calcext:value-type="time">
            <text:p>18:37:34</text:p>
          </table:table-cell>
          <table:table-cell office:value-type="float" office:value="17.875" calcext:value-type="float">
            <text:p>17.875</text:p>
          </table:table-cell>
          <table:table-cell office:value-type="float" office:value="34.255" calcext:value-type="float">
            <text:p>34.255</text:p>
          </table:table-cell>
          <table:table-cell office:value-type="float" office:value="-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02" calcext:value-type="float">
            <text:p>0.602</text:p>
          </table:table-cell>
          <table:table-cell office:value-type="float" office:value="52.13" calcext:value-type="float">
            <text:p>52.1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49])+32.1649" office:value-type="float" office:value="21.6526941304199" calcext:value-type="float">
            <text:p>21.65269413041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39S" calcext:value-type="time">
            <text:p>18:37:39</text:p>
          </table:table-cell>
          <table:table-cell office:value-type="float" office:value="17.875" calcext:value-type="float">
            <text:p>17.875</text:p>
          </table:table-cell>
          <table:table-cell office:value-type="float" office:value="34.398" calcext:value-type="float">
            <text:p>34.398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04" calcext:value-type="float">
            <text:p>0.604</text:p>
          </table:table-cell>
          <table:table-cell office:value-type="float" office:value="52.273" calcext:value-type="float">
            <text:p>52.27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0])+32.1649" office:value-type="float" office:value="21.6557862989658" calcext:value-type="float">
            <text:p>21.655786298965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44S" calcext:value-type="time">
            <text:p>18:37:44</text:p>
          </table:table-cell>
          <table:table-cell office:value-type="float" office:value="17.875" calcext:value-type="float">
            <text:p>17.875</text:p>
          </table:table-cell>
          <table:table-cell office:value-type="float" office:value="34.541" calcext:value-type="float">
            <text:p>34.541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06" calcext:value-type="float">
            <text:p>0.606</text:p>
          </table:table-cell>
          <table:table-cell office:value-type="float" office:value="52.416" calcext:value-type="float">
            <text:p>52.41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1])+32.1649" office:value-type="float" office:value="21.6588782369644" calcext:value-type="float">
            <text:p>21.658878236964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49S" calcext:value-type="time">
            <text:p>18:37:49</text:p>
          </table:table-cell>
          <table:table-cell office:value-type="float" office:value="17.875" calcext:value-type="float">
            <text:p>17.875</text:p>
          </table:table-cell>
          <table:table-cell office:value-type="float" office:value="34.684" calcext:value-type="float">
            <text:p>34.684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08" calcext:value-type="float">
            <text:p>0.608</text:p>
          </table:table-cell>
          <table:table-cell office:value-type="float" office:value="52.559" calcext:value-type="float">
            <text:p>52.55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2])+32.1649" office:value-type="float" office:value="21.6619699444502" calcext:value-type="float">
            <text:p>21.661969944450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52S" calcext:value-type="time">
            <text:p>18:37:52</text:p>
          </table:table-cell>
          <table:table-cell office:value-type="float" office:value="17.25" calcext:value-type="float">
            <text:p>17.250</text:p>
          </table:table-cell>
          <table:table-cell office:value-type="float" office:value="34.822" calcext:value-type="float">
            <text:p>34.82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01" calcext:value-type="float">
            <text:p>0.601</text:p>
          </table:table-cell>
          <table:table-cell office:value-type="float" office:value="52.072" calcext:value-type="float">
            <text:p>52.07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3])+32.1649" office:value-type="float" office:value="21.6638248583098" calcext:value-type="float">
            <text:p>21.66382485830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7M57S" calcext:value-type="time">
            <text:p>18:37:57</text:p>
          </table:table-cell>
          <table:table-cell office:value-type="float" office:value="17.875" calcext:value-type="float">
            <text:p>17.875</text:p>
          </table:table-cell>
          <table:table-cell office:value-type="float" office:value="34.965" calcext:value-type="float">
            <text:p>34.965</text:p>
          </table:table-cell>
          <table:table-cell office:value-type="float" office:value="-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12" calcext:value-type="float">
            <text:p>0.612</text:p>
          </table:table-cell>
          <table:table-cell office:value-type="float" office:value="52.84" calcext:value-type="float">
            <text:p>52.8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4])+32.1649" office:value-type="float" office:value="21.6669161970465" calcext:value-type="float">
            <text:p>21.66691619704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02S" calcext:value-type="time">
            <text:p>18:38:02</text:p>
          </table:table-cell>
          <table:table-cell office:value-type="float" office:value="17.875" calcext:value-type="float">
            <text:p>17.875</text:p>
          </table:table-cell>
          <table:table-cell office:value-type="float" office:value="35.108" calcext:value-type="float">
            <text:p>35.108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14" calcext:value-type="float">
            <text:p>0.614</text:p>
          </table:table-cell>
          <table:table-cell office:value-type="float" office:value="52.983" calcext:value-type="float">
            <text:p>52.98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5])+32.1649" office:value-type="float" office:value="21.6700073053597" calcext:value-type="float">
            <text:p>21.67000730535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07S" calcext:value-type="time">
            <text:p>18:38:07</text:p>
          </table:table-cell>
          <table:table-cell office:value-type="float" office:value="17.25" calcext:value-type="float">
            <text:p>17.250</text:p>
          </table:table-cell>
          <table:table-cell office:value-type="float" office:value="35.246" calcext:value-type="float">
            <text:p>35.24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07" calcext:value-type="float">
            <text:p>0.607</text:p>
          </table:table-cell>
          <table:table-cell office:value-type="float" office:value="52.496" calcext:value-type="float">
            <text:p>52.49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6])+32.1649" office:value-type="float" office:value="21.6730981832838" calcext:value-type="float">
            <text:p>21.673098183283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13S" calcext:value-type="time">
            <text:p>18:38:13</text:p>
          </table:table-cell>
          <table:table-cell office:value-type="float" office:value="17.25" calcext:value-type="float">
            <text:p>17.250</text:p>
          </table:table-cell>
          <table:table-cell office:value-type="float" office:value="35.384" calcext:value-type="float">
            <text:p>35.38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09" calcext:value-type="float">
            <text:p>0.609</text:p>
          </table:table-cell>
          <table:table-cell office:value-type="float" office:value="52.634" calcext:value-type="float">
            <text:p>52.63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7])+32.1649" office:value-type="float" office:value="21.6768069327273" calcext:value-type="float">
            <text:p>21.676806932727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15S" calcext:value-type="time">
            <text:p>18:38:15</text:p>
          </table:table-cell>
          <table:table-cell office:value-type="float" office:value="17.25" calcext:value-type="float">
            <text:p>17.250</text:p>
          </table:table-cell>
          <table:table-cell office:value-type="float" office:value="35.522" calcext:value-type="float">
            <text:p>35.52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11" calcext:value-type="float">
            <text:p>0.611</text:p>
          </table:table-cell>
          <table:table-cell office:value-type="float" office:value="52.772" calcext:value-type="float">
            <text:p>52.77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8])+32.1649" office:value-type="float" office:value="21.6780431088385" calcext:value-type="float">
            <text:p>21.678043108838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21S" calcext:value-type="time">
            <text:p>18:38:21</text:p>
          </table:table-cell>
          <table:table-cell office:value-type="float" office:value="17.875" calcext:value-type="float">
            <text:p>17.875</text:p>
          </table:table-cell>
          <table:table-cell office:value-type="float" office:value="35.665" calcext:value-type="float">
            <text:p>35.665</text:p>
          </table:table-cell>
          <table:table-cell office:value-type="float" office:value="-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22" calcext:value-type="float">
            <text:p>0.622</text:p>
          </table:table-cell>
          <table:table-cell office:value-type="float" office:value="53.54" calcext:value-type="float">
            <text:p>53.5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59])+32.1649" office:value-type="float" office:value="21.6817514160931" calcext:value-type="float">
            <text:p>21.681751416093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26S" calcext:value-type="time">
            <text:p>18:38:26</text:p>
          </table:table-cell>
          <table:table-cell office:value-type="float" office:value="17.875" calcext:value-type="float">
            <text:p>17.875</text:p>
          </table:table-cell>
          <table:table-cell office:value-type="float" office:value="35.808" calcext:value-type="float">
            <text:p>35.808</text:p>
          </table:table-cell>
          <table:table-cell office:value-type="float" office:value="0" calcext:value-type="float">
            <text:p>0</text:p>
          </table:table-cell>
          <table:table-cell office:value-type="float" office:value="21.712" calcext:value-type="float">
            <text:p>21.712</text:p>
          </table:table-cell>
          <table:table-cell office:value-type="float" office:value="0.624" calcext:value-type="float">
            <text:p>0.624</text:p>
          </table:table-cell>
          <table:table-cell office:value-type="float" office:value="53.683" calcext:value-type="float">
            <text:p>53.68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0])+32.1649" office:value-type="float" office:value="21.6848414188514" calcext:value-type="float">
            <text:p>21.68484141885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31S" calcext:value-type="time">
            <text:p>18:38:31</text:p>
          </table:table-cell>
          <table:table-cell office:value-type="float" office:value="17.25" calcext:value-type="float">
            <text:p>17.250</text:p>
          </table:table-cell>
          <table:table-cell office:value-type="float" office:value="35.946" calcext:value-type="float">
            <text:p>35.94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17" calcext:value-type="float">
            <text:p>0.617</text:p>
          </table:table-cell>
          <table:table-cell office:value-type="float" office:value="53.196" calcext:value-type="float">
            <text:p>53.19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1])+32.1649" office:value-type="float" office:value="21.6879311913854" calcext:value-type="float">
            <text:p>21.687931191385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36S" calcext:value-type="time">
            <text:p>18:38:36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084" calcext:value-type="float">
            <text:p>36.08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19" calcext:value-type="float">
            <text:p>0.619</text:p>
          </table:table-cell>
          <table:table-cell office:value-type="float" office:value="53.334" calcext:value-type="float">
            <text:p>53.33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2])+32.1649" office:value-type="float" office:value="21.6910207337293" calcext:value-type="float">
            <text:p>21.691020733729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39S" calcext:value-type="time">
            <text:p>18:38:39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222" calcext:value-type="float">
            <text:p>36.22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21" calcext:value-type="float">
            <text:p>0.621</text:p>
          </table:table-cell>
          <table:table-cell office:value-type="float" office:value="53.472" calcext:value-type="float">
            <text:p>53.47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3])+32.1649" office:value-type="float" office:value="21.6928743486586" calcext:value-type="float">
            <text:p>21.69287434865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44S" calcext:value-type="time">
            <text:p>18:38:44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23" calcext:value-type="float">
            <text:p>0.623</text:p>
          </table:table-cell>
          <table:table-cell office:value-type="float" office:value="53.61" calcext:value-type="float">
            <text:p>53.6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4])+32.1649" office:value-type="float" office:value="21.6959635227697" calcext:value-type="float">
            <text:p>21.69596352276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49S" calcext:value-type="time">
            <text:p>18:38:49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498" calcext:value-type="float">
            <text:p>36.498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25" calcext:value-type="float">
            <text:p>0.625</text:p>
          </table:table-cell>
          <table:table-cell office:value-type="float" office:value="53.748" calcext:value-type="float">
            <text:p>53.74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5])+32.1649" office:value-type="float" office:value="21.6990524667798" calcext:value-type="float">
            <text:p>21.69905246677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8M54S" calcext:value-type="time">
            <text:p>18:38:54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636" calcext:value-type="float">
            <text:p>36.63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27" calcext:value-type="float">
            <text:p>0.627</text:p>
          </table:table-cell>
          <table:table-cell office:value-type="float" office:value="53.886" calcext:value-type="float">
            <text:p>53.88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6])+32.1649" office:value-type="float" office:value="21.7021411807233" calcext:value-type="float">
            <text:p>21.702141180723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00S" calcext:value-type="time">
            <text:p>18:39:00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774" calcext:value-type="float">
            <text:p>36.77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29" calcext:value-type="float">
            <text:p>0.629</text:p>
          </table:table-cell>
          <table:table-cell office:value-type="float" office:value="54.024" calcext:value-type="float">
            <text:p>54.02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7])+32.1649" office:value-type="float" office:value="21.7058473338157" calcext:value-type="float">
            <text:p>21.705847333815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02S" calcext:value-type="time">
            <text:p>18:39:02</text:p>
          </table:table-cell>
          <table:table-cell office:value-type="float" office:value="17.25" calcext:value-type="float">
            <text:p>17.250</text:p>
          </table:table-cell>
          <table:table-cell office:value-type="float" office:value="36.912" calcext:value-type="float">
            <text:p>36.91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31" calcext:value-type="float">
            <text:p>0.631</text:p>
          </table:table-cell>
          <table:table-cell office:value-type="float" office:value="54.162" calcext:value-type="float">
            <text:p>54.16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8])+32.1649" office:value-type="float" office:value="21.7070826445797" calcext:value-type="float">
            <text:p>21.70708264457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07S" calcext:value-type="time">
            <text:p>18:39:07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05" calcext:value-type="float">
            <text:p>37.05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33" calcext:value-type="float">
            <text:p>0.633</text:p>
          </table:table-cell>
          <table:table-cell office:value-type="float" office:value="54.3" calcext:value-type="float">
            <text:p>54.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69])+32.1649" office:value-type="float" office:value="21.7101707605102" calcext:value-type="float">
            <text:p>21.710170760510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13S" calcext:value-type="time">
            <text:p>18:39:13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188" calcext:value-type="float">
            <text:p>37.188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35" calcext:value-type="float">
            <text:p>0.635</text:p>
          </table:table-cell>
          <table:table-cell office:value-type="float" office:value="54.438" calcext:value-type="float">
            <text:p>54.43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0])+32.1649" office:value-type="float" office:value="21.7138761961047" calcext:value-type="float">
            <text:p>21.713876196104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18S" calcext:value-type="time">
            <text:p>18:39:18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326" calcext:value-type="float">
            <text:p>37.32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37" calcext:value-type="float">
            <text:p>0.637</text:p>
          </table:table-cell>
          <table:table-cell office:value-type="float" office:value="54.576" calcext:value-type="float">
            <text:p>54.57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1])+32.1649" office:value-type="float" office:value="21.716963806205" calcext:value-type="float">
            <text:p>21.7169638062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21S" calcext:value-type="time">
            <text:p>18:39:21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464" calcext:value-type="float">
            <text:p>37.46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39" calcext:value-type="float">
            <text:p>0.639</text:p>
          </table:table-cell>
          <table:table-cell office:value-type="float" office:value="54.714" calcext:value-type="float">
            <text:p>54.71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2])+32.1649" office:value-type="float" office:value="21.7188162619264" calcext:value-type="float">
            <text:p>21.71881626192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26S" calcext:value-type="time">
            <text:p>18:39:26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602" calcext:value-type="float">
            <text:p>37.60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41" calcext:value-type="float">
            <text:p>0.641</text:p>
          </table:table-cell>
          <table:table-cell office:value-type="float" office:value="54.852" calcext:value-type="float">
            <text:p>54.85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3])+32.1649" office:value-type="float" office:value="21.7219035042544" calcext:value-type="float">
            <text:p>21.721903504254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31S" calcext:value-type="time">
            <text:p>18:39:31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43" calcext:value-type="float">
            <text:p>0.643</text:p>
          </table:table-cell>
          <table:table-cell office:value-type="float" office:value="54.99" calcext:value-type="float">
            <text:p>54.9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4])+32.1649" office:value-type="float" office:value="21.7249905167691" calcext:value-type="float">
            <text:p>21.724990516769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36S" calcext:value-type="time">
            <text:p>18:39:36</text:p>
          </table:table-cell>
          <table:table-cell office:value-type="float" office:value="17.25" calcext:value-type="float">
            <text:p>17.250</text:p>
          </table:table-cell>
          <table:table-cell office:value-type="float" office:value="37.878" calcext:value-type="float">
            <text:p>37.878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45" calcext:value-type="float">
            <text:p>0.645</text:p>
          </table:table-cell>
          <table:table-cell office:value-type="float" office:value="55.128" calcext:value-type="float">
            <text:p>55.12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5])+32.1649" office:value-type="float" office:value="21.7280772995048" calcext:value-type="float">
            <text:p>21.72807729950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42S" calcext:value-type="time">
            <text:p>18:39:42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016" calcext:value-type="float">
            <text:p>38.01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47" calcext:value-type="float">
            <text:p>0.647</text:p>
          </table:table-cell>
          <table:table-cell office:value-type="float" office:value="55.266" calcext:value-type="float">
            <text:p>55.26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6])+32.1649" office:value-type="float" office:value="21.7317811355275" calcext:value-type="float">
            <text:p>21.731781135527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44S" calcext:value-type="time">
            <text:p>18:39:44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154" calcext:value-type="float">
            <text:p>38.154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49" calcext:value-type="float">
            <text:p>0.649</text:p>
          </table:table-cell>
          <table:table-cell office:value-type="float" office:value="55.404" calcext:value-type="float">
            <text:p>55.40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7])+32.1649" office:value-type="float" office:value="21.7330156740269" calcext:value-type="float">
            <text:p>21.733015674026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50S" calcext:value-type="time">
            <text:p>18:39:50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292" calcext:value-type="float">
            <text:p>38.29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51" calcext:value-type="float">
            <text:p>0.651</text:p>
          </table:table-cell>
          <table:table-cell office:value-type="float" office:value="55.542" calcext:value-type="float">
            <text:p>55.54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8])+32.1649" office:value-type="float" office:value="21.7367190690314" calcext:value-type="float">
            <text:p>21.73671906903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39M55S" calcext:value-type="time">
            <text:p>18:39:55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43" calcext:value-type="float">
            <text:p>38.43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53" calcext:value-type="float">
            <text:p>0.653</text:p>
          </table:table-cell>
          <table:table-cell office:value-type="float" office:value="55.68" calcext:value-type="float">
            <text:p>55.6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79])+32.1649" office:value-type="float" office:value="21.7398049789186" calcext:value-type="float">
            <text:p>21.73980497891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00S" calcext:value-type="time">
            <text:p>18:40:00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568" calcext:value-type="float">
            <text:p>38.568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55" calcext:value-type="float">
            <text:p>0.655</text:p>
          </table:table-cell>
          <table:table-cell office:value-type="float" office:value="55.818" calcext:value-type="float">
            <text:p>55.81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0])+32.1649" office:value-type="float" office:value="21.7428906591908" calcext:value-type="float">
            <text:p>21.74289065919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03S" calcext:value-type="time">
            <text:p>18:40:03</text:p>
          </table:table-cell>
          <table:table-cell office:value-type="float" office:value="16.625" calcext:value-type="float">
            <text:p>16.625</text:p>
          </table:table-cell>
          <table:table-cell office:value-type="float" office:value="38.701" calcext:value-type="float">
            <text:p>38.701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48" calcext:value-type="float">
            <text:p>0.648</text:p>
          </table:table-cell>
          <table:table-cell office:value-type="float" office:value="55.326" calcext:value-type="float">
            <text:p>55.32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1])+32.1649" office:value-type="float" office:value="21.7447419571532" calcext:value-type="float">
            <text:p>21.744741957153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08S" calcext:value-type="time">
            <text:p>18:40:08</text:p>
          </table:table-cell>
          <table:table-cell office:value-type="float" office:value="16.625" calcext:value-type="float">
            <text:p>16.625</text:p>
          </table:table-cell>
          <table:table-cell office:value-type="float" office:value="38.834" calcext:value-type="float">
            <text:p>38.834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49" calcext:value-type="float">
            <text:p>0.649</text:p>
          </table:table-cell>
          <table:table-cell office:value-type="float" office:value="55.459" calcext:value-type="float">
            <text:p>55.45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2])+32.1649" office:value-type="float" office:value="21.7478272701127" calcext:value-type="float">
            <text:p>21.74782727011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13S" calcext:value-type="time">
            <text:p>18:40:13</text:p>
          </table:table-cell>
          <table:table-cell office:value-type="float" office:value="17.25" calcext:value-type="float">
            <text:p>17.250</text:p>
          </table:table-cell>
          <table:table-cell office:value-type="float" office:value="38.972" calcext:value-type="float">
            <text:p>38.972</text:p>
          </table:table-cell>
          <table:table-cell office:value-type="float" office:value="-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6" calcext:value-type="float">
            <text:p>0.66</text:p>
          </table:table-cell>
          <table:table-cell office:value-type="float" office:value="56.222" calcext:value-type="float">
            <text:p>56.222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3])+32.1649" office:value-type="float" office:value="21.750912353546" calcext:value-type="float">
            <text:p>21.75091235354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19S" calcext:value-type="time">
            <text:p>18:40:19</text:p>
          </table:table-cell>
          <table:table-cell office:value-type="float" office:value="17.25" calcext:value-type="float">
            <text:p>17.250</text:p>
          </table:table-cell>
          <table:table-cell office:value-type="float" office:value="39.11" calcext:value-type="float">
            <text:p>39.11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62" calcext:value-type="float">
            <text:p>0.662</text:p>
          </table:table-cell>
          <table:table-cell office:value-type="float" office:value="56.36" calcext:value-type="float">
            <text:p>56.3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4])+32.1649" office:value-type="float" office:value="21.7546141507396" calcext:value-type="float">
            <text:p>21.75461415073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24S" calcext:value-type="time">
            <text:p>18:40:24</text:p>
          </table:table-cell>
          <table:table-cell office:value-type="float" office:value="17.25" calcext:value-type="float">
            <text:p>17.250</text:p>
          </table:table-cell>
          <table:table-cell office:value-type="float" office:value="39.248" calcext:value-type="float">
            <text:p>39.248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64" calcext:value-type="float">
            <text:p>0.664</text:p>
          </table:table-cell>
          <table:table-cell office:value-type="float" office:value="56.498" calcext:value-type="float">
            <text:p>56.49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5])+32.1649" office:value-type="float" office:value="21.7576987293357" calcext:value-type="float">
            <text:p>21.757698729335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26S" calcext:value-type="time">
            <text:p>18:40:26</text:p>
          </table:table-cell>
          <table:table-cell office:value-type="float" office:value="17.25" calcext:value-type="float">
            <text:p>17.250</text:p>
          </table:table-cell>
          <table:table-cell office:value-type="float" office:value="39.386" calcext:value-type="float">
            <text:p>39.386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0.666" calcext:value-type="float">
            <text:p>0.666</text:p>
          </table:table-cell>
          <table:table-cell office:value-type="float" office:value="56.636" calcext:value-type="float">
            <text:p>56.63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6])+32.1649" office:value-type="float" office:value="21.7589324965355" calcext:value-type="float">
            <text:p>21.758932496535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32S" calcext:value-type="time">
            <text:p>18:40:32</text:p>
          </table:table-cell>
          <table:table-cell office:value-type="float" office:value="16.625" calcext:value-type="float">
            <text:p>16.625</text:p>
          </table:table-cell>
          <table:table-cell office:value-type="float" office:value="39.519" calcext:value-type="float">
            <text:p>39.519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59" calcext:value-type="float">
            <text:p>0.659</text:p>
          </table:table-cell>
          <table:table-cell office:value-type="float" office:value="56.144" calcext:value-type="float">
            <text:p>56.144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7])+32.1649" office:value-type="float" office:value="21.7626335779165" calcext:value-type="float">
            <text:p>21.76263357791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37S" calcext:value-type="time">
            <text:p>18:40:37</text:p>
          </table:table-cell>
          <table:table-cell office:value-type="float" office:value="16.625" calcext:value-type="float">
            <text:p>16.625</text:p>
          </table:table-cell>
          <table:table-cell office:value-type="float" office:value="39.652" calcext:value-type="float">
            <text:p>39.652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61" calcext:value-type="float">
            <text:p>0.661</text:p>
          </table:table-cell>
          <table:table-cell office:value-type="float" office:value="56.277" calcext:value-type="float">
            <text:p>56.27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8])+32.1649" office:value-type="float" office:value="21.7657175600997" calcext:value-type="float">
            <text:p>21.76571756009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55S" calcext:value-type="time">
            <text:p>18:40:55</text:p>
          </table:table-cell>
          <table:table-cell office:value-type="float" office:value="16.625" calcext:value-type="float">
            <text:p>16.625</text:p>
          </table:table-cell>
          <table:table-cell office:value-type="float" office:value="39.785" calcext:value-type="float">
            <text:p>39.785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63" calcext:value-type="float">
            <text:p>0.663</text:p>
          </table:table-cell>
          <table:table-cell office:value-type="float" office:value="56.41" calcext:value-type="float">
            <text:p>56.41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89])+32.1649" office:value-type="float" office:value="21.7768179973667" calcext:value-type="float">
            <text:p>21.77681799736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0M58S" calcext:value-type="time">
            <text:p>18:40:58</text:p>
          </table:table-cell>
          <table:table-cell office:value-type="float" office:value="16.625" calcext:value-type="float">
            <text:p>16.625</text:p>
          </table:table-cell>
          <table:table-cell office:value-type="float" office:value="39.918" calcext:value-type="float">
            <text:p>39.918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65" calcext:value-type="float">
            <text:p>0.665</text:p>
          </table:table-cell>
          <table:table-cell office:value-type="float" office:value="56.543" calcext:value-type="float">
            <text:p>56.543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0])+32.1649" office:value-type="float" office:value="21.7786677814027" calcext:value-type="float">
            <text:p>21.77866778140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03S" calcext:value-type="time">
            <text:p>18:41:03</text:p>
          </table:table-cell>
          <table:table-cell office:value-type="float" office:value="16.625" calcext:value-type="float">
            <text:p>16.625</text:p>
          </table:table-cell>
          <table:table-cell office:value-type="float" office:value="40.051" calcext:value-type="float">
            <text:p>40.051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67" calcext:value-type="float">
            <text:p>0.667</text:p>
          </table:table-cell>
          <table:table-cell office:value-type="float" office:value="56.676" calcext:value-type="float">
            <text:p>56.676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1])+32.1649" office:value-type="float" office:value="21.7817505714518" calcext:value-type="float">
            <text:p>21.78175057145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06S" calcext:value-type="time">
            <text:p>18:41:06</text:p>
          </table:table-cell>
          <table:table-cell office:value-type="float" office:value="16.625" calcext:value-type="float">
            <text:p>16.625</text:p>
          </table:table-cell>
          <table:table-cell office:value-type="float" office:value="40.184" calcext:value-type="float">
            <text:p>40.184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0.669" calcext:value-type="float">
            <text:p>0.669</text:p>
          </table:table-cell>
          <table:table-cell office:value-type="float" office:value="56.809" calcext:value-type="float">
            <text:p>56.809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2])+32.1649" office:value-type="float" office:value="21.7836001354866" calcext:value-type="float">
            <text:p>21.783600135486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08S" calcext:value-type="time">
            <text:p>18:41:08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3])+32.1649" office:value-type="float" office:value="21.78483313235" calcext:value-type="float">
            <text:p>21.784833132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11S" calcext:value-type="time">
            <text:p>18:41:11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4])+32.1649" office:value-type="float" office:value="21.7866825589106" calcext:value-type="float">
            <text:p>21.786682558910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14S" calcext:value-type="time">
            <text:p>18:41:14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5])+32.1649" office:value-type="float" office:value="21.7885319029965" calcext:value-type="float">
            <text:p>21.78853190299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17S" calcext:value-type="time">
            <text:p>18:41:17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6])+32.1649" office:value-type="float" office:value="21.7903811646151" calcext:value-type="float">
            <text:p>21.790381164615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19S" calcext:value-type="time">
            <text:p>18:41:19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7])+32.1649" office:value-type="float" office:value="21.7916139598826" calcext:value-type="float">
            <text:p>21.791613959882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25S" calcext:value-type="time">
            <text:p>18:41:25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8])+32.1649" office:value-type="float" office:value="21.7953121258135" calcext:value-type="float">
            <text:p>21.795312125813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28S" calcext:value-type="time">
            <text:p>18:41:28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-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299])+32.1649" office:value-type="float" office:value="21.7971610851147" calcext:value-type="float">
            <text:p>21.797161085114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33S" calcext:value-type="time">
            <text:p>18:41:33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0])+32.1649" office:value-type="float" office:value="21.8002425007692" calcext:value-type="float">
            <text:p>21.800242500769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39S" calcext:value-type="time">
            <text:p>18:41:39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1])+32.1649" office:value-type="float" office:value="21.8039398973479" calcext:value-type="float">
            <text:p>21.803939897347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41S" calcext:value-type="time">
            <text:p>18:41:41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2])+32.1649" office:value-type="float" office:value="21.8051722896214" calcext:value-type="float">
            <text:p>21.80517228962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47S" calcext:value-type="time">
            <text:p>18:41:47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-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3])+32.1649" office:value-type="float" office:value="21.8088692467141" calcext:value-type="float">
            <text:p>21.80886924671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52S" calcext:value-type="time">
            <text:p>18:41:52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4])+32.1649" office:value-type="float" office:value="21.8119497925523" calcext:value-type="float">
            <text:p>21.81194979255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1M58S" calcext:value-type="time">
            <text:p>18:41:58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-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5])+32.1649" office:value-type="float" office:value="21.8156461455221" calcext:value-type="float">
            <text:p>21.815646145522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01S" calcext:value-type="time">
            <text:p>18:42:01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6])+32.1649" office:value-type="float" office:value="21.817494198464" calcext:value-type="float">
            <text:p>21.8174941984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06S" calcext:value-type="time">
            <text:p>18:42:06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7])+32.1649" office:value-type="float" office:value="21.8205741036991" calcext:value-type="float">
            <text:p>21.820574103699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11S" calcext:value-type="time">
            <text:p>18:42:11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8])+32.1649" office:value-type="float" office:value="21.823653780212" calcext:value-type="float">
            <text:p>21.82365378021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17S" calcext:value-type="time">
            <text:p>18:42:17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09])+32.1649" office:value-type="float" office:value="21.8273490901618" calcext:value-type="float">
            <text:p>21.82734909016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20S" calcext:value-type="time">
            <text:p>18:42:20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0])+32.1649" office:value-type="float" office:value="21.8291966216634" calcext:value-type="float">
            <text:p>21.82919662166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25S" calcext:value-type="time">
            <text:p>18:42:25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1])+32.1649" office:value-type="float" office:value="21.8322756579347" calcext:value-type="float">
            <text:p>21.832275657934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30S" calcext:value-type="time">
            <text:p>18:42:30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2])+32.1649" office:value-type="float" office:value="21.8353544656127" calcext:value-type="float">
            <text:p>21.83535446561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33S" calcext:value-type="time">
            <text:p>18:42:33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3])+32.1649" office:value-type="float" office:value="21.8372016405089" calcext:value-type="float">
            <text:p>21.837201640508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39S" calcext:value-type="time">
            <text:p>18:42:39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4])+32.1649" office:value-type="float" office:value="21.8408957434865" calcext:value-type="float">
            <text:p>21.84089574348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44S" calcext:value-type="time">
            <text:p>18:42:44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-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5])+32.1649" office:value-type="float" office:value="21.8439739112841" calcext:value-type="float">
            <text:p>21.84397391128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49S" calcext:value-type="time">
            <text:p>18:42:49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6])+32.1649" office:value-type="float" office:value="21.8470518506174" calcext:value-type="float">
            <text:p>21.847051850617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52S" calcext:value-type="time">
            <text:p>18:42:52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-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7])+32.1649" office:value-type="float" office:value="21.8488985045686" calcext:value-type="float">
            <text:p>21.848898504568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2M57S" calcext:value-type="time">
            <text:p>18:42:57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8])+32.1649" office:value-type="float" office:value="21.8519760784296" calcext:value-type="float">
            <text:p>21.85197607842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03S" calcext:value-type="time">
            <text:p>18:43:03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19])+32.1649" office:value-type="float" office:value="21.8556688656092" calcext:value-type="float">
            <text:p>21.855668865609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08S" calcext:value-type="time">
            <text:p>18:43:08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0])+32.1649" office:value-type="float" office:value="21.8587459370874" calcext:value-type="float">
            <text:p>21.858745937087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13S" calcext:value-type="time">
            <text:p>18:43:13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1])+32.1649" office:value-type="float" office:value="21.861822780264" calcext:value-type="float">
            <text:p>21.8618227802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15S" calcext:value-type="time">
            <text:p>18:43:1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2])+32.1649" office:value-type="float" office:value="21.8630534536179" calcext:value-type="float">
            <text:p>21.863053453617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21S" calcext:value-type="time">
            <text:p>18:43:21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3])+32.1649" office:value-type="float" office:value="21.8667452545639" calcext:value-type="float">
            <text:p>21.86674525456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26S" calcext:value-type="time">
            <text:p>18:43:26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4])+32.1649" office:value-type="float" office:value="21.869821504315" calcext:value-type="float">
            <text:p>21.8698215043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31S" calcext:value-type="time">
            <text:p>18:43:31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-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5])+32.1649" office:value-type="float" office:value="21.8728975258864" calcext:value-type="float">
            <text:p>21.872897525886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34S" calcext:value-type="time">
            <text:p>18:43:34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6])+32.1649" office:value-type="float" office:value="21.8747430293171" calcext:value-type="float">
            <text:p>21.874743029317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39S" calcext:value-type="time">
            <text:p>18:43:39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7])+32.1649" office:value-type="float" office:value="21.8778186858714" calcext:value-type="float">
            <text:p>21.87781868587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44S" calcext:value-type="time">
            <text:p>18:43:44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8])+32.1649" office:value-type="float" office:value="21.880894114334" calcext:value-type="float">
            <text:p>21.8808941143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50S" calcext:value-type="time">
            <text:p>18:43:50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29])+32.1649" office:value-type="float" office:value="21.8845843274559" calcext:value-type="float">
            <text:p>21.884584327455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55S" calcext:value-type="time">
            <text:p>18:43:55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-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0])+32.1649" office:value-type="float" office:value="21.8876592542359" calcext:value-type="float">
            <text:p>21.887659254235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3M58S" calcext:value-type="time">
            <text:p>18:43:58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1])+32.1649" office:value-type="float" office:value="21.8895041008697" calcext:value-type="float">
            <text:p>21.88950410086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03S" calcext:value-type="time">
            <text:p>18:44:03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-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2])+32.1649" office:value-type="float" office:value="21.8925786628924" calcext:value-type="float">
            <text:p>21.89257866289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08S" calcext:value-type="time">
            <text:p>18:44:08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3])+32.1649" office:value-type="float" office:value="21.8956529969858" calcext:value-type="float">
            <text:p>21.895652996985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13S" calcext:value-type="time">
            <text:p>18:44:13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4])+32.1649" office:value-type="float" office:value="21.8987271031836" calcext:value-type="float">
            <text:p>21.898727103183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18S" calcext:value-type="time">
            <text:p>18:44:18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5])+32.1649" office:value-type="float" office:value="21.9018009815196" calcext:value-type="float">
            <text:p>21.90180098151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21S" calcext:value-type="time">
            <text:p>18:44:21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6])+32.1649" office:value-type="float" office:value="21.9036451991616" calcext:value-type="float">
            <text:p>21.903645199161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26S" calcext:value-type="time">
            <text:p>18:44:26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7])+32.1649" office:value-type="float" office:value="21.906718712989" calcext:value-type="float">
            <text:p>21.90671871298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31S" calcext:value-type="time">
            <text:p>18:44:31</text:p>
          </table:table-cell>
          <table:table-cell office:value-type="float" office:value="47.25" calcext:value-type="float">
            <text:p>47.250</text:p>
          </table:table-cell>
          <table:table-cell office:value-type="float" office:value="40.562" calcext:value-type="float">
            <text:p>40.562</text:p>
          </table:table-cell>
          <table:table-cell office:value-type="float" office:value="0" calcext:value-type="float">
            <text:p>0</text:p>
          </table:table-cell>
          <table:table-cell office:value-type="float" office:value="21.775" calcext:value-type="float">
            <text:p>21.7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8])+32.1649" office:value-type="float" office:value="21.9097919990425" calcext:value-type="float">
            <text:p>21.909791999042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37S" calcext:value-type="time">
            <text:p>18:44:37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39])+32.1649" office:value-type="float" office:value="21.9134796416924" calcext:value-type="float">
            <text:p>21.91347964169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42S" calcext:value-type="time">
            <text:p>18:44:42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0])+32.1649" office:value-type="float" office:value="21.9165524267619" calcext:value-type="float">
            <text:p>21.916552426761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45S" calcext:value-type="time">
            <text:p>18:44:45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1])+32.1649" office:value-type="float" office:value="21.9183959885217" calcext:value-type="float">
            <text:p>21.918395988521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50S" calcext:value-type="time">
            <text:p>18:44:50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2])+32.1649" office:value-type="float" office:value="21.9214684093418" calcext:value-type="float">
            <text:p>21.92146840934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4M55S" calcext:value-type="time">
            <text:p>18:44:55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3])+32.1649" office:value-type="float" office:value="21.9245406025499" calcext:value-type="float">
            <text:p>21.92454060254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00S" calcext:value-type="time">
            <text:p>18:45:00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4])+32.1649" office:value-type="float" office:value="21.9276125681796" calcext:value-type="float">
            <text:p>21.92761256817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03S" calcext:value-type="time">
            <text:p>18:45:03</text:p>
          </table:table-cell>
          <table:table-cell office:value-type="float" office:value="46.625" calcext:value-type="float">
            <text:p>46.625</text:p>
          </table:table-cell>
          <table:table-cell office:value-type="float" office:value="40.557" calcext:value-type="float">
            <text:p>40.557</text:p>
          </table:table-cell>
          <table:table-cell office:value-type="float" office:value="0" calcext:value-type="float">
            <text:p>0</text:p>
          </table:table-cell>
          <table:table-cell office:value-type="float" office:value="21.837" calcext:value-type="float">
            <text:p>21.8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5])+32.1649" office:value-type="float" office:value="21.9294556383339" calcext:value-type="float">
            <text:p>21.92945563833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08S" calcext:value-type="time">
            <text:p>18:45:08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6])+32.1649" office:value-type="float" office:value="21.9325272399085" calcext:value-type="float">
            <text:p>21.932527239908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14S" calcext:value-type="time">
            <text:p>18:45:14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7])+32.1649" office:value-type="float" office:value="21.9362128615134" calcext:value-type="float">
            <text:p>21.936212861513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19S" calcext:value-type="time">
            <text:p>18:45:19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8])+32.1649" office:value-type="float" office:value="21.939283962653" calcext:value-type="float">
            <text:p>21.9392839626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24S" calcext:value-type="time">
            <text:p>18:45:24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49])+32.1649" office:value-type="float" office:value="21.9423548363761" calcext:value-type="float">
            <text:p>21.942354836376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27S" calcext:value-type="time">
            <text:p>18:45:27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0])+32.1649" office:value-type="float" office:value="21.9441972514641" calcext:value-type="float">
            <text:p>21.94419725146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33S" calcext:value-type="time">
            <text:p>18:45:33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1])+32.1649" office:value-type="float" office:value="21.9478818360955" calcext:value-type="float">
            <text:p>21.947881836095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38S" calcext:value-type="time">
            <text:p>18:45:38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2])+32.1649" office:value-type="float" office:value="21.9509520732315" calcext:value-type="float">
            <text:p>21.950952073231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41S" calcext:value-type="time">
            <text:p>18:45:41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3])+32.1649" office:value-type="float" office:value="21.9527941064124" calcext:value-type="float">
            <text:p>21.95279410641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46S" calcext:value-type="time">
            <text:p>18:45:46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4])+32.1649" office:value-type="float" office:value="21.9558639799027" calcext:value-type="float">
            <text:p>21.955863979902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51S" calcext:value-type="time">
            <text:p>18:45:51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5])+32.1649" office:value-type="float" office:value="21.9589336261583" calcext:value-type="float">
            <text:p>21.958933626158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5M57S" calcext:value-type="time">
            <text:p>18:45:57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6])+32.1649" office:value-type="float" office:value="21.9626169017624" calcext:value-type="float">
            <text:p>21.962616901762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02S" calcext:value-type="time">
            <text:p>18:46:02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7])+32.1649" office:value-type="float" office:value="21.9656860482199" calcext:value-type="float">
            <text:p>21.96568604821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05S" calcext:value-type="time">
            <text:p>18:46:05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8])+32.1649" office:value-type="float" office:value="21.9675274270712" calcext:value-type="float">
            <text:p>21.967527427071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10S" calcext:value-type="time">
            <text:p>18:46:10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59])+32.1649" office:value-type="float" office:value="21.9705962101414" calcext:value-type="float">
            <text:p>21.97059621014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15S" calcext:value-type="time">
            <text:p>18:46:15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0])+32.1649" office:value-type="float" office:value="21.9736647661382" calcext:value-type="float">
            <text:p>21.973664766138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20S" calcext:value-type="time">
            <text:p>18:46:20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1])+32.1649" office:value-type="float" office:value="21.9767330950953" calcext:value-type="float">
            <text:p>21.97673309509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23S" calcext:value-type="time">
            <text:p>18:46:23</text:p>
          </table:table-cell>
          <table:table-cell office:value-type="float" office:value="46" calcext:value-type="float">
            <text:p>46.000</text:p>
          </table:table-cell>
          <table:table-cell office:value-type="float" office:value="40.552" calcext:value-type="float">
            <text:p>40.55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2])+32.1649" office:value-type="float" office:value="21.9785739835044" calcext:value-type="float">
            <text:p>21.978573983504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28S" calcext:value-type="time">
            <text:p>18:46:28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3])+32.1649" office:value-type="float" office:value="21.9816419492677" calcext:value-type="float">
            <text:p>21.981641949267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33S" calcext:value-type="time">
            <text:p>18:46:33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4])+32.1649" office:value-type="float" office:value="21.9847096880785" calcext:value-type="float">
            <text:p>21.984709688078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38S" calcext:value-type="time">
            <text:p>18:46:38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5])+32.1649" office:value-type="float" office:value="21.9877771999705" calcext:value-type="float">
            <text:p>21.98777719997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44S" calcext:value-type="time">
            <text:p>18:46:44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6])+32.1649" office:value-type="float" office:value="21.9914579147553" calcext:value-type="float">
            <text:p>21.99145791475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49S" calcext:value-type="time">
            <text:p>18:46:49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7])+32.1649" office:value-type="float" office:value="21.9945249275439" calcext:value-type="float">
            <text:p>21.99452492754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52S" calcext:value-type="time">
            <text:p>18:46:52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8])+32.1649" office:value-type="float" office:value="21.9963650263454" calcext:value-type="float">
            <text:p>21.996365026345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6M57S" calcext:value-type="time">
            <text:p>18:46:57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69])+32.1649" office:value-type="float" office:value="21.9994316762518" calcext:value-type="float">
            <text:p>21.999431676251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02S" calcext:value-type="time">
            <text:p>18:47:02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0])+32.1649" office:value-type="float" office:value="22.0024980994003" calcext:value-type="float">
            <text:p>22.002498099400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07S" calcext:value-type="time">
            <text:p>18:47:07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1])+32.1649" office:value-type="float" office:value="22.0055642958246" calcext:value-type="float">
            <text:p>22.005564295824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10S" calcext:value-type="time">
            <text:p>18:47:10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2])+32.1649" office:value-type="float" office:value="22.0074039048655" calcext:value-type="float">
            <text:p>22.007403904865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15S" calcext:value-type="time">
            <text:p>18:47:15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3])+32.1649" office:value-type="float" office:value="22.0104697386007" calcext:value-type="float">
            <text:p>22.010469738600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20S" calcext:value-type="time">
            <text:p>18:47:20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4])+32.1649" office:value-type="float" office:value="22.0135353456987" calcext:value-type="float">
            <text:p>22.013535345698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25S" calcext:value-type="time">
            <text:p>18:47:25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5])+32.1649" office:value-type="float" office:value="22.0166007261932" calcext:value-type="float">
            <text:p>22.016600726193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30S" calcext:value-type="time">
            <text:p>18:47:30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6])+32.1649" office:value-type="float" office:value="22.0196658801175" calcext:value-type="float">
            <text:p>22.019665880117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33S" calcext:value-type="time">
            <text:p>18:47:33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7])+32.1649" office:value-type="float" office:value="22.0215048637323" calcext:value-type="float">
            <text:p>22.02150486373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38S" calcext:value-type="time">
            <text:p>18:47:38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8])+32.1649" office:value-type="float" office:value="22.0245696552141" calcext:value-type="float">
            <text:p>22.02456965521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44S" calcext:value-type="time">
            <text:p>18:47:44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79])+32.1649" office:value-type="float" office:value="22.0282471060375" calcext:value-type="float">
            <text:p>22.028247106037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49S" calcext:value-type="time">
            <text:p>18:47:49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0])+32.1649" office:value-type="float" office:value="22.0313113993007" calcext:value-type="float">
            <text:p>22.031311399300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54S" calcext:value-type="time">
            <text:p>18:47:54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1])+32.1649" office:value-type="float" office:value="22.0343754661545" calcext:value-type="float">
            <text:p>22.03437546615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7M57S" calcext:value-type="time">
            <text:p>18:47:57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2])+32.1649" office:value-type="float" office:value="22.0362137976041" calcext:value-type="float">
            <text:p>22.036213797604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02S" calcext:value-type="time">
            <text:p>18:48:02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3])+32.1649" office:value-type="float" office:value="22.0392775022723" calcext:value-type="float">
            <text:p>22.039277502272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07S" calcext:value-type="time">
            <text:p>18:48:07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4])+32.1649" office:value-type="float" office:value="22.0423409806181" calcext:value-type="float">
            <text:p>22.04234098061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13S" calcext:value-type="time">
            <text:p>18:48:13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5])+32.1649" office:value-type="float" office:value="22.0460168559345" calcext:value-type="float">
            <text:p>22.04601685593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18S" calcext:value-type="time">
            <text:p>18:48:18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6])+32.1649" office:value-type="float" office:value="22.0490798364885" calcext:value-type="float">
            <text:p>22.049079836488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21S" calcext:value-type="time">
            <text:p>18:48:21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7])+32.1649" office:value-type="float" office:value="22.0509175162353" calcext:value-type="float">
            <text:p>22.050917516235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26S" calcext:value-type="time">
            <text:p>18:48:26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8])+32.1649" office:value-type="float" office:value="22.0539801348605" calcext:value-type="float">
            <text:p>22.053980134860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32S" calcext:value-type="time">
            <text:p>18:48:32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89])+32.1649" office:value-type="float" office:value="22.0576549786799" calcext:value-type="float">
            <text:p>22.057654978679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34S" calcext:value-type="time">
            <text:p>18:48:34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0])+32.1649" office:value-type="float" office:value="22.0588798542578" calcext:value-type="float">
            <text:p>22.058879854257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40S" calcext:value-type="time">
            <text:p>18:48:40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1])+32.1649" office:value-type="float" office:value="22.0625542639357" calcext:value-type="float">
            <text:p>22.062554263935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45S" calcext:value-type="time">
            <text:p>18:48:4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-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2])+32.1649" office:value-type="float" office:value="22.0656160233228" calcext:value-type="float">
            <text:p>22.065616023322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50S" calcext:value-type="time">
            <text:p>18:48:50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3])+32.1649" office:value-type="float" office:value="22.0686775566748" calcext:value-type="float">
            <text:p>22.068677556674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55S" calcext:value-type="time">
            <text:p>18:48:55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4])+32.1649" office:value-type="float" office:value="22.0717388640249" calcext:value-type="float">
            <text:p>22.071738864024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8M58S" calcext:value-type="time">
            <text:p>18:48:58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5])+32.1649" office:value-type="float" office:value="22.0735755399681" calcext:value-type="float">
            <text:p>22.073575539968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03S" calcext:value-type="time">
            <text:p>18:49:03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6])+32.1649" office:value-type="float" office:value="22.0766364857847" calcext:value-type="float">
            <text:p>22.076636485784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09S" calcext:value-type="time">
            <text:p>18:49:09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7])+32.1649" office:value-type="float" office:value="22.0803093225598" calcext:value-type="float">
            <text:p>22.080309322559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14S" calcext:value-type="time">
            <text:p>18:49:14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8])+32.1649" office:value-type="float" office:value="22.0833697714073" calcext:value-type="float">
            <text:p>22.083369771407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17S" calcext:value-type="time">
            <text:p>18:49:17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399])+32.1649" office:value-type="float" office:value="22.0852059323097" calcext:value-type="float">
            <text:p>22.085205932309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22S" calcext:value-type="time">
            <text:p>18:49:22</text:p>
          </table:table-cell>
          <table:table-cell office:value-type="float" office:value="45.375" calcext:value-type="float">
            <text:p>45.375</text:p>
          </table:table-cell>
          <table:table-cell office:value-type="float" office:value="40.547" calcext:value-type="float">
            <text:p>40.547</text:p>
          </table:table-cell>
          <table:table-cell office:value-type="float" office:value="0" calcext:value-type="float">
            <text:p>0</text:p>
          </table:table-cell>
          <table:table-cell office:value-type="float" office:value="21.962" calcext:value-type="float">
            <text:p>21.96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0])+32.1649" office:value-type="float" office:value="22.0882660198265" calcext:value-type="float">
            <text:p>22.088266019826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27S" calcext:value-type="time">
            <text:p>18:49:27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1])+32.1649" office:value-type="float" office:value="22.0913258815549" calcext:value-type="float">
            <text:p>22.091325881554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33S" calcext:value-type="time">
            <text:p>18:49:33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2])+32.1649" office:value-type="float" office:value="22.0949974176352" calcext:value-type="float">
            <text:p>22.09499741763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35S" calcext:value-type="time">
            <text:p>18:49:35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3])+32.1649" office:value-type="float" office:value="22.0962211907636" calcext:value-type="float">
            <text:p>22.096221190763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41S" calcext:value-type="time">
            <text:p>18:49:41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4])+32.1649" office:value-type="float" office:value="22.0998922934837" calcext:value-type="float">
            <text:p>22.099892293483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47S" calcext:value-type="time">
            <text:p>18:49:47</text:p>
          </table:table-cell>
          <table:table-cell office:value-type="float" office:value="44.75" calcext:value-type="float">
            <text:p>44.750</text:p>
          </table:table-cell>
          <table:table-cell office:value-type="float" office:value="40.542" calcext:value-type="float">
            <text:p>40.542</text:p>
          </table:table-cell>
          <table:table-cell office:value-type="float" office:value="0" calcext:value-type="float">
            <text:p>0</text:p>
          </table:table-cell>
          <table:table-cell office:value-type="float" office:value="22.025" calcext:value-type="float">
            <text:p>22.0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5])+32.1649" office:value-type="float" office:value="22.1035630712508" calcext:value-type="float">
            <text:p>22.10356307125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49M55S" calcext:value-type="time">
            <text:p>18:49:55</text:p>
          </table:table-cell>
          <table:table-cell office:value-type="float" office:value="44.125" calcext:value-type="float">
            <text:p>44.125</text:p>
          </table:table-cell>
          <table:table-cell office:value-type="float" office:value="40.537" calcext:value-type="float">
            <text:p>40.537</text:p>
          </table:table-cell>
          <table:table-cell office:value-type="float" office:value="0" calcext:value-type="float">
            <text:p>0</text:p>
          </table:table-cell>
          <table:table-cell office:value-type="float" office:value="22.087" calcext:value-type="float">
            <text:p>22.0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6])+32.1649" office:value-type="float" office:value="22.1084569362238" calcext:value-type="float">
            <text:p>22.108456936223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01S" calcext:value-type="time">
            <text:p>18:50:01</text:p>
          </table:table-cell>
          <table:table-cell office:value-type="float" office:value="44.125" calcext:value-type="float">
            <text:p>44.125</text:p>
          </table:table-cell>
          <table:table-cell office:value-type="float" office:value="40.537" calcext:value-type="float">
            <text:p>40.537</text:p>
          </table:table-cell>
          <table:table-cell office:value-type="float" office:value="0" calcext:value-type="float">
            <text:p>0</text:p>
          </table:table-cell>
          <table:table-cell office:value-type="float" office:value="22.087" calcext:value-type="float">
            <text:p>22.0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7])+32.1649" office:value-type="float" office:value="22.1121269559908" calcext:value-type="float">
            <text:p>22.112126955990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04S" calcext:value-type="time">
            <text:p>18:50:04</text:p>
          </table:table-cell>
          <table:table-cell office:value-type="float" office:value="44.125" calcext:value-type="float">
            <text:p>44.125</text:p>
          </table:table-cell>
          <table:table-cell office:value-type="float" office:value="40.537" calcext:value-type="float">
            <text:p>40.537</text:p>
          </table:table-cell>
          <table:table-cell office:value-type="float" office:value="0" calcext:value-type="float">
            <text:p>0</text:p>
          </table:table-cell>
          <table:table-cell office:value-type="float" office:value="22.087" calcext:value-type="float">
            <text:p>22.0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8])+32.1649" office:value-type="float" office:value="22.1139618440852" calcext:value-type="float">
            <text:p>22.113961844085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09S" calcext:value-type="time">
            <text:p>18:50:09</text:p>
          </table:table-cell>
          <table:table-cell office:value-type="float" office:value="42.875" calcext:value-type="float">
            <text:p>42.875</text:p>
          </table:table-cell>
          <table:table-cell office:value-type="float" office:value="40.527" calcext:value-type="float">
            <text:p>40.527</text:p>
          </table:table-cell>
          <table:table-cell office:value-type="float" office:value="0" calcext:value-type="float">
            <text:p>0</text:p>
          </table:table-cell>
          <table:table-cell office:value-type="float" office:value="22.212" calcext:value-type="float">
            <text:p>22.2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09])+32.1649" office:value-type="float" office:value="22.1170198105057" calcext:value-type="float">
            <text:p>22.117019810505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14S" calcext:value-type="time">
            <text:p>18:50:14</text:p>
          </table:table-cell>
          <table:table-cell office:value-type="float" office:value="42.875" calcext:value-type="float">
            <text:p>42.875</text:p>
          </table:table-cell>
          <table:table-cell office:value-type="float" office:value="40.527" calcext:value-type="float">
            <text:p>40.527</text:p>
          </table:table-cell>
          <table:table-cell office:value-type="float" office:value="0" calcext:value-type="float">
            <text:p>0</text:p>
          </table:table-cell>
          <table:table-cell office:value-type="float" office:value="22.212" calcext:value-type="float">
            <text:p>22.2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0])+32.1649" office:value-type="float" office:value="22.1200775514507" calcext:value-type="float">
            <text:p>22.120077551450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20S" calcext:value-type="time">
            <text:p>18:50:20</text:p>
          </table:table-cell>
          <table:table-cell office:value-type="float" office:value="42.25" calcext:value-type="float">
            <text:p>42.250</text:p>
          </table:table-cell>
          <table:table-cell office:value-type="float" office:value="40.522" calcext:value-type="float">
            <text:p>40.522</text:p>
          </table:table-cell>
          <table:table-cell office:value-type="float" office:value="0" calcext:value-type="float">
            <text:p>0</text:p>
          </table:table-cell>
          <table:table-cell office:value-type="float" office:value="22.275" calcext:value-type="float">
            <text:p>22.2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1])+32.1649" office:value-type="float" office:value="22.1237465430039" calcext:value-type="float">
            <text:p>22.123746543003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23S" calcext:value-type="time">
            <text:p>18:50:23</text:p>
          </table:table-cell>
          <table:table-cell office:value-type="float" office:value="42.875" calcext:value-type="float">
            <text:p>42.875</text:p>
          </table:table-cell>
          <table:table-cell office:value-type="float" office:value="40.527" calcext:value-type="float">
            <text:p>40.527</text:p>
          </table:table-cell>
          <table:table-cell office:value-type="float" office:value="-0" calcext:value-type="float">
            <text:p>0</text:p>
          </table:table-cell>
          <table:table-cell office:value-type="float" office:value="22.212" calcext:value-type="float">
            <text:p>22.2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2])+32.1649" office:value-type="float" office:value="22.1255809170596" calcext:value-type="float">
            <text:p>22.125580917059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28S" calcext:value-type="time">
            <text:p>18:50:28</text:p>
          </table:table-cell>
          <table:table-cell office:value-type="float" office:value="42.875" calcext:value-type="float">
            <text:p>42.875</text:p>
          </table:table-cell>
          <table:table-cell office:value-type="float" office:value="40.527" calcext:value-type="float">
            <text:p>40.527</text:p>
          </table:table-cell>
          <table:table-cell office:value-type="float" office:value="0" calcext:value-type="float">
            <text:p>0</text:p>
          </table:table-cell>
          <table:table-cell office:value-type="float" office:value="22.212" calcext:value-type="float">
            <text:p>22.2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3])+32.1649" office:value-type="float" office:value="22.1286380268501" calcext:value-type="float">
            <text:p>22.128638026850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33S" calcext:value-type="time">
            <text:p>18:50:33</text:p>
          </table:table-cell>
          <table:table-cell office:value-type="float" office:value="43.5" calcext:value-type="float">
            <text:p>43.500</text:p>
          </table:table-cell>
          <table:table-cell office:value-type="float" office:value="40.532" calcext:value-type="float">
            <text:p>40.532</text:p>
          </table:table-cell>
          <table:table-cell office:value-type="float" office:value="-0" calcext:value-type="float">
            <text:p>0</text:p>
          </table:table-cell>
          <table:table-cell office:value-type="float" office:value="22.15" calcext:value-type="float">
            <text:p>22.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4])+32.1649" office:value-type="float" office:value="22.1316949112914" calcext:value-type="float">
            <text:p>22.131694911291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38S" calcext:value-type="time">
            <text:p>18:50:38</text:p>
          </table:table-cell>
          <table:table-cell office:value-type="float" office:value="43.5" calcext:value-type="float">
            <text:p>43.500</text:p>
          </table:table-cell>
          <table:table-cell office:value-type="float" office:value="40.532" calcext:value-type="float">
            <text:p>40.532</text:p>
          </table:table-cell>
          <table:table-cell office:value-type="float" office:value="0" calcext:value-type="float">
            <text:p>0</text:p>
          </table:table-cell>
          <table:table-cell office:value-type="float" office:value="22.15" calcext:value-type="float">
            <text:p>22.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5])+32.1649" office:value-type="float" office:value="22.1347515704167" calcext:value-type="float">
            <text:p>22.134751570416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41S" calcext:value-type="time">
            <text:p>18:50:41</text:p>
          </table:table-cell>
          <table:table-cell office:value-type="float" office:value="44.125" calcext:value-type="float">
            <text:p>44.125</text:p>
          </table:table-cell>
          <table:table-cell office:value-type="float" office:value="40.537" calcext:value-type="float">
            <text:p>40.537</text:p>
          </table:table-cell>
          <table:table-cell office:value-type="float" office:value="-0" calcext:value-type="float">
            <text:p>0</text:p>
          </table:table-cell>
          <table:table-cell office:value-type="float" office:value="22.087" calcext:value-type="float">
            <text:p>22.0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6])+32.1649" office:value-type="float" office:value="22.136585457754" calcext:value-type="float">
            <text:p>22.13658545775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46S" calcext:value-type="time">
            <text:p>18:50:46</text:p>
          </table:table-cell>
          <table:table-cell office:value-type="float" office:value="44.125" calcext:value-type="float">
            <text:p>44.125</text:p>
          </table:table-cell>
          <table:table-cell office:value-type="float" office:value="40.537" calcext:value-type="float">
            <text:p>40.537</text:p>
          </table:table-cell>
          <table:table-cell office:value-type="float" office:value="0" calcext:value-type="float">
            <text:p>0</text:p>
          </table:table-cell>
          <table:table-cell office:value-type="float" office:value="22.087" calcext:value-type="float">
            <text:p>22.08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7])+32.1649" office:value-type="float" office:value="22.1396417564428" calcext:value-type="float">
            <text:p>22.139641756442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18H50M52S" calcext:value-type="time">
            <text:p>18:50:52</text:p>
          </table:table-cell>
          <table:table-cell office:value-type="float" office:value="42.875" calcext:value-type="float">
            <text:p>42.875</text:p>
          </table:table-cell>
          <table:table-cell office:value-type="float" office:value="40.527" calcext:value-type="float">
            <text:p>40.527</text:p>
          </table:table-cell>
          <table:table-cell office:value-type="float" office:value="0" calcext:value-type="float">
            <text:p>0</text:p>
          </table:table-cell>
          <table:table-cell office:value-type="float" office:value="22.212" calcext:value-type="float">
            <text:p>22.2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out</text:p>
          </table:table-cell>
          <table:table-cell/>
          <table:table-cell table:formula="of:=41.47*LN([.A418])+32.1649" office:value-type="float" office:value="22.1433090175692" calcext:value-type="float">
            <text:p>22.1433090175692</text:p>
          </table:table-cell>
          <table:table-cell table:number-columns-repeated="1008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ubset" table:style-name="ta1">
        <table:shapes>
          <draw:frame draw:z-index="0" draw:style-name="gr1" draw:text-style-name="P1" svg:width="159.99mm" svg:height="89.99mm" svg:x="323.17mm" svg:y="9.11mm">
            <draw:object draw:notify-on-update-of-ranges="subset.A2:subset.A361 subset.C1:subset.C1 subset.C2:subset.C361 subset.D1:subset.D1 subset.D2:subset.D361 subset.C1:subset.C1 subset.C2:subset.C361 subset.D1:subset.D1 subset.D2:subset.D361 subset.E1:subset.E1 subset.E2:subset.E3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21.72mm" svg:y="8.57mm">
            <draw:object draw:notify-on-update-of-ranges="subset.B37:subset.B361 subset.C1:subset.C1 subset.C37:subset.C3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56.23mm" svg:y="5.87mm">
            <draw:object draw:notify-on-update-of-ranges="subset.A37:subset.A37 subset.A38:subset.A361 subset.C37:subset.C37 subset.C38:subset.C3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ce2"/>
        <table:table-column table:style-name="co5" table:default-cell-style-name="ce2"/>
        <table:table-column table:style-name="co5" table:default-cell-style-name="Default"/>
        <table:table-column table:style-name="co13" table:number-columns-repeated="1011" table:default-cell-style-name="Default"/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Measured</text:p>
          </table:table-cell>
          <table:table-cell table:style-name="ce6" table:number-columns-repeated="1011"/>
        </table:table-row>
        <table:table-row table:style-name="ro1">
          <table:table-cell office:value-type="time" office:time-value="PT18H21M56S" calcext:value-type="time">
            <text:p>18:21:56</text:p>
          </table:table-cell>
          <table:table-cell table:style-name="ce8" table:formula="of:=1*([.A2]-[.$A$2])*24*3600" office:value-type="float" office:value="0" calcext:value-type="float">
            <text:p>0</text:p>
          </table:table-cell>
          <table:table-cell office:value-type="float" office:value="20.775" calcext:value-type="float">
            <text:p>20.775</text:p>
          </table:table-cell>
          <table:table-cell table:number-columns-repeated="1011"/>
        </table:table-row>
        <table:table-row table:style-name="ro1">
          <table:table-cell office:value-type="time" office:time-value="PT18H22M02S" calcext:value-type="time">
            <text:p>18:22:02</text:p>
          </table:table-cell>
          <table:table-cell table:style-name="ce8" table:formula="of:=1*([.A3]-[.$A$2])*24*3600" office:value-type="float" office:value="6.00000000000094" calcext:value-type="float">
            <text:p>6.00000000000094</text:p>
          </table:table-cell>
          <table:table-cell office:value-type="float" office:value="20.837" calcext:value-type="float">
            <text:p>20.837</text:p>
          </table:table-cell>
          <table:table-cell table:number-columns-repeated="1011"/>
        </table:table-row>
        <table:table-row table:style-name="ro1">
          <table:table-cell office:value-type="time" office:time-value="PT18H22M04S" calcext:value-type="time">
            <text:p>18:22:04</text:p>
          </table:table-cell>
          <table:table-cell table:style-name="ce8" table:formula="of:=1*([.A4]-[.$A$2])*24*3600" office:value-type="float" office:value="8.00000000000445" calcext:value-type="float">
            <text:p>8.00000000000445</text:p>
          </table:table-cell>
          <table:table-cell office:value-type="float" office:value="20.837" calcext:value-type="float">
            <text:p>20.837</text:p>
          </table:table-cell>
          <table:table-cell table:number-columns-repeated="1011"/>
        </table:table-row>
        <table:table-row table:style-name="ro1">
          <table:table-cell office:value-type="time" office:time-value="PT18H22M10S" calcext:value-type="time">
            <text:p>18:22:10</text:p>
          </table:table-cell>
          <table:table-cell table:style-name="ce8" table:formula="of:=1*([.A5]-[.$A$2])*24*3600" office:value-type="float" office:value="14.0000000000054" calcext:value-type="float">
            <text:p>14.0000000000054</text:p>
          </table:table-cell>
          <table:table-cell office:value-type="float" office:value="20.837" calcext:value-type="float">
            <text:p>20.837</text:p>
          </table:table-cell>
          <table:table-cell table:number-columns-repeated="1011"/>
        </table:table-row>
        <table:table-row table:style-name="ro1">
          <table:table-cell office:value-type="time" office:time-value="PT18H22M15S" calcext:value-type="time">
            <text:p>18:22:15</text:p>
          </table:table-cell>
          <table:table-cell table:style-name="ce8" table:formula="of:=1*([.A6]-[.$A$2])*24*3600" office:value-type="float" office:value="18.9999999999998" calcext:value-type="float">
            <text:p>18.9999999999998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20S" calcext:value-type="time">
            <text:p>18:22:20</text:p>
          </table:table-cell>
          <table:table-cell table:style-name="ce8" table:formula="of:=1*([.A7]-[.$A$2])*24*3600" office:value-type="float" office:value="24.0000000000038" calcext:value-type="float">
            <text:p>24.0000000000038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23S" calcext:value-type="time">
            <text:p>18:22:23</text:p>
          </table:table-cell>
          <table:table-cell table:style-name="ce8" table:formula="of:=1*([.A8]-[.$A$2])*24*3600" office:value-type="float" office:value="27.0000000000042" calcext:value-type="float">
            <text:p>27.0000000000042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28S" calcext:value-type="time">
            <text:p>18:22:28</text:p>
          </table:table-cell>
          <table:table-cell table:style-name="ce8" table:formula="of:=1*([.A9]-[.$A$2])*24*3600" office:value-type="float" office:value="31.9999999999986" calcext:value-type="float">
            <text:p>31.9999999999986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34S" calcext:value-type="time">
            <text:p>18:22:34</text:p>
          </table:table-cell>
          <table:table-cell table:style-name="ce8" table:formula="of:=1*([.A10]-[.$A$2])*24*3600" office:value-type="float" office:value="37.9999999999995" calcext:value-type="float">
            <text:p>37.9999999999995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39S" calcext:value-type="time">
            <text:p>18:22:39</text:p>
          </table:table-cell>
          <table:table-cell table:style-name="ce8" table:formula="of:=1*([.A11]-[.$A$2])*24*3600" office:value-type="float" office:value="43.0000000000035" calcext:value-type="float">
            <text:p>43.0000000000035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44S" calcext:value-type="time">
            <text:p>18:22:44</text:p>
          </table:table-cell>
          <table:table-cell table:style-name="ce8" table:formula="of:=1*([.A12]-[.$A$2])*24*3600" office:value-type="float" office:value="47.9999999999979" calcext:value-type="float">
            <text:p>47.9999999999979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47S" calcext:value-type="time">
            <text:p>18:22:47</text:p>
          </table:table-cell>
          <table:table-cell table:style-name="ce8" table:formula="of:=1*([.A13]-[.$A$2])*24*3600" office:value-type="float" office:value="50.9999999999984" calcext:value-type="float">
            <text:p>50.9999999999984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52S" calcext:value-type="time">
            <text:p>18:22:52</text:p>
          </table:table-cell>
          <table:table-cell table:style-name="ce8" table:formula="of:=1*([.A14]-[.$A$2])*24*3600" office:value-type="float" office:value="56.0000000000024" calcext:value-type="float">
            <text:p>56.0000000000024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2M57S" calcext:value-type="time">
            <text:p>18:22:57</text:p>
          </table:table-cell>
          <table:table-cell table:style-name="ce8" table:formula="of:=1*([.A15]-[.$A$2])*24*3600" office:value-type="float" office:value="61.0000000000063" calcext:value-type="float">
            <text:p>61.0000000000063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09S" calcext:value-type="time">
            <text:p>18:23:09</text:p>
          </table:table-cell>
          <table:table-cell table:style-name="ce8" table:formula="of:=1*([.A16]-[.$A$2])*24*3600" office:value-type="float" office:value="72.9999999999986" calcext:value-type="float">
            <text:p>72.9999999999986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12S" calcext:value-type="time">
            <text:p>18:23:12</text:p>
          </table:table-cell>
          <table:table-cell table:style-name="ce8" table:formula="of:=1*([.A17]-[.$A$2])*24*3600" office:value-type="float" office:value="75.9999999999991" calcext:value-type="float">
            <text:p>75.9999999999991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15S" calcext:value-type="time">
            <text:p>18:23:15</text:p>
          </table:table-cell>
          <table:table-cell table:style-name="ce8" table:formula="of:=1*([.A18]-[.$A$2])*24*3600" office:value-type="float" office:value="78.9999999999996" calcext:value-type="float">
            <text:p>78.9999999999996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17S" calcext:value-type="time">
            <text:p>18:23:17</text:p>
          </table:table-cell>
          <table:table-cell table:style-name="ce8" table:formula="of:=1*([.A19]-[.$A$2])*24*3600" office:value-type="float" office:value="81.0000000000031" calcext:value-type="float">
            <text:p>81.0000000000031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20S" calcext:value-type="time">
            <text:p>18:23:20</text:p>
          </table:table-cell>
          <table:table-cell table:style-name="ce8" table:formula="of:=1*([.A20]-[.$A$2])*24*3600" office:value-type="float" office:value="84.0000000000035" calcext:value-type="float">
            <text:p>84.0000000000035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26S" calcext:value-type="time">
            <text:p>18:23:26</text:p>
          </table:table-cell>
          <table:table-cell table:style-name="ce8" table:formula="of:=1*([.A21]-[.$A$2])*24*3600" office:value-type="float" office:value="90.0000000000045" calcext:value-type="float">
            <text:p>90.0000000000045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31S" calcext:value-type="time">
            <text:p>18:23:31</text:p>
          </table:table-cell>
          <table:table-cell table:style-name="ce8" table:formula="of:=1*([.A22]-[.$A$2])*24*3600" office:value-type="float" office:value="94.9999999999989" calcext:value-type="float">
            <text:p>94.9999999999989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34S" calcext:value-type="time">
            <text:p>18:23:34</text:p>
          </table:table-cell>
          <table:table-cell table:style-name="ce8" table:formula="of:=1*([.A23]-[.$A$2])*24*3600" office:value-type="float" office:value="97.9999999999993" calcext:value-type="float">
            <text:p>97.9999999999993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39S" calcext:value-type="time">
            <text:p>18:23:39</text:p>
          </table:table-cell>
          <table:table-cell table:style-name="ce8" table:formula="of:=1*([.A24]-[.$A$2])*24*3600" office:value-type="float" office:value="103.000000000003" calcext:value-type="float">
            <text:p>103.000000000003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3M45S" calcext:value-type="time">
            <text:p>18:23:45</text:p>
          </table:table-cell>
          <table:table-cell table:style-name="ce8" table:formula="of:=1*([.A25]-[.$A$2])*24*3600" office:value-type="float" office:value="109.000000000004" calcext:value-type="float">
            <text:p>109.000000000004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50S" calcext:value-type="time">
            <text:p>18:23:50</text:p>
          </table:table-cell>
          <table:table-cell table:style-name="ce8" table:formula="of:=1*([.A26]-[.$A$2])*24*3600" office:value-type="float" office:value="113.999999999999" calcext:value-type="float">
            <text:p>113.999999999999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53S" calcext:value-type="time">
            <text:p>18:23:53</text:p>
          </table:table-cell>
          <table:table-cell table:style-name="ce8" table:formula="of:=1*([.A27]-[.$A$2])*24*3600" office:value-type="float" office:value="116.999999999999" calcext:value-type="float">
            <text:p>116.999999999999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3M58S" calcext:value-type="time">
            <text:p>18:23:58</text:p>
          </table:table-cell>
          <table:table-cell table:style-name="ce8" table:formula="of:=1*([.A28]-[.$A$2])*24*3600" office:value-type="float" office:value="122.000000000003" calcext:value-type="float">
            <text:p>122.000000000003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03S" calcext:value-type="time">
            <text:p>18:24:03</text:p>
          </table:table-cell>
          <table:table-cell table:style-name="ce8" table:formula="of:=1*([.A29]-[.$A$2])*24*3600" office:value-type="float" office:value="126.999999999997" calcext:value-type="float">
            <text:p>126.999999999997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09S" calcext:value-type="time">
            <text:p>18:24:09</text:p>
          </table:table-cell>
          <table:table-cell table:style-name="ce8" table:formula="of:=1*([.A30]-[.$A$2])*24*3600" office:value-type="float" office:value="132.999999999998" calcext:value-type="float">
            <text:p>132.999999999998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11S" calcext:value-type="time">
            <text:p>18:24:11</text:p>
          </table:table-cell>
          <table:table-cell table:style-name="ce8" table:formula="of:=1*([.A31]-[.$A$2])*24*3600" office:value-type="float" office:value="135.000000000002" calcext:value-type="float">
            <text:p>135.000000000002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4M17S" calcext:value-type="time">
            <text:p>18:24:17</text:p>
          </table:table-cell>
          <table:table-cell table:style-name="ce8" table:formula="of:=1*([.A32]-[.$A$2])*24*3600" office:value-type="float" office:value="141.000000000003" calcext:value-type="float">
            <text:p>141.000000000003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4M22S" calcext:value-type="time">
            <text:p>18:24:22</text:p>
          </table:table-cell>
          <table:table-cell table:style-name="ce8" table:formula="of:=1*([.A33]-[.$A$2])*24*3600" office:value-type="float" office:value="146.000000000007" calcext:value-type="float">
            <text:p>146.000000000007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4M27S" calcext:value-type="time">
            <text:p>18:24:27</text:p>
          </table:table-cell>
          <table:table-cell table:style-name="ce8" table:formula="of:=1*([.A34]-[.$A$2])*24*3600" office:value-type="float" office:value="151.000000000001" calcext:value-type="float">
            <text:p>151.000000000001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4M30S" calcext:value-type="time">
            <text:p>18:24:30</text:p>
          </table:table-cell>
          <table:table-cell table:style-name="ce8" table:formula="of:=1*([.A35]-[.$A$2])*24*3600" office:value-type="float" office:value="154.000000000002" calcext:value-type="float">
            <text:p>154.000000000002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4M35S" calcext:value-type="time">
            <text:p>18:24:35</text:p>
          </table:table-cell>
          <table:table-cell table:style-name="ce8" table:formula="of:=1*([.A36]-[.$A$2])*24*3600" office:value-type="float" office:value="159.000000000006" calcext:value-type="float">
            <text:p>159.000000000006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41S" calcext:value-type="time">
            <text:p>18:24:41</text:p>
          </table:table-cell>
          <table:table-cell table:style-name="ce8" table:formula="of:=1*([.A37]-[.$A$2])*24*3600" office:value-type="float" office:value="165.000000000007" calcext:value-type="float">
            <text:p>165.000000000007</text:p>
          </table:table-cell>
          <table:table-cell office:value-type="float" office:value="20.837" calcext:value-type="float">
            <text:p>20.837</text:p>
          </table:table-cell>
          <table:table-cell table:number-columns-repeated="1011"/>
        </table:table-row>
        <table:table-row table:style-name="ro1">
          <table:table-cell office:value-type="time" office:time-value="PT18H24M46S" calcext:value-type="time">
            <text:p>18:24:46</text:p>
          </table:table-cell>
          <table:table-cell table:style-name="ce8" table:formula="of:=1*([.A38]-[.$A$2])*24*3600" office:value-type="float" office:value="170.000000000001" calcext:value-type="float">
            <text:p>170.000000000001</text:p>
          </table:table-cell>
          <table:table-cell office:value-type="float" office:value="20.9" calcext:value-type="float">
            <text:p>20.9</text:p>
          </table:table-cell>
          <table:table-cell table:number-columns-repeated="1011"/>
        </table:table-row>
        <table:table-row table:style-name="ro1">
          <table:table-cell office:value-type="time" office:time-value="PT18H24M49S" calcext:value-type="time">
            <text:p>18:24:49</text:p>
          </table:table-cell>
          <table:table-cell table:style-name="ce8" table:formula="of:=1*([.A39]-[.$A$2])*24*3600" office:value-type="float" office:value="173.000000000001" calcext:value-type="float">
            <text:p>173.000000000001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54S" calcext:value-type="time">
            <text:p>18:24:54</text:p>
          </table:table-cell>
          <table:table-cell table:style-name="ce8" table:formula="of:=1*([.A40]-[.$A$2])*24*3600" office:value-type="float" office:value="178.000000000005" calcext:value-type="float">
            <text:p>178.000000000005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4M59S" calcext:value-type="time">
            <text:p>18:24:59</text:p>
          </table:table-cell>
          <table:table-cell table:style-name="ce8" table:formula="of:=1*([.A41]-[.$A$2])*24*3600" office:value-type="float" office:value="183" calcext:value-type="float">
            <text:p>183</text:p>
          </table:table-cell>
          <table:table-cell office:value-type="float" office:value="20.962" calcext:value-type="float">
            <text:p>20.962</text:p>
          </table:table-cell>
          <table:table-cell table:number-columns-repeated="1011"/>
        </table:table-row>
        <table:table-row table:style-name="ro1">
          <table:table-cell office:value-type="time" office:time-value="PT18H25M05S" calcext:value-type="time">
            <text:p>18:25:05</text:p>
          </table:table-cell>
          <table:table-cell table:style-name="ce8" table:formula="of:=1*([.A42]-[.$A$2])*24*3600" office:value-type="float" office:value="189.000000000001" calcext:value-type="float">
            <text:p>189.000000000001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5M07S" calcext:value-type="time">
            <text:p>18:25:07</text:p>
          </table:table-cell>
          <table:table-cell table:style-name="ce8" table:formula="of:=1*([.A43]-[.$A$2])*24*3600" office:value-type="float" office:value="191.000000000004" calcext:value-type="float">
            <text:p>191.000000000004</text:p>
          </table:table-cell>
          <table:table-cell office:value-type="float" office:value="21.025" calcext:value-type="float">
            <text:p>21.025</text:p>
          </table:table-cell>
          <table:table-cell table:number-columns-repeated="1011"/>
        </table:table-row>
        <table:table-row table:style-name="ro1">
          <table:table-cell office:value-type="time" office:time-value="PT18H25M13S" calcext:value-type="time">
            <text:p>18:25:13</text:p>
          </table:table-cell>
          <table:table-cell table:style-name="ce8" table:formula="of:=1*([.A44]-[.$A$2])*24*3600" office:value-type="float" office:value="197.000000000005" calcext:value-type="float">
            <text:p>197.000000000005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18S" calcext:value-type="time">
            <text:p>18:25:18</text:p>
          </table:table-cell>
          <table:table-cell table:style-name="ce8" table:formula="of:=1*([.A45]-[.$A$2])*24*3600" office:value-type="float" office:value="202" calcext:value-type="float">
            <text:p>202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23S" calcext:value-type="time">
            <text:p>18:25:23</text:p>
          </table:table-cell>
          <table:table-cell table:style-name="ce8" table:formula="of:=1*([.A46]-[.$A$2])*24*3600" office:value-type="float" office:value="207.000000000004" calcext:value-type="float">
            <text:p>207.000000000004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28S" calcext:value-type="time">
            <text:p>18:25:28</text:p>
          </table:table-cell>
          <table:table-cell table:style-name="ce8" table:formula="of:=1*([.A47]-[.$A$2])*24*3600" office:value-type="float" office:value="211.999999999998" calcext:value-type="float">
            <text:p>211.999999999998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31S" calcext:value-type="time">
            <text:p>18:25:31</text:p>
          </table:table-cell>
          <table:table-cell table:style-name="ce8" table:formula="of:=1*([.A48]-[.$A$2])*24*3600" office:value-type="float" office:value="214.999999999998" calcext:value-type="float">
            <text:p>214.999999999998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36S" calcext:value-type="time">
            <text:p>18:25:36</text:p>
          </table:table-cell>
          <table:table-cell table:style-name="ce8" table:formula="of:=1*([.A49]-[.$A$2])*24*3600" office:value-type="float" office:value="220.000000000002" calcext:value-type="float">
            <text:p>220.000000000002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42S" calcext:value-type="time">
            <text:p>18:25:42</text:p>
          </table:table-cell>
          <table:table-cell table:style-name="ce8" table:formula="of:=1*([.A50]-[.$A$2])*24*3600" office:value-type="float" office:value="226.000000000003" calcext:value-type="float">
            <text:p>226.000000000003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47S" calcext:value-type="time">
            <text:p>18:25:47</text:p>
          </table:table-cell>
          <table:table-cell table:style-name="ce8" table:formula="of:=1*([.A51]-[.$A$2])*24*3600" office:value-type="float" office:value="230.999999999998" calcext:value-type="float">
            <text:p>230.999999999998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49S" calcext:value-type="time">
            <text:p>18:25:49</text:p>
          </table:table-cell>
          <table:table-cell table:style-name="ce8" table:formula="of:=1*([.A52]-[.$A$2])*24*3600" office:value-type="float" office:value="233.000000000001" calcext:value-type="float">
            <text:p>233.000000000001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5M55S" calcext:value-type="time">
            <text:p>18:25:55</text:p>
          </table:table-cell>
          <table:table-cell table:style-name="ce8" table:formula="of:=1*([.A53]-[.$A$2])*24*3600" office:value-type="float" office:value="239.000000000002" calcext:value-type="float">
            <text:p>239.000000000002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00S" calcext:value-type="time">
            <text:p>18:26:00</text:p>
          </table:table-cell>
          <table:table-cell table:style-name="ce8" table:formula="of:=1*([.A54]-[.$A$2])*24*3600" office:value-type="float" office:value="244.000000000006" calcext:value-type="float">
            <text:p>244.000000000006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05S" calcext:value-type="time">
            <text:p>18:26:05</text:p>
          </table:table-cell>
          <table:table-cell table:style-name="ce8" table:formula="of:=1*([.A55]-[.$A$2])*24*3600" office:value-type="float" office:value="249.000000000001" calcext:value-type="float">
            <text:p>249.000000000001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10S" calcext:value-type="time">
            <text:p>18:26:10</text:p>
          </table:table-cell>
          <table:table-cell table:style-name="ce8" table:formula="of:=1*([.A56]-[.$A$2])*24*3600" office:value-type="float" office:value="254.000000000005" calcext:value-type="float">
            <text:p>254.000000000005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13S" calcext:value-type="time">
            <text:p>18:26:13</text:p>
          </table:table-cell>
          <table:table-cell table:style-name="ce8" table:formula="of:=1*([.A57]-[.$A$2])*24*3600" office:value-type="float" office:value="257.000000000005" calcext:value-type="float">
            <text:p>257.000000000005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18S" calcext:value-type="time">
            <text:p>18:26:18</text:p>
          </table:table-cell>
          <table:table-cell table:style-name="ce8" table:formula="of:=1*([.A58]-[.$A$2])*24*3600" office:value-type="float" office:value="261.999999999999" calcext:value-type="float">
            <text:p>261.999999999999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24S" calcext:value-type="time">
            <text:p>18:26:24</text:p>
          </table:table-cell>
          <table:table-cell table:style-name="ce8" table:formula="of:=1*([.A59]-[.$A$2])*24*3600" office:value-type="float" office:value="268" calcext:value-type="float">
            <text:p>268</text:p>
          </table:table-cell>
          <table:table-cell office:value-type="float" office:value="21.087" calcext:value-type="float">
            <text:p>21.087</text:p>
          </table:table-cell>
          <table:table-cell table:number-columns-repeated="1011"/>
        </table:table-row>
        <table:table-row table:style-name="ro1">
          <table:table-cell office:value-type="time" office:time-value="PT18H26M29S" calcext:value-type="time">
            <text:p>18:26:29</text:p>
          </table:table-cell>
          <table:table-cell table:style-name="ce8" table:formula="of:=1*([.A60]-[.$A$2])*24*3600" office:value-type="float" office:value="273.000000000004" calcext:value-type="float">
            <text:p>273.000000000004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34S" calcext:value-type="time">
            <text:p>18:26:34</text:p>
          </table:table-cell>
          <table:table-cell table:style-name="ce8" table:formula="of:=1*([.A61]-[.$A$2])*24*3600" office:value-type="float" office:value="277.999999999999" calcext:value-type="float">
            <text:p>277.999999999999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37S" calcext:value-type="time">
            <text:p>18:26:37</text:p>
          </table:table-cell>
          <table:table-cell table:style-name="ce8" table:formula="of:=1*([.A62]-[.$A$2])*24*3600" office:value-type="float" office:value="280.999999999999" calcext:value-type="float">
            <text:p>280.999999999999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42S" calcext:value-type="time">
            <text:p>18:26:42</text:p>
          </table:table-cell>
          <table:table-cell table:style-name="ce8" table:formula="of:=1*([.A63]-[.$A$2])*24*3600" office:value-type="float" office:value="286.000000000003" calcext:value-type="float">
            <text:p>286.000000000003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47S" calcext:value-type="time">
            <text:p>18:26:47</text:p>
          </table:table-cell>
          <table:table-cell table:style-name="ce8" table:formula="of:=1*([.A64]-[.$A$2])*24*3600" office:value-type="float" office:value="290.999999999997" calcext:value-type="float">
            <text:p>290.999999999997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53S" calcext:value-type="time">
            <text:p>18:26:53</text:p>
          </table:table-cell>
          <table:table-cell table:style-name="ce8" table:formula="of:=1*([.A65]-[.$A$2])*24*3600" office:value-type="float" office:value="296.999999999998" calcext:value-type="float">
            <text:p>296.999999999998</text:p>
          </table:table-cell>
          <table:table-cell office:value-type="float" office:value="21.15" calcext:value-type="float">
            <text:p>21.15</text:p>
          </table:table-cell>
          <table:table-cell table:number-columns-repeated="1011"/>
        </table:table-row>
        <table:table-row table:style-name="ro1">
          <table:table-cell office:value-type="time" office:time-value="PT18H26M55S" calcext:value-type="time">
            <text:p>18:26:55</text:p>
          </table:table-cell>
          <table:table-cell table:style-name="ce8" table:formula="of:=1*([.A66]-[.$A$2])*24*3600" office:value-type="float" office:value="299.000000000002" calcext:value-type="float">
            <text:p>299.000000000002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01S" calcext:value-type="time">
            <text:p>18:27:01</text:p>
          </table:table-cell>
          <table:table-cell table:style-name="ce8" table:formula="of:=1*([.A67]-[.$A$2])*24*3600" office:value-type="float" office:value="305.000000000003" calcext:value-type="float">
            <text:p>305.000000000003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06S" calcext:value-type="time">
            <text:p>18:27:06</text:p>
          </table:table-cell>
          <table:table-cell table:style-name="ce8" table:formula="of:=1*([.A68]-[.$A$2])*24*3600" office:value-type="float" office:value="310.000000000007" calcext:value-type="float">
            <text:p>310.000000000007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11S" calcext:value-type="time">
            <text:p>18:27:11</text:p>
          </table:table-cell>
          <table:table-cell table:style-name="ce8" table:formula="of:=1*([.A69]-[.$A$2])*24*3600" office:value-type="float" office:value="315.000000000001" calcext:value-type="float">
            <text:p>315.000000000001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16S" calcext:value-type="time">
            <text:p>18:27:16</text:p>
          </table:table-cell>
          <table:table-cell table:style-name="ce8" table:formula="of:=1*([.A70]-[.$A$2])*24*3600" office:value-type="float" office:value="320.000000000005" calcext:value-type="float">
            <text:p>320.000000000005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19S" calcext:value-type="time">
            <text:p>18:27:19</text:p>
          </table:table-cell>
          <table:table-cell table:style-name="ce8" table:formula="of:=1*([.A71]-[.$A$2])*24*3600" office:value-type="float" office:value="323.000000000006" calcext:value-type="float">
            <text:p>323.000000000006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24S" calcext:value-type="time">
            <text:p>18:27:24</text:p>
          </table:table-cell>
          <table:table-cell table:style-name="ce8" table:formula="of:=1*([.A72]-[.$A$2])*24*3600" office:value-type="float" office:value="328" calcext:value-type="float">
            <text:p>328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29S" calcext:value-type="time">
            <text:p>18:27:29</text:p>
          </table:table-cell>
          <table:table-cell table:style-name="ce8" table:formula="of:=1*([.A73]-[.$A$2])*24*3600" office:value-type="float" office:value="333.000000000004" calcext:value-type="float">
            <text:p>333.000000000004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35S" calcext:value-type="time">
            <text:p>18:27:35</text:p>
          </table:table-cell>
          <table:table-cell table:style-name="ce8" table:formula="of:=1*([.A74]-[.$A$2])*24*3600" office:value-type="float" office:value="339.000000000005" calcext:value-type="float">
            <text:p>339.000000000005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38S" calcext:value-type="time">
            <text:p>18:27:38</text:p>
          </table:table-cell>
          <table:table-cell table:style-name="ce8" table:formula="of:=1*([.A75]-[.$A$2])*24*3600" office:value-type="float" office:value="342.000000000005" calcext:value-type="float">
            <text:p>342.000000000005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43S" calcext:value-type="time">
            <text:p>18:27:43</text:p>
          </table:table-cell>
          <table:table-cell table:style-name="ce8" table:formula="of:=1*([.A76]-[.$A$2])*24*3600" office:value-type="float" office:value="347" calcext:value-type="float">
            <text:p>347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48S" calcext:value-type="time">
            <text:p>18:27:48</text:p>
          </table:table-cell>
          <table:table-cell table:style-name="ce8" table:formula="of:=1*([.A77]-[.$A$2])*24*3600" office:value-type="float" office:value="352.000000000004" calcext:value-type="float">
            <text:p>352.000000000004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53S" calcext:value-type="time">
            <text:p>18:27:53</text:p>
          </table:table-cell>
          <table:table-cell table:style-name="ce8" table:formula="of:=1*([.A78]-[.$A$2])*24*3600" office:value-type="float" office:value="356.999999999998" calcext:value-type="float">
            <text:p>356.999999999998</text:p>
          </table:table-cell>
          <table:table-cell office:value-type="float" office:value="21.212" calcext:value-type="float">
            <text:p>21.212</text:p>
          </table:table-cell>
          <table:table-cell table:number-columns-repeated="1011"/>
        </table:table-row>
        <table:table-row table:style-name="ro1">
          <table:table-cell office:value-type="time" office:time-value="PT18H27M58S" calcext:value-type="time">
            <text:p>18:27:58</text:p>
          </table:table-cell>
          <table:table-cell table:style-name="ce8" table:formula="of:=1*([.A79]-[.$A$2])*24*3600" office:value-type="float" office:value="362.000000000002" calcext:value-type="float">
            <text:p>362.000000000002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03S" calcext:value-type="time">
            <text:p>18:28:03</text:p>
          </table:table-cell>
          <table:table-cell table:style-name="ce8" table:formula="of:=1*([.A80]-[.$A$2])*24*3600" office:value-type="float" office:value="367.000000000006" calcext:value-type="float">
            <text:p>367.000000000006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06S" calcext:value-type="time">
            <text:p>18:28:06</text:p>
          </table:table-cell>
          <table:table-cell table:style-name="ce8" table:formula="of:=1*([.A81]-[.$A$2])*24*3600" office:value-type="float" office:value="370.000000000007" calcext:value-type="float">
            <text:p>370.000000000007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11S" calcext:value-type="time">
            <text:p>18:28:11</text:p>
          </table:table-cell>
          <table:table-cell table:style-name="ce8" table:formula="of:=1*([.A82]-[.$A$2])*24*3600" office:value-type="float" office:value="375.000000000001" calcext:value-type="float">
            <text:p>375.000000000001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17S" calcext:value-type="time">
            <text:p>18:28:17</text:p>
          </table:table-cell>
          <table:table-cell table:style-name="ce8" table:formula="of:=1*([.A83]-[.$A$2])*24*3600" office:value-type="float" office:value="381.000000000002" calcext:value-type="float">
            <text:p>381.000000000002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22S" calcext:value-type="time">
            <text:p>18:28:22</text:p>
          </table:table-cell>
          <table:table-cell table:style-name="ce8" table:formula="of:=1*([.A84]-[.$A$2])*24*3600" office:value-type="float" office:value="386.000000000006" calcext:value-type="float">
            <text:p>386.000000000006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24S" calcext:value-type="time">
            <text:p>18:28:24</text:p>
          </table:table-cell>
          <table:table-cell table:style-name="ce8" table:formula="of:=1*([.A85]-[.$A$2])*24*3600" office:value-type="float" office:value="388" calcext:value-type="float">
            <text:p>388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30S" calcext:value-type="time">
            <text:p>18:28:30</text:p>
          </table:table-cell>
          <table:table-cell table:style-name="ce8" table:formula="of:=1*([.A86]-[.$A$2])*24*3600" office:value-type="float" office:value="394.000000000001" calcext:value-type="float">
            <text:p>394.000000000001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35S" calcext:value-type="time">
            <text:p>18:28:35</text:p>
          </table:table-cell>
          <table:table-cell table:style-name="ce8" table:formula="of:=1*([.A87]-[.$A$2])*24*3600" office:value-type="float" office:value="399.000000000005" calcext:value-type="float">
            <text:p>399.000000000005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40S" calcext:value-type="time">
            <text:p>18:28:40</text:p>
          </table:table-cell>
          <table:table-cell table:style-name="ce8" table:formula="of:=1*([.A88]-[.$A$2])*24*3600" office:value-type="float" office:value="403.999999999999" calcext:value-type="float">
            <text:p>403.999999999999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45S" calcext:value-type="time">
            <text:p>18:28:45</text:p>
          </table:table-cell>
          <table:table-cell table:style-name="ce8" table:formula="of:=1*([.A89]-[.$A$2])*24*3600" office:value-type="float" office:value="409.000000000003" calcext:value-type="float">
            <text:p>409.000000000003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48S" calcext:value-type="time">
            <text:p>18:28:48</text:p>
          </table:table-cell>
          <table:table-cell table:style-name="ce8" table:formula="of:=1*([.A90]-[.$A$2])*24*3600" office:value-type="float" office:value="412.000000000004" calcext:value-type="float">
            <text:p>412.000000000004</text:p>
          </table:table-cell>
          <table:table-cell office:value-type="float" office:value="21.275" calcext:value-type="float">
            <text:p>21.275</text:p>
          </table:table-cell>
          <table:table-cell table:number-columns-repeated="1011"/>
        </table:table-row>
        <table:table-row table:style-name="ro1">
          <table:table-cell office:value-type="time" office:time-value="PT18H28M53S" calcext:value-type="time">
            <text:p>18:28:53</text:p>
          </table:table-cell>
          <table:table-cell table:style-name="ce8" table:formula="of:=1*([.A91]-[.$A$2])*24*3600" office:value-type="float" office:value="416.999999999998" calcext:value-type="float">
            <text:p>416.999999999998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8M58S" calcext:value-type="time">
            <text:p>18:28:58</text:p>
          </table:table-cell>
          <table:table-cell table:style-name="ce8" table:formula="of:=1*([.A92]-[.$A$2])*24*3600" office:value-type="float" office:value="422.000000000002" calcext:value-type="float">
            <text:p>422.000000000002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03S" calcext:value-type="time">
            <text:p>18:29:03</text:p>
          </table:table-cell>
          <table:table-cell table:style-name="ce8" table:formula="of:=1*([.A93]-[.$A$2])*24*3600" office:value-type="float" office:value="427.000000000006" calcext:value-type="float">
            <text:p>427.000000000006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29M09S" calcext:value-type="time">
            <text:p>18:29:09</text:p>
          </table:table-cell>
          <table:table-cell table:style-name="ce8" table:formula="of:=1*([.A94]-[.$A$2])*24*3600" office:value-type="float" office:value="432.999999999997" calcext:value-type="float">
            <text:p>432.999999999997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29M14S" calcext:value-type="time">
            <text:p>18:29:14</text:p>
          </table:table-cell>
          <table:table-cell table:style-name="ce8" table:formula="of:=1*([.A95]-[.$A$2])*24*3600" office:value-type="float" office:value="438.000000000001" calcext:value-type="float">
            <text:p>438.000000000001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16S" calcext:value-type="time">
            <text:p>18:29:16</text:p>
          </table:table-cell>
          <table:table-cell table:style-name="ce8" table:formula="of:=1*([.A96]-[.$A$2])*24*3600" office:value-type="float" office:value="440.000000000005" calcext:value-type="float">
            <text:p>440.000000000005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21S" calcext:value-type="time">
            <text:p>18:29:21</text:p>
          </table:table-cell>
          <table:table-cell table:style-name="ce8" table:formula="of:=1*([.A97]-[.$A$2])*24*3600" office:value-type="float" office:value="444.999999999999" calcext:value-type="float">
            <text:p>444.999999999999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27S" calcext:value-type="time">
            <text:p>18:29:27</text:p>
          </table:table-cell>
          <table:table-cell table:style-name="ce8" table:formula="of:=1*([.A98]-[.$A$2])*24*3600" office:value-type="float" office:value="451" calcext:value-type="float">
            <text:p>451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32S" calcext:value-type="time">
            <text:p>18:29:32</text:p>
          </table:table-cell>
          <table:table-cell table:style-name="ce8" table:formula="of:=1*([.A99]-[.$A$2])*24*3600" office:value-type="float" office:value="456.000000000004" calcext:value-type="float">
            <text:p>456.000000000004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38S" calcext:value-type="time">
            <text:p>18:29:38</text:p>
          </table:table-cell>
          <table:table-cell table:style-name="ce8" table:formula="of:=1*([.A100]-[.$A$2])*24*3600" office:value-type="float" office:value="462.000000000005" calcext:value-type="float">
            <text:p>462.000000000005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40S" calcext:value-type="time">
            <text:p>18:29:40</text:p>
          </table:table-cell>
          <table:table-cell table:style-name="ce8" table:formula="of:=1*([.A101]-[.$A$2])*24*3600" office:value-type="float" office:value="463.999999999999" calcext:value-type="float">
            <text:p>463.999999999999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46S" calcext:value-type="time">
            <text:p>18:29:46</text:p>
          </table:table-cell>
          <table:table-cell table:style-name="ce8" table:formula="of:=1*([.A102]-[.$A$2])*24*3600" office:value-type="float" office:value="470" calcext:value-type="float">
            <text:p>470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29M51S" calcext:value-type="time">
            <text:p>18:29:51</text:p>
          </table:table-cell>
          <table:table-cell table:style-name="ce8" table:formula="of:=1*([.A103]-[.$A$2])*24*3600" office:value-type="float" office:value="475.000000000004" calcext:value-type="float">
            <text:p>475.000000000004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54S" calcext:value-type="time">
            <text:p>18:29:54</text:p>
          </table:table-cell>
          <table:table-cell table:style-name="ce8" table:formula="of:=1*([.A104]-[.$A$2])*24*3600" office:value-type="float" office:value="478.000000000004" calcext:value-type="float">
            <text:p>478.000000000004</text:p>
          </table:table-cell>
          <table:table-cell office:value-type="float" office:value="21.337" calcext:value-type="float">
            <text:p>21.337</text:p>
          </table:table-cell>
          <table:table-cell table:number-columns-repeated="1011"/>
        </table:table-row>
        <table:table-row table:style-name="ro1">
          <table:table-cell office:value-type="time" office:time-value="PT18H29M59S" calcext:value-type="time">
            <text:p>18:29:59</text:p>
          </table:table-cell>
          <table:table-cell table:style-name="ce8" table:formula="of:=1*([.A105]-[.$A$2])*24*3600" office:value-type="float" office:value="482.999999999999" calcext:value-type="float">
            <text:p>482.999999999999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30M04S" calcext:value-type="time">
            <text:p>18:30:04</text:p>
          </table:table-cell>
          <table:table-cell table:style-name="ce8" table:formula="of:=1*([.A106]-[.$A$2])*24*3600" office:value-type="float" office:value="488.000000000003" calcext:value-type="float">
            <text:p>488.000000000003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30M09S" calcext:value-type="time">
            <text:p>18:30:09</text:p>
          </table:table-cell>
          <table:table-cell table:style-name="ce8" table:formula="of:=1*([.A107]-[.$A$2])*24*3600" office:value-type="float" office:value="493.000000000007" calcext:value-type="float">
            <text:p>493.000000000007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30M15S" calcext:value-type="time">
            <text:p>18:30:15</text:p>
          </table:table-cell>
          <table:table-cell table:style-name="ce8" table:formula="of:=1*([.A108]-[.$A$2])*24*3600" office:value-type="float" office:value="498.999999999998" calcext:value-type="float">
            <text:p>498.999999999998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30M17S" calcext:value-type="time">
            <text:p>18:30:17</text:p>
          </table:table-cell>
          <table:table-cell table:style-name="ce8" table:formula="of:=1*([.A109]-[.$A$2])*24*3600" office:value-type="float" office:value="501.000000000002" calcext:value-type="float">
            <text:p>501.000000000002</text:p>
          </table:table-cell>
          <table:table-cell office:value-type="float" office:value="21.4" calcext:value-type="float">
            <text:p>21.4</text:p>
          </table:table-cell>
          <table:table-cell table:number-columns-repeated="1011"/>
        </table:table-row>
        <table:table-row table:style-name="ro1">
          <table:table-cell office:value-type="time" office:time-value="PT18H30M22S" calcext:value-type="time">
            <text:p>18:30:22</text:p>
          </table:table-cell>
          <table:table-cell table:style-name="ce8" table:formula="of:=1*([.A110]-[.$A$2])*24*3600" office:value-type="float" office:value="506.000000000006" calcext:value-type="float">
            <text:p>506.000000000006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28S" calcext:value-type="time">
            <text:p>18:30:28</text:p>
          </table:table-cell>
          <table:table-cell table:style-name="ce8" table:formula="of:=1*([.A111]-[.$A$2])*24*3600" office:value-type="float" office:value="512.000000000007" calcext:value-type="float">
            <text:p>512.000000000007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33S" calcext:value-type="time">
            <text:p>18:30:33</text:p>
          </table:table-cell>
          <table:table-cell table:style-name="ce8" table:formula="of:=1*([.A112]-[.$A$2])*24*3600" office:value-type="float" office:value="517.000000000001" calcext:value-type="float">
            <text:p>517.000000000001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36S" calcext:value-type="time">
            <text:p>18:30:36</text:p>
          </table:table-cell>
          <table:table-cell table:style-name="ce8" table:formula="of:=1*([.A113]-[.$A$2])*24*3600" office:value-type="float" office:value="520.000000000001" calcext:value-type="float">
            <text:p>520.000000000001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41S" calcext:value-type="time">
            <text:p>18:30:41</text:p>
          </table:table-cell>
          <table:table-cell table:style-name="ce8" table:formula="of:=1*([.A114]-[.$A$2])*24*3600" office:value-type="float" office:value="525.000000000005" calcext:value-type="float">
            <text:p>525.000000000005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47S" calcext:value-type="time">
            <text:p>18:30:47</text:p>
          </table:table-cell>
          <table:table-cell table:style-name="ce8" table:formula="of:=1*([.A115]-[.$A$2])*24*3600" office:value-type="float" office:value="531.000000000006" calcext:value-type="float">
            <text:p>531.000000000006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52S" calcext:value-type="time">
            <text:p>18:30:52</text:p>
          </table:table-cell>
          <table:table-cell table:style-name="ce8" table:formula="of:=1*([.A116]-[.$A$2])*24*3600" office:value-type="float" office:value="536.000000000001" calcext:value-type="float">
            <text:p>536.000000000001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0M55S" calcext:value-type="time">
            <text:p>18:30:55</text:p>
          </table:table-cell>
          <table:table-cell table:style-name="ce8" table:formula="of:=1*([.A117]-[.$A$2])*24*3600" office:value-type="float" office:value="539.000000000001" calcext:value-type="float">
            <text:p>539.000000000001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00S" calcext:value-type="time">
            <text:p>18:31:00</text:p>
          </table:table-cell>
          <table:table-cell table:style-name="ce8" table:formula="of:=1*([.A118]-[.$A$2])*24*3600" office:value-type="float" office:value="544.000000000005" calcext:value-type="float">
            <text:p>544.000000000005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05S" calcext:value-type="time">
            <text:p>18:31:05</text:p>
          </table:table-cell>
          <table:table-cell table:style-name="ce8" table:formula="of:=1*([.A119]-[.$A$2])*24*3600" office:value-type="float" office:value="549" calcext:value-type="float">
            <text:p>549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10S" calcext:value-type="time">
            <text:p>18:31:10</text:p>
          </table:table-cell>
          <table:table-cell table:style-name="ce8" table:formula="of:=1*([.A120]-[.$A$2])*24*3600" office:value-type="float" office:value="554.000000000003" calcext:value-type="float">
            <text:p>554.000000000003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13S" calcext:value-type="time">
            <text:p>18:31:13</text:p>
          </table:table-cell>
          <table:table-cell table:style-name="ce8" table:formula="of:=1*([.A121]-[.$A$2])*24*3600" office:value-type="float" office:value="557.000000000004" calcext:value-type="float">
            <text:p>557.000000000004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1M19S" calcext:value-type="time">
            <text:p>18:31:19</text:p>
          </table:table-cell>
          <table:table-cell table:style-name="ce8" table:formula="of:=1*([.A122]-[.$A$2])*24*3600" office:value-type="float" office:value="563.000000000005" calcext:value-type="float">
            <text:p>563.000000000005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22S" calcext:value-type="time">
            <text:p>18:31:22</text:p>
          </table:table-cell>
          <table:table-cell table:style-name="ce8" table:formula="of:=1*([.A123]-[.$A$2])*24*3600" office:value-type="float" office:value="566.000000000005" calcext:value-type="float">
            <text:p>566.000000000005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1M28S" calcext:value-type="time">
            <text:p>18:31:28</text:p>
          </table:table-cell>
          <table:table-cell table:style-name="ce8" table:formula="of:=1*([.A124]-[.$A$2])*24*3600" office:value-type="float" office:value="572.000000000006" calcext:value-type="float">
            <text:p>572.000000000006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33S" calcext:value-type="time">
            <text:p>18:31:33</text:p>
          </table:table-cell>
          <table:table-cell table:style-name="ce8" table:formula="of:=1*([.A125]-[.$A$2])*24*3600" office:value-type="float" office:value="577.000000000001" calcext:value-type="float">
            <text:p>577.000000000001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38S" calcext:value-type="time">
            <text:p>18:31:38</text:p>
          </table:table-cell>
          <table:table-cell table:style-name="ce8" table:formula="of:=1*([.A126]-[.$A$2])*24*3600" office:value-type="float" office:value="582.000000000005" calcext:value-type="float">
            <text:p>582.000000000005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1M41S" calcext:value-type="time">
            <text:p>18:31:41</text:p>
          </table:table-cell>
          <table:table-cell table:style-name="ce8" table:formula="of:=1*([.A127]-[.$A$2])*24*3600" office:value-type="float" office:value="585.000000000005" calcext:value-type="float">
            <text:p>585.000000000005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1M46S" calcext:value-type="time">
            <text:p>18:31:46</text:p>
          </table:table-cell>
          <table:table-cell table:style-name="ce8" table:formula="of:=1*([.A128]-[.$A$2])*24*3600" office:value-type="float" office:value="590" calcext:value-type="float">
            <text:p>590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52S" calcext:value-type="time">
            <text:p>18:31:52</text:p>
          </table:table-cell>
          <table:table-cell table:style-name="ce8" table:formula="of:=1*([.A129]-[.$A$2])*24*3600" office:value-type="float" office:value="596" calcext:value-type="float">
            <text:p>596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1M57S" calcext:value-type="time">
            <text:p>18:31:57</text:p>
          </table:table-cell>
          <table:table-cell table:style-name="ce8" table:formula="of:=1*([.A130]-[.$A$2])*24*3600" office:value-type="float" office:value="601.000000000004" calcext:value-type="float">
            <text:p>601.000000000004</text:p>
          </table:table-cell>
          <table:table-cell office:value-type="float" office:value="21.462" calcext:value-type="float">
            <text:p>21.462</text:p>
          </table:table-cell>
          <table:table-cell table:number-columns-repeated="1011"/>
        </table:table-row>
        <table:table-row table:style-name="ro1">
          <table:table-cell office:value-type="time" office:time-value="PT18H32M02S" calcext:value-type="time">
            <text:p>18:32:02</text:p>
          </table:table-cell>
          <table:table-cell table:style-name="ce8" table:formula="of:=1*([.A131]-[.$A$2])*24*3600" office:value-type="float" office:value="605.999999999999" calcext:value-type="float">
            <text:p>605.999999999999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05S" calcext:value-type="time">
            <text:p>18:32:05</text:p>
          </table:table-cell>
          <table:table-cell table:style-name="ce8" table:formula="of:=1*([.A132]-[.$A$2])*24*3600" office:value-type="float" office:value="608.999999999999" calcext:value-type="float">
            <text:p>608.999999999999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10S" calcext:value-type="time">
            <text:p>18:32:10</text:p>
          </table:table-cell>
          <table:table-cell table:style-name="ce8" table:formula="of:=1*([.A133]-[.$A$2])*24*3600" office:value-type="float" office:value="614.000000000003" calcext:value-type="float">
            <text:p>614.000000000003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16S" calcext:value-type="time">
            <text:p>18:32:16</text:p>
          </table:table-cell>
          <table:table-cell table:style-name="ce8" table:formula="of:=1*([.A134]-[.$A$2])*24*3600" office:value-type="float" office:value="620.000000000004" calcext:value-type="float">
            <text:p>620.000000000004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21S" calcext:value-type="time">
            <text:p>18:32:21</text:p>
          </table:table-cell>
          <table:table-cell table:style-name="ce8" table:formula="of:=1*([.A135]-[.$A$2])*24*3600" office:value-type="float" office:value="624.999999999999" calcext:value-type="float">
            <text:p>624.999999999999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23S" calcext:value-type="time">
            <text:p>18:32:23</text:p>
          </table:table-cell>
          <table:table-cell table:style-name="ce8" table:formula="of:=1*([.A136]-[.$A$2])*24*3600" office:value-type="float" office:value="627.000000000002" calcext:value-type="float">
            <text:p>627.000000000002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2M29S" calcext:value-type="time">
            <text:p>18:32:29</text:p>
          </table:table-cell>
          <table:table-cell table:style-name="ce8" table:formula="of:=1*([.A137]-[.$A$2])*24*3600" office:value-type="float" office:value="633.000000000003" calcext:value-type="float">
            <text:p>633.000000000003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2M34S" calcext:value-type="time">
            <text:p>18:32:34</text:p>
          </table:table-cell>
          <table:table-cell table:style-name="ce8" table:formula="of:=1*([.A138]-[.$A$2])*24*3600" office:value-type="float" office:value="637.999999999997" calcext:value-type="float">
            <text:p>637.999999999997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2M39S" calcext:value-type="time">
            <text:p>18:32:39</text:p>
          </table:table-cell>
          <table:table-cell table:style-name="ce8" table:formula="of:=1*([.A139]-[.$A$2])*24*3600" office:value-type="float" office:value="643.000000000001" calcext:value-type="float">
            <text:p>643.000000000001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2M44S" calcext:value-type="time">
            <text:p>18:32:44</text:p>
          </table:table-cell>
          <table:table-cell table:style-name="ce8" table:formula="of:=1*([.A140]-[.$A$2])*24*3600" office:value-type="float" office:value="648.000000000005" calcext:value-type="float">
            <text:p>648.000000000005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2M47S" calcext:value-type="time">
            <text:p>18:32:47</text:p>
          </table:table-cell>
          <table:table-cell table:style-name="ce8" table:formula="of:=1*([.A141]-[.$A$2])*24*3600" office:value-type="float" office:value="651.000000000006" calcext:value-type="float">
            <text:p>651.000000000006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52S" calcext:value-type="time">
            <text:p>18:32:52</text:p>
          </table:table-cell>
          <table:table-cell table:style-name="ce8" table:formula="of:=1*([.A142]-[.$A$2])*24*3600" office:value-type="float" office:value="656" calcext:value-type="float">
            <text:p>656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2M57S" calcext:value-type="time">
            <text:p>18:32:57</text:p>
          </table:table-cell>
          <table:table-cell table:style-name="ce8" table:formula="of:=1*([.A143]-[.$A$2])*24*3600" office:value-type="float" office:value="661.000000000004" calcext:value-type="float">
            <text:p>661.000000000004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3M03S" calcext:value-type="time">
            <text:p>18:33:03</text:p>
          </table:table-cell>
          <table:table-cell table:style-name="ce8" table:formula="of:=1*([.A144]-[.$A$2])*24*3600" office:value-type="float" office:value="667.000000000005" calcext:value-type="float">
            <text:p>667.000000000005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06S" calcext:value-type="time">
            <text:p>18:33:06</text:p>
          </table:table-cell>
          <table:table-cell table:style-name="ce8" table:formula="of:=1*([.A145]-[.$A$2])*24*3600" office:value-type="float" office:value="670.000000000006" calcext:value-type="float">
            <text:p>670.000000000006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12S" calcext:value-type="time">
            <text:p>18:33:12</text:p>
          </table:table-cell>
          <table:table-cell table:style-name="ce8" table:formula="of:=1*([.A146]-[.$A$2])*24*3600" office:value-type="float" office:value="676.000000000007" calcext:value-type="float">
            <text:p>676.000000000007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17S" calcext:value-type="time">
            <text:p>18:33:17</text:p>
          </table:table-cell>
          <table:table-cell table:style-name="ce8" table:formula="of:=1*([.A147]-[.$A$2])*24*3600" office:value-type="float" office:value="681.000000000001" calcext:value-type="float">
            <text:p>681.000000000001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20S" calcext:value-type="time">
            <text:p>18:33:20</text:p>
          </table:table-cell>
          <table:table-cell table:style-name="ce8" table:formula="of:=1*([.A148]-[.$A$2])*24*3600" office:value-type="float" office:value="684.000000000001" calcext:value-type="float">
            <text:p>684.000000000001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25S" calcext:value-type="time">
            <text:p>18:33:25</text:p>
          </table:table-cell>
          <table:table-cell table:style-name="ce8" table:formula="of:=1*([.A149]-[.$A$2])*24*3600" office:value-type="float" office:value="689.000000000005" calcext:value-type="float">
            <text:p>689.000000000005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30S" calcext:value-type="time">
            <text:p>18:33:30</text:p>
          </table:table-cell>
          <table:table-cell table:style-name="ce8" table:formula="of:=1*([.A150]-[.$A$2])*24*3600" office:value-type="float" office:value="694" calcext:value-type="float">
            <text:p>694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3M35S" calcext:value-type="time">
            <text:p>18:33:35</text:p>
          </table:table-cell>
          <table:table-cell table:style-name="ce8" table:formula="of:=1*([.A151]-[.$A$2])*24*3600" office:value-type="float" office:value="699.000000000004" calcext:value-type="float">
            <text:p>699.000000000004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3M40S" calcext:value-type="time">
            <text:p>18:33:40</text:p>
          </table:table-cell>
          <table:table-cell table:style-name="ce8" table:formula="of:=1*([.A152]-[.$A$2])*24*3600" office:value-type="float" office:value="703.999999999998" calcext:value-type="float">
            <text:p>703.999999999998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45S" calcext:value-type="time">
            <text:p>18:33:45</text:p>
          </table:table-cell>
          <table:table-cell table:style-name="ce8" table:formula="of:=1*([.A153]-[.$A$2])*24*3600" office:value-type="float" office:value="709.000000000002" calcext:value-type="float">
            <text:p>709.000000000002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48S" calcext:value-type="time">
            <text:p>18:33:48</text:p>
          </table:table-cell>
          <table:table-cell table:style-name="ce8" table:formula="of:=1*([.A154]-[.$A$2])*24*3600" office:value-type="float" office:value="712.000000000003" calcext:value-type="float">
            <text:p>712.000000000003</text:p>
          </table:table-cell>
          <table:table-cell office:value-type="float" office:value="21.525" calcext:value-type="float">
            <text:p>21.525</text:p>
          </table:table-cell>
          <table:table-cell table:number-columns-repeated="1011"/>
        </table:table-row>
        <table:table-row table:style-name="ro1">
          <table:table-cell office:value-type="time" office:time-value="PT18H33M53S" calcext:value-type="time">
            <text:p>18:33:53</text:p>
          </table:table-cell>
          <table:table-cell table:style-name="ce8" table:formula="of:=1*([.A155]-[.$A$2])*24*3600" office:value-type="float" office:value="717.000000000007" calcext:value-type="float">
            <text:p>717.000000000007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3M58S" calcext:value-type="time">
            <text:p>18:33:58</text:p>
          </table:table-cell>
          <table:table-cell table:style-name="ce8" table:formula="of:=1*([.A156]-[.$A$2])*24*3600" office:value-type="float" office:value="722.000000000001" calcext:value-type="float">
            <text:p>722.000000000001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03S" calcext:value-type="time">
            <text:p>18:34:03</text:p>
          </table:table-cell>
          <table:table-cell table:style-name="ce8" table:formula="of:=1*([.A157]-[.$A$2])*24*3600" office:value-type="float" office:value="727.000000000005" calcext:value-type="float">
            <text:p>727.000000000005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09S" calcext:value-type="time">
            <text:p>18:34:09</text:p>
          </table:table-cell>
          <table:table-cell table:style-name="ce8" table:formula="of:=1*([.A158]-[.$A$2])*24*3600" office:value-type="float" office:value="733.000000000006" calcext:value-type="float">
            <text:p>733.000000000006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11S" calcext:value-type="time">
            <text:p>18:34:11</text:p>
          </table:table-cell>
          <table:table-cell table:style-name="ce8" table:formula="of:=1*([.A159]-[.$A$2])*24*3600" office:value-type="float" office:value="735" calcext:value-type="float">
            <text:p>735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17S" calcext:value-type="time">
            <text:p>18:34:17</text:p>
          </table:table-cell>
          <table:table-cell table:style-name="ce8" table:formula="of:=1*([.A160]-[.$A$2])*24*3600" office:value-type="float" office:value="741.000000000001" calcext:value-type="float">
            <text:p>741.000000000001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22S" calcext:value-type="time">
            <text:p>18:34:22</text:p>
          </table:table-cell>
          <table:table-cell table:style-name="ce8" table:formula="of:=1*([.A161]-[.$A$2])*24*3600" office:value-type="float" office:value="746.000000000005" calcext:value-type="float">
            <text:p>746.000000000005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27S" calcext:value-type="time">
            <text:p>18:34:27</text:p>
          </table:table-cell>
          <table:table-cell table:style-name="ce8" table:formula="of:=1*([.A162]-[.$A$2])*24*3600" office:value-type="float" office:value="750.999999999999" calcext:value-type="float">
            <text:p>750.999999999999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32S" calcext:value-type="time">
            <text:p>18:34:32</text:p>
          </table:table-cell>
          <table:table-cell table:style-name="ce8" table:formula="of:=1*([.A163]-[.$A$2])*24*3600" office:value-type="float" office:value="756.000000000003" calcext:value-type="float">
            <text:p>756.000000000003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35S" calcext:value-type="time">
            <text:p>18:34:35</text:p>
          </table:table-cell>
          <table:table-cell table:style-name="ce8" table:formula="of:=1*([.A164]-[.$A$2])*24*3600" office:value-type="float" office:value="759.000000000004" calcext:value-type="float">
            <text:p>759.000000000004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4M40S" calcext:value-type="time">
            <text:p>18:34:40</text:p>
          </table:table-cell>
          <table:table-cell table:style-name="ce8" table:formula="of:=1*([.A165]-[.$A$2])*24*3600" office:value-type="float" office:value="763.999999999998" calcext:value-type="float">
            <text:p>763.999999999998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4M45S" calcext:value-type="time">
            <text:p>18:34:45</text:p>
          </table:table-cell>
          <table:table-cell table:style-name="ce8" table:formula="of:=1*([.A166]-[.$A$2])*24*3600" office:value-type="float" office:value="769.000000000002" calcext:value-type="float">
            <text:p>769.000000000002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4M50S" calcext:value-type="time">
            <text:p>18:34:50</text:p>
          </table:table-cell>
          <table:table-cell table:style-name="ce8" table:formula="of:=1*([.A167]-[.$A$2])*24*3600" office:value-type="float" office:value="774.000000000006" calcext:value-type="float">
            <text:p>774.000000000006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4M55S" calcext:value-type="time">
            <text:p>18:34:55</text:p>
          </table:table-cell>
          <table:table-cell table:style-name="ce8" table:formula="of:=1*([.A168]-[.$A$2])*24*3600" office:value-type="float" office:value="779" calcext:value-type="float">
            <text:p>779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4M58S" calcext:value-type="time">
            <text:p>18:34:58</text:p>
          </table:table-cell>
          <table:table-cell table:style-name="ce8" table:formula="of:=1*([.A169]-[.$A$2])*24*3600" office:value-type="float" office:value="782.000000000001" calcext:value-type="float">
            <text:p>782.000000000001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03S" calcext:value-type="time">
            <text:p>18:35:03</text:p>
          </table:table-cell>
          <table:table-cell table:style-name="ce8" table:formula="of:=1*([.A170]-[.$A$2])*24*3600" office:value-type="float" office:value="787.000000000005" calcext:value-type="float">
            <text:p>787.000000000005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08S" calcext:value-type="time">
            <text:p>18:35:08</text:p>
          </table:table-cell>
          <table:table-cell table:style-name="ce8" table:formula="of:=1*([.A171]-[.$A$2])*24*3600" office:value-type="float" office:value="791.999999999999" calcext:value-type="float">
            <text:p>791.999999999999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5M14S" calcext:value-type="time">
            <text:p>18:35:14</text:p>
          </table:table-cell>
          <table:table-cell table:style-name="ce8" table:formula="of:=1*([.A172]-[.$A$2])*24*3600" office:value-type="float" office:value="798" calcext:value-type="float">
            <text:p>798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19S" calcext:value-type="time">
            <text:p>18:35:19</text:p>
          </table:table-cell>
          <table:table-cell table:style-name="ce8" table:formula="of:=1*([.A173]-[.$A$2])*24*3600" office:value-type="float" office:value="803.000000000004" calcext:value-type="float">
            <text:p>803.000000000004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24S" calcext:value-type="time">
            <text:p>18:35:24</text:p>
          </table:table-cell>
          <table:table-cell table:style-name="ce8" table:formula="of:=1*([.A174]-[.$A$2])*24*3600" office:value-type="float" office:value="807.999999999998" calcext:value-type="float">
            <text:p>807.999999999998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27S" calcext:value-type="time">
            <text:p>18:35:27</text:p>
          </table:table-cell>
          <table:table-cell table:style-name="ce8" table:formula="of:=1*([.A175]-[.$A$2])*24*3600" office:value-type="float" office:value="810.999999999999" calcext:value-type="float">
            <text:p>810.999999999999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32S" calcext:value-type="time">
            <text:p>18:35:32</text:p>
          </table:table-cell>
          <table:table-cell table:style-name="ce8" table:formula="of:=1*([.A176]-[.$A$2])*24*3600" office:value-type="float" office:value="816.000000000003" calcext:value-type="float">
            <text:p>816.000000000003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37S" calcext:value-type="time">
            <text:p>18:35:37</text:p>
          </table:table-cell>
          <table:table-cell table:style-name="ce8" table:formula="of:=1*([.A177]-[.$A$2])*24*3600" office:value-type="float" office:value="821.000000000007" calcext:value-type="float">
            <text:p>821.000000000007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42S" calcext:value-type="time">
            <text:p>18:35:42</text:p>
          </table:table-cell>
          <table:table-cell table:style-name="ce8" table:formula="of:=1*([.A178]-[.$A$2])*24*3600" office:value-type="float" office:value="826.000000000001" calcext:value-type="float">
            <text:p>826.000000000001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47S" calcext:value-type="time">
            <text:p>18:35:47</text:p>
          </table:table-cell>
          <table:table-cell table:style-name="ce8" table:formula="of:=1*([.A179]-[.$A$2])*24*3600" office:value-type="float" office:value="831.000000000005" calcext:value-type="float">
            <text:p>831.000000000005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50S" calcext:value-type="time">
            <text:p>18:35:50</text:p>
          </table:table-cell>
          <table:table-cell table:style-name="ce8" table:formula="of:=1*([.A180]-[.$A$2])*24*3600" office:value-type="float" office:value="834.000000000006" calcext:value-type="float">
            <text:p>834.000000000006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5M55S" calcext:value-type="time">
            <text:p>18:35:55</text:p>
          </table:table-cell>
          <table:table-cell table:style-name="ce8" table:formula="of:=1*([.A181]-[.$A$2])*24*3600" office:value-type="float" office:value="839" calcext:value-type="float">
            <text:p>839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00S" calcext:value-type="time">
            <text:p>18:36:00</text:p>
          </table:table-cell>
          <table:table-cell table:style-name="ce8" table:formula="of:=1*([.A182]-[.$A$2])*24*3600" office:value-type="float" office:value="844.000000000004" calcext:value-type="float">
            <text:p>844.000000000004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05S" calcext:value-type="time">
            <text:p>18:36:05</text:p>
          </table:table-cell>
          <table:table-cell table:style-name="ce8" table:formula="of:=1*([.A183]-[.$A$2])*24*3600" office:value-type="float" office:value="848.999999999998" calcext:value-type="float">
            <text:p>848.999999999998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11S" calcext:value-type="time">
            <text:p>18:36:11</text:p>
          </table:table-cell>
          <table:table-cell table:style-name="ce8" table:formula="of:=1*([.A184]-[.$A$2])*24*3600" office:value-type="float" office:value="854.999999999999" calcext:value-type="float">
            <text:p>854.999999999999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13S" calcext:value-type="time">
            <text:p>18:36:13</text:p>
          </table:table-cell>
          <table:table-cell table:style-name="ce8" table:formula="of:=1*([.A185]-[.$A$2])*24*3600" office:value-type="float" office:value="857.000000000003" calcext:value-type="float">
            <text:p>857.000000000003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6M18S" calcext:value-type="time">
            <text:p>18:36:18</text:p>
          </table:table-cell>
          <table:table-cell table:style-name="ce8" table:formula="of:=1*([.A186]-[.$A$2])*24*3600" office:value-type="float" office:value="862.000000000007" calcext:value-type="float">
            <text:p>862.000000000007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6M23S" calcext:value-type="time">
            <text:p>18:36:23</text:p>
          </table:table-cell>
          <table:table-cell table:style-name="ce8" table:formula="of:=1*([.A187]-[.$A$2])*24*3600" office:value-type="float" office:value="867.000000000001" calcext:value-type="float">
            <text:p>867.000000000001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6M29S" calcext:value-type="time">
            <text:p>18:36:29</text:p>
          </table:table-cell>
          <table:table-cell table:style-name="ce8" table:formula="of:=1*([.A188]-[.$A$2])*24*3600" office:value-type="float" office:value="873.000000000002" calcext:value-type="float">
            <text:p>873.000000000002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34S" calcext:value-type="time">
            <text:p>18:36:34</text:p>
          </table:table-cell>
          <table:table-cell table:style-name="ce8" table:formula="of:=1*([.A189]-[.$A$2])*24*3600" office:value-type="float" office:value="878.000000000006" calcext:value-type="float">
            <text:p>878.000000000006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6M37S" calcext:value-type="time">
            <text:p>18:36:37</text:p>
          </table:table-cell>
          <table:table-cell table:style-name="ce8" table:formula="of:=1*([.A190]-[.$A$2])*24*3600" office:value-type="float" office:value="881.000000000007" calcext:value-type="float">
            <text:p>881.000000000007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6M42S" calcext:value-type="time">
            <text:p>18:36:42</text:p>
          </table:table-cell>
          <table:table-cell table:style-name="ce8" table:formula="of:=1*([.A191]-[.$A$2])*24*3600" office:value-type="float" office:value="886.000000000001" calcext:value-type="float">
            <text:p>886.000000000001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47S" calcext:value-type="time">
            <text:p>18:36:47</text:p>
          </table:table-cell>
          <table:table-cell table:style-name="ce8" table:formula="of:=1*([.A192]-[.$A$2])*24*3600" office:value-type="float" office:value="891.000000000005" calcext:value-type="float">
            <text:p>891.000000000005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52S" calcext:value-type="time">
            <text:p>18:36:52</text:p>
          </table:table-cell>
          <table:table-cell table:style-name="ce8" table:formula="of:=1*([.A193]-[.$A$2])*24*3600" office:value-type="float" office:value="895.999999999999" calcext:value-type="float">
            <text:p>895.999999999999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6M57S" calcext:value-type="time">
            <text:p>18:36:57</text:p>
          </table:table-cell>
          <table:table-cell table:style-name="ce8" table:formula="of:=1*([.A194]-[.$A$2])*24*3600" office:value-type="float" office:value="901.000000000003" calcext:value-type="float">
            <text:p>901.000000000003</text:p>
          </table:table-cell>
          <table:table-cell office:value-type="float" office:value="21.65" calcext:value-type="float">
            <text:p>21.65</text:p>
          </table:table-cell>
          <table:table-cell table:number-columns-repeated="1011"/>
        </table:table-row>
        <table:table-row table:style-name="ro1">
          <table:table-cell office:value-type="time" office:time-value="PT18H37M02S" calcext:value-type="time">
            <text:p>18:37:02</text:p>
          </table:table-cell>
          <table:table-cell table:style-name="ce8" table:formula="of:=1*([.A195]-[.$A$2])*24*3600" office:value-type="float" office:value="905.999999999998" calcext:value-type="float">
            <text:p>905.999999999998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7M05S" calcext:value-type="time">
            <text:p>18:37:05</text:p>
          </table:table-cell>
          <table:table-cell table:style-name="ce8" table:formula="of:=1*([.A196]-[.$A$2])*24*3600" office:value-type="float" office:value="908.999999999998" calcext:value-type="float">
            <text:p>908.999999999998</text:p>
          </table:table-cell>
          <table:table-cell office:value-type="float" office:value="21.587" calcext:value-type="float">
            <text:p>21.587</text:p>
          </table:table-cell>
          <table:table-cell table:number-columns-repeated="1011"/>
        </table:table-row>
        <table:table-row table:style-name="ro1">
          <table:table-cell office:value-type="time" office:time-value="PT18H37M10S" calcext:value-type="time">
            <text:p>18:37:10</text:p>
          </table:table-cell>
          <table:table-cell table:style-name="ce8" table:formula="of:=1*([.A197]-[.$A$2])*24*3600" office:value-type="float" office:value="914.000000000002" calcext:value-type="float">
            <text:p>914.000000000002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15S" calcext:value-type="time">
            <text:p>18:37:15</text:p>
          </table:table-cell>
          <table:table-cell table:style-name="ce8" table:formula="of:=1*([.A198]-[.$A$2])*24*3600" office:value-type="float" office:value="919.000000000006" calcext:value-type="float">
            <text:p>919.000000000006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21S" calcext:value-type="time">
            <text:p>18:37:21</text:p>
          </table:table-cell>
          <table:table-cell table:style-name="ce8" table:formula="of:=1*([.A199]-[.$A$2])*24*3600" office:value-type="float" office:value="924.999999999998" calcext:value-type="float">
            <text:p>924.999999999998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26S" calcext:value-type="time">
            <text:p>18:37:26</text:p>
          </table:table-cell>
          <table:table-cell table:style-name="ce8" table:formula="of:=1*([.A200]-[.$A$2])*24*3600" office:value-type="float" office:value="930.000000000002" calcext:value-type="float">
            <text:p>930.00000000000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7M29S" calcext:value-type="time">
            <text:p>18:37:29</text:p>
          </table:table-cell>
          <table:table-cell table:style-name="ce8" table:formula="of:=1*([.A201]-[.$A$2])*24*3600" office:value-type="float" office:value="933.000000000002" calcext:value-type="float">
            <text:p>933.00000000000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7M34S" calcext:value-type="time">
            <text:p>18:37:34</text:p>
          </table:table-cell>
          <table:table-cell table:style-name="ce8" table:formula="of:=1*([.A202]-[.$A$2])*24*3600" office:value-type="float" office:value="938.000000000006" calcext:value-type="float">
            <text:p>938.000000000006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39S" calcext:value-type="time">
            <text:p>18:37:39</text:p>
          </table:table-cell>
          <table:table-cell table:style-name="ce8" table:formula="of:=1*([.A203]-[.$A$2])*24*3600" office:value-type="float" office:value="943" calcext:value-type="float">
            <text:p>943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44S" calcext:value-type="time">
            <text:p>18:37:44</text:p>
          </table:table-cell>
          <table:table-cell table:style-name="ce8" table:formula="of:=1*([.A204]-[.$A$2])*24*3600" office:value-type="float" office:value="948.000000000004" calcext:value-type="float">
            <text:p>948.000000000004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49S" calcext:value-type="time">
            <text:p>18:37:49</text:p>
          </table:table-cell>
          <table:table-cell table:style-name="ce8" table:formula="of:=1*([.A205]-[.$A$2])*24*3600" office:value-type="float" office:value="952.999999999999" calcext:value-type="float">
            <text:p>952.999999999999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7M52S" calcext:value-type="time">
            <text:p>18:37:52</text:p>
          </table:table-cell>
          <table:table-cell table:style-name="ce8" table:formula="of:=1*([.A206]-[.$A$2])*24*3600" office:value-type="float" office:value="955.999999999999" calcext:value-type="float">
            <text:p>955.999999999999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7M57S" calcext:value-type="time">
            <text:p>18:37:57</text:p>
          </table:table-cell>
          <table:table-cell table:style-name="ce8" table:formula="of:=1*([.A207]-[.$A$2])*24*3600" office:value-type="float" office:value="961.000000000003" calcext:value-type="float">
            <text:p>961.000000000003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8M02S" calcext:value-type="time">
            <text:p>18:38:02</text:p>
          </table:table-cell>
          <table:table-cell table:style-name="ce8" table:formula="of:=1*([.A208]-[.$A$2])*24*3600" office:value-type="float" office:value="965.999999999998" calcext:value-type="float">
            <text:p>965.999999999998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8M07S" calcext:value-type="time">
            <text:p>18:38:07</text:p>
          </table:table-cell>
          <table:table-cell table:style-name="ce8" table:formula="of:=1*([.A209]-[.$A$2])*24*3600" office:value-type="float" office:value="971.000000000002" calcext:value-type="float">
            <text:p>971.00000000000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13S" calcext:value-type="time">
            <text:p>18:38:13</text:p>
          </table:table-cell>
          <table:table-cell table:style-name="ce8" table:formula="of:=1*([.A210]-[.$A$2])*24*3600" office:value-type="float" office:value="977.000000000002" calcext:value-type="float">
            <text:p>977.00000000000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15S" calcext:value-type="time">
            <text:p>18:38:15</text:p>
          </table:table-cell>
          <table:table-cell table:style-name="ce8" table:formula="of:=1*([.A211]-[.$A$2])*24*3600" office:value-type="float" office:value="979.000000000006" calcext:value-type="float">
            <text:p>979.000000000006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21S" calcext:value-type="time">
            <text:p>18:38:21</text:p>
          </table:table-cell>
          <table:table-cell table:style-name="ce8" table:formula="of:=1*([.A212]-[.$A$2])*24*3600" office:value-type="float" office:value="985.000000000007" calcext:value-type="float">
            <text:p>985.000000000007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8M26S" calcext:value-type="time">
            <text:p>18:38:26</text:p>
          </table:table-cell>
          <table:table-cell table:style-name="ce8" table:formula="of:=1*([.A213]-[.$A$2])*24*3600" office:value-type="float" office:value="990.000000000001" calcext:value-type="float">
            <text:p>990.000000000001</text:p>
          </table:table-cell>
          <table:table-cell office:value-type="float" office:value="21.712" calcext:value-type="float">
            <text:p>21.712</text:p>
          </table:table-cell>
          <table:table-cell table:number-columns-repeated="1011"/>
        </table:table-row>
        <table:table-row table:style-name="ro1">
          <table:table-cell office:value-type="time" office:time-value="PT18H38M31S" calcext:value-type="time">
            <text:p>18:38:31</text:p>
          </table:table-cell>
          <table:table-cell table:style-name="ce8" table:formula="of:=1*([.A214]-[.$A$2])*24*3600" office:value-type="float" office:value="995.000000000005" calcext:value-type="float">
            <text:p>995.000000000005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36S" calcext:value-type="time">
            <text:p>18:38:36</text:p>
          </table:table-cell>
          <table:table-cell table:style-name="ce8" table:formula="of:=1*([.A215]-[.$A$2])*24*3600" office:value-type="float" office:value="1000" calcext:value-type="float">
            <text:p>100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39S" calcext:value-type="time">
            <text:p>18:38:39</text:p>
          </table:table-cell>
          <table:table-cell table:style-name="ce8" table:formula="of:=1*([.A216]-[.$A$2])*24*3600" office:value-type="float" office:value="1003" calcext:value-type="float">
            <text:p>1003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44S" calcext:value-type="time">
            <text:p>18:38:44</text:p>
          </table:table-cell>
          <table:table-cell table:style-name="ce8" table:formula="of:=1*([.A217]-[.$A$2])*24*3600" office:value-type="float" office:value="1008" calcext:value-type="float">
            <text:p>1008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49S" calcext:value-type="time">
            <text:p>18:38:49</text:p>
          </table:table-cell>
          <table:table-cell table:style-name="ce8" table:formula="of:=1*([.A218]-[.$A$2])*24*3600" office:value-type="float" office:value="1013" calcext:value-type="float">
            <text:p>1013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8M54S" calcext:value-type="time">
            <text:p>18:38:54</text:p>
          </table:table-cell>
          <table:table-cell table:style-name="ce8" table:formula="of:=1*([.A219]-[.$A$2])*24*3600" office:value-type="float" office:value="1018" calcext:value-type="float">
            <text:p>1018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00S" calcext:value-type="time">
            <text:p>18:39:00</text:p>
          </table:table-cell>
          <table:table-cell table:style-name="ce8" table:formula="of:=1*([.A220]-[.$A$2])*24*3600" office:value-type="float" office:value="1024" calcext:value-type="float">
            <text:p>1024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02S" calcext:value-type="time">
            <text:p>18:39:02</text:p>
          </table:table-cell>
          <table:table-cell table:style-name="ce8" table:formula="of:=1*([.A221]-[.$A$2])*24*3600" office:value-type="float" office:value="1026.00000000001" calcext:value-type="float">
            <text:p>1026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07S" calcext:value-type="time">
            <text:p>18:39:07</text:p>
          </table:table-cell>
          <table:table-cell table:style-name="ce8" table:formula="of:=1*([.A222]-[.$A$2])*24*3600" office:value-type="float" office:value="1031" calcext:value-type="float">
            <text:p>103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13S" calcext:value-type="time">
            <text:p>18:39:13</text:p>
          </table:table-cell>
          <table:table-cell table:style-name="ce8" table:formula="of:=1*([.A223]-[.$A$2])*24*3600" office:value-type="float" office:value="1037" calcext:value-type="float">
            <text:p>1037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18S" calcext:value-type="time">
            <text:p>18:39:18</text:p>
          </table:table-cell>
          <table:table-cell table:style-name="ce8" table:formula="of:=1*([.A224]-[.$A$2])*24*3600" office:value-type="float" office:value="1042.00000000001" calcext:value-type="float">
            <text:p>1042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21S" calcext:value-type="time">
            <text:p>18:39:21</text:p>
          </table:table-cell>
          <table:table-cell table:style-name="ce8" table:formula="of:=1*([.A225]-[.$A$2])*24*3600" office:value-type="float" office:value="1045.00000000001" calcext:value-type="float">
            <text:p>1045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26S" calcext:value-type="time">
            <text:p>18:39:26</text:p>
          </table:table-cell>
          <table:table-cell table:style-name="ce8" table:formula="of:=1*([.A226]-[.$A$2])*24*3600" office:value-type="float" office:value="1050" calcext:value-type="float">
            <text:p>105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31S" calcext:value-type="time">
            <text:p>18:39:31</text:p>
          </table:table-cell>
          <table:table-cell table:style-name="ce8" table:formula="of:=1*([.A227]-[.$A$2])*24*3600" office:value-type="float" office:value="1055.00000000001" calcext:value-type="float">
            <text:p>1055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36S" calcext:value-type="time">
            <text:p>18:39:36</text:p>
          </table:table-cell>
          <table:table-cell table:style-name="ce8" table:formula="of:=1*([.A228]-[.$A$2])*24*3600" office:value-type="float" office:value="1060" calcext:value-type="float">
            <text:p>106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42S" calcext:value-type="time">
            <text:p>18:39:42</text:p>
          </table:table-cell>
          <table:table-cell table:style-name="ce8" table:formula="of:=1*([.A229]-[.$A$2])*24*3600" office:value-type="float" office:value="1066" calcext:value-type="float">
            <text:p>1066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44S" calcext:value-type="time">
            <text:p>18:39:44</text:p>
          </table:table-cell>
          <table:table-cell table:style-name="ce8" table:formula="of:=1*([.A230]-[.$A$2])*24*3600" office:value-type="float" office:value="1068" calcext:value-type="float">
            <text:p>1068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50S" calcext:value-type="time">
            <text:p>18:39:50</text:p>
          </table:table-cell>
          <table:table-cell table:style-name="ce8" table:formula="of:=1*([.A231]-[.$A$2])*24*3600" office:value-type="float" office:value="1074" calcext:value-type="float">
            <text:p>1074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39M55S" calcext:value-type="time">
            <text:p>18:39:55</text:p>
          </table:table-cell>
          <table:table-cell table:style-name="ce8" table:formula="of:=1*([.A232]-[.$A$2])*24*3600" office:value-type="float" office:value="1079" calcext:value-type="float">
            <text:p>1079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00S" calcext:value-type="time">
            <text:p>18:40:00</text:p>
          </table:table-cell>
          <table:table-cell table:style-name="ce8" table:formula="of:=1*([.A233]-[.$A$2])*24*3600" office:value-type="float" office:value="1084" calcext:value-type="float">
            <text:p>1084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03S" calcext:value-type="time">
            <text:p>18:40:03</text:p>
          </table:table-cell>
          <table:table-cell table:style-name="ce8" table:formula="of:=1*([.A234]-[.$A$2])*24*3600" office:value-type="float" office:value="1087" calcext:value-type="float">
            <text:p>1087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0M08S" calcext:value-type="time">
            <text:p>18:40:08</text:p>
          </table:table-cell>
          <table:table-cell table:style-name="ce8" table:formula="of:=1*([.A235]-[.$A$2])*24*3600" office:value-type="float" office:value="1092" calcext:value-type="float">
            <text:p>1092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0M13S" calcext:value-type="time">
            <text:p>18:40:13</text:p>
          </table:table-cell>
          <table:table-cell table:style-name="ce8" table:formula="of:=1*([.A236]-[.$A$2])*24*3600" office:value-type="float" office:value="1097" calcext:value-type="float">
            <text:p>1097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19S" calcext:value-type="time">
            <text:p>18:40:19</text:p>
          </table:table-cell>
          <table:table-cell table:style-name="ce8" table:formula="of:=1*([.A237]-[.$A$2])*24*3600" office:value-type="float" office:value="1103" calcext:value-type="float">
            <text:p>1103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24S" calcext:value-type="time">
            <text:p>18:40:24</text:p>
          </table:table-cell>
          <table:table-cell table:style-name="ce8" table:formula="of:=1*([.A238]-[.$A$2])*24*3600" office:value-type="float" office:value="1108" calcext:value-type="float">
            <text:p>1108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26S" calcext:value-type="time">
            <text:p>18:40:26</text:p>
          </table:table-cell>
          <table:table-cell table:style-name="ce8" table:formula="of:=1*([.A239]-[.$A$2])*24*3600" office:value-type="float" office:value="1110" calcext:value-type="float">
            <text:p>111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0M32S" calcext:value-type="time">
            <text:p>18:40:32</text:p>
          </table:table-cell>
          <table:table-cell table:style-name="ce8" table:formula="of:=1*([.A240]-[.$A$2])*24*3600" office:value-type="float" office:value="1116" calcext:value-type="float">
            <text:p>1116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0M37S" calcext:value-type="time">
            <text:p>18:40:37</text:p>
          </table:table-cell>
          <table:table-cell table:style-name="ce8" table:formula="of:=1*([.A241]-[.$A$2])*24*3600" office:value-type="float" office:value="1121.00000000001" calcext:value-type="float">
            <text:p>1121.00000000001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0M55S" calcext:value-type="time">
            <text:p>18:40:55</text:p>
          </table:table-cell>
          <table:table-cell table:style-name="ce8" table:formula="of:=1*([.A242]-[.$A$2])*24*3600" office:value-type="float" office:value="1139" calcext:value-type="float">
            <text:p>1139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0M58S" calcext:value-type="time">
            <text:p>18:40:58</text:p>
          </table:table-cell>
          <table:table-cell table:style-name="ce8" table:formula="of:=1*([.A243]-[.$A$2])*24*3600" office:value-type="float" office:value="1142" calcext:value-type="float">
            <text:p>1142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03S" calcext:value-type="time">
            <text:p>18:41:03</text:p>
          </table:table-cell>
          <table:table-cell table:style-name="ce8" table:formula="of:=1*([.A244]-[.$A$2])*24*3600" office:value-type="float" office:value="1147" calcext:value-type="float">
            <text:p>1147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06S" calcext:value-type="time">
            <text:p>18:41:06</text:p>
          </table:table-cell>
          <table:table-cell table:style-name="ce8" table:formula="of:=1*([.A245]-[.$A$2])*24*3600" office:value-type="float" office:value="1150" calcext:value-type="float">
            <text:p>1150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08S" calcext:value-type="time">
            <text:p>18:41:08</text:p>
          </table:table-cell>
          <table:table-cell table:style-name="ce8" table:formula="of:=1*([.A246]-[.$A$2])*24*3600" office:value-type="float" office:value="1152" calcext:value-type="float">
            <text:p>1152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11S" calcext:value-type="time">
            <text:p>18:41:11</text:p>
          </table:table-cell>
          <table:table-cell table:style-name="ce8" table:formula="of:=1*([.A247]-[.$A$2])*24*3600" office:value-type="float" office:value="1155" calcext:value-type="float">
            <text:p>1155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14S" calcext:value-type="time">
            <text:p>18:41:14</text:p>
          </table:table-cell>
          <table:table-cell table:style-name="ce8" table:formula="of:=1*([.A248]-[.$A$2])*24*3600" office:value-type="float" office:value="1158" calcext:value-type="float">
            <text:p>1158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17S" calcext:value-type="time">
            <text:p>18:41:17</text:p>
          </table:table-cell>
          <table:table-cell table:style-name="ce8" table:formula="of:=1*([.A249]-[.$A$2])*24*3600" office:value-type="float" office:value="1161" calcext:value-type="float">
            <text:p>1161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19S" calcext:value-type="time">
            <text:p>18:41:19</text:p>
          </table:table-cell>
          <table:table-cell table:style-name="ce8" table:formula="of:=1*([.A250]-[.$A$2])*24*3600" office:value-type="float" office:value="1163" calcext:value-type="float">
            <text:p>1163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25S" calcext:value-type="time">
            <text:p>18:41:25</text:p>
          </table:table-cell>
          <table:table-cell table:style-name="ce8" table:formula="of:=1*([.A251]-[.$A$2])*24*3600" office:value-type="float" office:value="1169" calcext:value-type="float">
            <text:p>1169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1M28S" calcext:value-type="time">
            <text:p>18:41:28</text:p>
          </table:table-cell>
          <table:table-cell table:style-name="ce8" table:formula="of:=1*([.A252]-[.$A$2])*24*3600" office:value-type="float" office:value="1172" calcext:value-type="float">
            <text:p>1172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33S" calcext:value-type="time">
            <text:p>18:41:33</text:p>
          </table:table-cell>
          <table:table-cell table:style-name="ce8" table:formula="of:=1*([.A253]-[.$A$2])*24*3600" office:value-type="float" office:value="1177" calcext:value-type="float">
            <text:p>1177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39S" calcext:value-type="time">
            <text:p>18:41:39</text:p>
          </table:table-cell>
          <table:table-cell table:style-name="ce8" table:formula="of:=1*([.A254]-[.$A$2])*24*3600" office:value-type="float" office:value="1183" calcext:value-type="float">
            <text:p>1183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41S" calcext:value-type="time">
            <text:p>18:41:41</text:p>
          </table:table-cell>
          <table:table-cell table:style-name="ce8" table:formula="of:=1*([.A255]-[.$A$2])*24*3600" office:value-type="float" office:value="1185" calcext:value-type="float">
            <text:p>1185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47S" calcext:value-type="time">
            <text:p>18:41:47</text:p>
          </table:table-cell>
          <table:table-cell table:style-name="ce8" table:formula="of:=1*([.A256]-[.$A$2])*24*3600" office:value-type="float" office:value="1191" calcext:value-type="float">
            <text:p>119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1M52S" calcext:value-type="time">
            <text:p>18:41:52</text:p>
          </table:table-cell>
          <table:table-cell table:style-name="ce8" table:formula="of:=1*([.A257]-[.$A$2])*24*3600" office:value-type="float" office:value="1196" calcext:value-type="float">
            <text:p>1196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1M58S" calcext:value-type="time">
            <text:p>18:41:58</text:p>
          </table:table-cell>
          <table:table-cell table:style-name="ce8" table:formula="of:=1*([.A258]-[.$A$2])*24*3600" office:value-type="float" office:value="1202" calcext:value-type="float">
            <text:p>120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01S" calcext:value-type="time">
            <text:p>18:42:01</text:p>
          </table:table-cell>
          <table:table-cell table:style-name="ce8" table:formula="of:=1*([.A259]-[.$A$2])*24*3600" office:value-type="float" office:value="1205" calcext:value-type="float">
            <text:p>1205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06S" calcext:value-type="time">
            <text:p>18:42:06</text:p>
          </table:table-cell>
          <table:table-cell table:style-name="ce8" table:formula="of:=1*([.A260]-[.$A$2])*24*3600" office:value-type="float" office:value="1210" calcext:value-type="float">
            <text:p>121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11S" calcext:value-type="time">
            <text:p>18:42:11</text:p>
          </table:table-cell>
          <table:table-cell table:style-name="ce8" table:formula="of:=1*([.A261]-[.$A$2])*24*3600" office:value-type="float" office:value="1215" calcext:value-type="float">
            <text:p>1215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17S" calcext:value-type="time">
            <text:p>18:42:17</text:p>
          </table:table-cell>
          <table:table-cell table:style-name="ce8" table:formula="of:=1*([.A262]-[.$A$2])*24*3600" office:value-type="float" office:value="1221" calcext:value-type="float">
            <text:p>122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20S" calcext:value-type="time">
            <text:p>18:42:20</text:p>
          </table:table-cell>
          <table:table-cell table:style-name="ce8" table:formula="of:=1*([.A263]-[.$A$2])*24*3600" office:value-type="float" office:value="1224" calcext:value-type="float">
            <text:p>1224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25S" calcext:value-type="time">
            <text:p>18:42:25</text:p>
          </table:table-cell>
          <table:table-cell table:style-name="ce8" table:formula="of:=1*([.A264]-[.$A$2])*24*3600" office:value-type="float" office:value="1229" calcext:value-type="float">
            <text:p>1229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30S" calcext:value-type="time">
            <text:p>18:42:30</text:p>
          </table:table-cell>
          <table:table-cell table:style-name="ce8" table:formula="of:=1*([.A265]-[.$A$2])*24*3600" office:value-type="float" office:value="1234" calcext:value-type="float">
            <text:p>1234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2M33S" calcext:value-type="time">
            <text:p>18:42:33</text:p>
          </table:table-cell>
          <table:table-cell table:style-name="ce8" table:formula="of:=1*([.A266]-[.$A$2])*24*3600" office:value-type="float" office:value="1237" calcext:value-type="float">
            <text:p>1237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2M39S" calcext:value-type="time">
            <text:p>18:42:39</text:p>
          </table:table-cell>
          <table:table-cell table:style-name="ce8" table:formula="of:=1*([.A267]-[.$A$2])*24*3600" office:value-type="float" office:value="1243" calcext:value-type="float">
            <text:p>1243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2M44S" calcext:value-type="time">
            <text:p>18:42:44</text:p>
          </table:table-cell>
          <table:table-cell table:style-name="ce8" table:formula="of:=1*([.A268]-[.$A$2])*24*3600" office:value-type="float" office:value="1248" calcext:value-type="float">
            <text:p>1248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2M49S" calcext:value-type="time">
            <text:p>18:42:49</text:p>
          </table:table-cell>
          <table:table-cell table:style-name="ce8" table:formula="of:=1*([.A269]-[.$A$2])*24*3600" office:value-type="float" office:value="1253" calcext:value-type="float">
            <text:p>1253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2M52S" calcext:value-type="time">
            <text:p>18:42:52</text:p>
          </table:table-cell>
          <table:table-cell table:style-name="ce8" table:formula="of:=1*([.A270]-[.$A$2])*24*3600" office:value-type="float" office:value="1256" calcext:value-type="float">
            <text:p>1256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2M57S" calcext:value-type="time">
            <text:p>18:42:57</text:p>
          </table:table-cell>
          <table:table-cell table:style-name="ce8" table:formula="of:=1*([.A271]-[.$A$2])*24*3600" office:value-type="float" office:value="1261" calcext:value-type="float">
            <text:p>126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3M03S" calcext:value-type="time">
            <text:p>18:43:03</text:p>
          </table:table-cell>
          <table:table-cell table:style-name="ce8" table:formula="of:=1*([.A272]-[.$A$2])*24*3600" office:value-type="float" office:value="1267" calcext:value-type="float">
            <text:p>1267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3M08S" calcext:value-type="time">
            <text:p>18:43:08</text:p>
          </table:table-cell>
          <table:table-cell table:style-name="ce8" table:formula="of:=1*([.A273]-[.$A$2])*24*3600" office:value-type="float" office:value="1272" calcext:value-type="float">
            <text:p>1272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3M13S" calcext:value-type="time">
            <text:p>18:43:13</text:p>
          </table:table-cell>
          <table:table-cell table:style-name="ce8" table:formula="of:=1*([.A274]-[.$A$2])*24*3600" office:value-type="float" office:value="1277" calcext:value-type="float">
            <text:p>1277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3M15S" calcext:value-type="time">
            <text:p>18:43:15</text:p>
          </table:table-cell>
          <table:table-cell table:style-name="ce8" table:formula="of:=1*([.A275]-[.$A$2])*24*3600" office:value-type="float" office:value="1279.00000000001" calcext:value-type="float">
            <text:p>1279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3M21S" calcext:value-type="time">
            <text:p>18:43:21</text:p>
          </table:table-cell>
          <table:table-cell table:style-name="ce8" table:formula="of:=1*([.A276]-[.$A$2])*24*3600" office:value-type="float" office:value="1285.00000000001" calcext:value-type="float">
            <text:p>1285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3M26S" calcext:value-type="time">
            <text:p>18:43:26</text:p>
          </table:table-cell>
          <table:table-cell table:style-name="ce8" table:formula="of:=1*([.A277]-[.$A$2])*24*3600" office:value-type="float" office:value="1290" calcext:value-type="float">
            <text:p>1290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3M31S" calcext:value-type="time">
            <text:p>18:43:31</text:p>
          </table:table-cell>
          <table:table-cell table:style-name="ce8" table:formula="of:=1*([.A278]-[.$A$2])*24*3600" office:value-type="float" office:value="1295" calcext:value-type="float">
            <text:p>1295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3M34S" calcext:value-type="time">
            <text:p>18:43:34</text:p>
          </table:table-cell>
          <table:table-cell table:style-name="ce8" table:formula="of:=1*([.A279]-[.$A$2])*24*3600" office:value-type="float" office:value="1298" calcext:value-type="float">
            <text:p>1298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3M39S" calcext:value-type="time">
            <text:p>18:43:39</text:p>
          </table:table-cell>
          <table:table-cell table:style-name="ce8" table:formula="of:=1*([.A280]-[.$A$2])*24*3600" office:value-type="float" office:value="1303" calcext:value-type="float">
            <text:p>1303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3M44S" calcext:value-type="time">
            <text:p>18:43:44</text:p>
          </table:table-cell>
          <table:table-cell table:style-name="ce8" table:formula="of:=1*([.A281]-[.$A$2])*24*3600" office:value-type="float" office:value="1308" calcext:value-type="float">
            <text:p>1308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3M50S" calcext:value-type="time">
            <text:p>18:43:50</text:p>
          </table:table-cell>
          <table:table-cell table:style-name="ce8" table:formula="of:=1*([.A282]-[.$A$2])*24*3600" office:value-type="float" office:value="1314" calcext:value-type="float">
            <text:p>1314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3M55S" calcext:value-type="time">
            <text:p>18:43:55</text:p>
          </table:table-cell>
          <table:table-cell table:style-name="ce8" table:formula="of:=1*([.A283]-[.$A$2])*24*3600" office:value-type="float" office:value="1319" calcext:value-type="float">
            <text:p>1319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3M58S" calcext:value-type="time">
            <text:p>18:43:58</text:p>
          </table:table-cell>
          <table:table-cell table:style-name="ce8" table:formula="of:=1*([.A284]-[.$A$2])*24*3600" office:value-type="float" office:value="1322" calcext:value-type="float">
            <text:p>1322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4M03S" calcext:value-type="time">
            <text:p>18:44:03</text:p>
          </table:table-cell>
          <table:table-cell table:style-name="ce8" table:formula="of:=1*([.A285]-[.$A$2])*24*3600" office:value-type="float" office:value="1327" calcext:value-type="float">
            <text:p>1327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08S" calcext:value-type="time">
            <text:p>18:44:08</text:p>
          </table:table-cell>
          <table:table-cell table:style-name="ce8" table:formula="of:=1*([.A286]-[.$A$2])*24*3600" office:value-type="float" office:value="1332.00000000001" calcext:value-type="float">
            <text:p>1332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13S" calcext:value-type="time">
            <text:p>18:44:13</text:p>
          </table:table-cell>
          <table:table-cell table:style-name="ce8" table:formula="of:=1*([.A287]-[.$A$2])*24*3600" office:value-type="float" office:value="1337" calcext:value-type="float">
            <text:p>1337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18S" calcext:value-type="time">
            <text:p>18:44:18</text:p>
          </table:table-cell>
          <table:table-cell table:style-name="ce8" table:formula="of:=1*([.A288]-[.$A$2])*24*3600" office:value-type="float" office:value="1342.00000000001" calcext:value-type="float">
            <text:p>1342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21S" calcext:value-type="time">
            <text:p>18:44:21</text:p>
          </table:table-cell>
          <table:table-cell table:style-name="ce8" table:formula="of:=1*([.A289]-[.$A$2])*24*3600" office:value-type="float" office:value="1345.00000000001" calcext:value-type="float">
            <text:p>1345.00000000001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26S" calcext:value-type="time">
            <text:p>18:44:26</text:p>
          </table:table-cell>
          <table:table-cell table:style-name="ce8" table:formula="of:=1*([.A290]-[.$A$2])*24*3600" office:value-type="float" office:value="1350" calcext:value-type="float">
            <text:p>1350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31S" calcext:value-type="time">
            <text:p>18:44:31</text:p>
          </table:table-cell>
          <table:table-cell table:style-name="ce8" table:formula="of:=1*([.A291]-[.$A$2])*24*3600" office:value-type="float" office:value="1355" calcext:value-type="float">
            <text:p>1355</text:p>
          </table:table-cell>
          <table:table-cell office:value-type="float" office:value="21.775" calcext:value-type="float">
            <text:p>21.775</text:p>
          </table:table-cell>
          <table:table-cell table:number-columns-repeated="1011"/>
        </table:table-row>
        <table:table-row table:style-name="ro1">
          <table:table-cell office:value-type="time" office:time-value="PT18H44M37S" calcext:value-type="time">
            <text:p>18:44:37</text:p>
          </table:table-cell>
          <table:table-cell table:style-name="ce8" table:formula="of:=1*([.A292]-[.$A$2])*24*3600" office:value-type="float" office:value="1361.00000000001" calcext:value-type="float">
            <text:p>1361.00000000001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4M42S" calcext:value-type="time">
            <text:p>18:44:42</text:p>
          </table:table-cell>
          <table:table-cell table:style-name="ce8" table:formula="of:=1*([.A293]-[.$A$2])*24*3600" office:value-type="float" office:value="1366" calcext:value-type="float">
            <text:p>1366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4M45S" calcext:value-type="time">
            <text:p>18:44:45</text:p>
          </table:table-cell>
          <table:table-cell table:style-name="ce8" table:formula="of:=1*([.A294]-[.$A$2])*24*3600" office:value-type="float" office:value="1369" calcext:value-type="float">
            <text:p>1369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4M50S" calcext:value-type="time">
            <text:p>18:44:50</text:p>
          </table:table-cell>
          <table:table-cell table:style-name="ce8" table:formula="of:=1*([.A295]-[.$A$2])*24*3600" office:value-type="float" office:value="1374" calcext:value-type="float">
            <text:p>1374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4M55S" calcext:value-type="time">
            <text:p>18:44:55</text:p>
          </table:table-cell>
          <table:table-cell table:style-name="ce8" table:formula="of:=1*([.A296]-[.$A$2])*24*3600" office:value-type="float" office:value="1379" calcext:value-type="float">
            <text:p>1379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5M00S" calcext:value-type="time">
            <text:p>18:45:00</text:p>
          </table:table-cell>
          <table:table-cell table:style-name="ce8" table:formula="of:=1*([.A297]-[.$A$2])*24*3600" office:value-type="float" office:value="1384" calcext:value-type="float">
            <text:p>1384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5M03S" calcext:value-type="time">
            <text:p>18:45:03</text:p>
          </table:table-cell>
          <table:table-cell table:style-name="ce8" table:formula="of:=1*([.A298]-[.$A$2])*24*3600" office:value-type="float" office:value="1387" calcext:value-type="float">
            <text:p>1387</text:p>
          </table:table-cell>
          <table:table-cell office:value-type="float" office:value="21.837" calcext:value-type="float">
            <text:p>21.837</text:p>
          </table:table-cell>
          <table:table-cell table:number-columns-repeated="1011"/>
        </table:table-row>
        <table:table-row table:style-name="ro1">
          <table:table-cell office:value-type="time" office:time-value="PT18H45M08S" calcext:value-type="time">
            <text:p>18:45:08</text:p>
          </table:table-cell>
          <table:table-cell table:style-name="ce8" table:formula="of:=1*([.A299]-[.$A$2])*24*3600" office:value-type="float" office:value="1392.00000000001" calcext:value-type="float">
            <text:p>1392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14S" calcext:value-type="time">
            <text:p>18:45:14</text:p>
          </table:table-cell>
          <table:table-cell table:style-name="ce8" table:formula="of:=1*([.A300]-[.$A$2])*24*3600" office:value-type="float" office:value="1398" calcext:value-type="float">
            <text:p>1398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19S" calcext:value-type="time">
            <text:p>18:45:19</text:p>
          </table:table-cell>
          <table:table-cell table:style-name="ce8" table:formula="of:=1*([.A301]-[.$A$2])*24*3600" office:value-type="float" office:value="1403" calcext:value-type="float">
            <text:p>1403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24S" calcext:value-type="time">
            <text:p>18:45:24</text:p>
          </table:table-cell>
          <table:table-cell table:style-name="ce8" table:formula="of:=1*([.A302]-[.$A$2])*24*3600" office:value-type="float" office:value="1408.00000000001" calcext:value-type="float">
            <text:p>1408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27S" calcext:value-type="time">
            <text:p>18:45:27</text:p>
          </table:table-cell>
          <table:table-cell table:style-name="ce8" table:formula="of:=1*([.A303]-[.$A$2])*24*3600" office:value-type="float" office:value="1411.00000000001" calcext:value-type="float">
            <text:p>1411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33S" calcext:value-type="time">
            <text:p>18:45:33</text:p>
          </table:table-cell>
          <table:table-cell table:style-name="ce8" table:formula="of:=1*([.A304]-[.$A$2])*24*3600" office:value-type="float" office:value="1417" calcext:value-type="float">
            <text:p>1417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38S" calcext:value-type="time">
            <text:p>18:45:38</text:p>
          </table:table-cell>
          <table:table-cell table:style-name="ce8" table:formula="of:=1*([.A305]-[.$A$2])*24*3600" office:value-type="float" office:value="1422" calcext:value-type="float">
            <text:p>1422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41S" calcext:value-type="time">
            <text:p>18:45:41</text:p>
          </table:table-cell>
          <table:table-cell table:style-name="ce8" table:formula="of:=1*([.A306]-[.$A$2])*24*3600" office:value-type="float" office:value="1425" calcext:value-type="float">
            <text:p>1425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46S" calcext:value-type="time">
            <text:p>18:45:46</text:p>
          </table:table-cell>
          <table:table-cell table:style-name="ce8" table:formula="of:=1*([.A307]-[.$A$2])*24*3600" office:value-type="float" office:value="1430.00000000001" calcext:value-type="float">
            <text:p>1430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51S" calcext:value-type="time">
            <text:p>18:45:51</text:p>
          </table:table-cell>
          <table:table-cell table:style-name="ce8" table:formula="of:=1*([.A308]-[.$A$2])*24*3600" office:value-type="float" office:value="1435" calcext:value-type="float">
            <text:p>1435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5M57S" calcext:value-type="time">
            <text:p>18:45:57</text:p>
          </table:table-cell>
          <table:table-cell table:style-name="ce8" table:formula="of:=1*([.A309]-[.$A$2])*24*3600" office:value-type="float" office:value="1441" calcext:value-type="float">
            <text:p>144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02S" calcext:value-type="time">
            <text:p>18:46:02</text:p>
          </table:table-cell>
          <table:table-cell table:style-name="ce8" table:formula="of:=1*([.A310]-[.$A$2])*24*3600" office:value-type="float" office:value="1446.00000000001" calcext:value-type="float">
            <text:p>1446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05S" calcext:value-type="time">
            <text:p>18:46:05</text:p>
          </table:table-cell>
          <table:table-cell table:style-name="ce8" table:formula="of:=1*([.A311]-[.$A$2])*24*3600" office:value-type="float" office:value="1449.00000000001" calcext:value-type="float">
            <text:p>1449.00000000001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10S" calcext:value-type="time">
            <text:p>18:46:10</text:p>
          </table:table-cell>
          <table:table-cell table:style-name="ce8" table:formula="of:=1*([.A312]-[.$A$2])*24*3600" office:value-type="float" office:value="1454" calcext:value-type="float">
            <text:p>1454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15S" calcext:value-type="time">
            <text:p>18:46:15</text:p>
          </table:table-cell>
          <table:table-cell table:style-name="ce8" table:formula="of:=1*([.A313]-[.$A$2])*24*3600" office:value-type="float" office:value="1459" calcext:value-type="float">
            <text:p>1459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20S" calcext:value-type="time">
            <text:p>18:46:20</text:p>
          </table:table-cell>
          <table:table-cell table:style-name="ce8" table:formula="of:=1*([.A314]-[.$A$2])*24*3600" office:value-type="float" office:value="1464" calcext:value-type="float">
            <text:p>1464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23S" calcext:value-type="time">
            <text:p>18:46:23</text:p>
          </table:table-cell>
          <table:table-cell table:style-name="ce8" table:formula="of:=1*([.A315]-[.$A$2])*24*3600" office:value-type="float" office:value="1467" calcext:value-type="float">
            <text:p>1467</text:p>
          </table:table-cell>
          <table:table-cell office:value-type="float" office:value="21.9" calcext:value-type="float">
            <text:p>21.9</text:p>
          </table:table-cell>
          <table:table-cell table:number-columns-repeated="1011"/>
        </table:table-row>
        <table:table-row table:style-name="ro1">
          <table:table-cell office:value-type="time" office:time-value="PT18H46M28S" calcext:value-type="time">
            <text:p>18:46:28</text:p>
          </table:table-cell>
          <table:table-cell table:style-name="ce8" table:formula="of:=1*([.A316]-[.$A$2])*24*3600" office:value-type="float" office:value="1472" calcext:value-type="float">
            <text:p>1472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33S" calcext:value-type="time">
            <text:p>18:46:33</text:p>
          </table:table-cell>
          <table:table-cell table:style-name="ce8" table:formula="of:=1*([.A317]-[.$A$2])*24*3600" office:value-type="float" office:value="1477" calcext:value-type="float">
            <text:p>1477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38S" calcext:value-type="time">
            <text:p>18:46:38</text:p>
          </table:table-cell>
          <table:table-cell table:style-name="ce8" table:formula="of:=1*([.A318]-[.$A$2])*24*3600" office:value-type="float" office:value="1482" calcext:value-type="float">
            <text:p>1482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44S" calcext:value-type="time">
            <text:p>18:46:44</text:p>
          </table:table-cell>
          <table:table-cell table:style-name="ce8" table:formula="of:=1*([.A319]-[.$A$2])*24*3600" office:value-type="float" office:value="1488" calcext:value-type="float">
            <text:p>1488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49S" calcext:value-type="time">
            <text:p>18:46:49</text:p>
          </table:table-cell>
          <table:table-cell table:style-name="ce8" table:formula="of:=1*([.A320]-[.$A$2])*24*3600" office:value-type="float" office:value="1493.00000000001" calcext:value-type="float">
            <text:p>1493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52S" calcext:value-type="time">
            <text:p>18:46:52</text:p>
          </table:table-cell>
          <table:table-cell table:style-name="ce8" table:formula="of:=1*([.A321]-[.$A$2])*24*3600" office:value-type="float" office:value="1496.00000000001" calcext:value-type="float">
            <text:p>1496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6M57S" calcext:value-type="time">
            <text:p>18:46:57</text:p>
          </table:table-cell>
          <table:table-cell table:style-name="ce8" table:formula="of:=1*([.A322]-[.$A$2])*24*3600" office:value-type="float" office:value="1501" calcext:value-type="float">
            <text:p>15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7M02S" calcext:value-type="time">
            <text:p>18:47:02</text:p>
          </table:table-cell>
          <table:table-cell table:style-name="ce8" table:formula="of:=1*([.A323]-[.$A$2])*24*3600" office:value-type="float" office:value="1506.00000000001" calcext:value-type="float">
            <text:p>1506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7M07S" calcext:value-type="time">
            <text:p>18:47:07</text:p>
          </table:table-cell>
          <table:table-cell table:style-name="ce8" table:formula="of:=1*([.A324]-[.$A$2])*24*3600" office:value-type="float" office:value="1511" calcext:value-type="float">
            <text:p>151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7M10S" calcext:value-type="time">
            <text:p>18:47:10</text:p>
          </table:table-cell>
          <table:table-cell table:style-name="ce8" table:formula="of:=1*([.A325]-[.$A$2])*24*3600" office:value-type="float" office:value="1514" calcext:value-type="float">
            <text:p>1514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15S" calcext:value-type="time">
            <text:p>18:47:15</text:p>
          </table:table-cell>
          <table:table-cell table:style-name="ce8" table:formula="of:=1*([.A326]-[.$A$2])*24*3600" office:value-type="float" office:value="1519" calcext:value-type="float">
            <text:p>1519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20S" calcext:value-type="time">
            <text:p>18:47:20</text:p>
          </table:table-cell>
          <table:table-cell table:style-name="ce8" table:formula="of:=1*([.A327]-[.$A$2])*24*3600" office:value-type="float" office:value="1524" calcext:value-type="float">
            <text:p>1524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25S" calcext:value-type="time">
            <text:p>18:47:25</text:p>
          </table:table-cell>
          <table:table-cell table:style-name="ce8" table:formula="of:=1*([.A328]-[.$A$2])*24*3600" office:value-type="float" office:value="1529" calcext:value-type="float">
            <text:p>1529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30S" calcext:value-type="time">
            <text:p>18:47:30</text:p>
          </table:table-cell>
          <table:table-cell table:style-name="ce8" table:formula="of:=1*([.A329]-[.$A$2])*24*3600" office:value-type="float" office:value="1534.00000000001" calcext:value-type="float">
            <text:p>1534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33S" calcext:value-type="time">
            <text:p>18:47:33</text:p>
          </table:table-cell>
          <table:table-cell table:style-name="ce8" table:formula="of:=1*([.A330]-[.$A$2])*24*3600" office:value-type="float" office:value="1537.00000000001" calcext:value-type="float">
            <text:p>1537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38S" calcext:value-type="time">
            <text:p>18:47:38</text:p>
          </table:table-cell>
          <table:table-cell table:style-name="ce8" table:formula="of:=1*([.A331]-[.$A$2])*24*3600" office:value-type="float" office:value="1542" calcext:value-type="float">
            <text:p>1542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44S" calcext:value-type="time">
            <text:p>18:47:44</text:p>
          </table:table-cell>
          <table:table-cell table:style-name="ce8" table:formula="of:=1*([.A332]-[.$A$2])*24*3600" office:value-type="float" office:value="1548" calcext:value-type="float">
            <text:p>1548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49S" calcext:value-type="time">
            <text:p>18:47:49</text:p>
          </table:table-cell>
          <table:table-cell table:style-name="ce8" table:formula="of:=1*([.A333]-[.$A$2])*24*3600" office:value-type="float" office:value="1553.00000000001" calcext:value-type="float">
            <text:p>1553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54S" calcext:value-type="time">
            <text:p>18:47:54</text:p>
          </table:table-cell>
          <table:table-cell table:style-name="ce8" table:formula="of:=1*([.A334]-[.$A$2])*24*3600" office:value-type="float" office:value="1558" calcext:value-type="float">
            <text:p>1558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7M57S" calcext:value-type="time">
            <text:p>18:47:57</text:p>
          </table:table-cell>
          <table:table-cell table:style-name="ce8" table:formula="of:=1*([.A335]-[.$A$2])*24*3600" office:value-type="float" office:value="1561" calcext:value-type="float">
            <text:p>156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02S" calcext:value-type="time">
            <text:p>18:48:02</text:p>
          </table:table-cell>
          <table:table-cell table:style-name="ce8" table:formula="of:=1*([.A336]-[.$A$2])*24*3600" office:value-type="float" office:value="1566.00000000001" calcext:value-type="float">
            <text:p>1566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07S" calcext:value-type="time">
            <text:p>18:48:07</text:p>
          </table:table-cell>
          <table:table-cell table:style-name="ce8" table:formula="of:=1*([.A337]-[.$A$2])*24*3600" office:value-type="float" office:value="1571" calcext:value-type="float">
            <text:p>157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13S" calcext:value-type="time">
            <text:p>18:48:13</text:p>
          </table:table-cell>
          <table:table-cell table:style-name="ce8" table:formula="of:=1*([.A338]-[.$A$2])*24*3600" office:value-type="float" office:value="1577" calcext:value-type="float">
            <text:p>1577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18S" calcext:value-type="time">
            <text:p>18:48:18</text:p>
          </table:table-cell>
          <table:table-cell table:style-name="ce8" table:formula="of:=1*([.A339]-[.$A$2])*24*3600" office:value-type="float" office:value="1582" calcext:value-type="float">
            <text:p>1582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21S" calcext:value-type="time">
            <text:p>18:48:21</text:p>
          </table:table-cell>
          <table:table-cell table:style-name="ce8" table:formula="of:=1*([.A340]-[.$A$2])*24*3600" office:value-type="float" office:value="1585" calcext:value-type="float">
            <text:p>1585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26S" calcext:value-type="time">
            <text:p>18:48:26</text:p>
          </table:table-cell>
          <table:table-cell table:style-name="ce8" table:formula="of:=1*([.A341]-[.$A$2])*24*3600" office:value-type="float" office:value="1590" calcext:value-type="float">
            <text:p>1590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32S" calcext:value-type="time">
            <text:p>18:48:32</text:p>
          </table:table-cell>
          <table:table-cell table:style-name="ce8" table:formula="of:=1*([.A342]-[.$A$2])*24*3600" office:value-type="float" office:value="1596" calcext:value-type="float">
            <text:p>1596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34S" calcext:value-type="time">
            <text:p>18:48:34</text:p>
          </table:table-cell>
          <table:table-cell table:style-name="ce8" table:formula="of:=1*([.A343]-[.$A$2])*24*3600" office:value-type="float" office:value="1598" calcext:value-type="float">
            <text:p>1598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40S" calcext:value-type="time">
            <text:p>18:48:40</text:p>
          </table:table-cell>
          <table:table-cell table:style-name="ce8" table:formula="of:=1*([.A344]-[.$A$2])*24*3600" office:value-type="float" office:value="1604" calcext:value-type="float">
            <text:p>1604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8M45S" calcext:value-type="time">
            <text:p>18:48:45</text:p>
          </table:table-cell>
          <table:table-cell table:style-name="ce8" table:formula="of:=1*([.A345]-[.$A$2])*24*3600" office:value-type="float" office:value="1609" calcext:value-type="float">
            <text:p>1609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8M50S" calcext:value-type="time">
            <text:p>18:48:50</text:p>
          </table:table-cell>
          <table:table-cell table:style-name="ce8" table:formula="of:=1*([.A346]-[.$A$2])*24*3600" office:value-type="float" office:value="1614" calcext:value-type="float">
            <text:p>1614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8M55S" calcext:value-type="time">
            <text:p>18:48:55</text:p>
          </table:table-cell>
          <table:table-cell table:style-name="ce8" table:formula="of:=1*([.A347]-[.$A$2])*24*3600" office:value-type="float" office:value="1619.00000000001" calcext:value-type="float">
            <text:p>1619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8M58S" calcext:value-type="time">
            <text:p>18:48:58</text:p>
          </table:table-cell>
          <table:table-cell table:style-name="ce8" table:formula="of:=1*([.A348]-[.$A$2])*24*3600" office:value-type="float" office:value="1622" calcext:value-type="float">
            <text:p>1622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03S" calcext:value-type="time">
            <text:p>18:49:03</text:p>
          </table:table-cell>
          <table:table-cell table:style-name="ce8" table:formula="of:=1*([.A349]-[.$A$2])*24*3600" office:value-type="float" office:value="1627" calcext:value-type="float">
            <text:p>1627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09S" calcext:value-type="time">
            <text:p>18:49:09</text:p>
          </table:table-cell>
          <table:table-cell table:style-name="ce8" table:formula="of:=1*([.A350]-[.$A$2])*24*3600" office:value-type="float" office:value="1633" calcext:value-type="float">
            <text:p>1633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14S" calcext:value-type="time">
            <text:p>18:49:14</text:p>
          </table:table-cell>
          <table:table-cell table:style-name="ce8" table:formula="of:=1*([.A351]-[.$A$2])*24*3600" office:value-type="float" office:value="1638.00000000001" calcext:value-type="float">
            <text:p>1638.0000000000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17S" calcext:value-type="time">
            <text:p>18:49:17</text:p>
          </table:table-cell>
          <table:table-cell table:style-name="ce8" table:formula="of:=1*([.A352]-[.$A$2])*24*3600" office:value-type="float" office:value="1641" calcext:value-type="float">
            <text:p>1641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22S" calcext:value-type="time">
            <text:p>18:49:22</text:p>
          </table:table-cell>
          <table:table-cell table:style-name="ce8" table:formula="of:=1*([.A353]-[.$A$2])*24*3600" office:value-type="float" office:value="1646" calcext:value-type="float">
            <text:p>1646</text:p>
          </table:table-cell>
          <table:table-cell office:value-type="float" office:value="21.962" calcext:value-type="float">
            <text:p>21.962</text:p>
          </table:table-cell>
          <table:table-cell table:number-columns-repeated="1011"/>
        </table:table-row>
        <table:table-row table:style-name="ro1">
          <table:table-cell office:value-type="time" office:time-value="PT18H49M27S" calcext:value-type="time">
            <text:p>18:49:27</text:p>
          </table:table-cell>
          <table:table-cell table:style-name="ce8" table:formula="of:=1*([.A354]-[.$A$2])*24*3600" office:value-type="float" office:value="1651.00000000001" calcext:value-type="float">
            <text:p>1651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9M33S" calcext:value-type="time">
            <text:p>18:49:33</text:p>
          </table:table-cell>
          <table:table-cell table:style-name="ce8" table:formula="of:=1*([.A355]-[.$A$2])*24*3600" office:value-type="float" office:value="1657.00000000001" calcext:value-type="float">
            <text:p>1657.0000000000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9M35S" calcext:value-type="time">
            <text:p>18:49:35</text:p>
          </table:table-cell>
          <table:table-cell table:style-name="ce8" table:formula="of:=1*([.A356]-[.$A$2])*24*3600" office:value-type="float" office:value="1659" calcext:value-type="float">
            <text:p>1659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9M41S" calcext:value-type="time">
            <text:p>18:49:41</text:p>
          </table:table-cell>
          <table:table-cell table:style-name="ce8" table:formula="of:=1*([.A357]-[.$A$2])*24*3600" office:value-type="float" office:value="1665" calcext:value-type="float">
            <text:p>1665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9M47S" calcext:value-type="time">
            <text:p>18:49:47</text:p>
          </table:table-cell>
          <table:table-cell table:style-name="ce8" table:formula="of:=1*([.A358]-[.$A$2])*24*3600" office:value-type="float" office:value="1671" calcext:value-type="float">
            <text:p>1671</text:p>
          </table:table-cell>
          <table:table-cell office:value-type="float" office:value="22.025" calcext:value-type="float">
            <text:p>22.025</text:p>
          </table:table-cell>
          <table:table-cell table:number-columns-repeated="1011"/>
        </table:table-row>
        <table:table-row table:style-name="ro1">
          <table:table-cell office:value-type="time" office:time-value="PT18H49M55S" calcext:value-type="time">
            <text:p>18:49:55</text:p>
          </table:table-cell>
          <table:table-cell table:style-name="ce8" table:formula="of:=1*([.A359]-[.$A$2])*24*3600" office:value-type="float" office:value="1679.00000000001" calcext:value-type="float">
            <text:p>1679.00000000001</text:p>
          </table:table-cell>
          <table:table-cell office:value-type="float" office:value="22.087" calcext:value-type="float">
            <text:p>22.087</text:p>
          </table:table-cell>
          <table:table-cell table:number-columns-repeated="1011"/>
        </table:table-row>
        <table:table-row table:style-name="ro1">
          <table:table-cell office:value-type="time" office:time-value="PT18H50M01S" calcext:value-type="time">
            <text:p>18:50:01</text:p>
          </table:table-cell>
          <table:table-cell table:style-name="ce8" table:formula="of:=1*([.A360]-[.$A$2])*24*3600" office:value-type="float" office:value="1685" calcext:value-type="float">
            <text:p>1685</text:p>
          </table:table-cell>
          <table:table-cell office:value-type="float" office:value="22.087" calcext:value-type="float">
            <text:p>22.087</text:p>
          </table:table-cell>
          <table:table-cell table:number-columns-repeated="1011"/>
        </table:table-row>
        <table:table-row table:style-name="ro1">
          <table:table-cell office:value-type="time" office:time-value="PT18H50M04S" calcext:value-type="time">
            <text:p>18:50:04</text:p>
          </table:table-cell>
          <table:table-cell table:style-name="ce8" table:formula="of:=1*([.A361]-[.$A$2])*24*3600" office:value-type="float" office:value="1688" calcext:value-type="float">
            <text:p>1688</text:p>
          </table:table-cell>
          <table:table-cell office:value-type="float" office:value="22.087" calcext:value-type="float">
            <text:p>22.087</text:p>
          </table:table-cell>
          <table:table-cell table:number-columns-repeated="1011"/>
        </table:table-row>
        <table:table-row table:style-name="ro1" table:number-rows-repeated="1048214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7:02:52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17:02:55.368000000</meta:creation-date>
    <meta:editing-duration>PT18H17M28S</meta:editing-duration>
    <meta:editing-cycles>3</meta:editing-cycles>
    <meta:generator>LibreOffice/7.2.4.1$Windows_X86_64 LibreOffice_project/27d75539669ac387bb498e35313b970b7fe9c4f9</meta:generator>
    <dc:title>DefaultTemplateHenkJan</dc:title>
    <dc:date>2022-01-16T13:38:35.572000000</dc:date>
    <meta:document-statistic meta:table-count="2" meta:cell-count="6517" meta:object-count="5"/>
    <meta:template xlink:type="simple" xlink:actuate="onRequest" xlink:title="DefaultTemplateHenkJan" xlink:href="../../../../../AppData/Roaming/LibreOffice/4/user/template/DefaultTemplateHenkJan.ots" meta:date="2022-01-15T17:02:53.455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85cm" svg:height="9cm" xlink:href=".." xlink:type="simple" chart:class="chart:scatter" chart:style-name="ch1">
        <chart:legend chart:legend-position="end" svg:x="18.567cm" svg:y="3.225cm" style:legend-expansion="high" chart:style-name="ch2"/>
        <chart:plot-area chart:style-name="ch3" table:cell-range-address="Sheet1.A1:Sheet1.C418 Sheet1.E1:Sheet1.G418" chart:data-source-has-labels="both" svg:x="0.491cm" svg:y="0.18cm" svg:width="17.585cm" svg:height="8.64cm">
          <chart:coordinate-region svg:x="1.179cm" svg:y="0.376cm" svg:width="16.151cm" svg:height="7.805cm"/>
          <chart:axis chart:dimension="x" chart:name="primary-x" chart:style-name="ch4" chartooo:axis-type="auto">
            <chart:categories table:cell-range-address="Sheet1.A2:Sheet1.A41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418" chart:label-cell-address="Sheet1.B1:Sheet1.B1" chart:class="chart:scatter">
            <chart:domain table:cell-range-address="Sheet1.A2:Sheet1.A418"/>
            <chart:data-point chart:repeated="417"/>
          </chart:series>
          <chart:series chart:attached-axis="primary-y" chart:style-name="ch9" chart:values-cell-range-address="Sheet1.C2:Sheet1.C418" chart:label-cell-address="Sheet1.C1:Sheet1.C1" chart:class="chart:scatter">
            <chart:data-point chart:repeated="417"/>
          </chart:series>
          <chart:series chart:attached-axis="primary-y" chart:style-name="ch10" chart:values-cell-range-address="Sheet1.E2:Sheet1.E418" chart:label-cell-address="Sheet1.E1:Sheet1.E1" chart:class="chart:scatter">
            <chart:data-point chart:repeated="417"/>
          </chart:series>
          <chart:series chart:attached-axis="secondary-y" chart:style-name="ch11" chart:values-cell-range-address="Sheet1.F2:Sheet1.F418" chart:label-cell-address="Sheet1.F1:Sheet1.F1" chart:class="chart:scatter">
            <chart:data-point chart:repeated="417"/>
          </chart:series>
          <chart:series chart:attached-axis="primary-y" chart:style-name="ch12" chart:values-cell-range-address="Sheet1.G2:Sheet1.G418" chart:label-cell-address="Sheet1.G1:Sheet1.G1" chart:class="chart:scatter">
            <chart:data-point chart:repeated="4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B1:Sheet1.B1</svg:desc>
                </draw:g>
              </table:table-cell>
              <table:table-cell office:value-type="string">
                <text:p>I</text:p>
                <draw:g>
                  <svg:desc>Sheet1.C1:Sheet1.C1</svg:desc>
                </draw:g>
              </table:table-cell>
              <table:table-cell office:value-type="string">
                <text:p>Measured</text:p>
                <draw:g>
                  <svg:desc>Sheet1.E1:Sheet1.E1</svg:desc>
                </draw:g>
              </table:table-cell>
              <table:table-cell office:value-type="string">
                <text:p>Boiler percentage</text:p>
                <draw:g>
                  <svg:desc>Sheet1.F1:Sheet1.F1</svg:desc>
                </draw:g>
              </table:table-cell>
              <table:table-cell office:value-type="string">
                <text:p>Requested boiler temperatur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76275462962963">
                <text:p>0.76275462962963</text:p>
                <draw:g>
                  <svg:desc>Sheet1.A2:Sheet1.A418</svg:desc>
                </draw:g>
              </table:table-cell>
              <table:table-cell office:value-type="float" office:value="2.25">
                <text:p>2.25</text:p>
                <draw:g>
                  <svg:desc>Sheet1.B2:Sheet1.B418</svg:desc>
                </draw:g>
              </table:table-cell>
              <table:table-cell office:value-type="float" office:value="0.394">
                <text:p>0.394</text:p>
                <draw:g>
                  <svg:desc>Sheet1.C2:Sheet1.C418</svg:desc>
                </draw:g>
              </table:table-cell>
              <table:table-cell office:value-type="float" office:value="20.775">
                <text:p>20.775</text:p>
                <draw:g>
                  <svg:desc>Sheet1.E2:Sheet1.E418</svg:desc>
                </draw:g>
              </table:table-cell>
              <table:table-cell office:value-type="float" office:value="0">
                <text:p>0</text:p>
                <draw:g>
                  <svg:desc>Sheet1.F2:Sheet1.F418</svg:desc>
                </draw:g>
              </table:table-cell>
              <table:table-cell office:value-type="float" office:value="10">
                <text:p>10</text:p>
                <draw:g>
                  <svg:desc>Sheet1.G2:Sheet1.G418</svg:desc>
                </draw:g>
              </table:table-cell>
            </table:table-row>
            <table:table-row>
              <table:table-cell office:value-type="float" office:value="0.762789351851852">
                <text:p>0.762789351851852</text:p>
              </table:table-cell>
              <table:table-cell office:value-type="float" office:value="2.875">
                <text:p>2.875</text:p>
              </table:table-cell>
              <table:table-cell office:value-type="float" office:value="0.417">
                <text:p>0.417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28125">
                <text:p>0.7628125</text:p>
              </table:table-cell>
              <table:table-cell office:value-type="float" office:value="2.875">
                <text:p>2.875</text:p>
              </table:table-cell>
              <table:table-cell office:value-type="float" office:value="0.44">
                <text:p>0.44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2847222222222">
                <text:p>0.762847222222222</text:p>
              </table:table-cell>
              <table:table-cell office:value-type="float" office:value="2.875">
                <text:p>2.875</text:p>
              </table:table-cell>
              <table:table-cell office:value-type="float" office:value="0.463">
                <text:p>0.463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2905092592593">
                <text:p>0.762905092592593</text:p>
              </table:table-cell>
              <table:table-cell office:value-type="float" office:value="2.875">
                <text:p>2.875</text:p>
              </table:table-cell>
              <table:table-cell office:value-type="float" office:value="0.486">
                <text:p>0.486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2939814814815">
                <text:p>0.762939814814815</text:p>
              </table:table-cell>
              <table:table-cell office:value-type="float" office:value="3.5">
                <text:p>3.5</text:p>
              </table:table-cell>
              <table:table-cell office:value-type="float" office:value="0.514">
                <text:p>0.514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020833333333">
                <text:p>0.763020833333333</text:p>
              </table:table-cell>
              <table:table-cell office:value-type="float" office:value="3.5">
                <text:p>3.5</text:p>
              </table:table-cell>
              <table:table-cell office:value-type="float" office:value="0.542">
                <text:p>0.542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055555555556">
                <text:p>0.763055555555556</text:p>
              </table:table-cell>
              <table:table-cell office:value-type="float" office:value="2.875">
                <text:p>2.875</text:p>
              </table:table-cell>
              <table:table-cell office:value-type="float" office:value="0.565">
                <text:p>0.565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125">
                <text:p>0.763125</text:p>
              </table:table-cell>
              <table:table-cell office:value-type="float" office:value="2.875">
                <text:p>2.875</text:p>
              </table:table-cell>
              <table:table-cell office:value-type="float" office:value="0.588">
                <text:p>0.588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18287037037">
                <text:p>0.76318287037037</text:p>
              </table:table-cell>
              <table:table-cell office:value-type="float" office:value="2.25">
                <text:p>2.25</text:p>
              </table:table-cell>
              <table:table-cell office:value-type="float" office:value="0.606">
                <text:p>0.606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217592592593">
                <text:p>0.763217592592593</text:p>
              </table:table-cell>
              <table:table-cell office:value-type="float" office:value="2.25">
                <text:p>2.25</text:p>
              </table:table-cell>
              <table:table-cell office:value-type="float" office:value="0.624">
                <text:p>0.624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275462962963">
                <text:p>0.763275462962963</text:p>
              </table:table-cell>
              <table:table-cell office:value-type="float" office:value="2.25">
                <text:p>2.25</text:p>
              </table:table-cell>
              <table:table-cell office:value-type="float" office:value="0.642">
                <text:p>0.642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333333333333">
                <text:p>0.763333333333333</text:p>
              </table:table-cell>
              <table:table-cell office:value-type="float" office:value="2.25">
                <text:p>2.25</text:p>
              </table:table-cell>
              <table:table-cell office:value-type="float" office:value="0.66">
                <text:p>0.66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391203703704">
                <text:p>0.763391203703704</text:p>
              </table:table-cell>
              <table:table-cell office:value-type="float" office:value="2.25">
                <text:p>2.25</text:p>
              </table:table-cell>
              <table:table-cell office:value-type="float" office:value="0.678">
                <text:p>0.678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425925925926">
                <text:p>0.763425925925926</text:p>
              </table:table-cell>
              <table:table-cell office:value-type="float" office:value="2.25">
                <text:p>2.25</text:p>
              </table:table-cell>
              <table:table-cell office:value-type="float" office:value="0.696">
                <text:p>0.696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49537037037">
                <text:p>0.76349537037037</text:p>
              </table:table-cell>
              <table:table-cell office:value-type="float" office:value="2.875">
                <text:p>2.875</text:p>
              </table:table-cell>
              <table:table-cell office:value-type="float" office:value="0.719">
                <text:p>0.719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553240740741">
                <text:p>0.763553240740741</text:p>
              </table:table-cell>
              <table:table-cell office:value-type="float" office:value="2.875">
                <text:p>2.875</text:p>
              </table:table-cell>
              <table:table-cell office:value-type="float" office:value="0.742">
                <text:p>0.742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611111111111">
                <text:p>0.763611111111111</text:p>
              </table:table-cell>
              <table:table-cell office:value-type="float" office:value="3.5">
                <text:p>3.5</text:p>
              </table:table-cell>
              <table:table-cell office:value-type="float" office:value="0.77">
                <text:p>0.77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645833333333">
                <text:p>0.763645833333333</text:p>
              </table:table-cell>
              <table:table-cell office:value-type="float" office:value="3.5">
                <text:p>3.5</text:p>
              </table:table-cell>
              <table:table-cell office:value-type="float" office:value="0.798">
                <text:p>0.798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703703703704">
                <text:p>0.763703703703704</text:p>
              </table:table-cell>
              <table:table-cell office:value-type="float" office:value="4.125">
                <text:p>4.125</text:p>
              </table:table-cell>
              <table:table-cell office:value-type="float" office:value="0.831">
                <text:p>0.831</text:p>
              </table:table-cell>
              <table:table-cell office:value-type="float" office:value="20.587">
                <text:p>20.58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773148148148">
                <text:p>0.763773148148148</text:p>
              </table:table-cell>
              <table:table-cell office:value-type="float" office:value="3.5">
                <text:p>3.5</text:p>
              </table:table-cell>
              <table:table-cell office:value-type="float" office:value="0.859">
                <text:p>0.859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831018518519">
                <text:p>0.763831018518519</text:p>
              </table:table-cell>
              <table:table-cell office:value-type="float" office:value="4.125">
                <text:p>4.125</text:p>
              </table:table-cell>
              <table:table-cell office:value-type="float" office:value="0.892">
                <text:p>0.892</text:p>
              </table:table-cell>
              <table:table-cell office:value-type="float" office:value="20.587">
                <text:p>20.58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865740740741">
                <text:p>0.763865740740741</text:p>
              </table:table-cell>
              <table:table-cell office:value-type="float" office:value="3.5">
                <text:p>3.5</text:p>
              </table:table-cell>
              <table:table-cell office:value-type="float" office:value="0.92">
                <text:p>0.92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923611111111">
                <text:p>0.763923611111111</text:p>
              </table:table-cell>
              <table:table-cell office:value-type="float" office:value="3.5">
                <text:p>3.5</text:p>
              </table:table-cell>
              <table:table-cell office:value-type="float" office:value="0.948">
                <text:p>0.948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3981481481481">
                <text:p>0.763981481481481</text:p>
              </table:table-cell>
              <table:table-cell office:value-type="float" office:value="3.5">
                <text:p>3.5</text:p>
              </table:table-cell>
              <table:table-cell office:value-type="float" office:value="0.976">
                <text:p>0.976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050925925926">
                <text:p>0.764050925925926</text:p>
              </table:table-cell>
              <table:table-cell office:value-type="float" office:value="3.5">
                <text:p>3.5</text:p>
              </table:table-cell>
              <table:table-cell office:value-type="float" office:value="1.004">
                <text:p>1.004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074074074074">
                <text:p>0.764074074074074</text:p>
              </table:table-cell>
              <table:table-cell office:value-type="float" office:value="4.125">
                <text:p>4.125</text:p>
              </table:table-cell>
              <table:table-cell office:value-type="float" office:value="1.037">
                <text:p>1.037</text:p>
              </table:table-cell>
              <table:table-cell office:value-type="float" office:value="20.587">
                <text:p>20.58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143518518518">
                <text:p>0.764143518518518</text:p>
              </table:table-cell>
              <table:table-cell office:value-type="float" office:value="3.5">
                <text:p>3.5</text:p>
              </table:table-cell>
              <table:table-cell office:value-type="float" office:value="1.065">
                <text:p>1.065</text:p>
              </table:table-cell>
              <table:table-cell office:value-type="float" office:value="20.65">
                <text:p>20.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212962962963">
                <text:p>0.764212962962963</text:p>
              </table:table-cell>
              <table:table-cell office:value-type="float" office:value="2.875">
                <text:p>2.875</text:p>
              </table:table-cell>
              <table:table-cell office:value-type="float" office:value="1.088">
                <text:p>1.088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247685185185">
                <text:p>0.764247685185185</text:p>
              </table:table-cell>
              <table:table-cell office:value-type="float" office:value="2.875">
                <text:p>2.875</text:p>
              </table:table-cell>
              <table:table-cell office:value-type="float" office:value="1.111">
                <text:p>1.111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305555555556">
                <text:p>0.764305555555556</text:p>
              </table:table-cell>
              <table:table-cell office:value-type="float" office:value="7.875">
                <text:p>7.875</text:p>
              </table:table-cell>
              <table:table-cell office:value-type="float" office:value="1.174">
                <text:p>1.174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375">
                <text:p>0.764375</text:p>
              </table:table-cell>
              <table:table-cell office:value-type="float" office:value="7.25">
                <text:p>7.25</text:p>
              </table:table-cell>
              <table:table-cell office:value-type="float" office:value="1.232">
                <text:p>1.232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409722222222">
                <text:p>0.764409722222222</text:p>
              </table:table-cell>
              <table:table-cell office:value-type="float" office:value="7.25">
                <text:p>7.25</text:p>
              </table:table-cell>
              <table:table-cell office:value-type="float" office:value="1.29">
                <text:p>1.29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467592592593">
                <text:p>0.764467592592593</text:p>
              </table:table-cell>
              <table:table-cell office:value-type="float" office:value="7.25">
                <text:p>7.25</text:p>
              </table:table-cell>
              <table:table-cell office:value-type="float" office:value="1.348">
                <text:p>1.348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525462962963">
                <text:p>0.764525462962963</text:p>
              </table:table-cell>
              <table:table-cell office:value-type="float" office:value="7.25">
                <text:p>7.25</text:p>
              </table:table-cell>
              <table:table-cell office:value-type="float" office:value="1.406">
                <text:p>1.406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594907407407">
                <text:p>0.764594907407407</text:p>
              </table:table-cell>
              <table:table-cell office:value-type="float" office:value="7.25">
                <text:p>7.25</text:p>
              </table:table-cell>
              <table:table-cell office:value-type="float" office:value="1.464">
                <text:p>1.464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618055555555">
                <text:p>0.764618055555555</text:p>
              </table:table-cell>
              <table:table-cell office:value-type="float" office:value="7.875">
                <text:p>7.875</text:p>
              </table:table-cell>
              <table:table-cell office:value-type="float" office:value="1.527">
                <text:p>1.527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6875">
                <text:p>0.7646875</text:p>
              </table:table-cell>
              <table:table-cell office:value-type="float" office:value="7.875">
                <text:p>7.875</text:p>
              </table:table-cell>
              <table:table-cell office:value-type="float" office:value="1.59">
                <text:p>1.59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74537037037">
                <text:p>0.76474537037037</text:p>
              </table:table-cell>
              <table:table-cell office:value-type="float" office:value="7.875">
                <text:p>7.875</text:p>
              </table:table-cell>
              <table:table-cell office:value-type="float" office:value="1.653">
                <text:p>1.653</text:p>
              </table:table-cell>
              <table:table-cell office:value-type="float" office:value="20.712">
                <text:p>20.7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803240740741">
                <text:p>0.764803240740741</text:p>
              </table:table-cell>
              <table:table-cell office:value-type="float" office:value="7.25">
                <text:p>7.25</text:p>
              </table:table-cell>
              <table:table-cell office:value-type="float" office:value="1.711">
                <text:p>1.711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872685185185">
                <text:p>0.764872685185185</text:p>
              </table:table-cell>
              <table:table-cell office:value-type="float" office:value="7.25">
                <text:p>7.25</text:p>
              </table:table-cell>
              <table:table-cell office:value-type="float" office:value="1.769">
                <text:p>1.769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895833333333">
                <text:p>0.764895833333333</text:p>
              </table:table-cell>
              <table:table-cell office:value-type="float" office:value="7.25">
                <text:p>7.25</text:p>
              </table:table-cell>
              <table:table-cell office:value-type="float" office:value="1.827">
                <text:p>1.827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4965277777778">
                <text:p>0.764965277777778</text:p>
              </table:table-cell>
              <table:table-cell office:value-type="float" office:value="7.25">
                <text:p>7.25</text:p>
              </table:table-cell>
              <table:table-cell office:value-type="float" office:value="1.885">
                <text:p>1.885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023148148148">
                <text:p>0.765023148148148</text:p>
              </table:table-cell>
              <table:table-cell office:value-type="float" office:value="6.625">
                <text:p>6.625</text:p>
              </table:table-cell>
              <table:table-cell office:value-type="float" office:value="1.938">
                <text:p>1.938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081018518518">
                <text:p>0.765081018518518</text:p>
              </table:table-cell>
              <table:table-cell office:value-type="float" office:value="6.625">
                <text:p>6.625</text:p>
              </table:table-cell>
              <table:table-cell office:value-type="float" office:value="1.991">
                <text:p>1.991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115740740741">
                <text:p>0.765115740740741</text:p>
              </table:table-cell>
              <table:table-cell office:value-type="float" office:value="6.625">
                <text:p>6.625</text:p>
              </table:table-cell>
              <table:table-cell office:value-type="float" office:value="2.044">
                <text:p>2.044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173611111111">
                <text:p>0.765173611111111</text:p>
              </table:table-cell>
              <table:table-cell office:value-type="float" office:value="6.625">
                <text:p>6.625</text:p>
              </table:table-cell>
              <table:table-cell office:value-type="float" office:value="2.097">
                <text:p>2.097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231481481481">
                <text:p>0.765231481481481</text:p>
              </table:table-cell>
              <table:table-cell office:value-type="float" office:value="7.25">
                <text:p>7.25</text:p>
              </table:table-cell>
              <table:table-cell office:value-type="float" office:value="2.155">
                <text:p>2.155</text:p>
              </table:table-cell>
              <table:table-cell office:value-type="float" office:value="20.775">
                <text:p>20.7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300925925926">
                <text:p>0.765300925925926</text:p>
              </table:table-cell>
              <table:table-cell office:value-type="float" office:value="6.625">
                <text:p>6.625</text:p>
              </table:table-cell>
              <table:table-cell office:value-type="float" office:value="2.208">
                <text:p>2.208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324074074074">
                <text:p>0.765324074074074</text:p>
              </table:table-cell>
              <table:table-cell office:value-type="float" office:value="6.625">
                <text:p>6.625</text:p>
              </table:table-cell>
              <table:table-cell office:value-type="float" office:value="2.261">
                <text:p>2.261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393518518519">
                <text:p>0.765393518518519</text:p>
              </table:table-cell>
              <table:table-cell office:value-type="float" office:value="6.625">
                <text:p>6.625</text:p>
              </table:table-cell>
              <table:table-cell office:value-type="float" office:value="2.314">
                <text:p>2.314</text:p>
              </table:table-cell>
              <table:table-cell office:value-type="float" office:value="20.837">
                <text:p>20.8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451388888889">
                <text:p>0.765451388888889</text:p>
              </table:table-cell>
              <table:table-cell office:value-type="float" office:value="6">
                <text:p>6</text:p>
              </table:table-cell>
              <table:table-cell office:value-type="float" office:value="2.362">
                <text:p>2.362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509259259259">
                <text:p>0.765509259259259</text:p>
              </table:table-cell>
              <table:table-cell office:value-type="float" office:value="6">
                <text:p>6</text:p>
              </table:table-cell>
              <table:table-cell office:value-type="float" office:value="2.41">
                <text:p>2.41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543981481482">
                <text:p>0.765543981481482</text:p>
              </table:table-cell>
              <table:table-cell office:value-type="float" office:value="6">
                <text:p>6</text:p>
              </table:table-cell>
              <table:table-cell office:value-type="float" office:value="2.458">
                <text:p>2.458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601851851852">
                <text:p>0.765601851851852</text:p>
              </table:table-cell>
              <table:table-cell office:value-type="float" office:value="6">
                <text:p>6</text:p>
              </table:table-cell>
              <table:table-cell office:value-type="float" office:value="2.506">
                <text:p>2.506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671296296296">
                <text:p>0.765671296296296</text:p>
              </table:table-cell>
              <table:table-cell office:value-type="float" office:value="6">
                <text:p>6</text:p>
              </table:table-cell>
              <table:table-cell office:value-type="float" office:value="2.554">
                <text:p>2.554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729166666667">
                <text:p>0.765729166666667</text:p>
              </table:table-cell>
              <table:table-cell office:value-type="float" office:value="6">
                <text:p>6</text:p>
              </table:table-cell>
              <table:table-cell office:value-type="float" office:value="2.602">
                <text:p>2.602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787037037037">
                <text:p>0.765787037037037</text:p>
              </table:table-cell>
              <table:table-cell office:value-type="float" office:value="6">
                <text:p>6</text:p>
              </table:table-cell>
              <table:table-cell office:value-type="float" office:value="2.65">
                <text:p>2.65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821759259259">
                <text:p>0.765821759259259</text:p>
              </table:table-cell>
              <table:table-cell office:value-type="float" office:value="6">
                <text:p>6</text:p>
              </table:table-cell>
              <table:table-cell office:value-type="float" office:value="2.698">
                <text:p>2.698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87962962963">
                <text:p>0.76587962962963</text:p>
              </table:table-cell>
              <table:table-cell office:value-type="float" office:value="6">
                <text:p>6</text:p>
              </table:table-cell>
              <table:table-cell office:value-type="float" office:value="2.746">
                <text:p>2.746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59375">
                <text:p>0.7659375</text:p>
              </table:table-cell>
              <table:table-cell office:value-type="float" office:value="6">
                <text:p>6</text:p>
              </table:table-cell>
              <table:table-cell office:value-type="float" office:value="2.794">
                <text:p>2.794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6076388888889">
                <text:p>0.766076388888889</text:p>
              </table:table-cell>
              <table:table-cell office:value-type="float" office:value="6">
                <text:p>6</text:p>
              </table:table-cell>
              <table:table-cell office:value-type="float" office:value="2.842">
                <text:p>2.842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6111111111111">
                <text:p>0.766111111111111</text:p>
              </table:table-cell>
              <table:table-cell office:value-type="float" office:value="6">
                <text:p>6</text:p>
              </table:table-cell>
              <table:table-cell office:value-type="float" office:value="2.89">
                <text:p>2.89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6145833333333">
                <text:p>0.766145833333333</text:p>
              </table:table-cell>
              <table:table-cell office:value-type="float" office:value="6">
                <text:p>6</text:p>
              </table:table-cell>
              <table:table-cell office:value-type="float" office:value="2.938">
                <text:p>2.938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766168981481482">
                <text:p>0.766168981481482</text:p>
              </table:table-cell>
              <table:table-cell office:value-type="float" office:value="25.375">
                <text:p>25.375</text:p>
              </table:table-cell>
              <table:table-cell office:value-type="float" office:value="3.141">
                <text:p>3.141</text:p>
              </table:table-cell>
              <table:table-cell office:value-type="float" office:value="20.962">
                <text:p>20.962</text:p>
              </table:table-cell>
              <table:table-cell office:value-type="float" office:value="0.265">
                <text:p>0.265</text:p>
              </table:table-cell>
              <table:table-cell office:value-type="float" office:value="28.516">
                <text:p>28.516</text:p>
              </table:table-cell>
            </table:table-row>
            <table:table-row>
              <table:table-cell office:value-type="float" office:value="0.766203703703704">
                <text:p>0.766203703703704</text:p>
              </table:table-cell>
              <table:table-cell office:value-type="float" office:value="25.375">
                <text:p>25.375</text:p>
              </table:table-cell>
              <table:table-cell office:value-type="float" office:value="3.344">
                <text:p>3.344</text:p>
              </table:table-cell>
              <table:table-cell office:value-type="float" office:value="20.962">
                <text:p>20.962</text:p>
              </table:table-cell>
              <table:table-cell office:value-type="float" office:value="0.267">
                <text:p>0.267</text:p>
              </table:table-cell>
              <table:table-cell office:value-type="float" office:value="28.719">
                <text:p>28.719</text:p>
              </table:table-cell>
            </table:table-row>
            <table:table-row>
              <table:table-cell office:value-type="float" office:value="0.766273148148148">
                <text:p>0.766273148148148</text:p>
              </table:table-cell>
              <table:table-cell office:value-type="float" office:value="25.375">
                <text:p>25.375</text:p>
              </table:table-cell>
              <table:table-cell office:value-type="float" office:value="3.547">
                <text:p>3.547</text:p>
              </table:table-cell>
              <table:table-cell office:value-type="float" office:value="20.962">
                <text:p>20.962</text:p>
              </table:table-cell>
              <table:table-cell office:value-type="float" office:value="0.27">
                <text:p>0.27</text:p>
              </table:table-cell>
              <table:table-cell office:value-type="float" office:value="28.922">
                <text:p>28.922</text:p>
              </table:table-cell>
            </table:table-row>
            <table:table-row>
              <table:table-cell office:value-type="float" office:value="0.766331018518518">
                <text:p>0.766331018518518</text:p>
              </table:table-cell>
              <table:table-cell office:value-type="float" office:value="25.375">
                <text:p>25.375</text:p>
              </table:table-cell>
              <table:table-cell office:value-type="float" office:value="3.75">
                <text:p>3.75</text:p>
              </table:table-cell>
              <table:table-cell office:value-type="float" office:value="20.962">
                <text:p>20.962</text:p>
              </table:table-cell>
              <table:table-cell office:value-type="float" office:value="0.273">
                <text:p>0.273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float" office:value="0.766365740740741">
                <text:p>0.766365740740741</text:p>
              </table:table-cell>
              <table:table-cell office:value-type="float" office:value="25.375">
                <text:p>25.375</text:p>
              </table:table-cell>
              <table:table-cell office:value-type="float" office:value="3.953">
                <text:p>3.953</text:p>
              </table:table-cell>
              <table:table-cell office:value-type="float" office:value="20.962">
                <text:p>20.962</text:p>
              </table:table-cell>
              <table:table-cell office:value-type="float" office:value="0.276">
                <text:p>0.276</text:p>
              </table:table-cell>
              <table:table-cell office:value-type="float" office:value="29.328">
                <text:p>29.328</text:p>
              </table:table-cell>
            </table:table-row>
            <table:table-row>
              <table:table-cell office:value-type="float" office:value="0.766423611111111">
                <text:p>0.766423611111111</text:p>
              </table:table-cell>
              <table:table-cell office:value-type="float" office:value="25.375">
                <text:p>25.375</text:p>
              </table:table-cell>
              <table:table-cell office:value-type="float" office:value="4.156">
                <text:p>4.156</text:p>
              </table:table-cell>
              <table:table-cell office:value-type="float" office:value="20.962">
                <text:p>20.962</text:p>
              </table:table-cell>
              <table:table-cell office:value-type="float" office:value="0.279">
                <text:p>0.279</text:p>
              </table:table-cell>
              <table:table-cell office:value-type="float" office:value="29.531">
                <text:p>29.531</text:p>
              </table:table-cell>
            </table:table-row>
            <table:table-row>
              <table:table-cell office:value-type="float" office:value="0.766493055555556">
                <text:p>0.766493055555556</text:p>
              </table:table-cell>
              <table:table-cell office:value-type="float" office:value="26">
                <text:p>26</text:p>
              </table:table-cell>
              <table:table-cell office:value-type="float" office:value="4.364">
                <text:p>4.364</text:p>
              </table:table-cell>
              <table:table-cell office:value-type="float" office:value="20.9">
                <text:p>20.9</text:p>
              </table:table-cell>
              <table:table-cell office:value-type="float" office:value="0.291">
                <text:p>0.291</text:p>
              </table:table-cell>
              <table:table-cell office:value-type="float" office:value="30.364">
                <text:p>30.364</text:p>
              </table:table-cell>
            </table:table-row>
            <table:table-row>
              <table:table-cell office:value-type="float" office:value="0.766550925925926">
                <text:p>0.766550925925926</text:p>
              </table:table-cell>
              <table:table-cell office:value-type="float" office:value="26">
                <text:p>26</text:p>
              </table:table-cell>
              <table:table-cell office:value-type="float" office:value="4.572">
                <text:p>4.572</text:p>
              </table:table-cell>
              <table:table-cell office:value-type="float" office:value="20.9">
                <text:p>20.9</text:p>
              </table:table-cell>
              <table:table-cell office:value-type="float" office:value="0.294">
                <text:p>0.294</text:p>
              </table:table-cell>
              <table:table-cell office:value-type="float" office:value="30.572">
                <text:p>30.572</text:p>
              </table:table-cell>
            </table:table-row>
            <table:table-row>
              <table:table-cell office:value-type="float" office:value="0.766585648148148">
                <text:p>0.766585648148148</text:p>
              </table:table-cell>
              <table:table-cell office:value-type="float" office:value="26">
                <text:p>26</text:p>
              </table:table-cell>
              <table:table-cell office:value-type="float" office:value="4.78">
                <text:p>4.78</text:p>
              </table:table-cell>
              <table:table-cell office:value-type="float" office:value="20.9">
                <text:p>20.9</text:p>
              </table:table-cell>
              <table:table-cell office:value-type="float" office:value="0.297">
                <text:p>0.297</text:p>
              </table:table-cell>
              <table:table-cell office:value-type="float" office:value="30.78">
                <text:p>30.78</text:p>
              </table:table-cell>
            </table:table-row>
            <table:table-row>
              <table:table-cell office:value-type="float" office:value="0.766643518518519">
                <text:p>0.766643518518519</text:p>
              </table:table-cell>
              <table:table-cell office:value-type="float" office:value="25.375">
                <text:p>25.375</text:p>
              </table:table-cell>
              <table:table-cell office:value-type="float" office:value="4.983">
                <text:p>4.983</text:p>
              </table:table-cell>
              <table:table-cell office:value-type="float" office:value="20.962">
                <text:p>20.962</text:p>
              </table:table-cell>
              <table:table-cell office:value-type="float" office:value="0.291">
                <text:p>0.291</text:p>
              </table:table-cell>
              <table:table-cell office:value-type="float" office:value="30.358">
                <text:p>30.358</text:p>
              </table:table-cell>
            </table:table-row>
            <table:table-row>
              <table:table-cell office:value-type="float" office:value="0.766701388888889">
                <text:p>0.766701388888889</text:p>
              </table:table-cell>
              <table:table-cell office:value-type="float" office:value="25.375">
                <text:p>25.375</text:p>
              </table:table-cell>
              <table:table-cell office:value-type="float" office:value="5.186">
                <text:p>5.186</text:p>
              </table:table-cell>
              <table:table-cell office:value-type="float" office:value="20.962">
                <text:p>20.962</text:p>
              </table:table-cell>
              <table:table-cell office:value-type="float" office:value="0.294">
                <text:p>0.294</text:p>
              </table:table-cell>
              <table:table-cell office:value-type="float" office:value="30.561">
                <text:p>30.561</text:p>
              </table:table-cell>
            </table:table-row>
            <table:table-row>
              <table:table-cell office:value-type="float" office:value="0.766770833333333">
                <text:p>0.766770833333333</text:p>
              </table:table-cell>
              <table:table-cell office:value-type="float" office:value="25.375">
                <text:p>25.375</text:p>
              </table:table-cell>
              <table:table-cell office:value-type="float" office:value="5.389">
                <text:p>5.389</text:p>
              </table:table-cell>
              <table:table-cell office:value-type="float" office:value="20.962">
                <text:p>20.962</text:p>
              </table:table-cell>
              <table:table-cell office:value-type="float" office:value="0.297">
                <text:p>0.297</text:p>
              </table:table-cell>
              <table:table-cell office:value-type="float" office:value="30.764">
                <text:p>30.764</text:p>
              </table:table-cell>
            </table:table-row>
            <table:table-row>
              <table:table-cell office:value-type="float" office:value="0.766793981481481">
                <text:p>0.766793981481481</text:p>
              </table:table-cell>
              <table:table-cell office:value-type="float" office:value="24.75">
                <text:p>24.75</text:p>
              </table:table-cell>
              <table:table-cell office:value-type="float" office:value="5.587">
                <text:p>5.587</text:p>
              </table:table-cell>
              <table:table-cell office:value-type="float" office:value="21.025">
                <text:p>21.025</text:p>
              </table:table-cell>
              <table:table-cell office:value-type="float" office:value="0.291">
                <text:p>0.291</text:p>
              </table:table-cell>
              <table:table-cell office:value-type="float" office:value="30.337">
                <text:p>30.337</text:p>
              </table:table-cell>
            </table:table-row>
            <table:table-row>
              <table:table-cell office:value-type="float" office:value="0.766863425925926">
                <text:p>0.766863425925926</text:p>
              </table:table-cell>
              <table:table-cell office:value-type="float" office:value="24.75">
                <text:p>24.75</text:p>
              </table:table-cell>
              <table:table-cell office:value-type="float" office:value="5.785">
                <text:p>5.785</text:p>
              </table:table-cell>
              <table:table-cell office:value-type="float" office:value="21.025">
                <text:p>21.025</text:p>
              </table:table-cell>
              <table:table-cell office:value-type="float" office:value="0.293">
                <text:p>0.293</text:p>
              </table:table-cell>
              <table:table-cell office:value-type="float" office:value="30.535">
                <text:p>30.535</text:p>
              </table:table-cell>
            </table:table-row>
            <table:table-row>
              <table:table-cell office:value-type="float" office:value="0.766921296296296">
                <text:p>0.766921296296296</text:p>
              </table:table-cell>
              <table:table-cell office:value-type="float" office:value="24.75">
                <text:p>24.75</text:p>
              </table:table-cell>
              <table:table-cell office:value-type="float" office:value="5.983">
                <text:p>5.983</text:p>
              </table:table-cell>
              <table:table-cell office:value-type="float" office:value="21.025">
                <text:p>21.025</text:p>
              </table:table-cell>
              <table:table-cell office:value-type="float" office:value="0.296">
                <text:p>0.296</text:p>
              </table:table-cell>
              <table:table-cell office:value-type="float" office:value="30.733">
                <text:p>30.733</text:p>
              </table:table-cell>
            </table:table-row>
            <table:table-row>
              <table:table-cell office:value-type="float" office:value="0.766979166666667">
                <text:p>0.766979166666667</text:p>
              </table:table-cell>
              <table:table-cell office:value-type="float" office:value="24.75">
                <text:p>24.75</text:p>
              </table:table-cell>
              <table:table-cell office:value-type="float" office:value="6.181">
                <text:p>6.181</text:p>
              </table:table-cell>
              <table:table-cell office:value-type="float" office:value="21.025">
                <text:p>21.025</text:p>
              </table:table-cell>
              <table:table-cell office:value-type="float" office:value="0.299">
                <text:p>0.299</text:p>
              </table:table-cell>
              <table:table-cell office:value-type="float" office:value="30.931">
                <text:p>30.931</text:p>
              </table:table-cell>
            </table:table-row>
            <table:table-row>
              <table:table-cell office:value-type="float" office:value="0.767013888888889">
                <text:p>0.767013888888889</text:p>
              </table:table-cell>
              <table:table-cell office:value-type="float" office:value="26">
                <text:p>26</text:p>
              </table:table-cell>
              <table:table-cell office:value-type="float" office:value="6.389">
                <text:p>6.389</text:p>
              </table:table-cell>
              <table:table-cell office:value-type="float" office:value="20.9">
                <text:p>20.9</text:p>
              </table:table-cell>
              <table:table-cell office:value-type="float" office:value="0.32">
                <text:p>0.32</text:p>
              </table:table-cell>
              <table:table-cell office:value-type="float" office:value="32.389">
                <text:p>32.389</text:p>
              </table:table-cell>
            </table:table-row>
            <table:table-row>
              <table:table-cell office:value-type="float" office:value="0.767071759259259">
                <text:p>0.767071759259259</text:p>
              </table:table-cell>
              <table:table-cell office:value-type="float" office:value="25.375">
                <text:p>25.375</text:p>
              </table:table-cell>
              <table:table-cell office:value-type="float" office:value="6.592">
                <text:p>6.592</text:p>
              </table:table-cell>
              <table:table-cell office:value-type="float" office:value="20.962">
                <text:p>20.962</text:p>
              </table:table-cell>
              <table:table-cell office:value-type="float" office:value="0.314">
                <text:p>0.314</text:p>
              </table:table-cell>
              <table:table-cell office:value-type="float" office:value="31.967">
                <text:p>31.967</text:p>
              </table:table-cell>
            </table:table-row>
            <table:table-row>
              <table:table-cell office:value-type="float" office:value="0.767141203703704">
                <text:p>0.767141203703704</text:p>
              </table:table-cell>
              <table:table-cell office:value-type="float" office:value="26.625">
                <text:p>26.625</text:p>
              </table:table-cell>
              <table:table-cell office:value-type="float" office:value="6.805">
                <text:p>6.805</text:p>
              </table:table-cell>
              <table:table-cell office:value-type="float" office:value="20.837">
                <text:p>20.837</text:p>
              </table:table-cell>
              <table:table-cell office:value-type="float" office:value="0.335">
                <text:p>0.335</text:p>
              </table:table-cell>
              <table:table-cell office:value-type="float" office:value="33.43">
                <text:p>33.43</text:p>
              </table:table-cell>
            </table:table-row>
            <table:table-row>
              <table:table-cell office:value-type="float" office:value="0.767199074074074">
                <text:p>0.767199074074074</text:p>
              </table:table-cell>
              <table:table-cell office:value-type="float" office:value="26">
                <text:p>26</text:p>
              </table:table-cell>
              <table:table-cell office:value-type="float" office:value="7.013">
                <text:p>7.013</text:p>
              </table:table-cell>
              <table:table-cell office:value-type="float" office:value="20.9">
                <text:p>20.9</text:p>
              </table:table-cell>
              <table:table-cell office:value-type="float" office:value="0.329">
                <text:p>0.329</text:p>
              </table:table-cell>
              <table:table-cell office:value-type="float" office:value="33.013">
                <text:p>33.013</text:p>
              </table:table-cell>
            </table:table-row>
            <table:table-row>
              <table:table-cell office:value-type="float" office:value="0.767233796296296">
                <text:p>0.767233796296296</text:p>
              </table:table-cell>
              <table:table-cell office:value-type="float" office:value="25.375">
                <text:p>25.375</text:p>
              </table:table-cell>
              <table:table-cell office:value-type="float" office:value="7.216">
                <text:p>7.216</text:p>
              </table:table-cell>
              <table:table-cell office:value-type="float" office:value="20.962">
                <text:p>20.962</text:p>
              </table:table-cell>
              <table:table-cell office:value-type="float" office:value="0.323">
                <text:p>0.323</text:p>
              </table:table-cell>
              <table:table-cell office:value-type="float" office:value="32.591">
                <text:p>32.591</text:p>
              </table:table-cell>
            </table:table-row>
            <table:table-row>
              <table:table-cell office:value-type="float" office:value="0.767291666666667">
                <text:p>0.767291666666667</text:p>
              </table:table-cell>
              <table:table-cell office:value-type="float" office:value="25.375">
                <text:p>25.375</text:p>
              </table:table-cell>
              <table:table-cell office:value-type="float" office:value="7.419">
                <text:p>7.419</text:p>
              </table:table-cell>
              <table:table-cell office:value-type="float" office:value="20.962">
                <text:p>20.962</text:p>
              </table:table-cell>
              <table:table-cell office:value-type="float" office:value="0.326">
                <text:p>0.326</text:p>
              </table:table-cell>
              <table:table-cell office:value-type="float" office:value="32.794">
                <text:p>32.794</text:p>
              </table:table-cell>
            </table:table-row>
            <table:table-row>
              <table:table-cell office:value-type="float" office:value="0.767349537037037">
                <text:p>0.767349537037037</text:p>
              </table:table-cell>
              <table:table-cell office:value-type="float" office:value="25.375">
                <text:p>25.375</text:p>
              </table:table-cell>
              <table:table-cell office:value-type="float" office:value="7.622">
                <text:p>7.622</text:p>
              </table:table-cell>
              <table:table-cell office:value-type="float" office:value="20.962">
                <text:p>20.962</text:p>
              </table:table-cell>
              <table:table-cell office:value-type="float" office:value="0.329">
                <text:p>0.329</text:p>
              </table:table-cell>
              <table:table-cell office:value-type="float" office:value="32.997">
                <text:p>32.997</text:p>
              </table:table-cell>
            </table:table-row>
            <table:table-row>
              <table:table-cell office:value-type="float" office:value="0.767418981481481">
                <text:p>0.767418981481481</text:p>
              </table:table-cell>
              <table:table-cell office:value-type="float" office:value="24.75">
                <text:p>24.75</text:p>
              </table:table-cell>
              <table:table-cell office:value-type="float" office:value="7.82">
                <text:p>7.82</text:p>
              </table:table-cell>
              <table:table-cell office:value-type="float" office:value="21.025">
                <text:p>21.025</text:p>
              </table:table-cell>
              <table:table-cell office:value-type="float" office:value="0.322">
                <text:p>0.322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float" office:value="0.76744212962963">
                <text:p>0.76744212962963</text:p>
              </table:table-cell>
              <table:table-cell office:value-type="float" office:value="24.75">
                <text:p>24.75</text:p>
              </table:table-cell>
              <table:table-cell office:value-type="float" office:value="8.018">
                <text:p>8.018</text:p>
              </table:table-cell>
              <table:table-cell office:value-type="float" office:value="21.025">
                <text:p>21.025</text:p>
              </table:table-cell>
              <table:table-cell office:value-type="float" office:value="0.325">
                <text:p>0.325</text:p>
              </table:table-cell>
              <table:table-cell office:value-type="float" office:value="32.768">
                <text:p>32.768</text:p>
              </table:table-cell>
            </table:table-row>
            <table:table-row>
              <table:table-cell office:value-type="float" office:value="0.767511574074074">
                <text:p>0.767511574074074</text:p>
              </table:table-cell>
              <table:table-cell office:value-type="float" office:value="24.125">
                <text:p>24.125</text:p>
              </table:table-cell>
              <table:table-cell office:value-type="float" office:value="8.211">
                <text:p>8.211</text:p>
              </table:table-cell>
              <table:table-cell office:value-type="float" office:value="21.087">
                <text:p>21.087</text:p>
              </table:table-cell>
              <table:table-cell office:value-type="float" office:value="0.319">
                <text:p>0.319</text:p>
              </table:table-cell>
              <table:table-cell office:value-type="float" office:value="32.336">
                <text:p>32.336</text:p>
              </table:table-cell>
            </table:table-row>
            <table:table-row>
              <table:table-cell office:value-type="float" office:value="0.767569444444444">
                <text:p>0.767569444444444</text:p>
              </table:table-cell>
              <table:table-cell office:value-type="float" office:value="24.125">
                <text:p>24.125</text:p>
              </table:table-cell>
              <table:table-cell office:value-type="float" office:value="8.404">
                <text:p>8.404</text:p>
              </table:table-cell>
              <table:table-cell office:value-type="float" office:value="21.087">
                <text:p>21.087</text:p>
              </table:table-cell>
              <table:table-cell office:value-type="float" office:value="0.322">
                <text:p>0.322</text:p>
              </table:table-cell>
              <table:table-cell office:value-type="float" office:value="32.529">
                <text:p>32.529</text:p>
              </table:table-cell>
            </table:table-row>
            <table:table-row>
              <table:table-cell office:value-type="float" office:value="0.767627314814815">
                <text:p>0.767627314814815</text:p>
              </table:table-cell>
              <table:table-cell office:value-type="float" office:value="24.125">
                <text:p>24.125</text:p>
              </table:table-cell>
              <table:table-cell office:value-type="float" office:value="8.597">
                <text:p>8.597</text:p>
              </table:table-cell>
              <table:table-cell office:value-type="float" office:value="21.087">
                <text:p>21.087</text:p>
              </table:table-cell>
              <table:table-cell office:value-type="float" office:value="0.325">
                <text:p>0.325</text:p>
              </table:table-cell>
              <table:table-cell office:value-type="float" office:value="32.722">
                <text:p>32.722</text:p>
              </table:table-cell>
            </table:table-row>
            <table:table-row>
              <table:table-cell office:value-type="float" office:value="0.767685185185185">
                <text:p>0.767685185185185</text:p>
              </table:table-cell>
              <table:table-cell office:value-type="float" office:value="24.125">
                <text:p>24.125</text:p>
              </table:table-cell>
              <table:table-cell office:value-type="float" office:value="8.79">
                <text:p>8.79</text:p>
              </table:table-cell>
              <table:table-cell office:value-type="float" office:value="21.087">
                <text:p>21.087</text:p>
              </table:table-cell>
              <table:table-cell office:value-type="float" office:value="0.327">
                <text:p>0.327</text:p>
              </table:table-cell>
              <table:table-cell office:value-type="float" office:value="32.915">
                <text:p>32.915</text:p>
              </table:table-cell>
            </table:table-row>
            <table:table-row>
              <table:table-cell office:value-type="float" office:value="0.767719907407407">
                <text:p>0.767719907407407</text:p>
              </table:table-cell>
              <table:table-cell office:value-type="float" office:value="24.125">
                <text:p>24.125</text:p>
              </table:table-cell>
              <table:table-cell office:value-type="float" office:value="8.983">
                <text:p>8.983</text:p>
              </table:table-cell>
              <table:table-cell office:value-type="float" office:value="21.087">
                <text:p>21.087</text:p>
              </table:table-cell>
              <table:table-cell office:value-type="float" office:value="0.33">
                <text:p>0.33</text:p>
              </table:table-cell>
              <table:table-cell office:value-type="float" office:value="33.108">
                <text:p>33.108</text:p>
              </table:table-cell>
            </table:table-row>
            <table:table-row>
              <table:table-cell office:value-type="float" office:value="0.767777777777778">
                <text:p>0.767777777777778</text:p>
              </table:table-cell>
              <table:table-cell office:value-type="float" office:value="24.125">
                <text:p>24.125</text:p>
              </table:table-cell>
              <table:table-cell office:value-type="float" office:value="9.176">
                <text:p>9.176</text:p>
              </table:table-cell>
              <table:table-cell office:value-type="float" office:value="21.087">
                <text:p>21.087</text:p>
              </table:table-cell>
              <table:table-cell office:value-type="float" office:value="0.333">
                <text:p>0.333</text:p>
              </table:table-cell>
              <table:table-cell office:value-type="float" office:value="33.301">
                <text:p>33.301</text:p>
              </table:table-cell>
            </table:table-row>
            <table:table-row>
              <table:table-cell office:value-type="float" office:value="0.767847222222222">
                <text:p>0.767847222222222</text:p>
              </table:table-cell>
              <table:table-cell office:value-type="float" office:value="24.125">
                <text:p>24.125</text:p>
              </table:table-cell>
              <table:table-cell office:value-type="float" office:value="9.369">
                <text:p>9.369</text:p>
              </table:table-cell>
              <table:table-cell office:value-type="float" office:value="21.087">
                <text:p>21.087</text:p>
              </table:table-cell>
              <table:table-cell office:value-type="float" office:value="0.336">
                <text:p>0.336</text:p>
              </table:table-cell>
              <table:table-cell office:value-type="float" office:value="33.494">
                <text:p>33.494</text:p>
              </table:table-cell>
            </table:table-row>
            <table:table-row>
              <table:table-cell office:value-type="float" office:value="0.767905092592593">
                <text:p>0.767905092592593</text:p>
              </table:table-cell>
              <table:table-cell office:value-type="float" office:value="24.125">
                <text:p>24.125</text:p>
              </table:table-cell>
              <table:table-cell office:value-type="float" office:value="9.562">
                <text:p>9.562</text:p>
              </table:table-cell>
              <table:table-cell office:value-type="float" office:value="21.087">
                <text:p>21.087</text:p>
              </table:table-cell>
              <table:table-cell office:value-type="float" office:value="0.338">
                <text:p>0.338</text:p>
              </table:table-cell>
              <table:table-cell office:value-type="float" office:value="33.687">
                <text:p>33.687</text:p>
              </table:table-cell>
            </table:table-row>
            <table:table-row>
              <table:table-cell office:value-type="float" office:value="0.767928240740741">
                <text:p>0.767928240740741</text:p>
              </table:table-cell>
              <table:table-cell office:value-type="float" office:value="24.125">
                <text:p>24.125</text:p>
              </table:table-cell>
              <table:table-cell office:value-type="float" office:value="9.755">
                <text:p>9.755</text:p>
              </table:table-cell>
              <table:table-cell office:value-type="float" office:value="21.087">
                <text:p>21.087</text:p>
              </table:table-cell>
              <table:table-cell office:value-type="float" office:value="0.341">
                <text:p>0.34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float" office:value="0.767997685185185">
                <text:p>0.767997685185185</text:p>
              </table:table-cell>
              <table:table-cell office:value-type="float" office:value="24.125">
                <text:p>24.125</text:p>
              </table:table-cell>
              <table:table-cell office:value-type="float" office:value="9.948">
                <text:p>9.948</text:p>
              </table:table-cell>
              <table:table-cell office:value-type="float" office:value="21.087">
                <text:p>21.087</text:p>
              </table:table-cell>
              <table:table-cell office:value-type="float" office:value="0.344">
                <text:p>0.344</text:p>
              </table:table-cell>
              <table:table-cell office:value-type="float" office:value="34.073">
                <text:p>34.073</text:p>
              </table:table-cell>
            </table:table-row>
            <table:table-row>
              <table:table-cell office:value-type="float" office:value="0.768055555555556">
                <text:p>0.768055555555556</text:p>
              </table:table-cell>
              <table:table-cell office:value-type="float" office:value="24.125">
                <text:p>24.125</text:p>
              </table:table-cell>
              <table:table-cell office:value-type="float" office:value="10.141">
                <text:p>10.141</text:p>
              </table:table-cell>
              <table:table-cell office:value-type="float" office:value="21.087">
                <text:p>21.087</text:p>
              </table:table-cell>
              <table:table-cell office:value-type="float" office:value="0.347">
                <text:p>0.347</text:p>
              </table:table-cell>
              <table:table-cell office:value-type="float" office:value="34.266">
                <text:p>34.266</text:p>
              </table:table-cell>
            </table:table-row>
            <table:table-row>
              <table:table-cell office:value-type="float" office:value="0.768113425925926">
                <text:p>0.768113425925926</text:p>
              </table:table-cell>
              <table:table-cell office:value-type="float" office:value="24.125">
                <text:p>24.125</text:p>
              </table:table-cell>
              <table:table-cell office:value-type="float" office:value="10.334">
                <text:p>10.334</text:p>
              </table:table-cell>
              <table:table-cell office:value-type="float" office:value="21.087">
                <text:p>21.087</text:p>
              </table:table-cell>
              <table:table-cell office:value-type="float" office:value="0.349">
                <text:p>0.349</text:p>
              </table:table-cell>
              <table:table-cell office:value-type="float" office:value="34.459">
                <text:p>34.459</text:p>
              </table:table-cell>
            </table:table-row>
            <table:table-row>
              <table:table-cell office:value-type="float" office:value="0.768171296296296">
                <text:p>0.768171296296296</text:p>
              </table:table-cell>
              <table:table-cell office:value-type="float" office:value="24.125">
                <text:p>24.125</text:p>
              </table:table-cell>
              <table:table-cell office:value-type="float" office:value="10.527">
                <text:p>10.527</text:p>
              </table:table-cell>
              <table:table-cell office:value-type="float" office:value="21.087">
                <text:p>21.087</text:p>
              </table:table-cell>
              <table:table-cell office:value-type="float" office:value="0.352">
                <text:p>0.352</text:p>
              </table:table-cell>
              <table:table-cell office:value-type="float" office:value="34.652">
                <text:p>34.652</text:p>
              </table:table-cell>
            </table:table-row>
            <table:table-row>
              <table:table-cell office:value-type="float" office:value="0.768206018518519">
                <text:p>0.768206018518519</text:p>
              </table:table-cell>
              <table:table-cell office:value-type="float" office:value="24.125">
                <text:p>24.125</text:p>
              </table:table-cell>
              <table:table-cell office:value-type="float" office:value="10.72">
                <text:p>10.72</text:p>
              </table:table-cell>
              <table:table-cell office:value-type="float" office:value="21.087">
                <text:p>21.087</text:p>
              </table:table-cell>
              <table:table-cell office:value-type="float" office:value="0.355">
                <text:p>0.355</text:p>
              </table:table-cell>
              <table:table-cell office:value-type="float" office:value="34.845">
                <text:p>34.845</text:p>
              </table:table-cell>
            </table:table-row>
            <table:table-row>
              <table:table-cell office:value-type="float" office:value="0.768263888888889">
                <text:p>0.768263888888889</text:p>
              </table:table-cell>
              <table:table-cell office:value-type="float" office:value="24.125">
                <text:p>24.125</text:p>
              </table:table-cell>
              <table:table-cell office:value-type="float" office:value="10.913">
                <text:p>10.913</text:p>
              </table:table-cell>
              <table:table-cell office:value-type="float" office:value="21.087">
                <text:p>21.087</text:p>
              </table:table-cell>
              <table:table-cell office:value-type="float" office:value="0.358">
                <text:p>0.358</text:p>
              </table:table-cell>
              <table:table-cell office:value-type="float" office:value="35.038">
                <text:p>35.038</text:p>
              </table:table-cell>
            </table:table-row>
            <table:table-row>
              <table:table-cell office:value-type="float" office:value="0.768333333333333">
                <text:p>0.768333333333333</text:p>
              </table:table-cell>
              <table:table-cell office:value-type="float" office:value="24.125">
                <text:p>24.125</text:p>
              </table:table-cell>
              <table:table-cell office:value-type="float" office:value="11.106">
                <text:p>11.106</text:p>
              </table:table-cell>
              <table:table-cell office:value-type="float" office:value="21.087">
                <text:p>21.087</text:p>
              </table:table-cell>
              <table:table-cell office:value-type="float" office:value="0.36">
                <text:p>0.36</text:p>
              </table:table-cell>
              <table:table-cell office:value-type="float" office:value="35.231">
                <text:p>35.231</text:p>
              </table:table-cell>
            </table:table-row>
            <table:table-row>
              <table:table-cell office:value-type="float" office:value="0.768391203703704">
                <text:p>0.768391203703704</text:p>
              </table:table-cell>
              <table:table-cell office:value-type="float" office:value="23.5">
                <text:p>23.5</text:p>
              </table:table-cell>
              <table:table-cell office:value-type="float" office:value="11.294">
                <text:p>11.294</text:p>
              </table:table-cell>
              <table:table-cell office:value-type="float" office:value="21.15">
                <text:p>21.15</text:p>
              </table:table-cell>
              <table:table-cell office:value-type="float" office:value="0.354">
                <text:p>0.354</text:p>
              </table:table-cell>
              <table:table-cell office:value-type="float" office:value="34.794">
                <text:p>34.794</text:p>
              </table:table-cell>
            </table:table-row>
            <table:table-row>
              <table:table-cell office:value-type="float" office:value="0.768449074074074">
                <text:p>0.768449074074074</text:p>
              </table:table-cell>
              <table:table-cell office:value-type="float" office:value="23.5">
                <text:p>23.5</text:p>
              </table:table-cell>
              <table:table-cell office:value-type="float" office:value="11.482">
                <text:p>11.482</text:p>
              </table:table-cell>
              <table:table-cell office:value-type="float" office:value="21.15">
                <text:p>21.15</text:p>
              </table:table-cell>
              <table:table-cell office:value-type="float" office:value="0.357">
                <text:p>0.357</text:p>
              </table:table-cell>
              <table:table-cell office:value-type="float" office:value="34.982">
                <text:p>34.982</text:p>
              </table:table-cell>
            </table:table-row>
            <table:table-row>
              <table:table-cell office:value-type="float" office:value="0.768483796296296">
                <text:p>0.768483796296296</text:p>
              </table:table-cell>
              <table:table-cell office:value-type="float" office:value="23.5">
                <text:p>23.5</text:p>
              </table:table-cell>
              <table:table-cell office:value-type="float" office:value="11.67">
                <text:p>11.67</text:p>
              </table:table-cell>
              <table:table-cell office:value-type="float" office:value="21.15">
                <text:p>21.15</text:p>
              </table:table-cell>
              <table:table-cell office:value-type="float" office:value="0.36">
                <text:p>0.36</text:p>
              </table:table-cell>
              <table:table-cell office:value-type="float" office:value="35.17">
                <text:p>35.17</text:p>
              </table:table-cell>
            </table:table-row>
            <table:table-row>
              <table:table-cell office:value-type="float" office:value="0.768541666666667">
                <text:p>0.768541666666667</text:p>
              </table:table-cell>
              <table:table-cell office:value-type="float" office:value="23.5">
                <text:p>23.5</text:p>
              </table:table-cell>
              <table:table-cell office:value-type="float" office:value="11.858">
                <text:p>11.858</text:p>
              </table:table-cell>
              <table:table-cell office:value-type="float" office:value="21.15">
                <text:p>21.15</text:p>
              </table:table-cell>
              <table:table-cell office:value-type="float" office:value="0.362">
                <text:p>0.362</text:p>
              </table:table-cell>
              <table:table-cell office:value-type="float" office:value="35.358">
                <text:p>35.358</text:p>
              </table:table-cell>
            </table:table-row>
            <table:table-row>
              <table:table-cell office:value-type="float" office:value="0.768599537037037">
                <text:p>0.768599537037037</text:p>
              </table:table-cell>
              <table:table-cell office:value-type="float" office:value="23.5">
                <text:p>23.5</text:p>
              </table:table-cell>
              <table:table-cell office:value-type="float" office:value="12.046">
                <text:p>12.046</text:p>
              </table:table-cell>
              <table:table-cell office:value-type="float" office:value="21.15">
                <text:p>21.15</text:p>
              </table:table-cell>
              <table:table-cell office:value-type="float" office:value="0.365">
                <text:p>0.365</text:p>
              </table:table-cell>
              <table:table-cell office:value-type="float" office:value="35.546">
                <text:p>35.546</text:p>
              </table:table-cell>
            </table:table-row>
            <table:table-row>
              <table:table-cell office:value-type="float" office:value="0.768668981481481">
                <text:p>0.768668981481481</text:p>
              </table:table-cell>
              <table:table-cell office:value-type="float" office:value="23.5">
                <text:p>23.5</text:p>
              </table:table-cell>
              <table:table-cell office:value-type="float" office:value="12.234">
                <text:p>12.234</text:p>
              </table:table-cell>
              <table:table-cell office:value-type="float" office:value="21.15">
                <text:p>21.15</text:p>
              </table:table-cell>
              <table:table-cell office:value-type="float" office:value="0.368">
                <text:p>0.368</text:p>
              </table:table-cell>
              <table:table-cell office:value-type="float" office:value="35.734">
                <text:p>35.734</text:p>
              </table:table-cell>
            </table:table-row>
            <table:table-row>
              <table:table-cell office:value-type="float" office:value="0.76869212962963">
                <text:p>0.76869212962963</text:p>
              </table:table-cell>
              <table:table-cell office:value-type="float" office:value="22.875">
                <text:p>22.875</text:p>
              </table:table-cell>
              <table:table-cell office:value-type="float" office:value="12.417">
                <text:p>12.417</text:p>
              </table:table-cell>
              <table:table-cell office:value-type="float" office:value="21.212">
                <text:p>21.212</text:p>
              </table:table-cell>
              <table:table-cell office:value-type="float" office:value="0.361">
                <text:p>0.361</text:p>
              </table:table-cell>
              <table:table-cell office:value-type="float" office:value="35.292">
                <text:p>35.292</text:p>
              </table:table-cell>
            </table:table-row>
            <table:table-row>
              <table:table-cell office:value-type="float" office:value="0.768761574074074">
                <text:p>0.768761574074074</text:p>
              </table:table-cell>
              <table:table-cell office:value-type="float" office:value="22.875">
                <text:p>22.875</text:p>
              </table:table-cell>
              <table:table-cell office:value-type="float" office:value="12.6">
                <text:p>12.6</text:p>
              </table:table-cell>
              <table:table-cell office:value-type="float" office:value="21.212">
                <text:p>21.212</text:p>
              </table:table-cell>
              <table:table-cell office:value-type="float" office:value="0.364">
                <text:p>0.364</text:p>
              </table:table-cell>
              <table:table-cell office:value-type="float" office:value="35.475">
                <text:p>35.475</text:p>
              </table:table-cell>
            </table:table-row>
            <table:table-row>
              <table:table-cell office:value-type="float" office:value="0.768819444444445">
                <text:p>0.768819444444445</text:p>
              </table:table-cell>
              <table:table-cell office:value-type="float" office:value="22.875">
                <text:p>22.875</text:p>
              </table:table-cell>
              <table:table-cell office:value-type="float" office:value="12.783">
                <text:p>12.783</text:p>
              </table:table-cell>
              <table:table-cell office:value-type="float" office:value="21.212">
                <text:p>21.212</text:p>
              </table:table-cell>
              <table:table-cell office:value-type="float" office:value="0.367">
                <text:p>0.367</text:p>
              </table:table-cell>
              <table:table-cell office:value-type="float" office:value="35.658">
                <text:p>35.658</text:p>
              </table:table-cell>
            </table:table-row>
            <table:table-row>
              <table:table-cell office:value-type="float" office:value="0.768877314814815">
                <text:p>0.768877314814815</text:p>
              </table:table-cell>
              <table:table-cell office:value-type="float" office:value="22.875">
                <text:p>22.875</text:p>
              </table:table-cell>
              <table:table-cell office:value-type="float" office:value="12.966">
                <text:p>12.966</text:p>
              </table:table-cell>
              <table:table-cell office:value-type="float" office:value="21.212">
                <text:p>21.212</text:p>
              </table:table-cell>
              <table:table-cell office:value-type="float" office:value="0.369">
                <text:p>0.369</text:p>
              </table:table-cell>
              <table:table-cell office:value-type="float" office:value="35.841">
                <text:p>35.841</text:p>
              </table:table-cell>
            </table:table-row>
            <table:table-row>
              <table:table-cell office:value-type="float" office:value="0.768935185185185">
                <text:p>0.768935185185185</text:p>
              </table:table-cell>
              <table:table-cell office:value-type="float" office:value="22.875">
                <text:p>22.875</text:p>
              </table:table-cell>
              <table:table-cell office:value-type="float" office:value="13.149">
                <text:p>13.149</text:p>
              </table:table-cell>
              <table:table-cell office:value-type="float" office:value="21.212">
                <text:p>21.212</text:p>
              </table:table-cell>
              <table:table-cell office:value-type="float" office:value="0.372">
                <text:p>0.372</text:p>
              </table:table-cell>
              <table:table-cell office:value-type="float" office:value="36.024">
                <text:p>36.024</text:p>
              </table:table-cell>
            </table:table-row>
            <table:table-row>
              <table:table-cell office:value-type="float" office:value="0.768969907407407">
                <text:p>0.768969907407407</text:p>
              </table:table-cell>
              <table:table-cell office:value-type="float" office:value="22.875">
                <text:p>22.875</text:p>
              </table:table-cell>
              <table:table-cell office:value-type="float" office:value="13.332">
                <text:p>13.332</text:p>
              </table:table-cell>
              <table:table-cell office:value-type="float" office:value="21.212">
                <text:p>21.212</text:p>
              </table:table-cell>
              <table:table-cell office:value-type="float" office:value="0.374">
                <text:p>0.374</text:p>
              </table:table-cell>
              <table:table-cell office:value-type="float" office:value="36.207">
                <text:p>36.207</text:p>
              </table:table-cell>
            </table:table-row>
            <table:table-row>
              <table:table-cell office:value-type="float" office:value="0.769027777777778">
                <text:p>0.769027777777778</text:p>
              </table:table-cell>
              <table:table-cell office:value-type="float" office:value="22.875">
                <text:p>22.875</text:p>
              </table:table-cell>
              <table:table-cell office:value-type="float" office:value="13.515">
                <text:p>13.515</text:p>
              </table:table-cell>
              <table:table-cell office:value-type="float" office:value="21.212">
                <text:p>21.212</text:p>
              </table:table-cell>
              <table:table-cell office:value-type="float" office:value="0.377">
                <text:p>0.377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float" office:value="0.769085648148148">
                <text:p>0.769085648148148</text:p>
              </table:table-cell>
              <table:table-cell office:value-type="float" office:value="22.875">
                <text:p>22.875</text:p>
              </table:table-cell>
              <table:table-cell office:value-type="float" office:value="13.698">
                <text:p>13.698</text:p>
              </table:table-cell>
              <table:table-cell office:value-type="float" office:value="21.212">
                <text:p>21.212</text:p>
              </table:table-cell>
              <table:table-cell office:value-type="float" office:value="0.38">
                <text:p>0.38</text:p>
              </table:table-cell>
              <table:table-cell office:value-type="float" office:value="36.573">
                <text:p>36.573</text:p>
              </table:table-cell>
            </table:table-row>
            <table:table-row>
              <table:table-cell office:value-type="float" office:value="0.769155092592593">
                <text:p>0.769155092592593</text:p>
              </table:table-cell>
              <table:table-cell office:value-type="float" office:value="22.875">
                <text:p>22.875</text:p>
              </table:table-cell>
              <table:table-cell office:value-type="float" office:value="13.881">
                <text:p>13.881</text:p>
              </table:table-cell>
              <table:table-cell office:value-type="float" office:value="21.212">
                <text:p>21.212</text:p>
              </table:table-cell>
              <table:table-cell office:value-type="float" office:value="0.382">
                <text:p>0.382</text:p>
              </table:table-cell>
              <table:table-cell office:value-type="float" office:value="36.756">
                <text:p>36.756</text:p>
              </table:table-cell>
            </table:table-row>
            <table:table-row>
              <table:table-cell office:value-type="float" office:value="0.769189814814815">
                <text:p>0.769189814814815</text:p>
              </table:table-cell>
              <table:table-cell office:value-type="float" office:value="22.875">
                <text:p>22.875</text:p>
              </table:table-cell>
              <table:table-cell office:value-type="float" office:value="14.064">
                <text:p>14.064</text:p>
              </table:table-cell>
              <table:table-cell office:value-type="float" office:value="21.212">
                <text:p>21.212</text:p>
              </table:table-cell>
              <table:table-cell office:value-type="float" office:value="0.385">
                <text:p>0.385</text:p>
              </table:table-cell>
              <table:table-cell office:value-type="float" office:value="36.939">
                <text:p>36.939</text:p>
              </table:table-cell>
            </table:table-row>
            <table:table-row>
              <table:table-cell office:value-type="float" office:value="0.769247685185185">
                <text:p>0.769247685185185</text:p>
              </table:table-cell>
              <table:table-cell office:value-type="float" office:value="22.875">
                <text:p>22.875</text:p>
              </table:table-cell>
              <table:table-cell office:value-type="float" office:value="14.247">
                <text:p>14.247</text:p>
              </table:table-cell>
              <table:table-cell office:value-type="float" office:value="21.212">
                <text:p>21.212</text:p>
              </table:table-cell>
              <table:table-cell office:value-type="float" office:value="0.387">
                <text:p>0.387</text:p>
              </table:table-cell>
              <table:table-cell office:value-type="float" office:value="37.122">
                <text:p>37.122</text:p>
              </table:table-cell>
            </table:table-row>
            <table:table-row>
              <table:table-cell office:value-type="float" office:value="0.769305555555556">
                <text:p>0.769305555555556</text:p>
              </table:table-cell>
              <table:table-cell office:value-type="float" office:value="22.875">
                <text:p>22.875</text:p>
              </table:table-cell>
              <table:table-cell office:value-type="float" office:value="14.43">
                <text:p>14.43</text:p>
              </table:table-cell>
              <table:table-cell office:value-type="float" office:value="21.212">
                <text:p>21.212</text:p>
              </table:table-cell>
              <table:table-cell office:value-type="float" office:value="0.39">
                <text:p>0.39</text:p>
              </table:table-cell>
              <table:table-cell office:value-type="float" office:value="37.305">
                <text:p>37.305</text:p>
              </table:table-cell>
            </table:table-row>
            <table:table-row>
              <table:table-cell office:value-type="float" office:value="0.769363425925926">
                <text:p>0.769363425925926</text:p>
              </table:table-cell>
              <table:table-cell office:value-type="float" office:value="22.875">
                <text:p>22.875</text:p>
              </table:table-cell>
              <table:table-cell office:value-type="float" office:value="14.613">
                <text:p>14.613</text:p>
              </table:table-cell>
              <table:table-cell office:value-type="float" office:value="21.212">
                <text:p>21.212</text:p>
              </table:table-cell>
              <table:table-cell office:value-type="float" office:value="0.393">
                <text:p>0.393</text:p>
              </table:table-cell>
              <table:table-cell office:value-type="float" office:value="37.488">
                <text:p>37.488</text:p>
              </table:table-cell>
            </table:table-row>
            <table:table-row>
              <table:table-cell office:value-type="float" office:value="0.769421296296296">
                <text:p>0.769421296296296</text:p>
              </table:table-cell>
              <table:table-cell office:value-type="float" office:value="22.25">
                <text:p>22.25</text:p>
              </table:table-cell>
              <table:table-cell office:value-type="float" office:value="14.791">
                <text:p>14.791</text:p>
              </table:table-cell>
              <table:table-cell office:value-type="float" office:value="21.275">
                <text:p>21.275</text:p>
              </table:table-cell>
              <table:table-cell office:value-type="float" office:value="0.386">
                <text:p>0.386</text:p>
              </table:table-cell>
              <table:table-cell office:value-type="float" office:value="37.041">
                <text:p>37.041</text:p>
              </table:table-cell>
            </table:table-row>
            <table:table-row>
              <table:table-cell office:value-type="float" office:value="0.769479166666667">
                <text:p>0.769479166666667</text:p>
              </table:table-cell>
              <table:table-cell office:value-type="float" office:value="22.25">
                <text:p>22.25</text:p>
              </table:table-cell>
              <table:table-cell office:value-type="float" office:value="14.969">
                <text:p>14.969</text:p>
              </table:table-cell>
              <table:table-cell office:value-type="float" office:value="21.275">
                <text:p>21.275</text:p>
              </table:table-cell>
              <table:table-cell office:value-type="float" office:value="0.389">
                <text:p>0.389</text:p>
              </table:table-cell>
              <table:table-cell office:value-type="float" office:value="37.219">
                <text:p>37.219</text:p>
              </table:table-cell>
            </table:table-row>
            <table:table-row>
              <table:table-cell office:value-type="float" office:value="0.769513888888889">
                <text:p>0.769513888888889</text:p>
              </table:table-cell>
              <table:table-cell office:value-type="float" office:value="22.25">
                <text:p>22.25</text:p>
              </table:table-cell>
              <table:table-cell office:value-type="float" office:value="15.147">
                <text:p>15.147</text:p>
              </table:table-cell>
              <table:table-cell office:value-type="float" office:value="21.275">
                <text:p>21.275</text:p>
              </table:table-cell>
              <table:table-cell office:value-type="float" office:value="0.391">
                <text:p>0.391</text:p>
              </table:table-cell>
              <table:table-cell office:value-type="float" office:value="37.397">
                <text:p>37.397</text:p>
              </table:table-cell>
            </table:table-row>
            <table:table-row>
              <table:table-cell office:value-type="float" office:value="0.769571759259259">
                <text:p>0.769571759259259</text:p>
              </table:table-cell>
              <table:table-cell office:value-type="float" office:value="22.25">
                <text:p>22.25</text:p>
              </table:table-cell>
              <table:table-cell office:value-type="float" office:value="15.325">
                <text:p>15.325</text:p>
              </table:table-cell>
              <table:table-cell office:value-type="float" office:value="21.275">
                <text:p>21.275</text:p>
              </table:table-cell>
              <table:table-cell office:value-type="float" office:value="0.394">
                <text:p>0.394</text:p>
              </table:table-cell>
              <table:table-cell office:value-type="float" office:value="37.575">
                <text:p>37.575</text:p>
              </table:table-cell>
            </table:table-row>
            <table:table-row>
              <table:table-cell office:value-type="float" office:value="0.769641203703704">
                <text:p>0.769641203703704</text:p>
              </table:table-cell>
              <table:table-cell office:value-type="float" office:value="22.25">
                <text:p>22.25</text:p>
              </table:table-cell>
              <table:table-cell office:value-type="float" office:value="15.503">
                <text:p>15.503</text:p>
              </table:table-cell>
              <table:table-cell office:value-type="float" office:value="21.275">
                <text:p>21.275</text:p>
              </table:table-cell>
              <table:table-cell office:value-type="float" office:value="0.396">
                <text:p>0.396</text:p>
              </table:table-cell>
              <table:table-cell office:value-type="float" office:value="37.753">
                <text:p>37.753</text:p>
              </table:table-cell>
            </table:table-row>
            <table:table-row>
              <table:table-cell office:value-type="float" office:value="0.769699074074074">
                <text:p>0.769699074074074</text:p>
              </table:table-cell>
              <table:table-cell office:value-type="float" office:value="22.25">
                <text:p>22.25</text:p>
              </table:table-cell>
              <table:table-cell office:value-type="float" office:value="15.681">
                <text:p>15.681</text:p>
              </table:table-cell>
              <table:table-cell office:value-type="float" office:value="21.275">
                <text:p>21.275</text:p>
              </table:table-cell>
              <table:table-cell office:value-type="float" office:value="0.399">
                <text:p>0.399</text:p>
              </table:table-cell>
              <table:table-cell office:value-type="float" office:value="37.931">
                <text:p>37.931</text:p>
              </table:table-cell>
            </table:table-row>
            <table:table-row>
              <table:table-cell office:value-type="float" office:value="0.769722222222222">
                <text:p>0.769722222222222</text:p>
              </table:table-cell>
              <table:table-cell office:value-type="float" office:value="22.25">
                <text:p>22.25</text:p>
              </table:table-cell>
              <table:table-cell office:value-type="float" office:value="15.859">
                <text:p>15.859</text:p>
              </table:table-cell>
              <table:table-cell office:value-type="float" office:value="21.275">
                <text:p>21.275</text:p>
              </table:table-cell>
              <table:table-cell office:value-type="float" office:value="0.402">
                <text:p>0.402</text:p>
              </table:table-cell>
              <table:table-cell office:value-type="float" office:value="38.109">
                <text:p>38.109</text:p>
              </table:table-cell>
            </table:table-row>
            <table:table-row>
              <table:table-cell office:value-type="float" office:value="0.769791666666667">
                <text:p>0.769791666666667</text:p>
              </table:table-cell>
              <table:table-cell office:value-type="float" office:value="22.25">
                <text:p>22.25</text:p>
              </table:table-cell>
              <table:table-cell office:value-type="float" office:value="16.037">
                <text:p>16.037</text:p>
              </table:table-cell>
              <table:table-cell office:value-type="float" office:value="21.275">
                <text:p>21.275</text:p>
              </table:table-cell>
              <table:table-cell office:value-type="float" office:value="0.404">
                <text:p>0.404</text:p>
              </table:table-cell>
              <table:table-cell office:value-type="float" office:value="38.287">
                <text:p>38.287</text:p>
              </table:table-cell>
            </table:table-row>
            <table:table-row>
              <table:table-cell office:value-type="float" office:value="0.769849537037037">
                <text:p>0.769849537037037</text:p>
              </table:table-cell>
              <table:table-cell office:value-type="float" office:value="22.25">
                <text:p>22.25</text:p>
              </table:table-cell>
              <table:table-cell office:value-type="float" office:value="16.215">
                <text:p>16.215</text:p>
              </table:table-cell>
              <table:table-cell office:value-type="float" office:value="21.275">
                <text:p>21.275</text:p>
              </table:table-cell>
              <table:table-cell office:value-type="float" office:value="0.407">
                <text:p>0.407</text:p>
              </table:table-cell>
              <table:table-cell office:value-type="float" office:value="38.465">
                <text:p>38.465</text:p>
              </table:table-cell>
            </table:table-row>
            <table:table-row>
              <table:table-cell office:value-type="float" office:value="0.769907407407407">
                <text:p>0.769907407407407</text:p>
              </table:table-cell>
              <table:table-cell office:value-type="float" office:value="22.25">
                <text:p>22.25</text:p>
              </table:table-cell>
              <table:table-cell office:value-type="float" office:value="16.393">
                <text:p>16.393</text:p>
              </table:table-cell>
              <table:table-cell office:value-type="float" office:value="21.275">
                <text:p>21.275</text:p>
              </table:table-cell>
              <table:table-cell office:value-type="float" office:value="0.409">
                <text:p>0.409</text:p>
              </table:table-cell>
              <table:table-cell office:value-type="float" office:value="38.643">
                <text:p>38.643</text:p>
              </table:table-cell>
            </table:table-row>
            <table:table-row>
              <table:table-cell office:value-type="float" office:value="0.769965277777778">
                <text:p>0.769965277777778</text:p>
              </table:table-cell>
              <table:table-cell office:value-type="float" office:value="22.25">
                <text:p>22.25</text:p>
              </table:table-cell>
              <table:table-cell office:value-type="float" office:value="16.571">
                <text:p>16.571</text:p>
              </table:table-cell>
              <table:table-cell office:value-type="float" office:value="21.275">
                <text:p>21.275</text:p>
              </table:table-cell>
              <table:table-cell office:value-type="float" office:value="0.412">
                <text:p>0.412</text:p>
              </table:table-cell>
              <table:table-cell office:value-type="float" office:value="38.821">
                <text:p>38.82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2.25">
                <text:p>22.25</text:p>
              </table:table-cell>
              <table:table-cell office:value-type="float" office:value="16.749">
                <text:p>16.749</text:p>
              </table:table-cell>
              <table:table-cell office:value-type="float" office:value="21.275">
                <text:p>21.275</text:p>
              </table:table-cell>
              <table:table-cell office:value-type="float" office:value="0.414">
                <text:p>0.414</text:p>
              </table:table-cell>
              <table:table-cell office:value-type="float" office:value="38.999">
                <text:p>38.999</text:p>
              </table:table-cell>
            </table:table-row>
            <table:table-row>
              <table:table-cell office:value-type="float" office:value="0.77005787037037">
                <text:p>0.77005787037037</text:p>
              </table:table-cell>
              <table:table-cell office:value-type="float" office:value="21.625">
                <text:p>21.625</text:p>
              </table:table-cell>
              <table:table-cell office:value-type="float" office:value="16.922">
                <text:p>16.922</text:p>
              </table:table-cell>
              <table:table-cell office:value-type="float" office:value="21.337">
                <text:p>21.337</text:p>
              </table:table-cell>
              <table:table-cell office:value-type="float" office:value="0.408">
                <text:p>0.408</text:p>
              </table:table-cell>
              <table:table-cell office:value-type="float" office:value="38.547">
                <text:p>38.547</text:p>
              </table:table-cell>
            </table:table-row>
            <table:table-row>
              <table:table-cell office:value-type="float" office:value="0.770115740740741">
                <text:p>0.770115740740741</text:p>
              </table:table-cell>
              <table:table-cell office:value-type="float" office:value="21.625">
                <text:p>21.625</text:p>
              </table:table-cell>
              <table:table-cell office:value-type="float" office:value="17.095">
                <text:p>17.095</text:p>
              </table:table-cell>
              <table:table-cell office:value-type="float" office:value="21.337">
                <text:p>21.337</text:p>
              </table:table-cell>
              <table:table-cell office:value-type="float" office:value="0.41">
                <text:p>0.41</text:p>
              </table:table-cell>
              <table:table-cell office:value-type="float" office:value="38.72">
                <text:p>38.72</text:p>
              </table:table-cell>
            </table:table-row>
            <table:table-row>
              <table:table-cell office:value-type="float" office:value="0.770173611111111">
                <text:p>0.770173611111111</text:p>
              </table:table-cell>
              <table:table-cell office:value-type="float" office:value="21">
                <text:p>21</text:p>
              </table:table-cell>
              <table:table-cell office:value-type="float" office:value="17.263">
                <text:p>17.263</text:p>
              </table:table-cell>
              <table:table-cell office:value-type="float" office:value="21.4">
                <text:p>21.4</text:p>
              </table:table-cell>
              <table:table-cell office:value-type="float" office:value="0.404">
                <text:p>0.404</text:p>
              </table:table-cell>
              <table:table-cell office:value-type="float" office:value="38.263">
                <text:p>38.263</text:p>
              </table:table-cell>
            </table:table-row>
            <table:table-row>
              <table:table-cell office:value-type="float" office:value="0.770243055555556">
                <text:p>0.770243055555556</text:p>
              </table:table-cell>
              <table:table-cell office:value-type="float" office:value="21">
                <text:p>21</text:p>
              </table:table-cell>
              <table:table-cell office:value-type="float" office:value="17.431">
                <text:p>17.431</text:p>
              </table:table-cell>
              <table:table-cell office:value-type="float" office:value="21.4">
                <text:p>21.4</text:p>
              </table:table-cell>
              <table:table-cell office:value-type="float" office:value="0.406">
                <text:p>0.406</text:p>
              </table:table-cell>
              <table:table-cell office:value-type="float" office:value="38.431">
                <text:p>38.431</text:p>
              </table:table-cell>
            </table:table-row>
            <table:table-row>
              <table:table-cell office:value-type="float" office:value="0.770300925925926">
                <text:p>0.770300925925926</text:p>
              </table:table-cell>
              <table:table-cell office:value-type="float" office:value="21.625">
                <text:p>21.625</text:p>
              </table:table-cell>
              <table:table-cell office:value-type="float" office:value="17.604">
                <text:p>17.604</text:p>
              </table:table-cell>
              <table:table-cell office:value-type="float" office:value="21.337">
                <text:p>21.337</text:p>
              </table:table-cell>
              <table:table-cell office:value-type="float" office:value="0.418">
                <text:p>0.418</text:p>
              </table:table-cell>
              <table:table-cell office:value-type="float" office:value="39.229">
                <text:p>39.229</text:p>
              </table:table-cell>
            </table:table-row>
            <table:table-row>
              <table:table-cell office:value-type="float" office:value="0.770324074074074">
                <text:p>0.770324074074074</text:p>
              </table:table-cell>
              <table:table-cell office:value-type="float" office:value="21.625">
                <text:p>21.625</text:p>
              </table:table-cell>
              <table:table-cell office:value-type="float" office:value="17.777">
                <text:p>17.777</text:p>
              </table:table-cell>
              <table:table-cell office:value-type="float" office:value="21.337">
                <text:p>21.337</text:p>
              </table:table-cell>
              <table:table-cell office:value-type="float" office:value="0.42">
                <text:p>0.42</text:p>
              </table:table-cell>
              <table:table-cell office:value-type="float" office:value="39.402">
                <text:p>39.402</text:p>
              </table:table-cell>
            </table:table-row>
            <table:table-row>
              <table:table-cell office:value-type="float" office:value="0.770381944444444">
                <text:p>0.770381944444444</text:p>
              </table:table-cell>
              <table:table-cell office:value-type="float" office:value="21.625">
                <text:p>21.625</text:p>
              </table:table-cell>
              <table:table-cell office:value-type="float" office:value="17.95">
                <text:p>17.95</text:p>
              </table:table-cell>
              <table:table-cell office:value-type="float" office:value="21.337">
                <text:p>21.337</text:p>
              </table:table-cell>
              <table:table-cell office:value-type="float" office:value="0.423">
                <text:p>0.423</text:p>
              </table:table-cell>
              <table:table-cell office:value-type="float" office:value="39.575">
                <text:p>39.575</text:p>
              </table:table-cell>
            </table:table-row>
            <table:table-row>
              <table:table-cell office:value-type="float" office:value="0.770451388888889">
                <text:p>0.770451388888889</text:p>
              </table:table-cell>
              <table:table-cell office:value-type="float" office:value="21.625">
                <text:p>21.625</text:p>
              </table:table-cell>
              <table:table-cell office:value-type="float" office:value="18.123">
                <text:p>18.123</text:p>
              </table:table-cell>
              <table:table-cell office:value-type="float" office:value="21.337">
                <text:p>21.337</text:p>
              </table:table-cell>
              <table:table-cell office:value-type="float" office:value="0.425">
                <text:p>0.425</text:p>
              </table:table-cell>
              <table:table-cell office:value-type="float" office:value="39.748">
                <text:p>39.748</text:p>
              </table:table-cell>
            </table:table-row>
            <table:table-row>
              <table:table-cell office:value-type="float" office:value="0.770509259259259">
                <text:p>0.770509259259259</text:p>
              </table:table-cell>
              <table:table-cell office:value-type="float" office:value="21.625">
                <text:p>21.625</text:p>
              </table:table-cell>
              <table:table-cell office:value-type="float" office:value="18.296">
                <text:p>18.296</text:p>
              </table:table-cell>
              <table:table-cell office:value-type="float" office:value="21.337">
                <text:p>21.337</text:p>
              </table:table-cell>
              <table:table-cell office:value-type="float" office:value="0.427">
                <text:p>0.427</text:p>
              </table:table-cell>
              <table:table-cell office:value-type="float" office:value="39.921">
                <text:p>39.921</text:p>
              </table:table-cell>
            </table:table-row>
            <table:table-row>
              <table:table-cell office:value-type="float" office:value="0.770578703703704">
                <text:p>0.770578703703704</text:p>
              </table:table-cell>
              <table:table-cell office:value-type="float" office:value="21.625">
                <text:p>21.625</text:p>
              </table:table-cell>
              <table:table-cell office:value-type="float" office:value="18.469">
                <text:p>18.469</text:p>
              </table:table-cell>
              <table:table-cell office:value-type="float" office:value="21.337">
                <text:p>21.337</text:p>
              </table:table-cell>
              <table:table-cell office:value-type="float" office:value="0.43">
                <text:p>0.43</text:p>
              </table:table-cell>
              <table:table-cell office:value-type="float" office:value="40.094">
                <text:p>40.094</text:p>
              </table:table-cell>
            </table:table-row>
            <table:table-row>
              <table:table-cell office:value-type="float" office:value="0.770601851851852">
                <text:p>0.770601851851852</text:p>
              </table:table-cell>
              <table:table-cell office:value-type="float" office:value="21.625">
                <text:p>21.625</text:p>
              </table:table-cell>
              <table:table-cell office:value-type="float" office:value="18.642">
                <text:p>18.642</text:p>
              </table:table-cell>
              <table:table-cell office:value-type="float" office:value="21.337">
                <text:p>21.337</text:p>
              </table:table-cell>
              <table:table-cell office:value-type="float" office:value="0.432">
                <text:p>0.432</text:p>
              </table:table-cell>
              <table:table-cell office:value-type="float" office:value="40.267">
                <text:p>40.267</text:p>
              </table:table-cell>
            </table:table-row>
            <table:table-row>
              <table:table-cell office:value-type="float" office:value="0.770671296296296">
                <text:p>0.770671296296296</text:p>
              </table:table-cell>
              <table:table-cell office:value-type="float" office:value="21">
                <text:p>21</text:p>
              </table:table-cell>
              <table:table-cell office:value-type="float" office:value="18.81">
                <text:p>18.81</text:p>
              </table:table-cell>
              <table:table-cell office:value-type="float" office:value="21.4">
                <text:p>21.4</text:p>
              </table:table-cell>
              <table:table-cell office:value-type="float" office:value="0.426">
                <text:p>0.426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float" office:value="0.770729166666667">
                <text:p>0.770729166666667</text:p>
              </table:table-cell>
              <table:table-cell office:value-type="float" office:value="21.625">
                <text:p>21.625</text:p>
              </table:table-cell>
              <table:table-cell office:value-type="float" office:value="18.983">
                <text:p>18.983</text:p>
              </table:table-cell>
              <table:table-cell office:value-type="float" office:value="21.337">
                <text:p>21.337</text:p>
              </table:table-cell>
              <table:table-cell office:value-type="float" office:value="0.437">
                <text:p>0.437</text:p>
              </table:table-cell>
              <table:table-cell office:value-type="float" office:value="40.608">
                <text:p>40.608</text:p>
              </table:table-cell>
            </table:table-row>
            <table:table-row>
              <table:table-cell office:value-type="float" office:value="0.770763888888889">
                <text:p>0.770763888888889</text:p>
              </table:table-cell>
              <table:table-cell office:value-type="float" office:value="21.625">
                <text:p>21.625</text:p>
              </table:table-cell>
              <table:table-cell office:value-type="float" office:value="19.156">
                <text:p>19.156</text:p>
              </table:table-cell>
              <table:table-cell office:value-type="float" office:value="21.337">
                <text:p>21.337</text:p>
              </table:table-cell>
              <table:table-cell office:value-type="float" office:value="0.44">
                <text:p>0.44</text:p>
              </table:table-cell>
              <table:table-cell office:value-type="float" office:value="40.781">
                <text:p>40.781</text:p>
              </table:table-cell>
            </table:table-row>
            <table:table-row>
              <table:table-cell office:value-type="float" office:value="0.770821759259259">
                <text:p>0.770821759259259</text:p>
              </table:table-cell>
              <table:table-cell office:value-type="float" office:value="21">
                <text:p>21</text:p>
              </table:table-cell>
              <table:table-cell office:value-type="float" office:value="19.324">
                <text:p>19.324</text:p>
              </table:table-cell>
              <table:table-cell office:value-type="float" office:value="21.4">
                <text:p>21.4</text:p>
              </table:table-cell>
              <table:table-cell office:value-type="float" office:value="0.433">
                <text:p>0.433</text:p>
              </table:table-cell>
              <table:table-cell office:value-type="float" office:value="40.324">
                <text:p>40.324</text:p>
              </table:table-cell>
            </table:table-row>
            <table:table-row>
              <table:table-cell office:value-type="float" office:value="0.77087962962963">
                <text:p>0.77087962962963</text:p>
              </table:table-cell>
              <table:table-cell office:value-type="float" office:value="21">
                <text:p>21</text:p>
              </table:table-cell>
              <table:table-cell office:value-type="float" office:value="19.492">
                <text:p>19.492</text:p>
              </table:table-cell>
              <table:table-cell office:value-type="float" office:value="21.4">
                <text:p>21.4</text:p>
              </table:table-cell>
              <table:table-cell office:value-type="float" office:value="0.436">
                <text:p>0.436</text:p>
              </table:table-cell>
              <table:table-cell office:value-type="float" office:value="40.492">
                <text:p>40.492</text:p>
              </table:table-cell>
            </table:table-row>
            <table:table-row>
              <table:table-cell office:value-type="float" office:value="0.7709375">
                <text:p>0.7709375</text:p>
              </table:table-cell>
              <table:table-cell office:value-type="float" office:value="21">
                <text:p>21</text:p>
              </table:table-cell>
              <table:table-cell office:value-type="float" office:value="19.66">
                <text:p>19.66</text:p>
              </table:table-cell>
              <table:table-cell office:value-type="float" office:value="21.4">
                <text:p>21.4</text:p>
              </table:table-cell>
              <table:table-cell office:value-type="float" office:value="0.438">
                <text:p>0.438</text:p>
              </table:table-cell>
              <table:table-cell office:value-type="float" office:value="40.66">
                <text:p>40.66</text:p>
              </table:table-cell>
            </table:table-row>
            <table:table-row>
              <table:table-cell office:value-type="float" office:value="0.771006944444444">
                <text:p>0.771006944444444</text:p>
              </table:table-cell>
              <table:table-cell office:value-type="float" office:value="21">
                <text:p>21</text:p>
              </table:table-cell>
              <table:table-cell office:value-type="float" office:value="19.828">
                <text:p>19.828</text:p>
              </table:table-cell>
              <table:table-cell office:value-type="float" office:value="21.4">
                <text:p>21.4</text:p>
              </table:table-cell>
              <table:table-cell office:value-type="float" office:value="0.44">
                <text:p>0.44</text:p>
              </table:table-cell>
              <table:table-cell office:value-type="float" office:value="40.828">
                <text:p>40.828</text:p>
              </table:table-cell>
            </table:table-row>
            <table:table-row>
              <table:table-cell office:value-type="float" office:value="0.771030092592593">
                <text:p>0.771030092592593</text:p>
              </table:table-cell>
              <table:table-cell office:value-type="float" office:value="21">
                <text:p>21</text:p>
              </table:table-cell>
              <table:table-cell office:value-type="float" office:value="19.996">
                <text:p>19.996</text:p>
              </table:table-cell>
              <table:table-cell office:value-type="float" office:value="21.4">
                <text:p>21.4</text:p>
              </table:table-cell>
              <table:table-cell office:value-type="float" office:value="0.443">
                <text:p>0.443</text:p>
              </table:table-cell>
              <table:table-cell office:value-type="float" office:value="40.996">
                <text:p>40.996</text:p>
              </table:table-cell>
            </table:table-row>
            <table:table-row>
              <table:table-cell office:value-type="float" office:value="0.771087962962963">
                <text:p>0.771087962962963</text:p>
              </table:table-cell>
              <table:table-cell office:value-type="float" office:value="20.375">
                <text:p>20.375</text:p>
              </table:table-cell>
              <table:table-cell office:value-type="float" office:value="20.159">
                <text:p>20.159</text:p>
              </table:table-cell>
              <table:table-cell office:value-type="float" office:value="21.462">
                <text:p>21.462</text:p>
              </table:table-cell>
              <table:table-cell office:value-type="float" office:value="0.436">
                <text:p>0.436</text:p>
              </table:table-cell>
              <table:table-cell office:value-type="float" office:value="40.534">
                <text:p>40.534</text:p>
              </table:table-cell>
            </table:table-row>
            <table:table-row>
              <table:table-cell office:value-type="float" office:value="0.771157407407407">
                <text:p>0.771157407407407</text:p>
              </table:table-cell>
              <table:table-cell office:value-type="float" office:value="20.375">
                <text:p>20.375</text:p>
              </table:table-cell>
              <table:table-cell office:value-type="float" office:value="20.322">
                <text:p>20.322</text:p>
              </table:table-cell>
              <table:table-cell office:value-type="float" office:value="21.462">
                <text:p>21.462</text:p>
              </table:table-cell>
              <table:table-cell office:value-type="float" office:value="0.439">
                <text:p>0.439</text:p>
              </table:table-cell>
              <table:table-cell office:value-type="float" office:value="40.697">
                <text:p>40.697</text:p>
              </table:table-cell>
            </table:table-row>
            <table:table-row>
              <table:table-cell office:value-type="float" office:value="0.771215277777778">
                <text:p>0.771215277777778</text:p>
              </table:table-cell>
              <table:table-cell office:value-type="float" office:value="20.375">
                <text:p>20.375</text:p>
              </table:table-cell>
              <table:table-cell office:value-type="float" office:value="20.485">
                <text:p>20.485</text:p>
              </table:table-cell>
              <table:table-cell office:value-type="float" office:value="21.462">
                <text:p>21.462</text:p>
              </table:table-cell>
              <table:table-cell office:value-type="float" office:value="0.441">
                <text:p>0.441</text:p>
              </table:table-cell>
              <table:table-cell office:value-type="float" office:value="40.86">
                <text:p>40.86</text:p>
              </table:table-cell>
            </table:table-row>
            <table:table-row>
              <table:table-cell office:value-type="float" office:value="0.77125">
                <text:p>0.77125</text:p>
              </table:table-cell>
              <table:table-cell office:value-type="float" office:value="20.375">
                <text:p>20.375</text:p>
              </table:table-cell>
              <table:table-cell office:value-type="float" office:value="20.648">
                <text:p>20.648</text:p>
              </table:table-cell>
              <table:table-cell office:value-type="float" office:value="21.462">
                <text:p>21.462</text:p>
              </table:table-cell>
              <table:table-cell office:value-type="float" office:value="0.443">
                <text:p>0.443</text:p>
              </table:table-cell>
              <table:table-cell office:value-type="float" office:value="41.023">
                <text:p>41.023</text:p>
              </table:table-cell>
            </table:table-row>
            <table:table-row>
              <table:table-cell office:value-type="float" office:value="0.77130787037037">
                <text:p>0.77130787037037</text:p>
              </table:table-cell>
              <table:table-cell office:value-type="float" office:value="20.375">
                <text:p>20.375</text:p>
              </table:table-cell>
              <table:table-cell office:value-type="float" office:value="20.811">
                <text:p>20.811</text:p>
              </table:table-cell>
              <table:table-cell office:value-type="float" office:value="21.462">
                <text:p>21.462</text:p>
              </table:table-cell>
              <table:table-cell office:value-type="float" office:value="0.446">
                <text:p>0.446</text:p>
              </table:table-cell>
              <table:table-cell office:value-type="float" office:value="41.186">
                <text:p>41.186</text:p>
              </table:table-cell>
            </table:table-row>
            <table:table-row>
              <table:table-cell office:value-type="float" office:value="0.771377314814815">
                <text:p>0.771377314814815</text:p>
              </table:table-cell>
              <table:table-cell office:value-type="float" office:value="20.375">
                <text:p>20.375</text:p>
              </table:table-cell>
              <table:table-cell office:value-type="float" office:value="20.974">
                <text:p>20.974</text:p>
              </table:table-cell>
              <table:table-cell office:value-type="float" office:value="21.462">
                <text:p>21.462</text:p>
              </table:table-cell>
              <table:table-cell office:value-type="float" office:value="0.448">
                <text:p>0.448</text:p>
              </table:table-cell>
              <table:table-cell office:value-type="float" office:value="41.349">
                <text:p>41.349</text:p>
              </table:table-cell>
            </table:table-row>
            <table:table-row>
              <table:table-cell office:value-type="float" office:value="0.771435185185185">
                <text:p>0.771435185185185</text:p>
              </table:table-cell>
              <table:table-cell office:value-type="float" office:value="20.375">
                <text:p>20.375</text:p>
              </table:table-cell>
              <table:table-cell office:value-type="float" office:value="21.137">
                <text:p>21.137</text:p>
              </table:table-cell>
              <table:table-cell office:value-type="float" office:value="21.462">
                <text:p>21.462</text:p>
              </table:table-cell>
              <table:table-cell office:value-type="float" office:value="0.45">
                <text:p>0.45</text:p>
              </table:table-cell>
              <table:table-cell office:value-type="float" office:value="41.512">
                <text:p>41.512</text:p>
              </table:table-cell>
            </table:table-row>
            <table:table-row>
              <table:table-cell office:value-type="float" office:value="0.771469907407407">
                <text:p>0.771469907407407</text:p>
              </table:table-cell>
              <table:table-cell office:value-type="float" office:value="20.375">
                <text:p>20.375</text:p>
              </table:table-cell>
              <table:table-cell office:value-type="float" office:value="21.3">
                <text:p>21.3</text:p>
              </table:table-cell>
              <table:table-cell office:value-type="float" office:value="21.462">
                <text:p>21.462</text:p>
              </table:table-cell>
              <table:table-cell office:value-type="float" office:value="0.453">
                <text:p>0.453</text:p>
              </table:table-cell>
              <table:table-cell office:value-type="float" office:value="41.675">
                <text:p>41.675</text:p>
              </table:table-cell>
            </table:table-row>
            <table:table-row>
              <table:table-cell office:value-type="float" office:value="0.771527777777778">
                <text:p>0.771527777777778</text:p>
              </table:table-cell>
              <table:table-cell office:value-type="float" office:value="20.375">
                <text:p>20.375</text:p>
              </table:table-cell>
              <table:table-cell office:value-type="float" office:value="21.463">
                <text:p>21.463</text:p>
              </table:table-cell>
              <table:table-cell office:value-type="float" office:value="21.462">
                <text:p>21.462</text:p>
              </table:table-cell>
              <table:table-cell office:value-type="float" office:value="0.455">
                <text:p>0.455</text:p>
              </table:table-cell>
              <table:table-cell office:value-type="float" office:value="41.838">
                <text:p>41.838</text:p>
              </table:table-cell>
            </table:table-row>
            <table:table-row>
              <table:table-cell office:value-type="float" office:value="0.771585648148148">
                <text:p>0.771585648148148</text:p>
              </table:table-cell>
              <table:table-cell office:value-type="float" office:value="20.375">
                <text:p>20.375</text:p>
              </table:table-cell>
              <table:table-cell office:value-type="float" office:value="21.626">
                <text:p>21.626</text:p>
              </table:table-cell>
              <table:table-cell office:value-type="float" office:value="21.462">
                <text:p>21.462</text:p>
              </table:table-cell>
              <table:table-cell office:value-type="float" office:value="0.457">
                <text:p>0.457</text:p>
              </table:table-cell>
              <table:table-cell office:value-type="float" office:value="42.001">
                <text:p>42.001</text:p>
              </table:table-cell>
            </table:table-row>
            <table:table-row>
              <table:table-cell office:value-type="float" office:value="0.771643518518519">
                <text:p>0.771643518518519</text:p>
              </table:table-cell>
              <table:table-cell office:value-type="float" office:value="20.375">
                <text:p>20.375</text:p>
              </table:table-cell>
              <table:table-cell office:value-type="float" office:value="21.789">
                <text:p>21.789</text:p>
              </table:table-cell>
              <table:table-cell office:value-type="float" office:value="21.462">
                <text:p>21.462</text:p>
              </table:table-cell>
              <table:table-cell office:value-type="float" office:value="0.459">
                <text:p>0.459</text:p>
              </table:table-cell>
              <table:table-cell office:value-type="float" office:value="42.164">
                <text:p>42.164</text:p>
              </table:table-cell>
            </table:table-row>
            <table:table-row>
              <table:table-cell office:value-type="float" office:value="0.771678240740741">
                <text:p>0.771678240740741</text:p>
              </table:table-cell>
              <table:table-cell office:value-type="float" office:value="19.75">
                <text:p>19.75</text:p>
              </table:table-cell>
              <table:table-cell office:value-type="float" office:value="21.947">
                <text:p>21.947</text:p>
              </table:table-cell>
              <table:table-cell office:value-type="float" office:value="21.525">
                <text:p>21.525</text:p>
              </table:table-cell>
              <table:table-cell office:value-type="float" office:value="0.453">
                <text:p>0.453</text:p>
              </table:table-cell>
              <table:table-cell office:value-type="float" office:value="41.697">
                <text:p>41.697</text:p>
              </table:table-cell>
            </table:table-row>
            <table:table-row>
              <table:table-cell office:value-type="float" office:value="0.771747685185185">
                <text:p>0.771747685185185</text:p>
              </table:table-cell>
              <table:table-cell office:value-type="float" office:value="20.375">
                <text:p>20.375</text:p>
              </table:table-cell>
              <table:table-cell office:value-type="float" office:value="22.11">
                <text:p>22.11</text:p>
              </table:table-cell>
              <table:table-cell office:value-type="float" office:value="21.462">
                <text:p>21.462</text:p>
              </table:table-cell>
              <table:table-cell office:value-type="float" office:value="0.464">
                <text:p>0.464</text:p>
              </table:table-cell>
              <table:table-cell office:value-type="float" office:value="42.485">
                <text:p>42.485</text:p>
              </table:table-cell>
            </table:table-row>
            <table:table-row>
              <table:table-cell office:value-type="float" office:value="0.771782407407407">
                <text:p>0.771782407407407</text:p>
              </table:table-cell>
              <table:table-cell office:value-type="float" office:value="19.75">
                <text:p>19.75</text:p>
              </table:table-cell>
              <table:table-cell office:value-type="float" office:value="22.268">
                <text:p>22.268</text:p>
              </table:table-cell>
              <table:table-cell office:value-type="float" office:value="21.525">
                <text:p>21.525</text:p>
              </table:table-cell>
              <table:table-cell office:value-type="float" office:value="0.457">
                <text:p>0.457</text:p>
              </table:table-cell>
              <table:table-cell office:value-type="float" office:value="42.018">
                <text:p>42.018</text:p>
              </table:table-cell>
            </table:table-row>
            <table:table-row>
              <table:table-cell office:value-type="float" office:value="0.771851851851852">
                <text:p>0.771851851851852</text:p>
              </table:table-cell>
              <table:table-cell office:value-type="float" office:value="20.375">
                <text:p>20.375</text:p>
              </table:table-cell>
              <table:table-cell office:value-type="float" office:value="22.431">
                <text:p>22.431</text:p>
              </table:table-cell>
              <table:table-cell office:value-type="float" office:value="21.462">
                <text:p>21.462</text:p>
              </table:table-cell>
              <table:table-cell office:value-type="float" office:value="0.469">
                <text:p>0.469</text:p>
              </table:table-cell>
              <table:table-cell office:value-type="float" office:value="42.806">
                <text:p>42.806</text:p>
              </table:table-cell>
            </table:table-row>
            <table:table-row>
              <table:table-cell office:value-type="float" office:value="0.771909722222222">
                <text:p>0.771909722222222</text:p>
              </table:table-cell>
              <table:table-cell office:value-type="float" office:value="20.375">
                <text:p>20.375</text:p>
              </table:table-cell>
              <table:table-cell office:value-type="float" office:value="22.594">
                <text:p>22.594</text:p>
              </table:table-cell>
              <table:table-cell office:value-type="float" office:value="21.462">
                <text:p>21.462</text:p>
              </table:table-cell>
              <table:table-cell office:value-type="float" office:value="0.471">
                <text:p>0.471</text:p>
              </table:table-cell>
              <table:table-cell office:value-type="float" office:value="42.969">
                <text:p>42.969</text:p>
              </table:table-cell>
            </table:table-row>
            <table:table-row>
              <table:table-cell office:value-type="float" office:value="0.771967592592593">
                <text:p>0.771967592592593</text:p>
              </table:table-cell>
              <table:table-cell office:value-type="float" office:value="19.75">
                <text:p>19.75</text:p>
              </table:table-cell>
              <table:table-cell office:value-type="float" office:value="22.752">
                <text:p>22.752</text:p>
              </table:table-cell>
              <table:table-cell office:value-type="float" office:value="21.525">
                <text:p>21.525</text:p>
              </table:table-cell>
              <table:table-cell office:value-type="float" office:value="0.464">
                <text:p>0.464</text:p>
              </table:table-cell>
              <table:table-cell office:value-type="float" office:value="42.502">
                <text:p>42.502</text:p>
              </table:table-cell>
            </table:table-row>
            <table:table-row>
              <table:table-cell office:value-type="float" office:value="0.772002314814815">
                <text:p>0.772002314814815</text:p>
              </table:table-cell>
              <table:table-cell office:value-type="float" office:value="19.75">
                <text:p>19.75</text:p>
              </table:table-cell>
              <table:table-cell office:value-type="float" office:value="22.91">
                <text:p>22.91</text:p>
              </table:table-cell>
              <table:table-cell office:value-type="float" office:value="21.525">
                <text:p>21.525</text:p>
              </table:table-cell>
              <table:table-cell office:value-type="float" office:value="0.467">
                <text:p>0.467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float" office:value="0.772060185185185">
                <text:p>0.772060185185185</text:p>
              </table:table-cell>
              <table:table-cell office:value-type="float" office:value="20.375">
                <text:p>20.375</text:p>
              </table:table-cell>
              <table:table-cell office:value-type="float" office:value="23.073">
                <text:p>23.073</text:p>
              </table:table-cell>
              <table:table-cell office:value-type="float" office:value="21.462">
                <text:p>21.462</text:p>
              </table:table-cell>
              <table:table-cell office:value-type="float" office:value="0.478">
                <text:p>0.478</text:p>
              </table:table-cell>
              <table:table-cell office:value-type="float" office:value="43.448">
                <text:p>43.448</text:p>
              </table:table-cell>
            </table:table-row>
            <table:table-row>
              <table:table-cell office:value-type="float" office:value="0.77212962962963">
                <text:p>0.77212962962963</text:p>
              </table:table-cell>
              <table:table-cell office:value-type="float" office:value="20.375">
                <text:p>20.375</text:p>
              </table:table-cell>
              <table:table-cell office:value-type="float" office:value="23.236">
                <text:p>23.236</text:p>
              </table:table-cell>
              <table:table-cell office:value-type="float" office:value="21.462">
                <text:p>21.462</text:p>
              </table:table-cell>
              <table:table-cell office:value-type="float" office:value="0.48">
                <text:p>0.48</text:p>
              </table:table-cell>
              <table:table-cell office:value-type="float" office:value="43.611">
                <text:p>43.611</text:p>
              </table:table-cell>
            </table:table-row>
            <table:table-row>
              <table:table-cell office:value-type="float" office:value="0.7721875">
                <text:p>0.7721875</text:p>
              </table:table-cell>
              <table:table-cell office:value-type="float" office:value="20.375">
                <text:p>20.375</text:p>
              </table:table-cell>
              <table:table-cell office:value-type="float" office:value="23.399">
                <text:p>23.399</text:p>
              </table:table-cell>
              <table:table-cell office:value-type="float" office:value="21.462">
                <text:p>21.462</text:p>
              </table:table-cell>
              <table:table-cell office:value-type="float" office:value="0.482">
                <text:p>0.482</text:p>
              </table:table-cell>
              <table:table-cell office:value-type="float" office:value="43.774">
                <text:p>43.774</text:p>
              </table:table-cell>
            </table:table-row>
            <table:table-row>
              <table:table-cell office:value-type="float" office:value="0.77224537037037">
                <text:p>0.77224537037037</text:p>
              </table:table-cell>
              <table:table-cell office:value-type="float" office:value="19.75">
                <text:p>19.75</text:p>
              </table:table-cell>
              <table:table-cell office:value-type="float" office:value="23.557">
                <text:p>23.557</text:p>
              </table:table-cell>
              <table:table-cell office:value-type="float" office:value="21.525">
                <text:p>21.525</text:p>
              </table:table-cell>
              <table:table-cell office:value-type="float" office:value="0.476">
                <text:p>0.476</text:p>
              </table:table-cell>
              <table:table-cell office:value-type="float" office:value="43.307">
                <text:p>43.307</text:p>
              </table:table-cell>
            </table:table-row>
            <table:table-row>
              <table:table-cell office:value-type="float" office:value="0.772280092592593">
                <text:p>0.772280092592593</text:p>
              </table:table-cell>
              <table:table-cell office:value-type="float" office:value="19.75">
                <text:p>19.75</text:p>
              </table:table-cell>
              <table:table-cell office:value-type="float" office:value="23.715">
                <text:p>23.715</text:p>
              </table:table-cell>
              <table:table-cell office:value-type="float" office:value="21.525">
                <text:p>21.525</text:p>
              </table:table-cell>
              <table:table-cell office:value-type="float" office:value="0.478">
                <text:p>0.478</text:p>
              </table:table-cell>
              <table:table-cell office:value-type="float" office:value="43.465">
                <text:p>43.465</text:p>
              </table:table-cell>
            </table:table-row>
            <table:table-row>
              <table:table-cell office:value-type="float" office:value="0.772337962962963">
                <text:p>0.772337962962963</text:p>
              </table:table-cell>
              <table:table-cell office:value-type="float" office:value="19.75">
                <text:p>19.75</text:p>
              </table:table-cell>
              <table:table-cell office:value-type="float" office:value="23.873">
                <text:p>23.873</text:p>
              </table:table-cell>
              <table:table-cell office:value-type="float" office:value="21.525">
                <text:p>21.525</text:p>
              </table:table-cell>
              <table:table-cell office:value-type="float" office:value="0.48">
                <text:p>0.48</text:p>
              </table:table-cell>
              <table:table-cell office:value-type="float" office:value="43.623">
                <text:p>43.623</text:p>
              </table:table-cell>
            </table:table-row>
            <table:table-row>
              <table:table-cell office:value-type="float" office:value="0.772407407407407">
                <text:p>0.772407407407407</text:p>
              </table:table-cell>
              <table:table-cell office:value-type="float" office:value="19.75">
                <text:p>19.75</text:p>
              </table:table-cell>
              <table:table-cell office:value-type="float" office:value="24.031">
                <text:p>24.031</text:p>
              </table:table-cell>
              <table:table-cell office:value-type="float" office:value="21.525">
                <text:p>21.525</text:p>
              </table:table-cell>
              <table:table-cell office:value-type="float" office:value="0.483">
                <text:p>0.483</text:p>
              </table:table-cell>
              <table:table-cell office:value-type="float" office:value="43.781">
                <text:p>43.781</text:p>
              </table:table-cell>
            </table:table-row>
            <table:table-row>
              <table:table-cell office:value-type="float" office:value="0.772465277777778">
                <text:p>0.772465277777778</text:p>
              </table:table-cell>
              <table:table-cell office:value-type="float" office:value="19.75">
                <text:p>19.75</text:p>
              </table:table-cell>
              <table:table-cell office:value-type="float" office:value="24.189">
                <text:p>24.189</text:p>
              </table:table-cell>
              <table:table-cell office:value-type="float" office:value="21.525">
                <text:p>21.525</text:p>
              </table:table-cell>
              <table:table-cell office:value-type="float" office:value="0.485">
                <text:p>0.485</text:p>
              </table:table-cell>
              <table:table-cell office:value-type="float" office:value="43.939">
                <text:p>43.939</text:p>
              </table:table-cell>
            </table:table-row>
            <table:table-row>
              <table:table-cell office:value-type="float" office:value="0.772488425925926">
                <text:p>0.772488425925926</text:p>
              </table:table-cell>
              <table:table-cell office:value-type="float" office:value="19.125">
                <text:p>19.125</text:p>
              </table:table-cell>
              <table:table-cell office:value-type="float" office:value="24.342">
                <text:p>24.342</text:p>
              </table:table-cell>
              <table:table-cell office:value-type="float" office:value="21.587">
                <text:p>21.587</text:p>
              </table:table-cell>
              <table:table-cell office:value-type="float" office:value="0.478">
                <text:p>0.478</text:p>
              </table:table-cell>
              <table:table-cell office:value-type="float" office:value="43.467">
                <text:p>43.467</text:p>
              </table:table-cell>
            </table:table-row>
            <table:table-row>
              <table:table-cell office:value-type="float" office:value="0.77255787037037">
                <text:p>0.77255787037037</text:p>
              </table:table-cell>
              <table:table-cell office:value-type="float" office:value="19.125">
                <text:p>19.125</text:p>
              </table:table-cell>
              <table:table-cell office:value-type="float" office:value="24.495">
                <text:p>24.495</text:p>
              </table:table-cell>
              <table:table-cell office:value-type="float" office:value="21.587">
                <text:p>21.587</text:p>
              </table:table-cell>
              <table:table-cell office:value-type="float" office:value="0.48">
                <text:p>0.48</text:p>
              </table:table-cell>
              <table:table-cell office:value-type="float" office:value="43.62">
                <text:p>43.62</text:p>
              </table:table-cell>
            </table:table-row>
            <table:table-row>
              <table:table-cell office:value-type="float" office:value="0.772615740740741">
                <text:p>0.772615740740741</text:p>
              </table:table-cell>
              <table:table-cell office:value-type="float" office:value="19.125">
                <text:p>19.125</text:p>
              </table:table-cell>
              <table:table-cell office:value-type="float" office:value="24.648">
                <text:p>24.648</text:p>
              </table:table-cell>
              <table:table-cell office:value-type="float" office:value="21.587">
                <text:p>21.587</text:p>
              </table:table-cell>
              <table:table-cell office:value-type="float" office:value="0.482">
                <text:p>0.482</text:p>
              </table:table-cell>
              <table:table-cell office:value-type="float" office:value="43.773">
                <text:p>43.773</text:p>
              </table:table-cell>
            </table:table-row>
            <table:table-row>
              <table:table-cell office:value-type="float" office:value="0.772673611111111">
                <text:p>0.772673611111111</text:p>
              </table:table-cell>
              <table:table-cell office:value-type="float" office:value="19.125">
                <text:p>19.125</text:p>
              </table:table-cell>
              <table:table-cell office:value-type="float" office:value="24.801">
                <text:p>24.801</text:p>
              </table:table-cell>
              <table:table-cell office:value-type="float" office:value="21.587">
                <text:p>21.587</text:p>
              </table:table-cell>
              <table:table-cell office:value-type="float" office:value="0.485">
                <text:p>0.485</text:p>
              </table:table-cell>
              <table:table-cell office:value-type="float" office:value="43.926">
                <text:p>43.926</text:p>
              </table:table-cell>
            </table:table-row>
            <table:table-row>
              <table:table-cell office:value-type="float" office:value="0.772731481481481">
                <text:p>0.772731481481481</text:p>
              </table:table-cell>
              <table:table-cell office:value-type="float" office:value="19.125">
                <text:p>19.125</text:p>
              </table:table-cell>
              <table:table-cell office:value-type="float" office:value="24.954">
                <text:p>24.954</text:p>
              </table:table-cell>
              <table:table-cell office:value-type="float" office:value="21.587">
                <text:p>21.587</text:p>
              </table:table-cell>
              <table:table-cell office:value-type="float" office:value="0.487">
                <text:p>0.487</text:p>
              </table:table-cell>
              <table:table-cell office:value-type="float" office:value="44.079">
                <text:p>44.079</text:p>
              </table:table-cell>
            </table:table-row>
            <table:table-row>
              <table:table-cell office:value-type="float" office:value="0.772766203703704">
                <text:p>0.772766203703704</text:p>
              </table:table-cell>
              <table:table-cell office:value-type="float" office:value="19.75">
                <text:p>19.75</text:p>
              </table:table-cell>
              <table:table-cell office:value-type="float" office:value="25.112">
                <text:p>25.112</text:p>
              </table:table-cell>
              <table:table-cell office:value-type="float" office:value="21.525">
                <text:p>21.525</text:p>
              </table:table-cell>
              <table:table-cell office:value-type="float" office:value="0.498">
                <text:p>0.498</text:p>
              </table:table-cell>
              <table:table-cell office:value-type="float" office:value="44.862">
                <text:p>44.862</text:p>
              </table:table-cell>
            </table:table-row>
            <table:table-row>
              <table:table-cell office:value-type="float" office:value="0.772824074074074">
                <text:p>0.772824074074074</text:p>
              </table:table-cell>
              <table:table-cell office:value-type="float" office:value="19.75">
                <text:p>19.75</text:p>
              </table:table-cell>
              <table:table-cell office:value-type="float" office:value="25.27">
                <text:p>25.27</text:p>
              </table:table-cell>
              <table:table-cell office:value-type="float" office:value="21.525">
                <text:p>21.525</text:p>
              </table:table-cell>
              <table:table-cell office:value-type="float" office:value="0.5">
                <text:p>0.5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0.772881944444444">
                <text:p>0.772881944444444</text:p>
              </table:table-cell>
              <table:table-cell office:value-type="float" office:value="19.125">
                <text:p>19.125</text:p>
              </table:table-cell>
              <table:table-cell office:value-type="float" office:value="25.423">
                <text:p>25.423</text:p>
              </table:table-cell>
              <table:table-cell office:value-type="float" office:value="21.587">
                <text:p>21.587</text:p>
              </table:table-cell>
              <table:table-cell office:value-type="float" office:value="0.494">
                <text:p>0.494</text:p>
              </table:table-cell>
              <table:table-cell office:value-type="float" office:value="44.548">
                <text:p>44.548</text:p>
              </table:table-cell>
            </table:table-row>
            <table:table-row>
              <table:table-cell office:value-type="float" office:value="0.772951388888889">
                <text:p>0.772951388888889</text:p>
              </table:table-cell>
              <table:table-cell office:value-type="float" office:value="19.75">
                <text:p>19.75</text:p>
              </table:table-cell>
              <table:table-cell office:value-type="float" office:value="25.581">
                <text:p>25.581</text:p>
              </table:table-cell>
              <table:table-cell office:value-type="float" office:value="21.525">
                <text:p>21.525</text:p>
              </table:table-cell>
              <table:table-cell office:value-type="float" office:value="0.505">
                <text:p>0.505</text:p>
              </table:table-cell>
              <table:table-cell office:value-type="float" office:value="45.331">
                <text:p>45.331</text:p>
              </table:table-cell>
            </table:table-row>
            <table:table-row>
              <table:table-cell office:value-type="float" office:value="0.772986111111111">
                <text:p>0.772986111111111</text:p>
              </table:table-cell>
              <table:table-cell office:value-type="float" office:value="19.75">
                <text:p>19.75</text:p>
              </table:table-cell>
              <table:table-cell office:value-type="float" office:value="25.739">
                <text:p>25.739</text:p>
              </table:table-cell>
              <table:table-cell office:value-type="float" office:value="21.525">
                <text:p>21.525</text:p>
              </table:table-cell>
              <table:table-cell office:value-type="float" office:value="0.507">
                <text:p>0.507</text:p>
              </table:table-cell>
              <table:table-cell office:value-type="float" office:value="45.489">
                <text:p>45.489</text:p>
              </table:table-cell>
            </table:table-row>
            <table:table-row>
              <table:table-cell office:value-type="float" office:value="0.773055555555556">
                <text:p>0.773055555555556</text:p>
              </table:table-cell>
              <table:table-cell office:value-type="float" office:value="19.75">
                <text:p>19.75</text:p>
              </table:table-cell>
              <table:table-cell office:value-type="float" office:value="25.897">
                <text:p>25.897</text:p>
              </table:table-cell>
              <table:table-cell office:value-type="float" office:value="21.525">
                <text:p>21.525</text:p>
              </table:table-cell>
              <table:table-cell office:value-type="float" office:value="0.509">
                <text:p>0.509</text:p>
              </table:table-cell>
              <table:table-cell office:value-type="float" office:value="45.647">
                <text:p>45.647</text:p>
              </table:table-cell>
            </table:table-row>
            <table:table-row>
              <table:table-cell office:value-type="float" office:value="0.773113425925926">
                <text:p>0.773113425925926</text:p>
              </table:table-cell>
              <table:table-cell office:value-type="float" office:value="19.75">
                <text:p>19.75</text:p>
              </table:table-cell>
              <table:table-cell office:value-type="float" office:value="26.055">
                <text:p>26.055</text:p>
              </table:table-cell>
              <table:table-cell office:value-type="float" office:value="21.525">
                <text:p>21.525</text:p>
              </table:table-cell>
              <table:table-cell office:value-type="float" office:value="0.512">
                <text:p>0.512</text:p>
              </table:table-cell>
              <table:table-cell office:value-type="float" office:value="45.805">
                <text:p>45.805</text:p>
              </table:table-cell>
            </table:table-row>
            <table:table-row>
              <table:table-cell office:value-type="float" office:value="0.773148148148148">
                <text:p>0.773148148148148</text:p>
              </table:table-cell>
              <table:table-cell office:value-type="float" office:value="19.75">
                <text:p>19.75</text:p>
              </table:table-cell>
              <table:table-cell office:value-type="float" office:value="26.213">
                <text:p>26.213</text:p>
              </table:table-cell>
              <table:table-cell office:value-type="float" office:value="21.525">
                <text:p>21.525</text:p>
              </table:table-cell>
              <table:table-cell office:value-type="float" office:value="0.514">
                <text:p>0.514</text:p>
              </table:table-cell>
              <table:table-cell office:value-type="float" office:value="45.963">
                <text:p>45.963</text:p>
              </table:table-cell>
            </table:table-row>
            <table:table-row>
              <table:table-cell office:value-type="float" office:value="0.773206018518519">
                <text:p>0.773206018518519</text:p>
              </table:table-cell>
              <table:table-cell office:value-type="float" office:value="19.75">
                <text:p>19.75</text:p>
              </table:table-cell>
              <table:table-cell office:value-type="float" office:value="26.371">
                <text:p>26.371</text:p>
              </table:table-cell>
              <table:table-cell office:value-type="float" office:value="21.525">
                <text:p>21.525</text:p>
              </table:table-cell>
              <table:table-cell office:value-type="float" office:value="0.516">
                <text:p>0.516</text:p>
              </table:table-cell>
              <table:table-cell office:value-type="float" office:value="46.121">
                <text:p>46.121</text:p>
              </table:table-cell>
            </table:table-row>
            <table:table-row>
              <table:table-cell office:value-type="float" office:value="0.773263888888889">
                <text:p>0.773263888888889</text:p>
              </table:table-cell>
              <table:table-cell office:value-type="float" office:value="19.125">
                <text:p>19.125</text:p>
              </table:table-cell>
              <table:table-cell office:value-type="float" office:value="26.524">
                <text:p>26.524</text:p>
              </table:table-cell>
              <table:table-cell office:value-type="float" office:value="21.587">
                <text:p>21.587</text:p>
              </table:table-cell>
              <table:table-cell office:value-type="float" office:value="0.509">
                <text:p>0.509</text:p>
              </table:table-cell>
              <table:table-cell office:value-type="float" office:value="45.649">
                <text:p>45.649</text:p>
              </table:table-cell>
            </table:table-row>
            <table:table-row>
              <table:table-cell office:value-type="float" office:value="0.773321759259259">
                <text:p>0.773321759259259</text:p>
              </table:table-cell>
              <table:table-cell office:value-type="float" office:value="19.125">
                <text:p>19.125</text:p>
              </table:table-cell>
              <table:table-cell office:value-type="float" office:value="26.677">
                <text:p>26.677</text:p>
              </table:table-cell>
              <table:table-cell office:value-type="float" office:value="21.587">
                <text:p>21.587</text:p>
              </table:table-cell>
              <table:table-cell office:value-type="float" office:value="0.511">
                <text:p>0.511</text:p>
              </table:table-cell>
              <table:table-cell office:value-type="float" office:value="45.802">
                <text:p>45.802</text:p>
              </table:table-cell>
            </table:table-row>
            <table:table-row>
              <table:table-cell office:value-type="float" office:value="0.77337962962963">
                <text:p>0.77337962962963</text:p>
              </table:table-cell>
              <table:table-cell office:value-type="float" office:value="19.75">
                <text:p>19.75</text:p>
              </table:table-cell>
              <table:table-cell office:value-type="float" office:value="26.835">
                <text:p>26.835</text:p>
              </table:table-cell>
              <table:table-cell office:value-type="float" office:value="21.525">
                <text:p>21.525</text:p>
              </table:table-cell>
              <table:table-cell office:value-type="float" office:value="0.523">
                <text:p>0.523</text:p>
              </table:table-cell>
              <table:table-cell office:value-type="float" office:value="46.585">
                <text:p>46.585</text:p>
              </table:table-cell>
            </table:table-row>
            <table:table-row>
              <table:table-cell office:value-type="float" office:value="0.7734375">
                <text:p>0.7734375</text:p>
              </table:table-cell>
              <table:table-cell office:value-type="float" office:value="19.75">
                <text:p>19.75</text:p>
              </table:table-cell>
              <table:table-cell office:value-type="float" office:value="26.993">
                <text:p>26.993</text:p>
              </table:table-cell>
              <table:table-cell office:value-type="float" office:value="21.525">
                <text:p>21.525</text:p>
              </table:table-cell>
              <table:table-cell office:value-type="float" office:value="0.525">
                <text:p>0.525</text:p>
              </table:table-cell>
              <table:table-cell office:value-type="float" office:value="46.743">
                <text:p>46.743</text:p>
              </table:table-cell>
            </table:table-row>
            <table:table-row>
              <table:table-cell office:value-type="float" office:value="0.773472222222222">
                <text:p>0.773472222222222</text:p>
              </table:table-cell>
              <table:table-cell office:value-type="float" office:value="19.75">
                <text:p>19.75</text:p>
              </table:table-cell>
              <table:table-cell office:value-type="float" office:value="27.151">
                <text:p>27.151</text:p>
              </table:table-cell>
              <table:table-cell office:value-type="float" office:value="21.525">
                <text:p>21.525</text:p>
              </table:table-cell>
              <table:table-cell office:value-type="float" office:value="0.527">
                <text:p>0.527</text:p>
              </table:table-cell>
              <table:table-cell office:value-type="float" office:value="46.901">
                <text:p>46.901</text:p>
              </table:table-cell>
            </table:table-row>
            <table:table-row>
              <table:table-cell office:value-type="float" office:value="0.773530092592593">
                <text:p>0.773530092592593</text:p>
              </table:table-cell>
              <table:table-cell office:value-type="float" office:value="19.125">
                <text:p>19.125</text:p>
              </table:table-cell>
              <table:table-cell office:value-type="float" office:value="27.304">
                <text:p>27.304</text:p>
              </table:table-cell>
              <table:table-cell office:value-type="float" office:value="21.587">
                <text:p>21.587</text:p>
              </table:table-cell>
              <table:table-cell office:value-type="float" office:value="0.52">
                <text:p>0.52</text:p>
              </table:table-cell>
              <table:table-cell office:value-type="float" office:value="46.429">
                <text:p>46.429</text:p>
              </table:table-cell>
            </table:table-row>
            <table:table-row>
              <table:table-cell office:value-type="float" office:value="0.773587962962963">
                <text:p>0.773587962962963</text:p>
              </table:table-cell>
              <table:table-cell office:value-type="float" office:value="19.125">
                <text:p>19.125</text:p>
              </table:table-cell>
              <table:table-cell office:value-type="float" office:value="27.457">
                <text:p>27.457</text:p>
              </table:table-cell>
              <table:table-cell office:value-type="float" office:value="21.587">
                <text:p>21.587</text:p>
              </table:table-cell>
              <table:table-cell office:value-type="float" office:value="0.523">
                <text:p>0.523</text:p>
              </table:table-cell>
              <table:table-cell office:value-type="float" office:value="46.582">
                <text:p>46.582</text:p>
              </table:table-cell>
            </table:table-row>
            <table:table-row>
              <table:table-cell office:value-type="float" office:value="0.773645833333333">
                <text:p>0.773645833333333</text:p>
              </table:table-cell>
              <table:table-cell office:value-type="float" office:value="19.125">
                <text:p>19.125</text:p>
              </table:table-cell>
              <table:table-cell office:value-type="float" office:value="27.61">
                <text:p>27.61</text:p>
              </table:table-cell>
              <table:table-cell office:value-type="float" office:value="21.587">
                <text:p>21.587</text:p>
              </table:table-cell>
              <table:table-cell office:value-type="float" office:value="0.525">
                <text:p>0.525</text:p>
              </table:table-cell>
              <table:table-cell office:value-type="float" office:value="46.735">
                <text:p>46.735</text:p>
              </table:table-cell>
            </table:table-row>
            <table:table-row>
              <table:table-cell office:value-type="float" office:value="0.773715277777778">
                <text:p>0.773715277777778</text:p>
              </table:table-cell>
              <table:table-cell office:value-type="float" office:value="19.125">
                <text:p>19.125</text:p>
              </table:table-cell>
              <table:table-cell office:value-type="float" office:value="27.763">
                <text:p>27.763</text:p>
              </table:table-cell>
              <table:table-cell office:value-type="float" office:value="21.587">
                <text:p>21.587</text:p>
              </table:table-cell>
              <table:table-cell office:value-type="float" office:value="0.527">
                <text:p>0.527</text:p>
              </table:table-cell>
              <table:table-cell office:value-type="float" office:value="46.888">
                <text:p>46.888</text:p>
              </table:table-cell>
            </table:table-row>
            <table:table-row>
              <table:table-cell office:value-type="float" office:value="0.773738425925926">
                <text:p>0.773738425925926</text:p>
              </table:table-cell>
              <table:table-cell office:value-type="float" office:value="19.125">
                <text:p>19.125</text:p>
              </table:table-cell>
              <table:table-cell office:value-type="float" office:value="27.916">
                <text:p>27.916</text:p>
              </table:table-cell>
              <table:table-cell office:value-type="float" office:value="21.587">
                <text:p>21.587</text:p>
              </table:table-cell>
              <table:table-cell office:value-type="float" office:value="0.529">
                <text:p>0.529</text:p>
              </table:table-cell>
              <table:table-cell office:value-type="float" office:value="47.041">
                <text:p>47.041</text:p>
              </table:table-cell>
            </table:table-row>
            <table:table-row>
              <table:table-cell office:value-type="float" office:value="0.77380787037037">
                <text:p>0.77380787037037</text:p>
              </table:table-cell>
              <table:table-cell office:value-type="float" office:value="19.125">
                <text:p>19.125</text:p>
              </table:table-cell>
              <table:table-cell office:value-type="float" office:value="28.069">
                <text:p>28.069</text:p>
              </table:table-cell>
              <table:table-cell office:value-type="float" office:value="21.587">
                <text:p>21.587</text:p>
              </table:table-cell>
              <table:table-cell office:value-type="float" office:value="0.531">
                <text:p>0.531</text:p>
              </table:table-cell>
              <table:table-cell office:value-type="float" office:value="47.194">
                <text:p>47.194</text:p>
              </table:table-cell>
            </table:table-row>
            <table:table-row>
              <table:table-cell office:value-type="float" office:value="0.773865740740741">
                <text:p>0.773865740740741</text:p>
              </table:table-cell>
              <table:table-cell office:value-type="float" office:value="19.125">
                <text:p>19.125</text:p>
              </table:table-cell>
              <table:table-cell office:value-type="float" office:value="28.222">
                <text:p>28.222</text:p>
              </table:table-cell>
              <table:table-cell office:value-type="float" office:value="21.587">
                <text:p>21.587</text:p>
              </table:table-cell>
              <table:table-cell office:value-type="float" office:value="0.534">
                <text:p>0.534</text:p>
              </table:table-cell>
              <table:table-cell office:value-type="float" office:value="47.347">
                <text:p>47.347</text:p>
              </table:table-cell>
            </table:table-row>
            <table:table-row>
              <table:table-cell office:value-type="float" office:value="0.773923611111111">
                <text:p>0.773923611111111</text:p>
              </table:table-cell>
              <table:table-cell office:value-type="float" office:value="19.125">
                <text:p>19.125</text:p>
              </table:table-cell>
              <table:table-cell office:value-type="float" office:value="28.375">
                <text:p>28.375</text:p>
              </table:table-cell>
              <table:table-cell office:value-type="float" office:value="21.587">
                <text:p>21.587</text:p>
              </table:table-cell>
              <table:table-cell office:value-type="float" office:value="0.536">
                <text:p>0.536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0.773981481481482">
                <text:p>0.773981481481482</text:p>
              </table:table-cell>
              <table:table-cell office:value-type="float" office:value="19.125">
                <text:p>19.125</text:p>
              </table:table-cell>
              <table:table-cell office:value-type="float" office:value="28.528">
                <text:p>28.528</text:p>
              </table:table-cell>
              <table:table-cell office:value-type="float" office:value="21.587">
                <text:p>21.587</text:p>
              </table:table-cell>
              <table:table-cell office:value-type="float" office:value="0.538">
                <text:p>0.538</text:p>
              </table:table-cell>
              <table:table-cell office:value-type="float" office:value="47.653">
                <text:p>47.653</text:p>
              </table:table-cell>
            </table:table-row>
            <table:table-row>
              <table:table-cell office:value-type="float" office:value="0.774016203703704">
                <text:p>0.774016203703704</text:p>
              </table:table-cell>
              <table:table-cell office:value-type="float" office:value="19.125">
                <text:p>19.125</text:p>
              </table:table-cell>
              <table:table-cell office:value-type="float" office:value="28.681">
                <text:p>28.681</text:p>
              </table:table-cell>
              <table:table-cell office:value-type="float" office:value="21.587">
                <text:p>21.587</text:p>
              </table:table-cell>
              <table:table-cell office:value-type="float" office:value="0.54">
                <text:p>0.54</text:p>
              </table:table-cell>
              <table:table-cell office:value-type="float" office:value="47.806">
                <text:p>47.806</text:p>
              </table:table-cell>
            </table:table-row>
            <table:table-row>
              <table:table-cell office:value-type="float" office:value="0.774074074074074">
                <text:p>0.774074074074074</text:p>
              </table:table-cell>
              <table:table-cell office:value-type="float" office:value="18.5">
                <text:p>18.5</text:p>
              </table:table-cell>
              <table:table-cell office:value-type="float" office:value="28.829">
                <text:p>28.829</text:p>
              </table:table-cell>
              <table:table-cell office:value-type="float" office:value="21.65">
                <text:p>21.65</text:p>
              </table:table-cell>
              <table:table-cell office:value-type="float" office:value="0.533">
                <text:p>0.533</text:p>
              </table:table-cell>
              <table:table-cell office:value-type="float" office:value="47.329">
                <text:p>47.329</text:p>
              </table:table-cell>
            </table:table-row>
            <table:table-row>
              <table:table-cell office:value-type="float" office:value="0.774131944444444">
                <text:p>0.774131944444444</text:p>
              </table:table-cell>
              <table:table-cell office:value-type="float" office:value="18.5">
                <text:p>18.5</text:p>
              </table:table-cell>
              <table:table-cell office:value-type="float" office:value="28.977">
                <text:p>28.977</text:p>
              </table:table-cell>
              <table:table-cell office:value-type="float" office:value="21.65">
                <text:p>21.65</text:p>
              </table:table-cell>
              <table:table-cell office:value-type="float" office:value="0.535">
                <text:p>0.535</text:p>
              </table:table-cell>
              <table:table-cell office:value-type="float" office:value="47.477">
                <text:p>47.477</text:p>
              </table:table-cell>
            </table:table-row>
            <table:table-row>
              <table:table-cell office:value-type="float" office:value="0.774189814814815">
                <text:p>0.774189814814815</text:p>
              </table:table-cell>
              <table:table-cell office:value-type="float" office:value="18.5">
                <text:p>18.5</text:p>
              </table:table-cell>
              <table:table-cell office:value-type="float" office:value="29.125">
                <text:p>29.125</text:p>
              </table:table-cell>
              <table:table-cell office:value-type="float" office:value="21.65">
                <text:p>21.65</text:p>
              </table:table-cell>
              <table:table-cell office:value-type="float" office:value="0.538">
                <text:p>0.538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0.774247685185185">
                <text:p>0.774247685185185</text:p>
              </table:table-cell>
              <table:table-cell office:value-type="float" office:value="18.5">
                <text:p>18.5</text:p>
              </table:table-cell>
              <table:table-cell office:value-type="float" office:value="29.273">
                <text:p>29.273</text:p>
              </table:table-cell>
              <table:table-cell office:value-type="float" office:value="21.65">
                <text:p>21.65</text:p>
              </table:table-cell>
              <table:table-cell office:value-type="float" office:value="0.54">
                <text:p>0.54</text:p>
              </table:table-cell>
              <table:table-cell office:value-type="float" office:value="47.773">
                <text:p>47.773</text:p>
              </table:table-cell>
            </table:table-row>
            <table:table-row>
              <table:table-cell office:value-type="float" office:value="0.774282407407407">
                <text:p>0.774282407407407</text:p>
              </table:table-cell>
              <table:table-cell office:value-type="float" office:value="18.5">
                <text:p>18.5</text:p>
              </table:table-cell>
              <table:table-cell office:value-type="float" office:value="29.421">
                <text:p>29.421</text:p>
              </table:table-cell>
              <table:table-cell office:value-type="float" office:value="21.65">
                <text:p>21.65</text:p>
              </table:table-cell>
              <table:table-cell office:value-type="float" office:value="0.542">
                <text:p>0.542</text:p>
              </table:table-cell>
              <table:table-cell office:value-type="float" office:value="47.921">
                <text:p>47.921</text:p>
              </table:table-cell>
            </table:table-row>
            <table:table-row>
              <table:table-cell office:value-type="float" office:value="0.774340277777778">
                <text:p>0.774340277777778</text:p>
              </table:table-cell>
              <table:table-cell office:value-type="float" office:value="18.5">
                <text:p>18.5</text:p>
              </table:table-cell>
              <table:table-cell office:value-type="float" office:value="29.569">
                <text:p>29.569</text:p>
              </table:table-cell>
              <table:table-cell office:value-type="float" office:value="21.65">
                <text:p>21.65</text:p>
              </table:table-cell>
              <table:table-cell office:value-type="float" office:value="0.544">
                <text:p>0.544</text:p>
              </table:table-cell>
              <table:table-cell office:value-type="float" office:value="48.069">
                <text:p>48.069</text:p>
              </table:table-cell>
            </table:table-row>
            <table:table-row>
              <table:table-cell office:value-type="float" office:value="0.774398148148148">
                <text:p>0.774398148148148</text:p>
              </table:table-cell>
              <table:table-cell office:value-type="float" office:value="19.125">
                <text:p>19.125</text:p>
              </table:table-cell>
              <table:table-cell office:value-type="float" office:value="29.722">
                <text:p>29.722</text:p>
              </table:table-cell>
              <table:table-cell office:value-type="float" office:value="21.587">
                <text:p>21.587</text:p>
              </table:table-cell>
              <table:table-cell office:value-type="float" office:value="0.555">
                <text:p>0.555</text:p>
              </table:table-cell>
              <table:table-cell office:value-type="float" office:value="48.847">
                <text:p>48.847</text:p>
              </table:table-cell>
            </table:table-row>
            <table:table-row>
              <table:table-cell office:value-type="float" office:value="0.774467592592593">
                <text:p>0.774467592592593</text:p>
              </table:table-cell>
              <table:table-cell office:value-type="float" office:value="18.5">
                <text:p>18.5</text:p>
              </table:table-cell>
              <table:table-cell office:value-type="float" office:value="29.87">
                <text:p>29.87</text:p>
              </table:table-cell>
              <table:table-cell office:value-type="float" office:value="21.65">
                <text:p>21.65</text:p>
              </table:table-cell>
              <table:table-cell office:value-type="float" office:value="0.548">
                <text:p>0.548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float" office:value="0.774525462962963">
                <text:p>0.774525462962963</text:p>
              </table:table-cell>
              <table:table-cell office:value-type="float" office:value="18.5">
                <text:p>18.5</text:p>
              </table:table-cell>
              <table:table-cell office:value-type="float" office:value="30.018">
                <text:p>30.018</text:p>
              </table:table-cell>
              <table:table-cell office:value-type="float" office:value="21.65">
                <text:p>21.65</text:p>
              </table:table-cell>
              <table:table-cell office:value-type="float" office:value="0.55">
                <text:p>0.55</text:p>
              </table:table-cell>
              <table:table-cell office:value-type="float" office:value="48.518">
                <text:p>48.518</text:p>
              </table:table-cell>
            </table:table-row>
            <table:table-row>
              <table:table-cell office:value-type="float" office:value="0.774583333333333">
                <text:p>0.774583333333333</text:p>
              </table:table-cell>
              <table:table-cell office:value-type="float" office:value="18.5">
                <text:p>18.5</text:p>
              </table:table-cell>
              <table:table-cell office:value-type="float" office:value="30.166">
                <text:p>30.166</text:p>
              </table:table-cell>
              <table:table-cell office:value-type="float" office:value="21.65">
                <text:p>21.65</text:p>
              </table:table-cell>
              <table:table-cell office:value-type="float" office:value="0.552">
                <text:p>0.552</text:p>
              </table:table-cell>
              <table:table-cell office:value-type="float" office:value="48.666">
                <text:p>48.666</text:p>
              </table:table-cell>
            </table:table-row>
            <table:table-row>
              <table:table-cell office:value-type="float" office:value="0.774618055555556">
                <text:p>0.774618055555556</text:p>
              </table:table-cell>
              <table:table-cell office:value-type="float" office:value="18.5">
                <text:p>18.5</text:p>
              </table:table-cell>
              <table:table-cell office:value-type="float" office:value="30.314">
                <text:p>30.314</text:p>
              </table:table-cell>
              <table:table-cell office:value-type="float" office:value="21.65">
                <text:p>21.65</text:p>
              </table:table-cell>
              <table:table-cell office:value-type="float" office:value="0.554">
                <text:p>0.554</text:p>
              </table:table-cell>
              <table:table-cell office:value-type="float" office:value="48.814">
                <text:p>48.814</text:p>
              </table:table-cell>
            </table:table-row>
            <table:table-row>
              <table:table-cell office:value-type="float" office:value="0.774675925925926">
                <text:p>0.774675925925926</text:p>
              </table:table-cell>
              <table:table-cell office:value-type="float" office:value="18.5">
                <text:p>18.5</text:p>
              </table:table-cell>
              <table:table-cell office:value-type="float" office:value="30.462">
                <text:p>30.462</text:p>
              </table:table-cell>
              <table:table-cell office:value-type="float" office:value="21.65">
                <text:p>21.65</text:p>
              </table:table-cell>
              <table:table-cell office:value-type="float" office:value="0.557">
                <text:p>0.557</text:p>
              </table:table-cell>
              <table:table-cell office:value-type="float" office:value="48.962">
                <text:p>48.962</text:p>
              </table:table-cell>
            </table:table-row>
            <table:table-row>
              <table:table-cell office:value-type="float" office:value="0.774733796296296">
                <text:p>0.774733796296296</text:p>
              </table:table-cell>
              <table:table-cell office:value-type="float" office:value="18.5">
                <text:p>18.5</text:p>
              </table:table-cell>
              <table:table-cell office:value-type="float" office:value="30.61">
                <text:p>30.61</text:p>
              </table:table-cell>
              <table:table-cell office:value-type="float" office:value="21.65">
                <text:p>21.65</text:p>
              </table:table-cell>
              <table:table-cell office:value-type="float" office:value="0.559">
                <text:p>0.559</text:p>
              </table:table-cell>
              <table:table-cell office:value-type="float" office:value="49.11">
                <text:p>49.11</text:p>
              </table:table-cell>
            </table:table-row>
            <table:table-row>
              <table:table-cell office:value-type="float" office:value="0.774791666666667">
                <text:p>0.774791666666667</text:p>
              </table:table-cell>
              <table:table-cell office:value-type="float" office:value="18.5">
                <text:p>18.5</text:p>
              </table:table-cell>
              <table:table-cell office:value-type="float" office:value="30.758">
                <text:p>30.758</text:p>
              </table:table-cell>
              <table:table-cell office:value-type="float" office:value="21.65">
                <text:p>21.65</text:p>
              </table:table-cell>
              <table:table-cell office:value-type="float" office:value="0.561">
                <text:p>0.561</text:p>
              </table:table-cell>
              <table:table-cell office:value-type="float" office:value="49.258">
                <text:p>49.258</text:p>
              </table:table-cell>
            </table:table-row>
            <table:table-row>
              <table:table-cell office:value-type="float" office:value="0.774849537037037">
                <text:p>0.774849537037037</text:p>
              </table:table-cell>
              <table:table-cell office:value-type="float" office:value="18.5">
                <text:p>18.5</text:p>
              </table:table-cell>
              <table:table-cell office:value-type="float" office:value="30.906">
                <text:p>30.906</text:p>
              </table:table-cell>
              <table:table-cell office:value-type="float" office:value="21.65">
                <text:p>21.65</text:p>
              </table:table-cell>
              <table:table-cell office:value-type="float" office:value="0.563">
                <text:p>0.563</text:p>
              </table:table-cell>
              <table:table-cell office:value-type="float" office:value="49.406">
                <text:p>49.406</text:p>
              </table:table-cell>
            </table:table-row>
            <table:table-row>
              <table:table-cell office:value-type="float" office:value="0.774884259259259">
                <text:p>0.774884259259259</text:p>
              </table:table-cell>
              <table:table-cell office:value-type="float" office:value="18.5">
                <text:p>18.5</text:p>
              </table:table-cell>
              <table:table-cell office:value-type="float" office:value="31.054">
                <text:p>31.054</text:p>
              </table:table-cell>
              <table:table-cell office:value-type="float" office:value="21.65">
                <text:p>21.65</text:p>
              </table:table-cell>
              <table:table-cell office:value-type="float" office:value="0.565">
                <text:p>0.565</text:p>
              </table:table-cell>
              <table:table-cell office:value-type="float" office:value="49.554">
                <text:p>49.554</text:p>
              </table:table-cell>
            </table:table-row>
            <table:table-row>
              <table:table-cell office:value-type="float" office:value="0.77494212962963">
                <text:p>0.77494212962963</text:p>
              </table:table-cell>
              <table:table-cell office:value-type="float" office:value="18.5">
                <text:p>18.5</text:p>
              </table:table-cell>
              <table:table-cell office:value-type="float" office:value="31.202">
                <text:p>31.202</text:p>
              </table:table-cell>
              <table:table-cell office:value-type="float" office:value="21.65">
                <text:p>21.65</text:p>
              </table:table-cell>
              <table:table-cell office:value-type="float" office:value="0.567">
                <text:p>0.567</text:p>
              </table:table-cell>
              <table:table-cell office:value-type="float" office:value="49.702">
                <text:p>49.702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18.5">
                <text:p>18.5</text:p>
              </table:table-cell>
              <table:table-cell office:value-type="float" office:value="31.35">
                <text:p>31.35</text:p>
              </table:table-cell>
              <table:table-cell office:value-type="float" office:value="21.65">
                <text:p>21.65</text:p>
              </table:table-cell>
              <table:table-cell office:value-type="float" office:value="0.569">
                <text:p>0.569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float" office:value="0.77505787037037">
                <text:p>0.77505787037037</text:p>
              </table:table-cell>
              <table:table-cell office:value-type="float" office:value="18.5">
                <text:p>18.5</text:p>
              </table:table-cell>
              <table:table-cell office:value-type="float" office:value="31.498">
                <text:p>31.498</text:p>
              </table:table-cell>
              <table:table-cell office:value-type="float" office:value="21.65">
                <text:p>21.65</text:p>
              </table:table-cell>
              <table:table-cell office:value-type="float" office:value="0.571">
                <text:p>0.571</text:p>
              </table:table-cell>
              <table:table-cell office:value-type="float" office:value="49.998">
                <text:p>49.998</text:p>
              </table:table-cell>
            </table:table-row>
            <table:table-row>
              <table:table-cell office:value-type="float" office:value="0.775127314814815">
                <text:p>0.775127314814815</text:p>
              </table:table-cell>
              <table:table-cell office:value-type="float" office:value="18.5">
                <text:p>18.5</text:p>
              </table:table-cell>
              <table:table-cell office:value-type="float" office:value="31.646">
                <text:p>31.646</text:p>
              </table:table-cell>
              <table:table-cell office:value-type="float" office:value="21.65">
                <text:p>21.65</text:p>
              </table:table-cell>
              <table:table-cell office:value-type="float" office:value="0.574">
                <text:p>0.574</text:p>
              </table:table-cell>
              <table:table-cell office:value-type="float" office:value="50.146">
                <text:p>50.146</text:p>
              </table:table-cell>
            </table:table-row>
            <table:table-row>
              <table:table-cell office:value-type="float" office:value="0.775150462962963">
                <text:p>0.775150462962963</text:p>
              </table:table-cell>
              <table:table-cell office:value-type="float" office:value="17.875">
                <text:p>17.875</text:p>
              </table:table-cell>
              <table:table-cell office:value-type="float" office:value="31.789">
                <text:p>31.789</text:p>
              </table:table-cell>
              <table:table-cell office:value-type="float" office:value="21.712">
                <text:p>21.712</text:p>
              </table:table-cell>
              <table:table-cell office:value-type="float" office:value="0.567">
                <text:p>0.567</text:p>
              </table:table-cell>
              <table:table-cell office:value-type="float" office:value="49.664">
                <text:p>49.664</text:p>
              </table:table-cell>
            </table:table-row>
            <table:table-row>
              <table:table-cell office:value-type="float" office:value="0.775208333333333">
                <text:p>0.775208333333333</text:p>
              </table:table-cell>
              <table:table-cell office:value-type="float" office:value="17.875">
                <text:p>17.875</text:p>
              </table:table-cell>
              <table:table-cell office:value-type="float" office:value="31.932">
                <text:p>31.932</text:p>
              </table:table-cell>
              <table:table-cell office:value-type="float" office:value="21.712">
                <text:p>21.712</text:p>
              </table:table-cell>
              <table:table-cell office:value-type="float" office:value="0.569">
                <text:p>0.569</text:p>
              </table:table-cell>
              <table:table-cell office:value-type="float" office:value="49.807">
                <text:p>49.807</text:p>
              </table:table-cell>
            </table:table-row>
            <table:table-row>
              <table:table-cell office:value-type="float" office:value="0.775266203703704">
                <text:p>0.775266203703704</text:p>
              </table:table-cell>
              <table:table-cell office:value-type="float" office:value="17.875">
                <text:p>17.875</text:p>
              </table:table-cell>
              <table:table-cell office:value-type="float" office:value="32.075">
                <text:p>32.075</text:p>
              </table:table-cell>
              <table:table-cell office:value-type="float" office:value="21.712">
                <text:p>21.712</text:p>
              </table:table-cell>
              <table:table-cell office:value-type="float" office:value="0.571">
                <text:p>0.571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float" office:value="0.775335648148148">
                <text:p>0.775335648148148</text:p>
              </table:table-cell>
              <table:table-cell office:value-type="float" office:value="18.5">
                <text:p>18.5</text:p>
              </table:table-cell>
              <table:table-cell office:value-type="float" office:value="32.223">
                <text:p>32.223</text:p>
              </table:table-cell>
              <table:table-cell office:value-type="float" office:value="21.65">
                <text:p>21.65</text:p>
              </table:table-cell>
              <table:table-cell office:value-type="float" office:value="0.582">
                <text:p>0.582</text:p>
              </table:table-cell>
              <table:table-cell office:value-type="float" office:value="50.723">
                <text:p>50.723</text:p>
              </table:table-cell>
            </table:table-row>
            <table:table-row>
              <table:table-cell office:value-type="float" office:value="0.775393518518519">
                <text:p>0.775393518518519</text:p>
              </table:table-cell>
              <table:table-cell office:value-type="float" office:value="17.875">
                <text:p>17.875</text:p>
              </table:table-cell>
              <table:table-cell office:value-type="float" office:value="32.366">
                <text:p>32.366</text:p>
              </table:table-cell>
              <table:table-cell office:value-type="float" office:value="21.712">
                <text:p>21.712</text:p>
              </table:table-cell>
              <table:table-cell office:value-type="float" office:value="0.575">
                <text:p>0.575</text:p>
              </table:table-cell>
              <table:table-cell office:value-type="float" office:value="50.241">
                <text:p>50.241</text:p>
              </table:table-cell>
            </table:table-row>
            <table:table-row>
              <table:table-cell office:value-type="float" office:value="0.775428240740741">
                <text:p>0.775428240740741</text:p>
              </table:table-cell>
              <table:table-cell office:value-type="float" office:value="17.875">
                <text:p>17.875</text:p>
              </table:table-cell>
              <table:table-cell office:value-type="float" office:value="32.509">
                <text:p>32.509</text:p>
              </table:table-cell>
              <table:table-cell office:value-type="float" office:value="21.712">
                <text:p>21.712</text:p>
              </table:table-cell>
              <table:table-cell office:value-type="float" office:value="0.577">
                <text:p>0.577</text:p>
              </table:table-cell>
              <table:table-cell office:value-type="float" office:value="50.384">
                <text:p>50.384</text:p>
              </table:table-cell>
            </table:table-row>
            <table:table-row>
              <table:table-cell office:value-type="float" office:value="0.775486111111111">
                <text:p>0.775486111111111</text:p>
              </table:table-cell>
              <table:table-cell office:value-type="float" office:value="18.5">
                <text:p>18.5</text:p>
              </table:table-cell>
              <table:table-cell office:value-type="float" office:value="32.657">
                <text:p>32.657</text:p>
              </table:table-cell>
              <table:table-cell office:value-type="float" office:value="21.65">
                <text:p>21.65</text:p>
              </table:table-cell>
              <table:table-cell office:value-type="float" office:value="0.588">
                <text:p>0.588</text:p>
              </table:table-cell>
              <table:table-cell office:value-type="float" office:value="51.157">
                <text:p>51.157</text:p>
              </table:table-cell>
            </table:table-row>
            <table:table-row>
              <table:table-cell office:value-type="float" office:value="0.775543981481482">
                <text:p>0.775543981481482</text:p>
              </table:table-cell>
              <table:table-cell office:value-type="float" office:value="18.5">
                <text:p>18.5</text:p>
              </table:table-cell>
              <table:table-cell office:value-type="float" office:value="32.805">
                <text:p>32.805</text:p>
              </table:table-cell>
              <table:table-cell office:value-type="float" office:value="21.65">
                <text:p>21.65</text:p>
              </table:table-cell>
              <table:table-cell office:value-type="float" office:value="0.59">
                <text:p>0.59</text:p>
              </table:table-cell>
              <table:table-cell office:value-type="float" office:value="51.305">
                <text:p>51.305</text:p>
              </table:table-cell>
            </table:table-row>
            <table:table-row>
              <table:table-cell office:value-type="float" office:value="0.775601851851852">
                <text:p>0.775601851851852</text:p>
              </table:table-cell>
              <table:table-cell office:value-type="float" office:value="18.5">
                <text:p>18.5</text:p>
              </table:table-cell>
              <table:table-cell office:value-type="float" office:value="32.953">
                <text:p>32.953</text:p>
              </table:table-cell>
              <table:table-cell office:value-type="float" office:value="21.65">
                <text:p>21.65</text:p>
              </table:table-cell>
              <table:table-cell office:value-type="float" office:value="0.592">
                <text:p>0.592</text:p>
              </table:table-cell>
              <table:table-cell office:value-type="float" office:value="51.453">
                <text:p>51.453</text:p>
              </table:table-cell>
            </table:table-row>
            <table:table-row>
              <table:table-cell office:value-type="float" office:value="0.775659722222222">
                <text:p>0.775659722222222</text:p>
              </table:table-cell>
              <table:table-cell office:value-type="float" office:value="18.5">
                <text:p>18.5</text:p>
              </table:table-cell>
              <table:table-cell office:value-type="float" office:value="33.101">
                <text:p>33.101</text:p>
              </table:table-cell>
              <table:table-cell office:value-type="float" office:value="21.65">
                <text:p>21.65</text:p>
              </table:table-cell>
              <table:table-cell office:value-type="float" office:value="0.594">
                <text:p>0.594</text:p>
              </table:table-cell>
              <table:table-cell office:value-type="float" office:value="51.601">
                <text:p>51.601</text:p>
              </table:table-cell>
            </table:table-row>
            <table:table-row>
              <table:table-cell office:value-type="float" office:value="0.775717592592593">
                <text:p>0.775717592592593</text:p>
              </table:table-cell>
              <table:table-cell office:value-type="float" office:value="19.125">
                <text:p>19.125</text:p>
              </table:table-cell>
              <table:table-cell office:value-type="float" office:value="33.254">
                <text:p>33.254</text:p>
              </table:table-cell>
              <table:table-cell office:value-type="float" office:value="21.587">
                <text:p>21.587</text:p>
              </table:table-cell>
              <table:table-cell office:value-type="float" office:value="0.605">
                <text:p>0.605</text:p>
              </table:table-cell>
              <table:table-cell office:value-type="float" office:value="52.379">
                <text:p>52.379</text:p>
              </table:table-cell>
            </table:table-row>
            <table:table-row>
              <table:table-cell office:value-type="float" office:value="0.775752314814815">
                <text:p>0.775752314814815</text:p>
              </table:table-cell>
              <table:table-cell office:value-type="float" office:value="19.125">
                <text:p>19.125</text:p>
              </table:table-cell>
              <table:table-cell office:value-type="float" office:value="33.407">
                <text:p>33.407</text:p>
              </table:table-cell>
              <table:table-cell office:value-type="float" office:value="21.587">
                <text:p>21.587</text:p>
              </table:table-cell>
              <table:table-cell office:value-type="float" office:value="0.608">
                <text:p>0.608</text:p>
              </table:table-cell>
              <table:table-cell office:value-type="float" office:value="52.532">
                <text:p>52.532</text:p>
              </table:table-cell>
            </table:table-row>
            <table:table-row>
              <table:table-cell office:value-type="float" office:value="0.775810185185185">
                <text:p>0.775810185185185</text:p>
              </table:table-cell>
              <table:table-cell office:value-type="float" office:value="17.875">
                <text:p>17.875</text:p>
              </table:table-cell>
              <table:table-cell office:value-type="float" office:value="33.55">
                <text:p>33.55</text:p>
              </table:table-cell>
              <table:table-cell office:value-type="float" office:value="21.712">
                <text:p>21.712</text:p>
              </table:table-cell>
              <table:table-cell office:value-type="float" office:value="0.592">
                <text:p>0.592</text:p>
              </table:table-cell>
              <table:table-cell office:value-type="float" office:value="51.425">
                <text:p>51.425</text:p>
              </table:table-cell>
            </table:table-row>
            <table:table-row>
              <table:table-cell office:value-type="float" office:value="0.775868055555556">
                <text:p>0.775868055555556</text:p>
              </table:table-cell>
              <table:table-cell office:value-type="float" office:value="17.875">
                <text:p>17.875</text:p>
              </table:table-cell>
              <table:table-cell office:value-type="float" office:value="33.693">
                <text:p>33.693</text:p>
              </table:table-cell>
              <table:table-cell office:value-type="float" office:value="21.712">
                <text:p>21.712</text:p>
              </table:table-cell>
              <table:table-cell office:value-type="float" office:value="0.594">
                <text:p>0.594</text:p>
              </table:table-cell>
              <table:table-cell office:value-type="float" office:value="51.568">
                <text:p>51.568</text:p>
              </table:table-cell>
            </table:table-row>
            <table:table-row>
              <table:table-cell office:value-type="float" office:value="0.7759375">
                <text:p>0.7759375</text:p>
              </table:table-cell>
              <table:table-cell office:value-type="float" office:value="17.875">
                <text:p>17.875</text:p>
              </table:table-cell>
              <table:table-cell office:value-type="float" office:value="33.836">
                <text:p>33.836</text:p>
              </table:table-cell>
              <table:table-cell office:value-type="float" office:value="21.712">
                <text:p>21.712</text:p>
              </table:table-cell>
              <table:table-cell office:value-type="float" office:value="0.596">
                <text:p>0.596</text:p>
              </table:table-cell>
              <table:table-cell office:value-type="float" office:value="51.711">
                <text:p>51.711</text:p>
              </table:table-cell>
            </table:table-row>
            <table:table-row>
              <table:table-cell office:value-type="float" office:value="0.77599537037037">
                <text:p>0.77599537037037</text:p>
              </table:table-cell>
              <table:table-cell office:value-type="float" office:value="17.25">
                <text:p>17.25</text:p>
              </table:table-cell>
              <table:table-cell office:value-type="float" office:value="33.974">
                <text:p>33.974</text:p>
              </table:table-cell>
              <table:table-cell office:value-type="float" office:value="21.775">
                <text:p>21.775</text:p>
              </table:table-cell>
              <table:table-cell office:value-type="float" office:value="0.589">
                <text:p>0.589</text:p>
              </table:table-cell>
              <table:table-cell office:value-type="float" office:value="51.224">
                <text:p>51.224</text:p>
              </table:table-cell>
            </table:table-row>
            <table:table-row>
              <table:table-cell office:value-type="float" office:value="0.776030092592593">
                <text:p>0.776030092592593</text:p>
              </table:table-cell>
              <table:table-cell office:value-type="float" office:value="17.25">
                <text:p>17.25</text:p>
              </table:table-cell>
              <table:table-cell office:value-type="float" office:value="34.112">
                <text:p>34.112</text:p>
              </table:table-cell>
              <table:table-cell office:value-type="float" office:value="21.775">
                <text:p>21.775</text:p>
              </table:table-cell>
              <table:table-cell office:value-type="float" office:value="0.591">
                <text:p>0.591</text:p>
              </table:table-cell>
              <table:table-cell office:value-type="float" office:value="51.362">
                <text:p>51.362</text:p>
              </table:table-cell>
            </table:table-row>
            <table:table-row>
              <table:table-cell office:value-type="float" office:value="0.776087962962963">
                <text:p>0.776087962962963</text:p>
              </table:table-cell>
              <table:table-cell office:value-type="float" office:value="17.875">
                <text:p>17.875</text:p>
              </table:table-cell>
              <table:table-cell office:value-type="float" office:value="34.255">
                <text:p>34.255</text:p>
              </table:table-cell>
              <table:table-cell office:value-type="float" office:value="21.712">
                <text:p>21.712</text:p>
              </table:table-cell>
              <table:table-cell office:value-type="float" office:value="0.602">
                <text:p>0.602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float" office:value="0.776145833333333">
                <text:p>0.776145833333333</text:p>
              </table:table-cell>
              <table:table-cell office:value-type="float" office:value="17.875">
                <text:p>17.875</text:p>
              </table:table-cell>
              <table:table-cell office:value-type="float" office:value="34.398">
                <text:p>34.398</text:p>
              </table:table-cell>
              <table:table-cell office:value-type="float" office:value="21.712">
                <text:p>21.712</text:p>
              </table:table-cell>
              <table:table-cell office:value-type="float" office:value="0.604">
                <text:p>0.604</text:p>
              </table:table-cell>
              <table:table-cell office:value-type="float" office:value="52.273">
                <text:p>52.273</text:p>
              </table:table-cell>
            </table:table-row>
            <table:table-row>
              <table:table-cell office:value-type="float" office:value="0.776203703703704">
                <text:p>0.776203703703704</text:p>
              </table:table-cell>
              <table:table-cell office:value-type="float" office:value="17.875">
                <text:p>17.875</text:p>
              </table:table-cell>
              <table:table-cell office:value-type="float" office:value="34.541">
                <text:p>34.541</text:p>
              </table:table-cell>
              <table:table-cell office:value-type="float" office:value="21.712">
                <text:p>21.712</text:p>
              </table:table-cell>
              <table:table-cell office:value-type="float" office:value="0.606">
                <text:p>0.606</text:p>
              </table:table-cell>
              <table:table-cell office:value-type="float" office:value="52.416">
                <text:p>52.416</text:p>
              </table:table-cell>
            </table:table-row>
            <table:table-row>
              <table:table-cell office:value-type="float" office:value="0.776261574074074">
                <text:p>0.776261574074074</text:p>
              </table:table-cell>
              <table:table-cell office:value-type="float" office:value="17.875">
                <text:p>17.875</text:p>
              </table:table-cell>
              <table:table-cell office:value-type="float" office:value="34.684">
                <text:p>34.684</text:p>
              </table:table-cell>
              <table:table-cell office:value-type="float" office:value="21.712">
                <text:p>21.712</text:p>
              </table:table-cell>
              <table:table-cell office:value-type="float" office:value="0.608">
                <text:p>0.608</text:p>
              </table:table-cell>
              <table:table-cell office:value-type="float" office:value="52.559">
                <text:p>52.559</text:p>
              </table:table-cell>
            </table:table-row>
            <table:table-row>
              <table:table-cell office:value-type="float" office:value="0.776296296296296">
                <text:p>0.776296296296296</text:p>
              </table:table-cell>
              <table:table-cell office:value-type="float" office:value="17.25">
                <text:p>17.25</text:p>
              </table:table-cell>
              <table:table-cell office:value-type="float" office:value="34.822">
                <text:p>34.822</text:p>
              </table:table-cell>
              <table:table-cell office:value-type="float" office:value="21.775">
                <text:p>21.775</text:p>
              </table:table-cell>
              <table:table-cell office:value-type="float" office:value="0.601">
                <text:p>0.601</text:p>
              </table:table-cell>
              <table:table-cell office:value-type="float" office:value="52.072">
                <text:p>52.072</text:p>
              </table:table-cell>
            </table:table-row>
            <table:table-row>
              <table:table-cell office:value-type="float" office:value="0.776354166666667">
                <text:p>0.776354166666667</text:p>
              </table:table-cell>
              <table:table-cell office:value-type="float" office:value="17.875">
                <text:p>17.875</text:p>
              </table:table-cell>
              <table:table-cell office:value-type="float" office:value="34.965">
                <text:p>34.965</text:p>
              </table:table-cell>
              <table:table-cell office:value-type="float" office:value="21.712">
                <text:p>21.712</text:p>
              </table:table-cell>
              <table:table-cell office:value-type="float" office:value="0.612">
                <text:p>0.612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0.776412037037037">
                <text:p>0.776412037037037</text:p>
              </table:table-cell>
              <table:table-cell office:value-type="float" office:value="17.875">
                <text:p>17.875</text:p>
              </table:table-cell>
              <table:table-cell office:value-type="float" office:value="35.108">
                <text:p>35.108</text:p>
              </table:table-cell>
              <table:table-cell office:value-type="float" office:value="21.712">
                <text:p>21.712</text:p>
              </table:table-cell>
              <table:table-cell office:value-type="float" office:value="0.614">
                <text:p>0.614</text:p>
              </table:table-cell>
              <table:table-cell office:value-type="float" office:value="52.983">
                <text:p>52.983</text:p>
              </table:table-cell>
            </table:table-row>
            <table:table-row>
              <table:table-cell office:value-type="float" office:value="0.776469907407407">
                <text:p>0.776469907407407</text:p>
              </table:table-cell>
              <table:table-cell office:value-type="float" office:value="17.25">
                <text:p>17.25</text:p>
              </table:table-cell>
              <table:table-cell office:value-type="float" office:value="35.246">
                <text:p>35.246</text:p>
              </table:table-cell>
              <table:table-cell office:value-type="float" office:value="21.775">
                <text:p>21.775</text:p>
              </table:table-cell>
              <table:table-cell office:value-type="float" office:value="0.607">
                <text:p>0.607</text:p>
              </table:table-cell>
              <table:table-cell office:value-type="float" office:value="52.496">
                <text:p>52.496</text:p>
              </table:table-cell>
            </table:table-row>
            <table:table-row>
              <table:table-cell office:value-type="float" office:value="0.776539351851852">
                <text:p>0.776539351851852</text:p>
              </table:table-cell>
              <table:table-cell office:value-type="float" office:value="17.25">
                <text:p>17.25</text:p>
              </table:table-cell>
              <table:table-cell office:value-type="float" office:value="35.384">
                <text:p>35.384</text:p>
              </table:table-cell>
              <table:table-cell office:value-type="float" office:value="21.775">
                <text:p>21.775</text:p>
              </table:table-cell>
              <table:table-cell office:value-type="float" office:value="0.609">
                <text:p>0.609</text:p>
              </table:table-cell>
              <table:table-cell office:value-type="float" office:value="52.634">
                <text:p>52.634</text:p>
              </table:table-cell>
            </table:table-row>
            <table:table-row>
              <table:table-cell office:value-type="float" office:value="0.7765625">
                <text:p>0.7765625</text:p>
              </table:table-cell>
              <table:table-cell office:value-type="float" office:value="17.25">
                <text:p>17.25</text:p>
              </table:table-cell>
              <table:table-cell office:value-type="float" office:value="35.522">
                <text:p>35.522</text:p>
              </table:table-cell>
              <table:table-cell office:value-type="float" office:value="21.775">
                <text:p>21.775</text:p>
              </table:table-cell>
              <table:table-cell office:value-type="float" office:value="0.611">
                <text:p>0.611</text:p>
              </table:table-cell>
              <table:table-cell office:value-type="float" office:value="52.772">
                <text:p>52.772</text:p>
              </table:table-cell>
            </table:table-row>
            <table:table-row>
              <table:table-cell office:value-type="float" office:value="0.776631944444445">
                <text:p>0.776631944444445</text:p>
              </table:table-cell>
              <table:table-cell office:value-type="float" office:value="17.875">
                <text:p>17.875</text:p>
              </table:table-cell>
              <table:table-cell office:value-type="float" office:value="35.665">
                <text:p>35.665</text:p>
              </table:table-cell>
              <table:table-cell office:value-type="float" office:value="21.712">
                <text:p>21.712</text:p>
              </table:table-cell>
              <table:table-cell office:value-type="float" office:value="0.622">
                <text:p>0.622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float" office:value="0.776689814814815">
                <text:p>0.776689814814815</text:p>
              </table:table-cell>
              <table:table-cell office:value-type="float" office:value="17.875">
                <text:p>17.875</text:p>
              </table:table-cell>
              <table:table-cell office:value-type="float" office:value="35.808">
                <text:p>35.808</text:p>
              </table:table-cell>
              <table:table-cell office:value-type="float" office:value="21.712">
                <text:p>21.712</text:p>
              </table:table-cell>
              <table:table-cell office:value-type="float" office:value="0.624">
                <text:p>0.624</text:p>
              </table:table-cell>
              <table:table-cell office:value-type="float" office:value="53.683">
                <text:p>53.683</text:p>
              </table:table-cell>
            </table:table-row>
            <table:table-row>
              <table:table-cell office:value-type="float" office:value="0.776747685185185">
                <text:p>0.776747685185185</text:p>
              </table:table-cell>
              <table:table-cell office:value-type="float" office:value="17.25">
                <text:p>17.25</text:p>
              </table:table-cell>
              <table:table-cell office:value-type="float" office:value="35.946">
                <text:p>35.946</text:p>
              </table:table-cell>
              <table:table-cell office:value-type="float" office:value="21.775">
                <text:p>21.775</text:p>
              </table:table-cell>
              <table:table-cell office:value-type="float" office:value="0.617">
                <text:p>0.617</text:p>
              </table:table-cell>
              <table:table-cell office:value-type="float" office:value="53.196">
                <text:p>53.196</text:p>
              </table:table-cell>
            </table:table-row>
            <table:table-row>
              <table:table-cell office:value-type="float" office:value="0.776805555555556">
                <text:p>0.776805555555556</text:p>
              </table:table-cell>
              <table:table-cell office:value-type="float" office:value="17.25">
                <text:p>17.25</text:p>
              </table:table-cell>
              <table:table-cell office:value-type="float" office:value="36.084">
                <text:p>36.084</text:p>
              </table:table-cell>
              <table:table-cell office:value-type="float" office:value="21.775">
                <text:p>21.775</text:p>
              </table:table-cell>
              <table:table-cell office:value-type="float" office:value="0.619">
                <text:p>0.619</text:p>
              </table:table-cell>
              <table:table-cell office:value-type="float" office:value="53.334">
                <text:p>53.334</text:p>
              </table:table-cell>
            </table:table-row>
            <table:table-row>
              <table:table-cell office:value-type="float" office:value="0.776840277777778">
                <text:p>0.776840277777778</text:p>
              </table:table-cell>
              <table:table-cell office:value-type="float" office:value="17.25">
                <text:p>17.25</text:p>
              </table:table-cell>
              <table:table-cell office:value-type="float" office:value="36.222">
                <text:p>36.222</text:p>
              </table:table-cell>
              <table:table-cell office:value-type="float" office:value="21.775">
                <text:p>21.775</text:p>
              </table:table-cell>
              <table:table-cell office:value-type="float" office:value="0.621">
                <text:p>0.621</text:p>
              </table:table-cell>
              <table:table-cell office:value-type="float" office:value="53.472">
                <text:p>53.472</text:p>
              </table:table-cell>
            </table:table-row>
            <table:table-row>
              <table:table-cell office:value-type="float" office:value="0.776898148148148">
                <text:p>0.776898148148148</text:p>
              </table:table-cell>
              <table:table-cell office:value-type="float" office:value="17.25">
                <text:p>17.25</text:p>
              </table:table-cell>
              <table:table-cell office:value-type="float" office:value="36.36">
                <text:p>36.36</text:p>
              </table:table-cell>
              <table:table-cell office:value-type="float" office:value="21.775">
                <text:p>21.775</text:p>
              </table:table-cell>
              <table:table-cell office:value-type="float" office:value="0.623">
                <text:p>0.623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float" office:value="0.776956018518519">
                <text:p>0.776956018518519</text:p>
              </table:table-cell>
              <table:table-cell office:value-type="float" office:value="17.25">
                <text:p>17.25</text:p>
              </table:table-cell>
              <table:table-cell office:value-type="float" office:value="36.498">
                <text:p>36.498</text:p>
              </table:table-cell>
              <table:table-cell office:value-type="float" office:value="21.775">
                <text:p>21.775</text:p>
              </table:table-cell>
              <table:table-cell office:value-type="float" office:value="0.625">
                <text:p>0.625</text:p>
              </table:table-cell>
              <table:table-cell office:value-type="float" office:value="53.748">
                <text:p>53.748</text:p>
              </table:table-cell>
            </table:table-row>
            <table:table-row>
              <table:table-cell office:value-type="float" office:value="0.777013888888889">
                <text:p>0.777013888888889</text:p>
              </table:table-cell>
              <table:table-cell office:value-type="float" office:value="17.25">
                <text:p>17.25</text:p>
              </table:table-cell>
              <table:table-cell office:value-type="float" office:value="36.636">
                <text:p>36.636</text:p>
              </table:table-cell>
              <table:table-cell office:value-type="float" office:value="21.775">
                <text:p>21.775</text:p>
              </table:table-cell>
              <table:table-cell office:value-type="float" office:value="0.627">
                <text:p>0.627</text:p>
              </table:table-cell>
              <table:table-cell office:value-type="float" office:value="53.886">
                <text:p>53.886</text:p>
              </table:table-cell>
            </table:table-row>
            <table:table-row>
              <table:table-cell office:value-type="float" office:value="0.777083333333333">
                <text:p>0.777083333333333</text:p>
              </table:table-cell>
              <table:table-cell office:value-type="float" office:value="17.25">
                <text:p>17.25</text:p>
              </table:table-cell>
              <table:table-cell office:value-type="float" office:value="36.774">
                <text:p>36.774</text:p>
              </table:table-cell>
              <table:table-cell office:value-type="float" office:value="21.775">
                <text:p>21.775</text:p>
              </table:table-cell>
              <table:table-cell office:value-type="float" office:value="0.629">
                <text:p>0.629</text:p>
              </table:table-cell>
              <table:table-cell office:value-type="float" office:value="54.024">
                <text:p>54.024</text:p>
              </table:table-cell>
            </table:table-row>
            <table:table-row>
              <table:table-cell office:value-type="float" office:value="0.777106481481482">
                <text:p>0.777106481481482</text:p>
              </table:table-cell>
              <table:table-cell office:value-type="float" office:value="17.25">
                <text:p>17.25</text:p>
              </table:table-cell>
              <table:table-cell office:value-type="float" office:value="36.912">
                <text:p>36.912</text:p>
              </table:table-cell>
              <table:table-cell office:value-type="float" office:value="21.775">
                <text:p>21.775</text:p>
              </table:table-cell>
              <table:table-cell office:value-type="float" office:value="0.631">
                <text:p>0.631</text:p>
              </table:table-cell>
              <table:table-cell office:value-type="float" office:value="54.162">
                <text:p>54.162</text:p>
              </table:table-cell>
            </table:table-row>
            <table:table-row>
              <table:table-cell office:value-type="float" office:value="0.777164351851852">
                <text:p>0.777164351851852</text:p>
              </table:table-cell>
              <table:table-cell office:value-type="float" office:value="17.25">
                <text:p>17.25</text:p>
              </table:table-cell>
              <table:table-cell office:value-type="float" office:value="37.05">
                <text:p>37.05</text:p>
              </table:table-cell>
              <table:table-cell office:value-type="float" office:value="21.775">
                <text:p>21.775</text:p>
              </table:table-cell>
              <table:table-cell office:value-type="float" office:value="0.633">
                <text:p>0.633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0.777233796296296">
                <text:p>0.777233796296296</text:p>
              </table:table-cell>
              <table:table-cell office:value-type="float" office:value="17.25">
                <text:p>17.25</text:p>
              </table:table-cell>
              <table:table-cell office:value-type="float" office:value="37.188">
                <text:p>37.188</text:p>
              </table:table-cell>
              <table:table-cell office:value-type="float" office:value="21.775">
                <text:p>21.775</text:p>
              </table:table-cell>
              <table:table-cell office:value-type="float" office:value="0.635">
                <text:p>0.635</text:p>
              </table:table-cell>
              <table:table-cell office:value-type="float" office:value="54.438">
                <text:p>54.438</text:p>
              </table:table-cell>
            </table:table-row>
            <table:table-row>
              <table:table-cell office:value-type="float" office:value="0.777291666666667">
                <text:p>0.777291666666667</text:p>
              </table:table-cell>
              <table:table-cell office:value-type="float" office:value="17.25">
                <text:p>17.25</text:p>
              </table:table-cell>
              <table:table-cell office:value-type="float" office:value="37.326">
                <text:p>37.326</text:p>
              </table:table-cell>
              <table:table-cell office:value-type="float" office:value="21.775">
                <text:p>21.775</text:p>
              </table:table-cell>
              <table:table-cell office:value-type="float" office:value="0.637">
                <text:p>0.637</text:p>
              </table:table-cell>
              <table:table-cell office:value-type="float" office:value="54.576">
                <text:p>54.576</text:p>
              </table:table-cell>
            </table:table-row>
            <table:table-row>
              <table:table-cell office:value-type="float" office:value="0.777326388888889">
                <text:p>0.777326388888889</text:p>
              </table:table-cell>
              <table:table-cell office:value-type="float" office:value="17.25">
                <text:p>17.25</text:p>
              </table:table-cell>
              <table:table-cell office:value-type="float" office:value="37.464">
                <text:p>37.464</text:p>
              </table:table-cell>
              <table:table-cell office:value-type="float" office:value="21.775">
                <text:p>21.775</text:p>
              </table:table-cell>
              <table:table-cell office:value-type="float" office:value="0.639">
                <text:p>0.639</text:p>
              </table:table-cell>
              <table:table-cell office:value-type="float" office:value="54.714">
                <text:p>54.714</text:p>
              </table:table-cell>
            </table:table-row>
            <table:table-row>
              <table:table-cell office:value-type="float" office:value="0.777384259259259">
                <text:p>0.777384259259259</text:p>
              </table:table-cell>
              <table:table-cell office:value-type="float" office:value="17.25">
                <text:p>17.25</text:p>
              </table:table-cell>
              <table:table-cell office:value-type="float" office:value="37.602">
                <text:p>37.602</text:p>
              </table:table-cell>
              <table:table-cell office:value-type="float" office:value="21.775">
                <text:p>21.775</text:p>
              </table:table-cell>
              <table:table-cell office:value-type="float" office:value="0.641">
                <text:p>0.641</text:p>
              </table:table-cell>
              <table:table-cell office:value-type="float" office:value="54.852">
                <text:p>54.852</text:p>
              </table:table-cell>
            </table:table-row>
            <table:table-row>
              <table:table-cell office:value-type="float" office:value="0.77744212962963">
                <text:p>0.77744212962963</text:p>
              </table:table-cell>
              <table:table-cell office:value-type="float" office:value="17.25">
                <text:p>17.25</text:p>
              </table:table-cell>
              <table:table-cell office:value-type="float" office:value="37.74">
                <text:p>37.74</text:p>
              </table:table-cell>
              <table:table-cell office:value-type="float" office:value="21.775">
                <text:p>21.775</text:p>
              </table:table-cell>
              <table:table-cell office:value-type="float" office:value="0.643">
                <text:p>0.643</text:p>
              </table:table-cell>
              <table:table-cell office:value-type="float" office:value="54.99">
                <text:p>54.99</text:p>
              </table:table-cell>
            </table:table-row>
            <table:table-row>
              <table:table-cell office:value-type="float" office:value="0.7775">
                <text:p>0.7775</text:p>
              </table:table-cell>
              <table:table-cell office:value-type="float" office:value="17.25">
                <text:p>17.25</text:p>
              </table:table-cell>
              <table:table-cell office:value-type="float" office:value="37.878">
                <text:p>37.878</text:p>
              </table:table-cell>
              <table:table-cell office:value-type="float" office:value="21.775">
                <text:p>21.775</text:p>
              </table:table-cell>
              <table:table-cell office:value-type="float" office:value="0.645">
                <text:p>0.645</text:p>
              </table:table-cell>
              <table:table-cell office:value-type="float" office:value="55.128">
                <text:p>55.128</text:p>
              </table:table-cell>
            </table:table-row>
            <table:table-row>
              <table:table-cell office:value-type="float" office:value="0.777569444444444">
                <text:p>0.777569444444444</text:p>
              </table:table-cell>
              <table:table-cell office:value-type="float" office:value="17.25">
                <text:p>17.25</text:p>
              </table:table-cell>
              <table:table-cell office:value-type="float" office:value="38.016">
                <text:p>38.016</text:p>
              </table:table-cell>
              <table:table-cell office:value-type="float" office:value="21.775">
                <text:p>21.775</text:p>
              </table:table-cell>
              <table:table-cell office:value-type="float" office:value="0.647">
                <text:p>0.647</text:p>
              </table:table-cell>
              <table:table-cell office:value-type="float" office:value="55.266">
                <text:p>55.266</text:p>
              </table:table-cell>
            </table:table-row>
            <table:table-row>
              <table:table-cell office:value-type="float" office:value="0.777592592592593">
                <text:p>0.777592592592593</text:p>
              </table:table-cell>
              <table:table-cell office:value-type="float" office:value="17.25">
                <text:p>17.25</text:p>
              </table:table-cell>
              <table:table-cell office:value-type="float" office:value="38.154">
                <text:p>38.154</text:p>
              </table:table-cell>
              <table:table-cell office:value-type="float" office:value="21.775">
                <text:p>21.775</text:p>
              </table:table-cell>
              <table:table-cell office:value-type="float" office:value="0.649">
                <text:p>0.649</text:p>
              </table:table-cell>
              <table:table-cell office:value-type="float" office:value="55.404">
                <text:p>55.404</text:p>
              </table:table-cell>
            </table:table-row>
            <table:table-row>
              <table:table-cell office:value-type="float" office:value="0.777662037037037">
                <text:p>0.777662037037037</text:p>
              </table:table-cell>
              <table:table-cell office:value-type="float" office:value="17.25">
                <text:p>17.25</text:p>
              </table:table-cell>
              <table:table-cell office:value-type="float" office:value="38.292">
                <text:p>38.292</text:p>
              </table:table-cell>
              <table:table-cell office:value-type="float" office:value="21.775">
                <text:p>21.775</text:p>
              </table:table-cell>
              <table:table-cell office:value-type="float" office:value="0.651">
                <text:p>0.651</text:p>
              </table:table-cell>
              <table:table-cell office:value-type="float" office:value="55.542">
                <text:p>55.542</text:p>
              </table:table-cell>
            </table:table-row>
            <table:table-row>
              <table:table-cell office:value-type="float" office:value="0.777719907407407">
                <text:p>0.777719907407407</text:p>
              </table:table-cell>
              <table:table-cell office:value-type="float" office:value="17.25">
                <text:p>17.25</text:p>
              </table:table-cell>
              <table:table-cell office:value-type="float" office:value="38.43">
                <text:p>38.43</text:p>
              </table:table-cell>
              <table:table-cell office:value-type="float" office:value="21.775">
                <text:p>21.775</text:p>
              </table:table-cell>
              <table:table-cell office:value-type="float" office:value="0.653">
                <text:p>0.653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7.25">
                <text:p>17.25</text:p>
              </table:table-cell>
              <table:table-cell office:value-type="float" office:value="38.568">
                <text:p>38.568</text:p>
              </table:table-cell>
              <table:table-cell office:value-type="float" office:value="21.775">
                <text:p>21.775</text:p>
              </table:table-cell>
              <table:table-cell office:value-type="float" office:value="0.655">
                <text:p>0.655</text:p>
              </table:table-cell>
              <table:table-cell office:value-type="float" office:value="55.818">
                <text:p>55.818</text:p>
              </table:table-cell>
            </table:table-row>
            <table:table-row>
              <table:table-cell office:value-type="float" office:value="0.7778125">
                <text:p>0.7778125</text:p>
              </table:table-cell>
              <table:table-cell office:value-type="float" office:value="16.625">
                <text:p>16.625</text:p>
              </table:table-cell>
              <table:table-cell office:value-type="float" office:value="38.701">
                <text:p>38.701</text:p>
              </table:table-cell>
              <table:table-cell office:value-type="float" office:value="21.837">
                <text:p>21.837</text:p>
              </table:table-cell>
              <table:table-cell office:value-type="float" office:value="0.648">
                <text:p>0.648</text:p>
              </table:table-cell>
              <table:table-cell office:value-type="float" office:value="55.326">
                <text:p>55.326</text:p>
              </table:table-cell>
            </table:table-row>
            <table:table-row>
              <table:table-cell office:value-type="float" office:value="0.77787037037037">
                <text:p>0.77787037037037</text:p>
              </table:table-cell>
              <table:table-cell office:value-type="float" office:value="16.625">
                <text:p>16.625</text:p>
              </table:table-cell>
              <table:table-cell office:value-type="float" office:value="38.834">
                <text:p>38.834</text:p>
              </table:table-cell>
              <table:table-cell office:value-type="float" office:value="21.837">
                <text:p>21.837</text:p>
              </table:table-cell>
              <table:table-cell office:value-type="float" office:value="0.649">
                <text:p>0.649</text:p>
              </table:table-cell>
              <table:table-cell office:value-type="float" office:value="55.459">
                <text:p>55.459</text:p>
              </table:table-cell>
            </table:table-row>
            <table:table-row>
              <table:table-cell office:value-type="float" office:value="0.777928240740741">
                <text:p>0.777928240740741</text:p>
              </table:table-cell>
              <table:table-cell office:value-type="float" office:value="17.25">
                <text:p>17.25</text:p>
              </table:table-cell>
              <table:table-cell office:value-type="float" office:value="38.972">
                <text:p>38.972</text:p>
              </table:table-cell>
              <table:table-cell office:value-type="float" office:value="21.775">
                <text:p>21.775</text:p>
              </table:table-cell>
              <table:table-cell office:value-type="float" office:value="0.66">
                <text:p>0.66</text:p>
              </table:table-cell>
              <table:table-cell office:value-type="float" office:value="56.222">
                <text:p>56.222</text:p>
              </table:table-cell>
            </table:table-row>
            <table:table-row>
              <table:table-cell office:value-type="float" office:value="0.777997685185185">
                <text:p>0.777997685185185</text:p>
              </table:table-cell>
              <table:table-cell office:value-type="float" office:value="17.25">
                <text:p>17.25</text:p>
              </table:table-cell>
              <table:table-cell office:value-type="float" office:value="39.11">
                <text:p>39.11</text:p>
              </table:table-cell>
              <table:table-cell office:value-type="float" office:value="21.775">
                <text:p>21.775</text:p>
              </table:table-cell>
              <table:table-cell office:value-type="float" office:value="0.662">
                <text:p>0.662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float" office:value="0.778055555555556">
                <text:p>0.778055555555556</text:p>
              </table:table-cell>
              <table:table-cell office:value-type="float" office:value="17.25">
                <text:p>17.25</text:p>
              </table:table-cell>
              <table:table-cell office:value-type="float" office:value="39.248">
                <text:p>39.248</text:p>
              </table:table-cell>
              <table:table-cell office:value-type="float" office:value="21.775">
                <text:p>21.775</text:p>
              </table:table-cell>
              <table:table-cell office:value-type="float" office:value="0.664">
                <text:p>0.664</text:p>
              </table:table-cell>
              <table:table-cell office:value-type="float" office:value="56.498">
                <text:p>56.498</text:p>
              </table:table-cell>
            </table:table-row>
            <table:table-row>
              <table:table-cell office:value-type="float" office:value="0.778078703703704">
                <text:p>0.778078703703704</text:p>
              </table:table-cell>
              <table:table-cell office:value-type="float" office:value="17.25">
                <text:p>17.25</text:p>
              </table:table-cell>
              <table:table-cell office:value-type="float" office:value="39.386">
                <text:p>39.386</text:p>
              </table:table-cell>
              <table:table-cell office:value-type="float" office:value="21.775">
                <text:p>21.775</text:p>
              </table:table-cell>
              <table:table-cell office:value-type="float" office:value="0.666">
                <text:p>0.666</text:p>
              </table:table-cell>
              <table:table-cell office:value-type="float" office:value="56.636">
                <text:p>56.636</text:p>
              </table:table-cell>
            </table:table-row>
            <table:table-row>
              <table:table-cell office:value-type="float" office:value="0.778148148148148">
                <text:p>0.778148148148148</text:p>
              </table:table-cell>
              <table:table-cell office:value-type="float" office:value="16.625">
                <text:p>16.625</text:p>
              </table:table-cell>
              <table:table-cell office:value-type="float" office:value="39.519">
                <text:p>39.519</text:p>
              </table:table-cell>
              <table:table-cell office:value-type="float" office:value="21.837">
                <text:p>21.837</text:p>
              </table:table-cell>
              <table:table-cell office:value-type="float" office:value="0.659">
                <text:p>0.659</text:p>
              </table:table-cell>
              <table:table-cell office:value-type="float" office:value="56.144">
                <text:p>56.144</text:p>
              </table:table-cell>
            </table:table-row>
            <table:table-row>
              <table:table-cell office:value-type="float" office:value="0.778206018518519">
                <text:p>0.778206018518519</text:p>
              </table:table-cell>
              <table:table-cell office:value-type="float" office:value="16.625">
                <text:p>16.625</text:p>
              </table:table-cell>
              <table:table-cell office:value-type="float" office:value="39.652">
                <text:p>39.652</text:p>
              </table:table-cell>
              <table:table-cell office:value-type="float" office:value="21.837">
                <text:p>21.837</text:p>
              </table:table-cell>
              <table:table-cell office:value-type="float" office:value="0.661">
                <text:p>0.661</text:p>
              </table:table-cell>
              <table:table-cell office:value-type="float" office:value="56.277">
                <text:p>56.277</text:p>
              </table:table-cell>
            </table:table-row>
            <table:table-row>
              <table:table-cell office:value-type="float" office:value="0.778414351851852">
                <text:p>0.778414351851852</text:p>
              </table:table-cell>
              <table:table-cell office:value-type="float" office:value="16.625">
                <text:p>16.625</text:p>
              </table:table-cell>
              <table:table-cell office:value-type="float" office:value="39.785">
                <text:p>39.785</text:p>
              </table:table-cell>
              <table:table-cell office:value-type="float" office:value="21.837">
                <text:p>21.837</text:p>
              </table:table-cell>
              <table:table-cell office:value-type="float" office:value="0.663">
                <text:p>0.663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float" office:value="0.778449074074074">
                <text:p>0.778449074074074</text:p>
              </table:table-cell>
              <table:table-cell office:value-type="float" office:value="16.625">
                <text:p>16.625</text:p>
              </table:table-cell>
              <table:table-cell office:value-type="float" office:value="39.918">
                <text:p>39.918</text:p>
              </table:table-cell>
              <table:table-cell office:value-type="float" office:value="21.837">
                <text:p>21.837</text:p>
              </table:table-cell>
              <table:table-cell office:value-type="float" office:value="0.665">
                <text:p>0.665</text:p>
              </table:table-cell>
              <table:table-cell office:value-type="float" office:value="56.543">
                <text:p>56.543</text:p>
              </table:table-cell>
            </table:table-row>
            <table:table-row>
              <table:table-cell office:value-type="float" office:value="0.778506944444444">
                <text:p>0.778506944444444</text:p>
              </table:table-cell>
              <table:table-cell office:value-type="float" office:value="16.625">
                <text:p>16.625</text:p>
              </table:table-cell>
              <table:table-cell office:value-type="float" office:value="40.051">
                <text:p>40.051</text:p>
              </table:table-cell>
              <table:table-cell office:value-type="float" office:value="21.837">
                <text:p>21.837</text:p>
              </table:table-cell>
              <table:table-cell office:value-type="float" office:value="0.667">
                <text:p>0.667</text:p>
              </table:table-cell>
              <table:table-cell office:value-type="float" office:value="56.676">
                <text:p>56.676</text:p>
              </table:table-cell>
            </table:table-row>
            <table:table-row>
              <table:table-cell office:value-type="float" office:value="0.778541666666667">
                <text:p>0.778541666666667</text:p>
              </table:table-cell>
              <table:table-cell office:value-type="float" office:value="16.625">
                <text:p>16.625</text:p>
              </table:table-cell>
              <table:table-cell office:value-type="float" office:value="40.184">
                <text:p>40.184</text:p>
              </table:table-cell>
              <table:table-cell office:value-type="float" office:value="21.837">
                <text:p>21.837</text:p>
              </table:table-cell>
              <table:table-cell office:value-type="float" office:value="0.669">
                <text:p>0.669</text:p>
              </table:table-cell>
              <table:table-cell office:value-type="float" office:value="56.809">
                <text:p>56.809</text:p>
              </table:table-cell>
            </table:table-row>
            <table:table-row>
              <table:table-cell office:value-type="float" office:value="0.778564814814815">
                <text:p>0.778564814814815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599537037037">
                <text:p>0.778599537037037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634259259259">
                <text:p>0.778634259259259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668981481481">
                <text:p>0.778668981481481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69212962963">
                <text:p>0.77869212962963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761574074074">
                <text:p>0.778761574074074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796296296296">
                <text:p>0.778796296296296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854166666667">
                <text:p>0.778854166666667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923611111111">
                <text:p>0.778923611111111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8946759259259">
                <text:p>0.778946759259259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016203703704">
                <text:p>0.779016203703704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074074074074">
                <text:p>0.779074074074074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143518518518">
                <text:p>0.77914351851851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178240740741">
                <text:p>0.779178240740741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236111111111">
                <text:p>0.779236111111111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293981481481">
                <text:p>0.779293981481481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363425925926">
                <text:p>0.779363425925926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398148148148">
                <text:p>0.77939814814814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456018518519">
                <text:p>0.779456018518519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513888888889">
                <text:p>0.779513888888889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548611111111">
                <text:p>0.779548611111111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618055555556">
                <text:p>0.779618055555556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675925925926">
                <text:p>0.779675925925926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733796296296">
                <text:p>0.779733796296296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768518518518">
                <text:p>0.77976851851851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826388888889">
                <text:p>0.779826388888889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895833333333">
                <text:p>0.779895833333333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79953703703704">
                <text:p>0.779953703703704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011574074074">
                <text:p>0.780011574074074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034722222222">
                <text:p>0.780034722222222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104166666667">
                <text:p>0.78010416666666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162037037037">
                <text:p>0.78016203703703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219907407407">
                <text:p>0.78021990740740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25462962963">
                <text:p>0.78025462962963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3125">
                <text:p>0.780312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37037037037">
                <text:p>0.7803703703703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439814814815">
                <text:p>0.78043981481481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497685185185">
                <text:p>0.780497685185185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532407407407">
                <text:p>0.780532407407407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590277777778">
                <text:p>0.78059027777777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648148148148">
                <text:p>0.78064814814814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706018518518">
                <text:p>0.780706018518518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763888888889">
                <text:p>0.780763888888889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798611111111">
                <text:p>0.780798611111111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856481481481">
                <text:p>0.780856481481481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914351851852">
                <text:p>0.780914351851852</text:p>
              </table:table-cell>
              <table:table-cell office:value-type="float" office:value="47.25">
                <text:p>47.25</text:p>
              </table:table-cell>
              <table:table-cell office:value-type="float" office:value="40.562">
                <text:p>40.562</text:p>
              </table:table-cell>
              <table:table-cell office:value-type="float" office:value="21.775">
                <text:p>21.7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0983796296296">
                <text:p>0.780983796296296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041666666667">
                <text:p>0.781041666666667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076388888889">
                <text:p>0.781076388888889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134259259259">
                <text:p>0.781134259259259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19212962963">
                <text:p>0.78119212962963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284722222222">
                <text:p>0.781284722222222</text:p>
              </table:table-cell>
              <table:table-cell office:value-type="float" office:value="46.625">
                <text:p>46.625</text:p>
              </table:table-cell>
              <table:table-cell office:value-type="float" office:value="40.557">
                <text:p>40.557</text:p>
              </table:table-cell>
              <table:table-cell office:value-type="float" office:value="21.837">
                <text:p>21.83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342592592593">
                <text:p>0.781342592592593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412037037037">
                <text:p>0.78141203703703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469907407407">
                <text:p>0.78146990740740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527777777778">
                <text:p>0.781527777777778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5625">
                <text:p>0.781562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631944444444">
                <text:p>0.781631944444444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689814814815">
                <text:p>0.78168981481481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724537037037">
                <text:p>0.78172453703703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782407407407">
                <text:p>0.781782407407407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840277777778">
                <text:p>0.781840277777778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909722222222">
                <text:p>0.781909722222222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1967592592593">
                <text:p>0.781967592592593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002314814815">
                <text:p>0.78200231481481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060185185185">
                <text:p>0.782060185185185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118055555556">
                <text:p>0.782118055555556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175925925926">
                <text:p>0.782175925925926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210648148148">
                <text:p>0.782210648148148</text:p>
              </table:table-cell>
              <table:table-cell office:value-type="float" office:value="46">
                <text:p>46</text:p>
              </table:table-cell>
              <table:table-cell office:value-type="float" office:value="40.552">
                <text:p>40.552</text:p>
              </table:table-cell>
              <table:table-cell office:value-type="float" office:value="21.9">
                <text:p>21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268518518519">
                <text:p>0.782268518518519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326388888889">
                <text:p>0.782326388888889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384259259259">
                <text:p>0.782384259259259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453703703704">
                <text:p>0.782453703703704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511574074074">
                <text:p>0.782511574074074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546296296296">
                <text:p>0.782546296296296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604166666667">
                <text:p>0.78260416666666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662037037037">
                <text:p>0.78266203703703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719907407407">
                <text:p>0.78271990740740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75462962963">
                <text:p>0.78275462962963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8125">
                <text:p>0.7828125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87037037037">
                <text:p>0.78287037037037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928240740741">
                <text:p>0.782928240740741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2986111111111">
                <text:p>0.782986111111111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020833333333">
                <text:p>0.783020833333333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078703703704">
                <text:p>0.783078703703704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148148148148">
                <text:p>0.783148148148148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206018518519">
                <text:p>0.783206018518519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263888888889">
                <text:p>0.783263888888889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298611111111">
                <text:p>0.783298611111111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356481481482">
                <text:p>0.783356481481482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414351851852">
                <text:p>0.783414351851852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483796296296">
                <text:p>0.783483796296296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541666666667">
                <text:p>0.783541666666667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576388888889">
                <text:p>0.783576388888889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634259259259">
                <text:p>0.783634259259259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703703703704">
                <text:p>0.783703703703704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726851851852">
                <text:p>0.783726851851852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796296296296">
                <text:p>0.783796296296296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854166666667">
                <text:p>0.78385416666666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912037037037">
                <text:p>0.78391203703703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3969907407407">
                <text:p>0.78396990740740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00462962963">
                <text:p>0.78400462962963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0625">
                <text:p>0.7840625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131944444444">
                <text:p>0.784131944444444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189814814815">
                <text:p>0.784189814814815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224537037037">
                <text:p>0.78422453703703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282407407407">
                <text:p>0.784282407407407</text:p>
              </table:table-cell>
              <table:table-cell office:value-type="float" office:value="45.375">
                <text:p>45.375</text:p>
              </table:table-cell>
              <table:table-cell office:value-type="float" office:value="40.547">
                <text:p>40.547</text:p>
              </table:table-cell>
              <table:table-cell office:value-type="float" office:value="21.962">
                <text:p>21.96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340277777778">
                <text:p>0.784340277777778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409722222222">
                <text:p>0.784409722222222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43287037037">
                <text:p>0.78443287037037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502314814815">
                <text:p>0.784502314814815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571759259259">
                <text:p>0.784571759259259</text:p>
              </table:table-cell>
              <table:table-cell office:value-type="float" office:value="44.75">
                <text:p>44.75</text:p>
              </table:table-cell>
              <table:table-cell office:value-type="float" office:value="40.542">
                <text:p>40.542</text:p>
              </table:table-cell>
              <table:table-cell office:value-type="float" office:value="22.025">
                <text:p>22.02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664351851852">
                <text:p>0.784664351851852</text:p>
              </table:table-cell>
              <table:table-cell office:value-type="float" office:value="44.125">
                <text:p>44.125</text:p>
              </table:table-cell>
              <table:table-cell office:value-type="float" office:value="40.537">
                <text:p>40.537</text:p>
              </table:table-cell>
              <table:table-cell office:value-type="float" office:value="22.087">
                <text:p>22.08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733796296296">
                <text:p>0.784733796296296</text:p>
              </table:table-cell>
              <table:table-cell office:value-type="float" office:value="44.125">
                <text:p>44.125</text:p>
              </table:table-cell>
              <table:table-cell office:value-type="float" office:value="40.537">
                <text:p>40.537</text:p>
              </table:table-cell>
              <table:table-cell office:value-type="float" office:value="22.087">
                <text:p>22.08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768518518519">
                <text:p>0.784768518518519</text:p>
              </table:table-cell>
              <table:table-cell office:value-type="float" office:value="44.125">
                <text:p>44.125</text:p>
              </table:table-cell>
              <table:table-cell office:value-type="float" office:value="40.537">
                <text:p>40.537</text:p>
              </table:table-cell>
              <table:table-cell office:value-type="float" office:value="22.087">
                <text:p>22.08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826388888889">
                <text:p>0.784826388888889</text:p>
              </table:table-cell>
              <table:table-cell office:value-type="float" office:value="42.875">
                <text:p>42.875</text:p>
              </table:table-cell>
              <table:table-cell office:value-type="float" office:value="40.527">
                <text:p>40.527</text:p>
              </table:table-cell>
              <table:table-cell office:value-type="float" office:value="22.212">
                <text:p>22.21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884259259259">
                <text:p>0.784884259259259</text:p>
              </table:table-cell>
              <table:table-cell office:value-type="float" office:value="42.875">
                <text:p>42.875</text:p>
              </table:table-cell>
              <table:table-cell office:value-type="float" office:value="40.527">
                <text:p>40.527</text:p>
              </table:table-cell>
              <table:table-cell office:value-type="float" office:value="22.212">
                <text:p>22.21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953703703704">
                <text:p>0.784953703703704</text:p>
              </table:table-cell>
              <table:table-cell office:value-type="float" office:value="42.25">
                <text:p>42.25</text:p>
              </table:table-cell>
              <table:table-cell office:value-type="float" office:value="40.522">
                <text:p>40.522</text:p>
              </table:table-cell>
              <table:table-cell office:value-type="float" office:value="22.275">
                <text:p>22.27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4988425925926">
                <text:p>0.784988425925926</text:p>
              </table:table-cell>
              <table:table-cell office:value-type="float" office:value="42.875">
                <text:p>42.875</text:p>
              </table:table-cell>
              <table:table-cell office:value-type="float" office:value="40.527">
                <text:p>40.527</text:p>
              </table:table-cell>
              <table:table-cell office:value-type="float" office:value="22.212">
                <text:p>22.21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046296296296">
                <text:p>0.785046296296296</text:p>
              </table:table-cell>
              <table:table-cell office:value-type="float" office:value="42.875">
                <text:p>42.875</text:p>
              </table:table-cell>
              <table:table-cell office:value-type="float" office:value="40.527">
                <text:p>40.527</text:p>
              </table:table-cell>
              <table:table-cell office:value-type="float" office:value="22.212">
                <text:p>22.21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104166666667">
                <text:p>0.785104166666667</text:p>
              </table:table-cell>
              <table:table-cell office:value-type="float" office:value="43.5">
                <text:p>43.5</text:p>
              </table:table-cell>
              <table:table-cell office:value-type="float" office:value="40.532">
                <text:p>40.532</text:p>
              </table:table-cell>
              <table:table-cell office:value-type="float" office:value="22.15">
                <text:p>22.1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162037037037">
                <text:p>0.785162037037037</text:p>
              </table:table-cell>
              <table:table-cell office:value-type="float" office:value="43.5">
                <text:p>43.5</text:p>
              </table:table-cell>
              <table:table-cell office:value-type="float" office:value="40.532">
                <text:p>40.532</text:p>
              </table:table-cell>
              <table:table-cell office:value-type="float" office:value="22.15">
                <text:p>22.15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196759259259">
                <text:p>0.785196759259259</text:p>
              </table:table-cell>
              <table:table-cell office:value-type="float" office:value="44.125">
                <text:p>44.125</text:p>
              </table:table-cell>
              <table:table-cell office:value-type="float" office:value="40.537">
                <text:p>40.537</text:p>
              </table:table-cell>
              <table:table-cell office:value-type="float" office:value="22.087">
                <text:p>22.08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25462962963">
                <text:p>0.78525462962963</text:p>
              </table:table-cell>
              <table:table-cell office:value-type="float" office:value="44.125">
                <text:p>44.125</text:p>
              </table:table-cell>
              <table:table-cell office:value-type="float" office:value="40.537">
                <text:p>40.537</text:p>
              </table:table-cell>
              <table:table-cell office:value-type="float" office:value="22.087">
                <text:p>22.087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785324074074074">
                <text:p>0.785324074074074</text:p>
              </table:table-cell>
              <table:table-cell office:value-type="float" office:value="42.875">
                <text:p>42.875</text:p>
              </table:table-cell>
              <table:table-cell office:value-type="float" office:value="40.527">
                <text:p>40.527</text:p>
              </table:table-cell>
              <table:table-cell office:value-type="float" office:value="22.212">
                <text:p>22.212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" chart:style-name="ch1">
        <chart:legend chart:legend-position="end" svg:x="13.375cm" svg:y="3.96cm" style:legend-expansion="high" chart:style-name="ch2"/>
        <chart:plot-area chart:style-name="ch3" table:cell-range-address="Sheet1.A1:Sheet1.A418 Sheet1.E1:Sheet1.E418 Sheet1.N1:Sheet1.N418" chart:data-source-has-labels="both" svg:x="0.32cm" svg:y="0.18cm" svg:width="12.735cm" svg:height="8.64cm">
          <chart:coordinate-region svg:x="1.259cm" svg:y="0.375cm" svg:width="11.106cm" svg:height="7.806cm"/>
          <chart:axis chart:dimension="x" chart:name="primary-x" chart:style-name="ch4" chartooo:axis-type="auto">
            <chart:categories table:cell-range-address="Sheet1.A2:Sheet1.A4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418" chart:label-cell-address="Sheet1.E1:Sheet1.E1" chart:class="chart:scatter">
            <chart:domain table:cell-range-address="Sheet1.A2:Sheet1.A418"/>
            <chart:data-point chart:repeated="417"/>
          </chart:series>
          <chart:series chart:style-name="ch8" chart:values-cell-range-address="Sheet1.N2:Sheet1.N418" chart:label-cell-address="Sheet1.N1:Sheet1.N1" chart:class="chart:scatter">
            <chart:data-point chart:repeated="4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</text:p>
                <draw:g>
                  <svg:desc>Sheet1.E1:Sheet1.E1</svg:desc>
                </draw:g>
              </table:table-cell>
              <table:table-cell office:value-type="string">
                <text:p>Interpolated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0.76275462962963">
                <text:p>0.76275462962963</text:p>
                <draw:g>
                  <svg:desc>Sheet1.A2:Sheet1.A418</svg:desc>
                </draw:g>
              </table:table-cell>
              <table:table-cell office:value-type="float" office:value="20.775">
                <text:p>20.775</text:p>
                <draw:g>
                  <svg:desc>Sheet1.E2:Sheet1.E418</svg:desc>
                </draw:g>
              </table:table-cell>
              <table:table-cell office:value-type="float" office:value="20.9340408080133">
                <text:p>20.9340408080133</text:p>
                <draw:g>
                  <svg:desc>Sheet1.N2:Sheet1.N418</svg:desc>
                </draw:g>
              </table:table-cell>
            </table:table-row>
            <table:table-row>
              <table:table-cell office:value-type="float" office:value="0.762789351851852">
                <text:p>0.762789351851852</text:p>
              </table:table-cell>
              <table:table-cell office:value-type="float" office:value="20.712">
                <text:p>20.712</text:p>
              </table:table-cell>
              <table:table-cell office:value-type="float" office:value="20.9359285681478">
                <text:p>20.9359285681478</text:p>
              </table:table-cell>
            </table:table-row>
            <table:table-row>
              <table:table-cell office:value-type="float" office:value="0.7628125">
                <text:p>0.7628125</text:p>
              </table:table-cell>
              <table:table-cell office:value-type="float" office:value="20.712">
                <text:p>20.712</text:p>
              </table:table-cell>
              <table:table-cell office:value-type="float" office:value="20.9371870271652">
                <text:p>20.9371870271652</text:p>
              </table:table-cell>
            </table:table-row>
            <table:table-row>
              <table:table-cell office:value-type="float" office:value="0.762847222222222">
                <text:p>0.762847222222222</text:p>
              </table:table-cell>
              <table:table-cell office:value-type="float" office:value="20.712">
                <text:p>20.712</text:p>
              </table:table-cell>
              <table:table-cell office:value-type="float" office:value="20.939074644089">
                <text:p>20.939074644089</text:p>
              </table:table-cell>
            </table:table-row>
            <table:table-row>
              <table:table-cell office:value-type="float" office:value="0.762905092592593">
                <text:p>0.762905092592593</text:p>
              </table:table-cell>
              <table:table-cell office:value-type="float" office:value="20.712">
                <text:p>20.712</text:p>
              </table:table-cell>
              <table:table-cell office:value-type="float" office:value="20.9422204813748">
                <text:p>20.9422204813748</text:p>
              </table:table-cell>
            </table:table-row>
            <table:table-row>
              <table:table-cell office:value-type="float" office:value="0.762939814814815">
                <text:p>0.762939814814815</text:p>
              </table:table-cell>
              <table:table-cell office:value-type="float" office:value="20.65">
                <text:p>20.65</text:p>
              </table:table-cell>
              <table:table-cell office:value-type="float" office:value="20.9441078692067">
                <text:p>20.9441078692067</text:p>
              </table:table-cell>
            </table:table-row>
            <table:table-row>
              <table:table-cell office:value-type="float" office:value="0.763020833333333">
                <text:p>0.763020833333333</text:p>
              </table:table-cell>
              <table:table-cell office:value-type="float" office:value="20.65">
                <text:p>20.65</text:p>
              </table:table-cell>
              <table:table-cell office:value-type="float" office:value="20.9485114401248">
                <text:p>20.9485114401248</text:p>
              </table:table-cell>
            </table:table-row>
            <table:table-row>
              <table:table-cell office:value-type="float" office:value="0.763055555555556">
                <text:p>0.763055555555556</text:p>
              </table:table-cell>
              <table:table-cell office:value-type="float" office:value="20.712">
                <text:p>20.712</text:p>
              </table:table-cell>
              <table:table-cell office:value-type="float" office:value="20.95039854167">
                <text:p>20.95039854167</text:p>
              </table:table-cell>
            </table:table-row>
            <table:table-row>
              <table:table-cell office:value-type="float" office:value="0.763125">
                <text:p>0.763125</text:p>
              </table:table-cell>
              <table:table-cell office:value-type="float" office:value="20.712">
                <text:p>20.712</text:p>
              </table:table-cell>
              <table:table-cell office:value-type="float" office:value="20.9541724871611">
                <text:p>20.9541724871611</text:p>
              </table:table-cell>
            </table:table-row>
            <table:table-row>
              <table:table-cell office:value-type="float" office:value="0.76318287037037">
                <text:p>0.76318287037037</text:p>
              </table:table-cell>
              <table:table-cell office:value-type="float" office:value="20.775">
                <text:p>20.775</text:p>
              </table:table-cell>
              <table:table-cell office:value-type="float" office:value="20.9573171794043">
                <text:p>20.9573171794043</text:p>
              </table:table-cell>
            </table:table-row>
            <table:table-row>
              <table:table-cell office:value-type="float" office:value="0.763217592592593">
                <text:p>0.763217592592593</text:p>
              </table:table-cell>
              <table:table-cell office:value-type="float" office:value="20.775">
                <text:p>20.775</text:p>
              </table:table-cell>
              <table:table-cell office:value-type="float" office:value="20.9592038802941">
                <text:p>20.9592038802941</text:p>
              </table:table-cell>
            </table:table-row>
            <table:table-row>
              <table:table-cell office:value-type="float" office:value="0.763275462962963">
                <text:p>0.763275462962963</text:p>
              </table:table-cell>
              <table:table-cell office:value-type="float" office:value="20.775">
                <text:p>20.775</text:p>
              </table:table-cell>
              <table:table-cell office:value-type="float" office:value="20.9623481910418">
                <text:p>20.9623481910418</text:p>
              </table:table-cell>
            </table:table-row>
            <table:table-row>
              <table:table-cell office:value-type="float" office:value="0.763333333333333">
                <text:p>0.763333333333333</text:p>
              </table:table-cell>
              <table:table-cell office:value-type="float" office:value="20.775">
                <text:p>20.775</text:p>
              </table:table-cell>
              <table:table-cell office:value-type="float" office:value="20.9654922634017">
                <text:p>20.9654922634017</text:p>
              </table:table-cell>
            </table:table-row>
            <table:table-row>
              <table:table-cell office:value-type="float" office:value="0.763391203703704">
                <text:p>0.763391203703704</text:p>
              </table:table-cell>
              <table:table-cell office:value-type="float" office:value="20.775">
                <text:p>20.775</text:p>
              </table:table-cell>
              <table:table-cell office:value-type="float" office:value="20.9686360974099">
                <text:p>20.9686360974099</text:p>
              </table:table-cell>
            </table:table-row>
            <table:table-row>
              <table:table-cell office:value-type="float" office:value="0.763425925925926">
                <text:p>0.763425925925926</text:p>
              </table:table-cell>
              <table:table-cell office:value-type="float" office:value="20.775">
                <text:p>20.775</text:p>
              </table:table-cell>
              <table:table-cell office:value-type="float" office:value="20.9705222834212">
                <text:p>20.9705222834212</text:p>
              </table:table-cell>
            </table:table-row>
            <table:table-row>
              <table:table-cell office:value-type="float" office:value="0.76349537037037">
                <text:p>0.76349537037037</text:p>
              </table:table-cell>
              <table:table-cell office:value-type="float" office:value="20.712">
                <text:p>20.712</text:p>
              </table:table-cell>
              <table:table-cell office:value-type="float" office:value="20.9742943980941">
                <text:p>20.9742943980941</text:p>
              </table:table-cell>
            </table:table-row>
            <table:table-row>
              <table:table-cell office:value-type="float" office:value="0.763553240740741">
                <text:p>0.763553240740741</text:p>
              </table:table-cell>
              <table:table-cell office:value-type="float" office:value="20.712">
                <text:p>20.712</text:p>
              </table:table-cell>
              <table:table-cell office:value-type="float" office:value="20.9774375649101">
                <text:p>20.9774375649101</text:p>
              </table:table-cell>
            </table:table-row>
            <table:table-row>
              <table:table-cell office:value-type="float" office:value="0.763611111111111">
                <text:p>0.763611111111111</text:p>
              </table:table-cell>
              <table:table-cell office:value-type="float" office:value="20.65">
                <text:p>20.65</text:p>
              </table:table-cell>
              <table:table-cell office:value-type="float" office:value="20.9805804935117">
                <text:p>20.9805804935117</text:p>
              </table:table-cell>
            </table:table-row>
            <table:table-row>
              <table:table-cell office:value-type="float" office:value="0.763645833333333">
                <text:p>0.763645833333333</text:p>
              </table:table-cell>
              <table:table-cell office:value-type="float" office:value="20.65">
                <text:p>20.65</text:p>
              </table:table-cell>
              <table:table-cell office:value-type="float" office:value="20.9824661363448">
                <text:p>20.9824661363448</text:p>
              </table:table-cell>
            </table:table-row>
            <table:table-row>
              <table:table-cell office:value-type="float" office:value="0.763703703703704">
                <text:p>0.763703703703704</text:p>
              </table:table-cell>
              <table:table-cell office:value-type="float" office:value="20.587">
                <text:p>20.587</text:p>
              </table:table-cell>
              <table:table-cell office:value-type="float" office:value="20.9856086838786">
                <text:p>20.9856086838786</text:p>
              </table:table-cell>
            </table:table-row>
            <table:table-row>
              <table:table-cell office:value-type="float" office:value="0.763773148148148">
                <text:p>0.763773148148148</text:p>
              </table:table-cell>
              <table:table-cell office:value-type="float" office:value="20.65">
                <text:p>20.65</text:p>
              </table:table-cell>
              <table:table-cell office:value-type="float" office:value="20.9893794266032">
                <text:p>20.9893794266032</text:p>
              </table:table-cell>
            </table:table-row>
            <table:table-row>
              <table:table-cell office:value-type="float" office:value="0.763831018518519">
                <text:p>0.763831018518519</text:p>
              </table:table-cell>
              <table:table-cell office:value-type="float" office:value="20.587">
                <text:p>20.587</text:p>
              </table:table-cell>
              <table:table-cell office:value-type="float" office:value="20.9925214503196">
                <text:p>20.9925214503196</text:p>
              </table:table-cell>
            </table:table-row>
            <table:table-row>
              <table:table-cell office:value-type="float" office:value="0.763865740740741">
                <text:p>0.763865740740741</text:p>
              </table:table-cell>
              <table:table-cell office:value-type="float" office:value="20.65">
                <text:p>20.65</text:p>
              </table:table-cell>
              <table:table-cell office:value-type="float" office:value="20.9944065502873">
                <text:p>20.9944065502873</text:p>
              </table:table-cell>
            </table:table-row>
            <table:table-row>
              <table:table-cell office:value-type="float" office:value="0.763923611111111">
                <text:p>0.763923611111111</text:p>
              </table:table-cell>
              <table:table-cell office:value-type="float" office:value="20.65">
                <text:p>20.65</text:p>
              </table:table-cell>
              <table:table-cell office:value-type="float" office:value="20.9975481931551">
                <text:p>20.9975481931551</text:p>
              </table:table-cell>
            </table:table-row>
            <table:table-row>
              <table:table-cell office:value-type="float" office:value="0.763981481481481">
                <text:p>0.763981481481481</text:p>
              </table:table-cell>
              <table:table-cell office:value-type="float" office:value="20.65">
                <text:p>20.65</text:p>
              </table:table-cell>
              <table:table-cell office:value-type="float" office:value="21.0006895980396">
                <text:p>21.0006895980396</text:p>
              </table:table-cell>
            </table:table-row>
            <table:table-row>
              <table:table-cell office:value-type="float" office:value="0.764050925925926">
                <text:p>0.764050925925926</text:p>
              </table:table-cell>
              <table:table-cell office:value-type="float" office:value="20.65">
                <text:p>20.65</text:p>
              </table:table-cell>
              <table:table-cell office:value-type="float" office:value="21.0044589698135">
                <text:p>21.0044589698135</text:p>
              </table:table-cell>
            </table:table-row>
            <table:table-row>
              <table:table-cell office:value-type="float" office:value="0.764074074074074">
                <text:p>0.764074074074074</text:p>
              </table:table-cell>
              <table:table-cell office:value-type="float" office:value="20.587">
                <text:p>20.587</text:p>
              </table:table-cell>
              <table:table-cell office:value-type="float" office:value="21.0057153509391">
                <text:p>21.0057153509391</text:p>
              </table:table-cell>
            </table:table-row>
            <table:table-row>
              <table:table-cell office:value-type="float" office:value="0.764143518518518">
                <text:p>0.764143518518518</text:p>
              </table:table-cell>
              <table:table-cell office:value-type="float" office:value="20.65">
                <text:p>20.65</text:p>
              </table:table-cell>
              <table:table-cell office:value-type="float" office:value="21.009484265951">
                <text:p>21.009484265951</text:p>
              </table:table-cell>
            </table:table-row>
            <table:table-row>
              <table:table-cell office:value-type="float" office:value="0.764212962962963">
                <text:p>0.764212962962963</text:p>
              </table:table-cell>
              <table:table-cell office:value-type="float" office:value="20.712">
                <text:p>20.712</text:p>
              </table:table-cell>
              <table:table-cell office:value-type="float" office:value="21.0132528384641">
                <text:p>21.0132528384641</text:p>
              </table:table-cell>
            </table:table-row>
            <table:table-row>
              <table:table-cell office:value-type="float" office:value="0.764247685185185">
                <text:p>0.764247685185185</text:p>
              </table:table-cell>
              <table:table-cell office:value-type="float" office:value="20.712">
                <text:p>20.712</text:p>
              </table:table-cell>
              <table:table-cell office:value-type="float" office:value="21.0151369963029">
                <text:p>21.0151369963029</text:p>
              </table:table-cell>
            </table:table-row>
            <table:table-row>
              <table:table-cell office:value-type="float" office:value="0.764305555555556">
                <text:p>0.764305555555556</text:p>
              </table:table-cell>
              <table:table-cell office:value-type="float" office:value="20.712">
                <text:p>20.712</text:p>
              </table:table-cell>
              <table:table-cell office:value-type="float" office:value="21.0182770691462">
                <text:p>21.0182770691462</text:p>
              </table:table-cell>
            </table:table-row>
            <table:table-row>
              <table:table-cell office:value-type="float" office:value="0.764375">
                <text:p>0.764375</text:p>
              </table:table-cell>
              <table:table-cell office:value-type="float" office:value="20.775">
                <text:p>20.775</text:p>
              </table:table-cell>
              <table:table-cell office:value-type="float" office:value="21.0220448427372">
                <text:p>21.0220448427372</text:p>
              </table:table-cell>
            </table:table-row>
            <table:table-row>
              <table:table-cell office:value-type="float" office:value="0.764409722222222">
                <text:p>0.764409722222222</text:p>
              </table:table-cell>
              <table:table-cell office:value-type="float" office:value="20.775">
                <text:p>20.775</text:p>
              </table:table-cell>
              <table:table-cell office:value-type="float" office:value="21.0239286011694">
                <text:p>21.0239286011694</text:p>
              </table:table-cell>
            </table:table-row>
            <table:table-row>
              <table:table-cell office:value-type="float" office:value="0.764467592592593">
                <text:p>0.764467592592593</text:p>
              </table:table-cell>
              <table:table-cell office:value-type="float" office:value="20.775">
                <text:p>20.775</text:p>
              </table:table-cell>
              <table:table-cell office:value-type="float" office:value="21.0270680084157">
                <text:p>21.0270680084157</text:p>
              </table:table-cell>
            </table:table-row>
            <table:table-row>
              <table:table-cell office:value-type="float" office:value="0.764525462962963">
                <text:p>0.764525462962963</text:p>
              </table:table-cell>
              <table:table-cell office:value-type="float" office:value="20.775">
                <text:p>20.775</text:p>
              </table:table-cell>
              <table:table-cell office:value-type="float" office:value="21.0302071780172">
                <text:p>21.0302071780172</text:p>
              </table:table-cell>
            </table:table-row>
            <table:table-row>
              <table:table-cell office:value-type="float" office:value="0.764594907407407">
                <text:p>0.764594907407407</text:p>
              </table:table-cell>
              <table:table-cell office:value-type="float" office:value="20.775">
                <text:p>20.775</text:p>
              </table:table-cell>
              <table:table-cell office:value-type="float" office:value="21.0339738678983">
                <text:p>21.0339738678983</text:p>
              </table:table-cell>
            </table:table-row>
            <table:table-row>
              <table:table-cell office:value-type="float" office:value="0.764618055555555">
                <text:p>0.764618055555555</text:p>
              </table:table-cell>
              <table:table-cell office:value-type="float" office:value="20.712">
                <text:p>20.712</text:p>
              </table:table-cell>
              <table:table-cell office:value-type="float" office:value="21.035229355168">
                <text:p>21.035229355168</text:p>
              </table:table-cell>
            </table:table-row>
            <table:table-row>
              <table:table-cell office:value-type="float" office:value="0.7646875">
                <text:p>0.7646875</text:p>
              </table:table-cell>
              <table:table-cell office:value-type="float" office:value="20.712">
                <text:p>20.712</text:p>
              </table:table-cell>
              <table:table-cell office:value-type="float" office:value="21.0389955889368">
                <text:p>21.0389955889368</text:p>
              </table:table-cell>
            </table:table-row>
            <table:table-row>
              <table:table-cell office:value-type="float" office:value="0.76474537037037">
                <text:p>0.76474537037037</text:p>
              </table:table-cell>
              <table:table-cell office:value-type="float" office:value="20.712">
                <text:p>20.712</text:p>
              </table:table-cell>
              <table:table-cell office:value-type="float" office:value="21.0421338558158">
                <text:p>21.0421338558158</text:p>
              </table:table-cell>
            </table:table-row>
            <table:table-row>
              <table:table-cell office:value-type="float" office:value="0.764803240740741">
                <text:p>0.764803240740741</text:p>
              </table:table-cell>
              <table:table-cell office:value-type="float" office:value="20.775">
                <text:p>20.775</text:p>
              </table:table-cell>
              <table:table-cell office:value-type="float" office:value="21.0452718852226">
                <text:p>21.0452718852226</text:p>
              </table:table-cell>
            </table:table-row>
            <table:table-row>
              <table:table-cell office:value-type="float" office:value="0.764872685185185">
                <text:p>0.764872685185185</text:p>
              </table:table-cell>
              <table:table-cell office:value-type="float" office:value="20.775">
                <text:p>20.775</text:p>
              </table:table-cell>
              <table:table-cell office:value-type="float" office:value="21.0490372070981">
                <text:p>21.0490372070981</text:p>
              </table:table-cell>
            </table:table-row>
            <table:table-row>
              <table:table-cell office:value-type="float" office:value="0.764895833333333">
                <text:p>0.764895833333333</text:p>
              </table:table-cell>
              <table:table-cell office:value-type="float" office:value="20.775">
                <text:p>20.775</text:p>
              </table:table-cell>
              <table:table-cell office:value-type="float" office:value="21.050292238421">
                <text:p>21.050292238421</text:p>
              </table:table-cell>
            </table:table-row>
            <table:table-row>
              <table:table-cell office:value-type="float" office:value="0.764965277777778">
                <text:p>0.764965277777778</text:p>
              </table:table-cell>
              <table:table-cell office:value-type="float" office:value="20.775">
                <text:p>20.775</text:p>
              </table:table-cell>
              <table:table-cell office:value-type="float" office:value="21.0540571045153">
                <text:p>21.0540571045153</text:p>
              </table:table-cell>
            </table:table-row>
            <table:table-row>
              <table:table-cell office:value-type="float" office:value="0.765023148148148">
                <text:p>0.765023148148148</text:p>
              </table:table-cell>
              <table:table-cell office:value-type="float" office:value="20.837">
                <text:p>20.837</text:p>
              </table:table-cell>
              <table:table-cell office:value-type="float" office:value="21.0571942318552">
                <text:p>21.0571942318552</text:p>
              </table:table-cell>
            </table:table-row>
            <table:table-row>
              <table:table-cell office:value-type="float" office:value="0.765081018518518">
                <text:p>0.765081018518518</text:p>
              </table:table-cell>
              <table:table-cell office:value-type="float" office:value="20.837">
                <text:p>20.837</text:p>
              </table:table-cell>
              <table:table-cell office:value-type="float" office:value="21.0603311218954">
                <text:p>21.0603311218954</text:p>
              </table:table-cell>
            </table:table-row>
            <table:table-row>
              <table:table-cell office:value-type="float" office:value="0.765115740740741">
                <text:p>0.765115740740741</text:p>
              </table:table-cell>
              <table:table-cell office:value-type="float" office:value="20.837">
                <text:p>20.837</text:p>
              </table:table-cell>
              <table:table-cell office:value-type="float" office:value="21.0622131420305">
                <text:p>21.0622131420305</text:p>
              </table:table-cell>
            </table:table-row>
            <table:table-row>
              <table:table-cell office:value-type="float" office:value="0.765173611111111">
                <text:p>0.765173611111111</text:p>
              </table:table-cell>
              <table:table-cell office:value-type="float" office:value="20.837">
                <text:p>20.837</text:p>
              </table:table-cell>
              <table:table-cell office:value-type="float" office:value="21.0653496524656">
                <text:p>21.0653496524656</text:p>
              </table:table-cell>
            </table:table-row>
            <table:table-row>
              <table:table-cell office:value-type="float" office:value="0.765231481481481">
                <text:p>0.765231481481481</text:p>
              </table:table-cell>
              <table:table-cell office:value-type="float" office:value="20.775">
                <text:p>20.775</text:p>
              </table:table-cell>
              <table:table-cell office:value-type="float" office:value="21.0684859256942">
                <text:p>21.0684859256942</text:p>
              </table:table-cell>
            </table:table-row>
            <table:table-row>
              <table:table-cell office:value-type="float" office:value="0.765300925925926">
                <text:p>0.765300925925926</text:p>
              </table:table-cell>
              <table:table-cell office:value-type="float" office:value="20.837">
                <text:p>20.837</text:p>
              </table:table-cell>
              <table:table-cell office:value-type="float" office:value="21.0722491405064">
                <text:p>21.0722491405064</text:p>
              </table:table-cell>
            </table:table-row>
            <table:table-row>
              <table:table-cell office:value-type="float" office:value="0.765324074074074">
                <text:p>0.765324074074074</text:p>
              </table:table-cell>
              <table:table-cell office:value-type="float" office:value="20.837">
                <text:p>20.837</text:p>
              </table:table-cell>
              <table:table-cell office:value-type="float" office:value="21.0735034695599">
                <text:p>21.0735034695599</text:p>
              </table:table-cell>
            </table:table-row>
            <table:table-row>
              <table:table-cell office:value-type="float" office:value="0.765393518518519">
                <text:p>0.765393518518519</text:p>
              </table:table-cell>
              <table:table-cell office:value-type="float" office:value="20.837">
                <text:p>20.837</text:p>
              </table:table-cell>
              <table:table-cell office:value-type="float" office:value="21.077266229101">
                <text:p>21.077266229101</text:p>
              </table:table-cell>
            </table:table-row>
            <table:table-row>
              <table:table-cell office:value-type="float" office:value="0.765451388888889">
                <text:p>0.765451388888889</text:p>
              </table:table-cell>
              <table:table-cell office:value-type="float" office:value="20.9">
                <text:p>20.9</text:p>
              </table:table-cell>
              <table:table-cell office:value-type="float" office:value="21.080401601272">
                <text:p>21.080401601272</text:p>
              </table:table-cell>
            </table:table-row>
            <table:table-row>
              <table:table-cell office:value-type="float" office:value="0.765509259259259">
                <text:p>0.765509259259259</text:p>
              </table:table-cell>
              <table:table-cell office:value-type="float" office:value="20.9">
                <text:p>20.9</text:p>
              </table:table-cell>
              <table:table-cell office:value-type="float" office:value="21.0835367364086">
                <text:p>21.0835367364086</text:p>
              </table:table-cell>
            </table:table-row>
            <table:table-row>
              <table:table-cell office:value-type="float" office:value="0.765543981481482">
                <text:p>0.765543981481482</text:p>
              </table:table-cell>
              <table:table-cell office:value-type="float" office:value="20.9">
                <text:p>20.9</text:p>
              </table:table-cell>
              <table:table-cell office:value-type="float" office:value="21.085417703729">
                <text:p>21.085417703729</text:p>
              </table:table-cell>
            </table:table-row>
            <table:table-row>
              <table:table-cell office:value-type="float" office:value="0.765601851851852">
                <text:p>0.765601851851852</text:p>
              </table:table-cell>
              <table:table-cell office:value-type="float" office:value="20.9">
                <text:p>20.9</text:p>
              </table:table-cell>
              <table:table-cell office:value-type="float" office:value="21.0885524596852">
                <text:p>21.0885524596852</text:p>
              </table:table-cell>
            </table:table-row>
            <table:table-row>
              <table:table-cell office:value-type="float" office:value="0.765671296296296">
                <text:p>0.765671296296296</text:p>
              </table:table-cell>
              <table:table-cell office:value-type="float" office:value="20.9">
                <text:p>20.9</text:p>
              </table:table-cell>
              <table:table-cell office:value-type="float" office:value="21.0923138540733">
                <text:p>21.0923138540733</text:p>
              </table:table-cell>
            </table:table-row>
            <table:table-row>
              <table:table-cell office:value-type="float" office:value="0.765729166666667">
                <text:p>0.765729166666667</text:p>
              </table:table-cell>
              <table:table-cell office:value-type="float" office:value="20.9">
                <text:p>20.9</text:p>
              </table:table-cell>
              <table:table-cell office:value-type="float" office:value="21.0954480888061">
                <text:p>21.0954480888061</text:p>
              </table:table-cell>
            </table:table-row>
            <table:table-row>
              <table:table-cell office:value-type="float" office:value="0.765787037037037">
                <text:p>0.765787037037037</text:p>
              </table:table-cell>
              <table:table-cell office:value-type="float" office:value="20.9">
                <text:p>20.9</text:p>
              </table:table-cell>
              <table:table-cell office:value-type="float" office:value="21.0985820866764">
                <text:p>21.0985820866764</text:p>
              </table:table-cell>
            </table:table-row>
            <table:table-row>
              <table:table-cell office:value-type="float" office:value="0.765821759259259">
                <text:p>0.765821759259259</text:p>
              </table:table-cell>
              <table:table-cell office:value-type="float" office:value="20.9">
                <text:p>20.9</text:p>
              </table:table-cell>
              <table:table-cell office:value-type="float" office:value="21.1004623717196">
                <text:p>21.1004623717196</text:p>
              </table:table-cell>
            </table:table-row>
            <table:table-row>
              <table:table-cell office:value-type="float" office:value="0.76587962962963">
                <text:p>0.76587962962963</text:p>
              </table:table-cell>
              <table:table-cell office:value-type="float" office:value="20.9">
                <text:p>20.9</text:p>
              </table:table-cell>
              <table:table-cell office:value-type="float" office:value="21.1035959906845">
                <text:p>21.1035959906845</text:p>
              </table:table-cell>
            </table:table-row>
            <table:table-row>
              <table:table-cell office:value-type="float" office:value="0.7659375">
                <text:p>0.7659375</text:p>
              </table:table-cell>
              <table:table-cell office:value-type="float" office:value="20.9">
                <text:p>20.9</text:p>
              </table:table-cell>
              <table:table-cell office:value-type="float" office:value="21.10672937288">
                <text:p>21.10672937288</text:p>
              </table:table-cell>
            </table:table-row>
            <table:table-row>
              <table:table-cell office:value-type="float" office:value="0.766076388888889">
                <text:p>0.766076388888889</text:p>
              </table:table-cell>
              <table:table-cell office:value-type="float" office:value="20.9">
                <text:p>20.9</text:p>
              </table:table-cell>
              <table:table-cell office:value-type="float" office:value="21.1142485243443">
                <text:p>21.1142485243443</text:p>
              </table:table-cell>
            </table:table-row>
            <table:table-row>
              <table:table-cell office:value-type="float" office:value="0.766111111111111">
                <text:p>0.766111111111111</text:p>
              </table:table-cell>
              <table:table-cell office:value-type="float" office:value="20.9">
                <text:p>20.9</text:p>
              </table:table-cell>
              <table:table-cell office:value-type="float" office:value="21.1161280992081">
                <text:p>21.1161280992081</text:p>
              </table:table-cell>
            </table:table-row>
            <table:table-row>
              <table:table-cell office:value-type="float" office:value="0.766145833333333">
                <text:p>0.766145833333333</text:p>
              </table:table-cell>
              <table:table-cell office:value-type="float" office:value="20.9">
                <text:p>20.9</text:p>
              </table:table-cell>
              <table:table-cell office:value-type="float" office:value="21.1180075888864">
                <text:p>21.1180075888864</text:p>
              </table:table-cell>
            </table:table-row>
            <table:table-row>
              <table:table-cell office:value-type="float" office:value="0.766168981481482">
                <text:p>0.766168981481482</text:p>
              </table:table-cell>
              <table:table-cell office:value-type="float" office:value="20.962">
                <text:p>20.962</text:p>
              </table:table-cell>
              <table:table-cell office:value-type="float" office:value="21.1192605346839">
                <text:p>21.1192605346839</text:p>
              </table:table-cell>
            </table:table-row>
            <table:table-row>
              <table:table-cell office:value-type="float" office:value="0.766203703703704">
                <text:p>0.766203703703704</text:p>
              </table:table-cell>
              <table:table-cell office:value-type="float" office:value="20.962">
                <text:p>20.962</text:p>
              </table:table-cell>
              <table:table-cell office:value-type="float" office:value="21.1211398824035">
                <text:p>21.1211398824035</text:p>
              </table:table-cell>
            </table:table-row>
            <table:table-row>
              <table:table-cell office:value-type="float" office:value="0.766273148148148">
                <text:p>0.766273148148148</text:p>
              </table:table-cell>
              <table:table-cell office:value-type="float" office:value="20.962">
                <text:p>20.962</text:p>
              </table:table-cell>
              <table:table-cell office:value-type="float" office:value="21.124898322356">
                <text:p>21.124898322356</text:p>
              </table:table-cell>
            </table:table-row>
            <table:table-row>
              <table:table-cell office:value-type="float" office:value="0.766331018518518">
                <text:p>0.766331018518518</text:p>
              </table:table-cell>
              <table:table-cell office:value-type="float" office:value="20.962">
                <text:p>20.962</text:p>
              </table:table-cell>
              <table:table-cell office:value-type="float" office:value="21.1280300954682">
                <text:p>21.1280300954682</text:p>
              </table:table-cell>
            </table:table-row>
            <table:table-row>
              <table:table-cell office:value-type="float" office:value="0.766365740740741">
                <text:p>0.766365740740741</text:p>
              </table:table-cell>
              <table:table-cell office:value-type="float" office:value="20.962">
                <text:p>20.962</text:p>
              </table:table-cell>
              <table:table-cell office:value-type="float" office:value="21.1299090458177">
                <text:p>21.1299090458177</text:p>
              </table:table-cell>
            </table:table-row>
            <table:table-row>
              <table:table-cell office:value-type="float" office:value="0.766423611111111">
                <text:p>0.766423611111111</text:p>
              </table:table-cell>
              <table:table-cell office:value-type="float" office:value="20.962">
                <text:p>20.962</text:p>
              </table:table-cell>
              <table:table-cell office:value-type="float" office:value="21.1330404405622">
                <text:p>21.1330404405622</text:p>
              </table:table-cell>
            </table:table-row>
            <table:table-row>
              <table:table-cell office:value-type="float" office:value="0.766493055555556">
                <text:p>0.766493055555556</text:p>
              </table:table-cell>
              <table:table-cell office:value-type="float" office:value="20.9">
                <text:p>20.9</text:p>
              </table:table-cell>
              <table:table-cell office:value-type="float" office:value="21.1367978021667">
                <text:p>21.1367978021667</text:p>
              </table:table-cell>
            </table:table-row>
            <table:table-row>
              <table:table-cell office:value-type="float" office:value="0.766550925925926">
                <text:p>0.766550925925926</text:p>
              </table:table-cell>
              <table:table-cell office:value-type="float" office:value="20.9">
                <text:p>20.9</text:p>
              </table:table-cell>
              <table:table-cell office:value-type="float" office:value="21.1399286768048">
                <text:p>21.1399286768048</text:p>
              </table:table-cell>
            </table:table-row>
            <table:table-row>
              <table:table-cell office:value-type="float" office:value="0.766585648148148">
                <text:p>0.766585648148148</text:p>
              </table:table-cell>
              <table:table-cell office:value-type="float" office:value="20.9">
                <text:p>20.9</text:p>
              </table:table-cell>
              <table:table-cell office:value-type="float" office:value="21.1418070881351">
                <text:p>21.1418070881351</text:p>
              </table:table-cell>
            </table:table-row>
            <table:table-row>
              <table:table-cell office:value-type="float" office:value="0.766643518518519">
                <text:p>0.766643518518519</text:p>
              </table:table-cell>
              <table:table-cell office:value-type="float" office:value="20.962">
                <text:p>20.962</text:p>
              </table:table-cell>
              <table:table-cell office:value-type="float" office:value="21.1449375846226">
                <text:p>21.1449375846226</text:p>
              </table:table-cell>
            </table:table-row>
            <table:table-row>
              <table:table-cell office:value-type="float" office:value="0.766701388888889">
                <text:p>0.766701388888889</text:p>
              </table:table-cell>
              <table:table-cell office:value-type="float" office:value="20.962">
                <text:p>20.962</text:p>
              </table:table-cell>
              <table:table-cell office:value-type="float" office:value="21.1480678448124">
                <text:p>21.1480678448124</text:p>
              </table:table-cell>
            </table:table-row>
            <table:table-row>
              <table:table-cell office:value-type="float" office:value="0.766770833333333">
                <text:p>0.766770833333333</text:p>
              </table:table-cell>
              <table:table-cell office:value-type="float" office:value="20.962">
                <text:p>20.962</text:p>
              </table:table-cell>
              <table:table-cell office:value-type="float" office:value="21.1518238451772">
                <text:p>21.1518238451772</text:p>
              </table:table-cell>
            </table:table-row>
            <table:table-row>
              <table:table-cell office:value-type="float" office:value="0.766793981481481">
                <text:p>0.766793981481481</text:p>
              </table:table-cell>
              <table:table-cell office:value-type="float" office:value="21.025">
                <text:p>21.025</text:p>
              </table:table-cell>
              <table:table-cell office:value-type="float" office:value="21.1530757697056">
                <text:p>21.1530757697056</text:p>
              </table:table-cell>
            </table:table-row>
            <table:table-row>
              <table:table-cell office:value-type="float" office:value="0.766863425925926">
                <text:p>0.766863425925926</text:p>
              </table:table-cell>
              <table:table-cell office:value-type="float" office:value="21.025">
                <text:p>21.025</text:p>
              </table:table-cell>
              <table:table-cell office:value-type="float" office:value="21.1568313165431">
                <text:p>21.1568313165431</text:p>
              </table:table-cell>
            </table:table-row>
            <table:table-row>
              <table:table-cell office:value-type="float" office:value="0.766921296296296">
                <text:p>0.766921296296296</text:p>
              </table:table-cell>
              <table:table-cell office:value-type="float" office:value="21.025">
                <text:p>21.025</text:p>
              </table:table-cell>
              <table:table-cell office:value-type="float" office:value="21.1599606791265">
                <text:p>21.1599606791265</text:p>
              </table:table-cell>
            </table:table-row>
            <table:table-row>
              <table:table-cell office:value-type="float" office:value="0.766979166666667">
                <text:p>0.766979166666667</text:p>
              </table:table-cell>
              <table:table-cell office:value-type="float" office:value="21.025">
                <text:p>21.025</text:p>
              </table:table-cell>
              <table:table-cell office:value-type="float" office:value="21.1630898055834">
                <text:p>21.1630898055834</text:p>
              </table:table-cell>
            </table:table-row>
            <table:table-row>
              <table:table-cell office:value-type="float" office:value="0.767013888888889">
                <text:p>0.767013888888889</text:p>
              </table:table-cell>
              <table:table-cell office:value-type="float" office:value="20.9">
                <text:p>20.9</text:p>
              </table:table-cell>
              <table:table-cell office:value-type="float" office:value="21.1649671681315">
                <text:p>21.1649671681315</text:p>
              </table:table-cell>
            </table:table-row>
            <table:table-row>
              <table:table-cell office:value-type="float" office:value="0.767071759259259">
                <text:p>0.767071759259259</text:p>
              </table:table-cell>
              <table:table-cell office:value-type="float" office:value="20.962">
                <text:p>20.962</text:p>
              </table:table-cell>
              <table:table-cell office:value-type="float" office:value="21.1680959168598">
                <text:p>21.1680959168598</text:p>
              </table:table-cell>
            </table:table-row>
            <table:table-row>
              <table:table-cell office:value-type="float" office:value="0.767141203703704">
                <text:p>0.767141203703704</text:p>
              </table:table-cell>
              <table:table-cell office:value-type="float" office:value="20.837">
                <text:p>20.837</text:p>
              </table:table-cell>
              <table:table-cell office:value-type="float" office:value="21.1718501037721">
                <text:p>21.1718501037721</text:p>
              </table:table-cell>
            </table:table-row>
            <table:table-row>
              <table:table-cell office:value-type="float" office:value="0.767199074074074">
                <text:p>0.767199074074074</text:p>
              </table:table-cell>
              <table:table-cell office:value-type="float" office:value="20.9">
                <text:p>20.9</text:p>
              </table:table-cell>
              <table:table-cell office:value-type="float" office:value="21.1749783332726">
                <text:p>21.1749783332726</text:p>
              </table:table-cell>
            </table:table-row>
            <table:table-row>
              <table:table-cell office:value-type="float" office:value="0.767233796296296">
                <text:p>0.767233796296296</text:p>
              </table:table-cell>
              <table:table-cell office:value-type="float" office:value="20.962">
                <text:p>20.962</text:p>
              </table:table-cell>
              <table:table-cell office:value-type="float" office:value="21.1768551577119">
                <text:p>21.1768551577119</text:p>
              </table:table-cell>
            </table:table-row>
            <table:table-row>
              <table:table-cell office:value-type="float" office:value="0.767291666666667">
                <text:p>0.767291666666667</text:p>
              </table:table-cell>
              <table:table-cell office:value-type="float" office:value="20.962">
                <text:p>20.962</text:p>
              </table:table-cell>
              <table:table-cell office:value-type="float" office:value="21.1799830097005">
                <text:p>21.1799830097005</text:p>
              </table:table-cell>
            </table:table-row>
            <table:table-row>
              <table:table-cell office:value-type="float" office:value="0.767349537037037">
                <text:p>0.767349537037037</text:p>
              </table:table-cell>
              <table:table-cell office:value-type="float" office:value="20.962">
                <text:p>20.962</text:p>
              </table:table-cell>
              <table:table-cell office:value-type="float" office:value="21.1831106257903">
                <text:p>21.1831106257903</text:p>
              </table:table-cell>
            </table:table-row>
            <table:table-row>
              <table:table-cell office:value-type="float" office:value="0.767418981481481">
                <text:p>0.767418981481481</text:p>
              </table:table-cell>
              <table:table-cell office:value-type="float" office:value="21.025">
                <text:p>21.025</text:p>
              </table:table-cell>
              <table:table-cell office:value-type="float" office:value="21.1868634537618">
                <text:p>21.1868634537618</text:p>
              </table:table-cell>
            </table:table-row>
            <table:table-row>
              <table:table-cell office:value-type="float" office:value="0.76744212962963">
                <text:p>0.76744212962963</text:p>
              </table:table-cell>
              <table:table-cell office:value-type="float" office:value="21.025">
                <text:p>21.025</text:p>
              </table:table-cell>
              <table:table-cell office:value-type="float" office:value="21.1881143209534">
                <text:p>21.1881143209534</text:p>
              </table:table-cell>
            </table:table-row>
            <table:table-row>
              <table:table-cell office:value-type="float" office:value="0.767511574074074">
                <text:p>0.767511574074074</text:p>
              </table:table-cell>
              <table:table-cell office:value-type="float" office:value="21.087">
                <text:p>21.087</text:p>
              </table:table-cell>
              <table:table-cell office:value-type="float" office:value="21.1918666961634">
                <text:p>21.1918666961634</text:p>
              </table:table-cell>
            </table:table-row>
            <table:table-row>
              <table:table-cell office:value-type="float" office:value="0.767569444444444">
                <text:p>0.767569444444444</text:p>
              </table:table-cell>
              <table:table-cell office:value-type="float" office:value="21.087">
                <text:p>21.087</text:p>
              </table:table-cell>
              <table:table-cell office:value-type="float" office:value="21.1949934161624">
                <text:p>21.1949934161624</text:p>
              </table:table-cell>
            </table:table-row>
            <table:table-row>
              <table:table-cell office:value-type="float" office:value="0.767627314814815">
                <text:p>0.767627314814815</text:p>
              </table:table-cell>
              <table:table-cell office:value-type="float" office:value="21.087">
                <text:p>21.087</text:p>
              </table:table-cell>
              <table:table-cell office:value-type="float" office:value="21.1981199004335">
                <text:p>21.1981199004335</text:p>
              </table:table-cell>
            </table:table-row>
            <table:table-row>
              <table:table-cell office:value-type="float" office:value="0.767685185185185">
                <text:p>0.767685185185185</text:p>
              </table:table-cell>
              <table:table-cell office:value-type="float" office:value="21.087">
                <text:p>21.087</text:p>
              </table:table-cell>
              <table:table-cell office:value-type="float" office:value="21.2012461490121">
                <text:p>21.2012461490121</text:p>
              </table:table-cell>
            </table:table-row>
            <table:table-row>
              <table:table-cell office:value-type="float" office:value="0.767719907407407">
                <text:p>0.767719907407407</text:p>
              </table:table-cell>
              <table:table-cell office:value-type="float" office:value="21.087">
                <text:p>21.087</text:p>
              </table:table-cell>
              <table:table-cell office:value-type="float" office:value="21.2031217850416">
                <text:p>21.2031217850416</text:p>
              </table:table-cell>
            </table:table-row>
            <table:table-row>
              <table:table-cell office:value-type="float" office:value="0.767777777777778">
                <text:p>0.767777777777778</text:p>
              </table:table-cell>
              <table:table-cell office:value-type="float" office:value="21.087">
                <text:p>21.087</text:p>
              </table:table-cell>
              <table:table-cell office:value-type="float" office:value="21.2062476565861">
                <text:p>21.2062476565861</text:p>
              </table:table-cell>
            </table:table-row>
            <table:table-row>
              <table:table-cell office:value-type="float" office:value="0.767847222222222">
                <text:p>0.767847222222222</text:p>
              </table:table-cell>
              <table:table-cell office:value-type="float" office:value="21.087">
                <text:p>21.087</text:p>
              </table:table-cell>
              <table:table-cell office:value-type="float" office:value="21.2099983914505">
                <text:p>21.2099983914505</text:p>
              </table:table-cell>
            </table:table-row>
            <table:table-row>
              <table:table-cell office:value-type="float" office:value="0.767905092592593">
                <text:p>0.767905092592593</text:p>
              </table:table-cell>
              <table:table-cell office:value-type="float" office:value="21.087">
                <text:p>21.087</text:p>
              </table:table-cell>
              <table:table-cell office:value-type="float" office:value="21.2131237447217">
                <text:p>21.2131237447217</text:p>
              </table:table-cell>
            </table:table-row>
            <table:table-row>
              <table:table-cell office:value-type="float" office:value="0.767928240740741">
                <text:p>0.767928240740741</text:p>
              </table:table-cell>
              <table:table-cell office:value-type="float" office:value="21.087">
                <text:p>21.087</text:p>
              </table:table-cell>
              <table:table-cell office:value-type="float" office:value="21.214373820082">
                <text:p>21.214373820082</text:p>
              </table:table-cell>
            </table:table-row>
            <table:table-row>
              <table:table-cell office:value-type="float" office:value="0.767997685185185">
                <text:p>0.767997685185185</text:p>
              </table:table-cell>
              <table:table-cell office:value-type="float" office:value="21.087">
                <text:p>21.087</text:p>
              </table:table-cell>
              <table:table-cell office:value-type="float" office:value="21.2181238200845">
                <text:p>21.2181238200845</text:p>
              </table:table-cell>
            </table:table-row>
            <table:table-row>
              <table:table-cell office:value-type="float" office:value="0.768055555555556">
                <text:p>0.768055555555556</text:p>
              </table:table-cell>
              <table:table-cell office:value-type="float" office:value="21.087">
                <text:p>21.087</text:p>
              </table:table-cell>
              <table:table-cell office:value-type="float" office:value="21.2212485610723">
                <text:p>21.2212485610723</text:p>
              </table:table-cell>
            </table:table-row>
            <table:table-row>
              <table:table-cell office:value-type="float" office:value="0.768113425925926">
                <text:p>0.768113425925926</text:p>
              </table:table-cell>
              <table:table-cell office:value-type="float" office:value="21.087">
                <text:p>21.087</text:p>
              </table:table-cell>
              <table:table-cell office:value-type="float" office:value="21.2243730666304">
                <text:p>21.2243730666304</text:p>
              </table:table-cell>
            </table:table-row>
            <table:table-row>
              <table:table-cell office:value-type="float" office:value="0.768171296296296">
                <text:p>0.768171296296296</text:p>
              </table:table-cell>
              <table:table-cell office:value-type="float" office:value="21.087">
                <text:p>21.087</text:p>
              </table:table-cell>
              <table:table-cell office:value-type="float" office:value="21.2274973367942">
                <text:p>21.2274973367942</text:p>
              </table:table-cell>
            </table:table-row>
            <table:table-row>
              <table:table-cell office:value-type="float" office:value="0.768206018518519">
                <text:p>0.768206018518519</text:p>
              </table:table-cell>
              <table:table-cell office:value-type="float" office:value="21.087">
                <text:p>21.087</text:p>
              </table:table-cell>
              <table:table-cell office:value-type="float" office:value="21.2293717859181">
                <text:p>21.2293717859181</text:p>
              </table:table-cell>
            </table:table-row>
            <table:table-row>
              <table:table-cell office:value-type="float" office:value="0.768263888888889">
                <text:p>0.768263888888889</text:p>
              </table:table-cell>
              <table:table-cell office:value-type="float" office:value="21.087">
                <text:p>21.087</text:p>
              </table:table-cell>
              <table:table-cell office:value-type="float" office:value="21.2324956795249">
                <text:p>21.2324956795249</text:p>
              </table:table-cell>
            </table:table-row>
            <table:table-row>
              <table:table-cell office:value-type="float" office:value="0.768333333333333">
                <text:p>0.768333333333333</text:p>
              </table:table-cell>
              <table:table-cell office:value-type="float" office:value="21.087">
                <text:p>21.087</text:p>
              </table:table-cell>
              <table:table-cell office:value-type="float" office:value="21.2362440412574">
                <text:p>21.2362440412574</text:p>
              </table:table-cell>
            </table:table-row>
            <table:table-row>
              <table:table-cell office:value-type="float" office:value="0.768391203703704">
                <text:p>0.768391203703704</text:p>
              </table:table-cell>
              <table:table-cell office:value-type="float" office:value="21.15">
                <text:p>21.15</text:p>
              </table:table-cell>
              <table:table-cell office:value-type="float" office:value="21.2393674172465">
                <text:p>21.2393674172465</text:p>
              </table:table-cell>
            </table:table-row>
            <table:table-row>
              <table:table-cell office:value-type="float" office:value="0.768449074074074">
                <text:p>0.768449074074074</text:p>
              </table:table-cell>
              <table:table-cell office:value-type="float" office:value="21.15">
                <text:p>21.15</text:p>
              </table:table-cell>
              <table:table-cell office:value-type="float" office:value="21.2424905580115">
                <text:p>21.2424905580115</text:p>
              </table:table-cell>
            </table:table-row>
            <table:table-row>
              <table:table-cell office:value-type="float" office:value="0.768483796296296">
                <text:p>0.768483796296296</text:p>
              </table:table-cell>
              <table:table-cell office:value-type="float" office:value="21.15">
                <text:p>21.15</text:p>
              </table:table-cell>
              <table:table-cell office:value-type="float" office:value="21.2443643295776">
                <text:p>21.2443643295776</text:p>
              </table:table-cell>
            </table:table-row>
            <table:table-row>
              <table:table-cell office:value-type="float" office:value="0.768541666666667">
                <text:p>0.768541666666667</text:p>
              </table:table-cell>
              <table:table-cell office:value-type="float" office:value="21.15">
                <text:p>21.15</text:p>
              </table:table-cell>
              <table:table-cell office:value-type="float" office:value="21.2474870940578">
                <text:p>21.2474870940578</text:p>
              </table:table-cell>
            </table:table-row>
            <table:table-row>
              <table:table-cell office:value-type="float" office:value="0.768599537037037">
                <text:p>0.768599537037037</text:p>
              </table:table-cell>
              <table:table-cell office:value-type="float" office:value="21.15">
                <text:p>21.15</text:p>
              </table:table-cell>
              <table:table-cell office:value-type="float" office:value="21.2506096234059">
                <text:p>21.2506096234059</text:p>
              </table:table-cell>
            </table:table-row>
            <table:table-row>
              <table:table-cell office:value-type="float" office:value="0.768668981481481">
                <text:p>0.768668981481481</text:p>
              </table:table-cell>
              <table:table-cell office:value-type="float" office:value="21.15">
                <text:p>21.15</text:p>
              </table:table-cell>
              <table:table-cell office:value-type="float" office:value="21.2543563482993">
                <text:p>21.2543563482993</text:p>
              </table:table-cell>
            </table:table-row>
            <table:table-row>
              <table:table-cell office:value-type="float" office:value="0.76869212962963">
                <text:p>0.76869212962963</text:p>
              </table:table-cell>
              <table:table-cell office:value-type="float" office:value="21.212">
                <text:p>21.212</text:p>
              </table:table-cell>
              <table:table-cell office:value-type="float" office:value="21.2556051813767">
                <text:p>21.2556051813767</text:p>
              </table:table-cell>
            </table:table-row>
            <table:table-row>
              <table:table-cell office:value-type="float" office:value="0.768761574074074">
                <text:p>0.768761574074074</text:p>
              </table:table-cell>
              <table:table-cell office:value-type="float" office:value="21.212">
                <text:p>21.212</text:p>
              </table:table-cell>
              <table:table-cell office:value-type="float" office:value="21.2593514549798">
                <text:p>21.2593514549798</text:p>
              </table:table-cell>
            </table:table-row>
            <table:table-row>
              <table:table-cell office:value-type="float" office:value="0.768819444444445">
                <text:p>0.768819444444445</text:p>
              </table:table-cell>
              <table:table-cell office:value-type="float" office:value="21.212">
                <text:p>21.212</text:p>
              </table:table-cell>
              <table:table-cell office:value-type="float" office:value="21.2624730911492">
                <text:p>21.2624730911492</text:p>
              </table:table-cell>
            </table:table-row>
            <table:table-row>
              <table:table-cell office:value-type="float" office:value="0.768877314814815">
                <text:p>0.768877314814815</text:p>
              </table:table-cell>
              <table:table-cell office:value-type="float" office:value="21.212">
                <text:p>21.212</text:p>
              </table:table-cell>
              <table:table-cell office:value-type="float" office:value="21.2655944923565">
                <text:p>21.2655944923565</text:p>
              </table:table-cell>
            </table:table-row>
            <table:table-row>
              <table:table-cell office:value-type="float" office:value="0.768935185185185">
                <text:p>0.768935185185185</text:p>
              </table:table-cell>
              <table:table-cell office:value-type="float" office:value="21.212">
                <text:p>21.212</text:p>
              </table:table-cell>
              <table:table-cell office:value-type="float" office:value="21.268715658637">
                <text:p>21.268715658637</text:p>
              </table:table-cell>
            </table:table-row>
            <table:table-row>
              <table:table-cell office:value-type="float" office:value="0.768969907407407">
                <text:p>0.768969907407407</text:p>
              </table:table-cell>
              <table:table-cell office:value-type="float" office:value="21.212">
                <text:p>21.212</text:p>
              </table:table-cell>
              <table:table-cell office:value-type="float" office:value="21.2705882456552">
                <text:p>21.2705882456552</text:p>
              </table:table-cell>
            </table:table-row>
            <table:table-row>
              <table:table-cell office:value-type="float" office:value="0.769027777777778">
                <text:p>0.769027777777778</text:p>
              </table:table-cell>
              <table:table-cell office:value-type="float" office:value="21.212">
                <text:p>21.212</text:p>
              </table:table-cell>
              <table:table-cell office:value-type="float" office:value="21.2737090361265">
                <text:p>21.2737090361265</text:p>
              </table:table-cell>
            </table:table-row>
            <table:table-row>
              <table:table-cell office:value-type="float" office:value="0.769085648148148">
                <text:p>0.769085648148148</text:p>
              </table:table-cell>
              <table:table-cell office:value-type="float" office:value="21.212">
                <text:p>21.212</text:p>
              </table:table-cell>
              <table:table-cell office:value-type="float" office:value="21.2768295917629">
                <text:p>21.2768295917629</text:p>
              </table:table-cell>
            </table:table-row>
            <table:table-row>
              <table:table-cell office:value-type="float" office:value="0.769155092592593">
                <text:p>0.769155092592593</text:p>
              </table:table-cell>
              <table:table-cell office:value-type="float" office:value="21.212">
                <text:p>21.212</text:p>
              </table:table-cell>
              <table:table-cell office:value-type="float" office:value="21.2805739485945">
                <text:p>21.2805739485945</text:p>
              </table:table-cell>
            </table:table-row>
            <table:table-row>
              <table:table-cell office:value-type="float" office:value="0.769189814814815">
                <text:p>0.769189814814815</text:p>
              </table:table-cell>
              <table:table-cell office:value-type="float" office:value="21.212">
                <text:p>21.212</text:p>
              </table:table-cell>
              <table:table-cell office:value-type="float" office:value="21.2824460002376">
                <text:p>21.2824460002376</text:p>
              </table:table-cell>
            </table:table-row>
            <table:table-row>
              <table:table-cell office:value-type="float" office:value="0.769247685185185">
                <text:p>0.769247685185185</text:p>
              </table:table-cell>
              <table:table-cell office:value-type="float" office:value="21.212">
                <text:p>21.212</text:p>
              </table:table-cell>
              <table:table-cell office:value-type="float" office:value="21.2855658985245">
                <text:p>21.2855658985245</text:p>
              </table:table-cell>
            </table:table-row>
            <table:table-row>
              <table:table-cell office:value-type="float" office:value="0.769305555555556">
                <text:p>0.769305555555556</text:p>
              </table:table-cell>
              <table:table-cell office:value-type="float" office:value="21.212">
                <text:p>21.212</text:p>
              </table:table-cell>
              <table:table-cell office:value-type="float" office:value="21.2886855621109">
                <text:p>21.2886855621109</text:p>
              </table:table-cell>
            </table:table-row>
            <table:table-row>
              <table:table-cell office:value-type="float" office:value="0.769363425925926">
                <text:p>0.769363425925926</text:p>
              </table:table-cell>
              <table:table-cell office:value-type="float" office:value="21.212">
                <text:p>21.212</text:p>
              </table:table-cell>
              <table:table-cell office:value-type="float" office:value="21.2918049910319">
                <text:p>21.2918049910319</text:p>
              </table:table-cell>
            </table:table-row>
            <table:table-row>
              <table:table-cell office:value-type="float" office:value="0.769421296296296">
                <text:p>0.769421296296296</text:p>
              </table:table-cell>
              <table:table-cell office:value-type="float" office:value="21.275">
                <text:p>21.275</text:p>
              </table:table-cell>
              <table:table-cell office:value-type="float" office:value="21.294924185323">
                <text:p>21.294924185323</text:p>
              </table:table-cell>
            </table:table-row>
            <table:table-row>
              <table:table-cell office:value-type="float" office:value="0.769479166666667">
                <text:p>0.769479166666667</text:p>
              </table:table-cell>
              <table:table-cell office:value-type="float" office:value="21.275">
                <text:p>21.275</text:p>
              </table:table-cell>
              <table:table-cell office:value-type="float" office:value="21.2980431450194">
                <text:p>21.2980431450194</text:p>
              </table:table-cell>
            </table:table-row>
            <table:table-row>
              <table:table-cell office:value-type="float" office:value="0.769513888888889">
                <text:p>0.769513888888889</text:p>
              </table:table-cell>
              <table:table-cell office:value-type="float" office:value="21.275">
                <text:p>21.275</text:p>
              </table:table-cell>
              <table:table-cell office:value-type="float" office:value="21.2999144082465">
                <text:p>21.2999144082465</text:p>
              </table:table-cell>
            </table:table-row>
            <table:table-row>
              <table:table-cell office:value-type="float" office:value="0.769571759259259">
                <text:p>0.769571759259259</text:p>
              </table:table-cell>
              <table:table-cell office:value-type="float" office:value="21.275">
                <text:p>21.275</text:p>
              </table:table-cell>
              <table:table-cell office:value-type="float" office:value="21.3030329926648">
                <text:p>21.3030329926648</text:p>
              </table:table-cell>
            </table:table-row>
            <table:table-row>
              <table:table-cell office:value-type="float" office:value="0.769641203703704">
                <text:p>0.769641203703704</text:p>
              </table:table-cell>
              <table:table-cell office:value-type="float" office:value="21.275">
                <text:p>21.275</text:p>
              </table:table-cell>
              <table:table-cell office:value-type="float" office:value="21.306774984426">
                <text:p>21.306774984426</text:p>
              </table:table-cell>
            </table:table-row>
            <table:table-row>
              <table:table-cell office:value-type="float" office:value="0.769699074074074">
                <text:p>0.769699074074074</text:p>
              </table:table-cell>
              <table:table-cell office:value-type="float" office:value="21.275">
                <text:p>21.275</text:p>
              </table:table-cell>
              <table:table-cell office:value-type="float" office:value="21.3098930529844">
                <text:p>21.3098930529844</text:p>
              </table:table-cell>
            </table:table-row>
            <table:table-row>
              <table:table-cell office:value-type="float" office:value="0.769722222222222">
                <text:p>0.769722222222222</text:p>
              </table:table-cell>
              <table:table-cell office:value-type="float" office:value="21.275">
                <text:p>21.275</text:p>
              </table:table-cell>
              <table:table-cell office:value-type="float" office:value="21.3111402147667">
                <text:p>21.3111402147667</text:p>
              </table:table-cell>
            </table:table-row>
            <table:table-row>
              <table:table-cell office:value-type="float" office:value="0.769791666666667">
                <text:p>0.769791666666667</text:p>
              </table:table-cell>
              <table:table-cell office:value-type="float" office:value="21.275">
                <text:p>21.275</text:p>
              </table:table-cell>
              <table:table-cell office:value-type="float" office:value="21.3148814750877">
                <text:p>21.3148814750877</text:p>
              </table:table-cell>
            </table:table-row>
            <table:table-row>
              <table:table-cell office:value-type="float" office:value="0.769849537037037">
                <text:p>0.769849537037037</text:p>
              </table:table-cell>
              <table:table-cell office:value-type="float" office:value="21.275">
                <text:p>21.275</text:p>
              </table:table-cell>
              <table:table-cell office:value-type="float" office:value="21.3179989342134">
                <text:p>21.3179989342134</text:p>
              </table:table-cell>
            </table:table-row>
            <table:table-row>
              <table:table-cell office:value-type="float" office:value="0.769907407407407">
                <text:p>0.769907407407407</text:p>
              </table:table-cell>
              <table:table-cell office:value-type="float" office:value="21.275">
                <text:p>21.275</text:p>
              </table:table-cell>
              <table:table-cell office:value-type="float" office:value="21.3211161590053">
                <text:p>21.3211161590053</text:p>
              </table:table-cell>
            </table:table-row>
            <table:table-row>
              <table:table-cell office:value-type="float" office:value="0.769965277777778">
                <text:p>0.769965277777778</text:p>
              </table:table-cell>
              <table:table-cell office:value-type="float" office:value="21.275">
                <text:p>21.275</text:p>
              </table:table-cell>
              <table:table-cell office:value-type="float" office:value="21.3242331494987">
                <text:p>21.324233149498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275">
                <text:p>21.275</text:p>
              </table:table-cell>
              <table:table-cell office:value-type="float" office:value="21.3261032313461">
                <text:p>21.3261032313461</text:p>
              </table:table-cell>
            </table:table-row>
            <table:table-row>
              <table:table-cell office:value-type="float" office:value="0.77005787037037">
                <text:p>0.77005787037037</text:p>
              </table:table-cell>
              <table:table-cell office:value-type="float" office:value="21.337">
                <text:p>21.337</text:p>
              </table:table-cell>
              <table:table-cell office:value-type="float" office:value="21.3292198470351">
                <text:p>21.3292198470351</text:p>
              </table:table-cell>
            </table:table-row>
            <table:table-row>
              <table:table-cell office:value-type="float" office:value="0.770115740740741">
                <text:p>0.770115740740741</text:p>
              </table:table-cell>
              <table:table-cell office:value-type="float" office:value="21.337">
                <text:p>21.337</text:p>
              </table:table-cell>
              <table:table-cell office:value-type="float" office:value="21.3323362285172">
                <text:p>21.3323362285172</text:p>
              </table:table-cell>
            </table:table-row>
            <table:table-row>
              <table:table-cell office:value-type="float" office:value="0.770173611111111">
                <text:p>0.770173611111111</text:p>
              </table:table-cell>
              <table:table-cell office:value-type="float" office:value="21.4">
                <text:p>21.4</text:p>
              </table:table-cell>
              <table:table-cell office:value-type="float" office:value="21.3354523758274">
                <text:p>21.3354523758274</text:p>
              </table:table-cell>
            </table:table-row>
            <table:table-row>
              <table:table-cell office:value-type="float" office:value="0.770243055555556">
                <text:p>0.770243055555556</text:p>
              </table:table-cell>
              <table:table-cell office:value-type="float" office:value="21.4">
                <text:p>21.4</text:p>
              </table:table-cell>
              <table:table-cell office:value-type="float" office:value="21.3391914435425">
                <text:p>21.3391914435425</text:p>
              </table:table-cell>
            </table:table-row>
            <table:table-row>
              <table:table-cell office:value-type="float" office:value="0.770300925925926">
                <text:p>0.770300925925926</text:p>
              </table:table-cell>
              <table:table-cell office:value-type="float" office:value="21.337">
                <text:p>21.337</text:p>
              </table:table-cell>
              <table:table-cell office:value-type="float" office:value="21.3423070757987">
                <text:p>21.3423070757987</text:p>
              </table:table-cell>
            </table:table-row>
            <table:table-row>
              <table:table-cell office:value-type="float" office:value="0.770324074074074">
                <text:p>0.770324074074074</text:p>
              </table:table-cell>
              <table:table-cell office:value-type="float" office:value="21.337">
                <text:p>21.337</text:p>
              </table:table-cell>
              <table:table-cell office:value-type="float" office:value="21.3435532631626">
                <text:p>21.3435532631626</text:p>
              </table:table-cell>
            </table:table-row>
            <table:table-row>
              <table:table-cell office:value-type="float" office:value="0.770381944444444">
                <text:p>0.770381944444444</text:p>
              </table:table-cell>
              <table:table-cell office:value-type="float" office:value="21.337">
                <text:p>21.337</text:p>
              </table:table-cell>
              <table:table-cell office:value-type="float" office:value="21.3466685677458">
                <text:p>21.3466685677458</text:p>
              </table:table-cell>
            </table:table-row>
            <table:table-row>
              <table:table-cell office:value-type="float" office:value="0.770451388888889">
                <text:p>0.770451388888889</text:p>
              </table:table-cell>
              <table:table-cell office:value-type="float" office:value="21.337">
                <text:p>21.337</text:p>
              </table:table-cell>
              <table:table-cell office:value-type="float" office:value="21.3504066243555">
                <text:p>21.3504066243555</text:p>
              </table:table-cell>
            </table:table-row>
            <table:table-row>
              <table:table-cell office:value-type="float" office:value="0.770509259259259">
                <text:p>0.770509259259259</text:p>
              </table:table-cell>
              <table:table-cell office:value-type="float" office:value="21.337">
                <text:p>21.337</text:p>
              </table:table-cell>
              <table:table-cell office:value-type="float" office:value="21.3535214141631">
                <text:p>21.3535214141631</text:p>
              </table:table-cell>
            </table:table-row>
            <table:table-row>
              <table:table-cell office:value-type="float" office:value="0.770578703703704">
                <text:p>0.770578703703704</text:p>
              </table:table-cell>
              <table:table-cell office:value-type="float" office:value="21.337">
                <text:p>21.337</text:p>
              </table:table-cell>
              <table:table-cell office:value-type="float" office:value="21.3572588531442">
                <text:p>21.3572588531442</text:p>
              </table:table-cell>
            </table:table-row>
            <table:table-row>
              <table:table-cell office:value-type="float" office:value="0.770601851851852">
                <text:p>0.770601851851852</text:p>
              </table:table-cell>
              <table:table-cell office:value-type="float" office:value="21.337">
                <text:p>21.337</text:p>
              </table:table-cell>
              <table:table-cell office:value-type="float" office:value="21.35850459129">
                <text:p>21.35850459129</text:p>
              </table:table-cell>
            </table:table-row>
            <table:table-row>
              <table:table-cell office:value-type="float" office:value="0.770671296296296">
                <text:p>0.770671296296296</text:p>
              </table:table-cell>
              <table:table-cell office:value-type="float" office:value="21.4">
                <text:p>21.4</text:p>
              </table:table-cell>
              <table:table-cell office:value-type="float" office:value="21.3622415812148">
                <text:p>21.3622415812148</text:p>
              </table:table-cell>
            </table:table-row>
            <table:table-row>
              <table:table-cell office:value-type="float" office:value="0.770729166666667">
                <text:p>0.770729166666667</text:p>
              </table:table-cell>
              <table:table-cell office:value-type="float" office:value="21.337">
                <text:p>21.337</text:p>
              </table:table-cell>
              <table:table-cell office:value-type="float" office:value="21.3653554822653">
                <text:p>21.3653554822653</text:p>
              </table:table-cell>
            </table:table-row>
            <table:table-row>
              <table:table-cell office:value-type="float" office:value="0.770763888888889">
                <text:p>0.770763888888889</text:p>
              </table:table-cell>
              <table:table-cell office:value-type="float" office:value="21.337">
                <text:p>21.337</text:p>
              </table:table-cell>
              <table:table-cell office:value-type="float" office:value="21.3672237106697">
                <text:p>21.3672237106697</text:p>
              </table:table-cell>
            </table:table-row>
            <table:table-row>
              <table:table-cell office:value-type="float" office:value="0.770821759259259">
                <text:p>0.770821759259259</text:p>
              </table:table-cell>
              <table:table-cell office:value-type="float" office:value="21.4">
                <text:p>21.4</text:p>
              </table:table-cell>
              <table:table-cell office:value-type="float" office:value="21.3703372376583">
                <text:p>21.3703372376583</text:p>
              </table:table-cell>
            </table:table-row>
            <table:table-row>
              <table:table-cell office:value-type="float" office:value="0.77087962962963">
                <text:p>0.77087962962963</text:p>
              </table:table-cell>
              <table:table-cell office:value-type="float" office:value="21.4">
                <text:p>21.4</text:p>
              </table:table-cell>
              <table:table-cell office:value-type="float" office:value="21.3734505309039">
                <text:p>21.3734505309039</text:p>
              </table:table-cell>
            </table:table-row>
            <table:table-row>
              <table:table-cell office:value-type="float" office:value="0.7709375">
                <text:p>0.7709375</text:p>
              </table:table-cell>
              <table:table-cell office:value-type="float" office:value="21.4">
                <text:p>21.4</text:p>
              </table:table-cell>
              <table:table-cell office:value-type="float" office:value="21.3765635904416">
                <text:p>21.3765635904416</text:p>
              </table:table-cell>
            </table:table-row>
            <table:table-row>
              <table:table-cell office:value-type="float" office:value="0.771006944444444">
                <text:p>0.771006944444444</text:p>
              </table:table-cell>
              <table:table-cell office:value-type="float" office:value="21.4">
                <text:p>21.4</text:p>
              </table:table-cell>
              <table:table-cell office:value-type="float" office:value="21.3802989534418">
                <text:p>21.3802989534418</text:p>
              </table:table-cell>
            </table:table-row>
            <table:table-row>
              <table:table-cell office:value-type="float" office:value="0.771030092592593">
                <text:p>0.771030092592593</text:p>
              </table:table-cell>
              <table:table-cell office:value-type="float" office:value="21.4">
                <text:p>21.4</text:p>
              </table:table-cell>
              <table:table-cell office:value-type="float" office:value="21.381543999677">
                <text:p>21.381543999677</text:p>
              </table:table-cell>
            </table:table-row>
            <table:table-row>
              <table:table-cell office:value-type="float" office:value="0.771087962962963">
                <text:p>0.771087962962963</text:p>
              </table:table-cell>
              <table:table-cell office:value-type="float" office:value="21.462">
                <text:p>21.462</text:p>
              </table:table-cell>
              <table:table-cell office:value-type="float" office:value="21.3846564517383">
                <text:p>21.3846564517383</text:p>
              </table:table-cell>
            </table:table-row>
            <table:table-row>
              <table:table-cell office:value-type="float" office:value="0.771157407407407">
                <text:p>0.771157407407407</text:p>
              </table:table-cell>
              <table:table-cell office:value-type="float" office:value="21.462">
                <text:p>21.462</text:p>
              </table:table-cell>
              <table:table-cell office:value-type="float" office:value="21.3883910858872">
                <text:p>21.3883910858872</text:p>
              </table:table-cell>
            </table:table-row>
            <table:table-row>
              <table:table-cell office:value-type="float" office:value="0.771215277777778">
                <text:p>0.771215277777778</text:p>
              </table:table-cell>
              <table:table-cell office:value-type="float" office:value="21.462">
                <text:p>21.462</text:p>
              </table:table-cell>
              <table:table-cell office:value-type="float" office:value="21.3915030241151">
                <text:p>21.3915030241151</text:p>
              </table:table-cell>
            </table:table-row>
            <table:table-row>
              <table:table-cell office:value-type="float" office:value="0.77125">
                <text:p>0.77125</text:p>
              </table:table-cell>
              <table:table-cell office:value-type="float" office:value="21.462">
                <text:p>21.462</text:p>
              </table:table-cell>
              <table:table-cell office:value-type="float" office:value="21.3933700749675">
                <text:p>21.3933700749675</text:p>
              </table:table-cell>
            </table:table-row>
            <table:table-row>
              <table:table-cell office:value-type="float" office:value="0.77130787037037">
                <text:p>0.77130787037037</text:p>
              </table:table-cell>
              <table:table-cell office:value-type="float" office:value="21.462">
                <text:p>21.462</text:p>
              </table:table-cell>
              <table:table-cell office:value-type="float" office:value="21.396481639605">
                <text:p>21.396481639605</text:p>
              </table:table-cell>
            </table:table-row>
            <table:table-row>
              <table:table-cell office:value-type="float" office:value="0.771377314814815">
                <text:p>0.771377314814815</text:p>
              </table:table-cell>
              <table:table-cell office:value-type="float" office:value="21.462">
                <text:p>21.462</text:p>
              </table:table-cell>
              <table:table-cell office:value-type="float" office:value="21.4002152090211">
                <text:p>21.4002152090211</text:p>
              </table:table-cell>
            </table:table-row>
            <table:table-row>
              <table:table-cell office:value-type="float" office:value="0.771435185185185">
                <text:p>0.771435185185185</text:p>
              </table:table-cell>
              <table:table-cell office:value-type="float" office:value="21.462">
                <text:p>21.462</text:p>
              </table:table-cell>
              <table:table-cell office:value-type="float" office:value="21.4033262601182">
                <text:p>21.4033262601182</text:p>
              </table:table-cell>
            </table:table-row>
            <table:table-row>
              <table:table-cell office:value-type="float" office:value="0.771469907407407">
                <text:p>0.771469907407407</text:p>
              </table:table-cell>
              <table:table-cell office:value-type="float" office:value="21.462">
                <text:p>21.462</text:p>
              </table:table-cell>
              <table:table-cell office:value-type="float" office:value="21.405192778756">
                <text:p>21.405192778756</text:p>
              </table:table-cell>
            </table:table-row>
            <table:table-row>
              <table:table-cell office:value-type="float" office:value="0.771527777777778">
                <text:p>0.771527777777778</text:p>
              </table:table-cell>
              <table:table-cell office:value-type="float" office:value="21.462">
                <text:p>21.462</text:p>
              </table:table-cell>
              <table:table-cell office:value-type="float" office:value="21.4083034564756">
                <text:p>21.4083034564756</text:p>
              </table:table-cell>
            </table:table-row>
            <table:table-row>
              <table:table-cell office:value-type="float" office:value="0.771585648148148">
                <text:p>0.771585648148148</text:p>
              </table:table-cell>
              <table:table-cell office:value-type="float" office:value="21.462">
                <text:p>21.462</text:p>
              </table:table-cell>
              <table:table-cell office:value-type="float" office:value="21.4114139008799">
                <text:p>21.4114139008799</text:p>
              </table:table-cell>
            </table:table-row>
            <table:table-row>
              <table:table-cell office:value-type="float" office:value="0.771643518518519">
                <text:p>0.771643518518519</text:p>
              </table:table-cell>
              <table:table-cell office:value-type="float" office:value="21.462">
                <text:p>21.462</text:p>
              </table:table-cell>
              <table:table-cell office:value-type="float" office:value="21.4145241120037">
                <text:p>21.4145241120037</text:p>
              </table:table-cell>
            </table:table-row>
            <table:table-row>
              <table:table-cell office:value-type="float" office:value="0.771678240740741">
                <text:p>0.771678240740741</text:p>
              </table:table-cell>
              <table:table-cell office:value-type="float" office:value="21.525">
                <text:p>21.525</text:p>
              </table:table-cell>
              <table:table-cell office:value-type="float" office:value="21.4163901267179">
                <text:p>21.4163901267179</text:p>
              </table:table-cell>
            </table:table-row>
            <table:table-row>
              <table:table-cell office:value-type="float" office:value="0.771747685185185">
                <text:p>0.771747685185185</text:p>
              </table:table-cell>
              <table:table-cell office:value-type="float" office:value="21.462">
                <text:p>21.462</text:p>
              </table:table-cell>
              <table:table-cell office:value-type="float" office:value="21.4201219042716">
                <text:p>21.4201219042716</text:p>
              </table:table-cell>
            </table:table-row>
            <table:table-row>
              <table:table-cell office:value-type="float" office:value="0.771782407407407">
                <text:p>0.771782407407407</text:p>
              </table:table-cell>
              <table:table-cell office:value-type="float" office:value="21.525">
                <text:p>21.525</text:p>
              </table:table-cell>
              <table:table-cell office:value-type="float" office:value="21.4219876671261">
                <text:p>21.4219876671261</text:p>
              </table:table-cell>
            </table:table-row>
            <table:table-row>
              <table:table-cell office:value-type="float" office:value="0.771851851851852">
                <text:p>0.771851851851852</text:p>
              </table:table-cell>
              <table:table-cell office:value-type="float" office:value="21.462">
                <text:p>21.462</text:p>
              </table:table-cell>
              <table:table-cell office:value-type="float" office:value="21.4257189410283">
                <text:p>21.4257189410283</text:p>
              </table:table-cell>
            </table:table-row>
            <table:table-row>
              <table:table-cell office:value-type="float" office:value="0.771909722222222">
                <text:p>0.771909722222222</text:p>
              </table:table-cell>
              <table:table-cell office:value-type="float" office:value="21.462">
                <text:p>21.462</text:p>
              </table:table-cell>
              <table:table-cell office:value-type="float" office:value="21.4288280795128">
                <text:p>21.4288280795128</text:p>
              </table:table-cell>
            </table:table-row>
            <table:table-row>
              <table:table-cell office:value-type="float" office:value="0.771967592592593">
                <text:p>0.771967592592593</text:p>
              </table:table-cell>
              <table:table-cell office:value-type="float" office:value="21.525">
                <text:p>21.525</text:p>
              </table:table-cell>
              <table:table-cell office:value-type="float" office:value="21.4319369849126">
                <text:p>21.4319369849126</text:p>
              </table:table-cell>
            </table:table-row>
            <table:table-row>
              <table:table-cell office:value-type="float" office:value="0.772002314814815">
                <text:p>0.772002314814815</text:p>
              </table:table-cell>
              <table:table-cell office:value-type="float" office:value="21.525">
                <text:p>21.525</text:p>
              </table:table-cell>
              <table:table-cell office:value-type="float" office:value="21.4338022162865">
                <text:p>21.4338022162865</text:p>
              </table:table-cell>
            </table:table-row>
            <table:table-row>
              <table:table-cell office:value-type="float" office:value="0.772060185185185">
                <text:p>0.772060185185185</text:p>
              </table:table-cell>
              <table:table-cell office:value-type="float" office:value="21.462">
                <text:p>21.462</text:p>
              </table:table-cell>
              <table:table-cell office:value-type="float" office:value="21.4369107488237">
                <text:p>21.4369107488237</text:p>
              </table:table-cell>
            </table:table-row>
            <table:table-row>
              <table:table-cell office:value-type="float" office:value="0.77212962962963">
                <text:p>0.77212962962963</text:p>
              </table:table-cell>
              <table:table-cell office:value-type="float" office:value="21.462">
                <text:p>21.462</text:p>
              </table:table-cell>
              <table:table-cell office:value-type="float" office:value="21.4406406803197">
                <text:p>21.4406406803197</text:p>
              </table:table-cell>
            </table:table-row>
            <table:table-row>
              <table:table-cell office:value-type="float" office:value="0.7721875">
                <text:p>0.7721875</text:p>
              </table:table-cell>
              <table:table-cell office:value-type="float" office:value="21.462">
                <text:p>21.462</text:p>
              </table:table-cell>
              <table:table-cell office:value-type="float" office:value="21.4437487003169">
                <text:p>21.4437487003169</text:p>
              </table:table-cell>
            </table:table-row>
            <table:table-row>
              <table:table-cell office:value-type="float" office:value="0.77224537037037">
                <text:p>0.77224537037037</text:p>
              </table:table-cell>
              <table:table-cell office:value-type="float" office:value="21.525">
                <text:p>21.525</text:p>
              </table:table-cell>
              <table:table-cell office:value-type="float" office:value="21.446856487397">
                <text:p>21.446856487397</text:p>
              </table:table-cell>
            </table:table-row>
            <table:table-row>
              <table:table-cell office:value-type="float" office:value="0.772280092592593">
                <text:p>0.772280092592593</text:p>
              </table:table-cell>
              <table:table-cell office:value-type="float" office:value="21.525">
                <text:p>21.525</text:p>
              </table:table-cell>
              <table:table-cell office:value-type="float" office:value="21.4487210478596">
                <text:p>21.4487210478596</text:p>
              </table:table-cell>
            </table:table-row>
            <table:table-row>
              <table:table-cell office:value-type="float" office:value="0.772337962962963">
                <text:p>0.772337962962963</text:p>
              </table:table-cell>
              <table:table-cell office:value-type="float" office:value="21.525">
                <text:p>21.525</text:p>
              </table:table-cell>
              <table:table-cell office:value-type="float" office:value="21.4518284623453">
                <text:p>21.4518284623453</text:p>
              </table:table-cell>
            </table:table-row>
            <table:table-row>
              <table:table-cell office:value-type="float" office:value="0.772407407407407">
                <text:p>0.772407407407407</text:p>
              </table:table-cell>
              <table:table-cell office:value-type="float" office:value="21.525">
                <text:p>21.525</text:p>
              </table:table-cell>
              <table:table-cell office:value-type="float" office:value="21.4555570524007">
                <text:p>21.4555570524007</text:p>
              </table:table-cell>
            </table:table-row>
            <table:table-row>
              <table:table-cell office:value-type="float" office:value="0.772465277777778">
                <text:p>0.772465277777778</text:p>
              </table:table-cell>
              <table:table-cell office:value-type="float" office:value="21.525">
                <text:p>21.525</text:p>
              </table:table-cell>
              <table:table-cell office:value-type="float" office:value="21.4586639547149">
                <text:p>21.4586639547149</text:p>
              </table:table-cell>
            </table:table-row>
            <table:table-row>
              <table:table-cell office:value-type="float" office:value="0.772488425925926">
                <text:p>0.772488425925926</text:p>
              </table:table-cell>
              <table:table-cell office:value-type="float" office:value="21.587">
                <text:p>21.587</text:p>
              </table:table-cell>
              <table:table-cell office:value-type="float" office:value="21.4599066504688">
                <text:p>21.4599066504688</text:p>
              </table:table-cell>
            </table:table-row>
            <table:table-row>
              <table:table-cell office:value-type="float" office:value="0.77255787037037">
                <text:p>0.77255787037037</text:p>
              </table:table-cell>
              <table:table-cell office:value-type="float" office:value="21.587">
                <text:p>21.587</text:p>
              </table:table-cell>
              <table:table-cell office:value-type="float" office:value="21.4636345143134">
                <text:p>21.4636345143134</text:p>
              </table:table-cell>
            </table:table-row>
            <table:table-row>
              <table:table-cell office:value-type="float" office:value="0.772615740740741">
                <text:p>0.772615740740741</text:p>
              </table:table-cell>
              <table:table-cell office:value-type="float" office:value="21.587">
                <text:p>21.587</text:p>
              </table:table-cell>
              <table:table-cell office:value-type="float" office:value="21.4667408115516">
                <text:p>21.4667408115516</text:p>
              </table:table-cell>
            </table:table-row>
            <table:table-row>
              <table:table-cell office:value-type="float" office:value="0.772673611111111">
                <text:p>0.772673611111111</text:p>
              </table:table-cell>
              <table:table-cell office:value-type="float" office:value="21.587">
                <text:p>21.587</text:p>
              </table:table-cell>
              <table:table-cell office:value-type="float" office:value="21.469846876131">
                <text:p>21.469846876131</text:p>
              </table:table-cell>
            </table:table-row>
            <table:table-row>
              <table:table-cell office:value-type="float" office:value="0.772731481481481">
                <text:p>0.772731481481481</text:p>
              </table:table-cell>
              <table:table-cell office:value-type="float" office:value="21.587">
                <text:p>21.587</text:p>
              </table:table-cell>
              <table:table-cell office:value-type="float" office:value="21.4729527080865">
                <text:p>21.4729527080865</text:p>
              </table:table-cell>
            </table:table-row>
            <table:table-row>
              <table:table-cell office:value-type="float" office:value="0.772766203703704">
                <text:p>0.772766203703704</text:p>
              </table:table-cell>
              <table:table-cell office:value-type="float" office:value="21.525">
                <text:p>21.525</text:p>
              </table:table-cell>
              <table:table-cell office:value-type="float" office:value="21.4748160956148">
                <text:p>21.4748160956148</text:p>
              </table:table-cell>
            </table:table-row>
            <table:table-row>
              <table:table-cell office:value-type="float" office:value="0.772824074074074">
                <text:p>0.772824074074074</text:p>
              </table:table-cell>
              <table:table-cell office:value-type="float" office:value="21.525">
                <text:p>21.525</text:p>
              </table:table-cell>
              <table:table-cell office:value-type="float" office:value="21.4779215554445">
                <text:p>21.4779215554445</text:p>
              </table:table-cell>
            </table:table-row>
            <table:table-row>
              <table:table-cell office:value-type="float" office:value="0.772881944444444">
                <text:p>0.772881944444444</text:p>
              </table:table-cell>
              <table:table-cell office:value-type="float" office:value="21.587">
                <text:p>21.587</text:p>
              </table:table-cell>
              <table:table-cell office:value-type="float" office:value="21.4810267827408">
                <text:p>21.4810267827408</text:p>
              </table:table-cell>
            </table:table-row>
            <table:table-row>
              <table:table-cell office:value-type="float" office:value="0.772951388888889">
                <text:p>0.772951388888889</text:p>
              </table:table-cell>
              <table:table-cell office:value-type="float" office:value="21.525">
                <text:p>21.525</text:p>
              </table:table-cell>
              <table:table-cell office:value-type="float" office:value="21.4847527486013">
                <text:p>21.4847527486013</text:p>
              </table:table-cell>
            </table:table-row>
            <table:table-row>
              <table:table-cell office:value-type="float" office:value="0.772986111111111">
                <text:p>0.772986111111111</text:p>
              </table:table-cell>
              <table:table-cell office:value-type="float" office:value="21.525">
                <text:p>21.525</text:p>
              </table:table-cell>
              <table:table-cell office:value-type="float" office:value="21.4866156060012">
                <text:p>21.4866156060012</text:p>
              </table:table-cell>
            </table:table-row>
            <table:table-row>
              <table:table-cell office:value-type="float" office:value="0.773055555555556">
                <text:p>0.773055555555556</text:p>
              </table:table-cell>
              <table:table-cell office:value-type="float" office:value="21.525">
                <text:p>21.525</text:p>
              </table:table-cell>
              <table:table-cell office:value-type="float" office:value="21.4903410697777">
                <text:p>21.4903410697777</text:p>
              </table:table-cell>
            </table:table-row>
            <table:table-row>
              <table:table-cell office:value-type="float" office:value="0.773113425925926">
                <text:p>0.773113425925926</text:p>
              </table:table-cell>
              <table:table-cell office:value-type="float" office:value="21.525">
                <text:p>21.525</text:p>
              </table:table-cell>
              <table:table-cell office:value-type="float" office:value="21.4934453672886">
                <text:p>21.4934453672886</text:p>
              </table:table-cell>
            </table:table-row>
            <table:table-row>
              <table:table-cell office:value-type="float" office:value="0.773148148148148">
                <text:p>0.773148148148148</text:p>
              </table:table-cell>
              <table:table-cell office:value-type="float" office:value="21.525">
                <text:p>21.525</text:p>
              </table:table-cell>
              <table:table-cell office:value-type="float" office:value="21.4953078342605">
                <text:p>21.4953078342605</text:p>
              </table:table-cell>
            </table:table-row>
            <table:table-row>
              <table:table-cell office:value-type="float" office:value="0.773206018518519">
                <text:p>0.773206018518519</text:p>
              </table:table-cell>
              <table:table-cell office:value-type="float" office:value="21.525">
                <text:p>21.525</text:p>
              </table:table-cell>
              <table:table-cell office:value-type="float" office:value="21.4984117600132">
                <text:p>21.4984117600132</text:p>
              </table:table-cell>
            </table:table-row>
            <table:table-row>
              <table:table-cell office:value-type="float" office:value="0.773263888888889">
                <text:p>0.773263888888889</text:p>
              </table:table-cell>
              <table:table-cell office:value-type="float" office:value="21.587">
                <text:p>21.587</text:p>
              </table:table-cell>
              <table:table-cell office:value-type="float" office:value="21.5015154534623">
                <text:p>21.5015154534623</text:p>
              </table:table-cell>
            </table:table-row>
            <table:table-row>
              <table:table-cell office:value-type="float" office:value="0.773321759259259">
                <text:p>0.773321759259259</text:p>
              </table:table-cell>
              <table:table-cell office:value-type="float" office:value="21.587">
                <text:p>21.587</text:p>
              </table:table-cell>
              <table:table-cell office:value-type="float" office:value="21.5046189146424">
                <text:p>21.5046189146424</text:p>
              </table:table-cell>
            </table:table-row>
            <table:table-row>
              <table:table-cell office:value-type="float" office:value="0.77337962962963">
                <text:p>0.77337962962963</text:p>
              </table:table-cell>
              <table:table-cell office:value-type="float" office:value="21.525">
                <text:p>21.525</text:p>
              </table:table-cell>
              <table:table-cell office:value-type="float" office:value="21.5077221435884">
                <text:p>21.5077221435884</text:p>
              </table:table-cell>
            </table:table-row>
            <table:table-row>
              <table:table-cell office:value-type="float" office:value="0.7734375">
                <text:p>0.7734375</text:p>
              </table:table-cell>
              <table:table-cell office:value-type="float" office:value="21.525">
                <text:p>21.525</text:p>
              </table:table-cell>
              <table:table-cell office:value-type="float" office:value="21.5108251403349">
                <text:p>21.5108251403349</text:p>
              </table:table-cell>
            </table:table-row>
            <table:table-row>
              <table:table-cell office:value-type="float" office:value="0.773472222222222">
                <text:p>0.773472222222222</text:p>
              </table:table-cell>
              <table:table-cell office:value-type="float" office:value="21.525">
                <text:p>21.525</text:p>
              </table:table-cell>
              <table:table-cell office:value-type="float" office:value="21.5126868269416">
                <text:p>21.5126868269416</text:p>
              </table:table-cell>
            </table:table-row>
            <table:table-row>
              <table:table-cell office:value-type="float" office:value="0.773530092592593">
                <text:p>0.773530092592593</text:p>
              </table:table-cell>
              <table:table-cell office:value-type="float" office:value="21.587">
                <text:p>21.587</text:p>
              </table:table-cell>
              <table:table-cell office:value-type="float" office:value="21.5157894522414">
                <text:p>21.5157894522414</text:p>
              </table:table-cell>
            </table:table-row>
            <table:table-row>
              <table:table-cell office:value-type="float" office:value="0.773587962962963">
                <text:p>0.773587962962963</text:p>
              </table:table-cell>
              <table:table-cell office:value-type="float" office:value="21.587">
                <text:p>21.587</text:p>
              </table:table-cell>
              <table:table-cell office:value-type="float" office:value="21.5188918454321">
                <text:p>21.5188918454321</text:p>
              </table:table-cell>
            </table:table-row>
            <table:table-row>
              <table:table-cell office:value-type="float" office:value="0.773645833333333">
                <text:p>0.773645833333333</text:p>
              </table:table-cell>
              <table:table-cell office:value-type="float" office:value="21.587">
                <text:p>21.587</text:p>
              </table:table-cell>
              <table:table-cell office:value-type="float" office:value="21.5219940065484">
                <text:p>21.5219940065484</text:p>
              </table:table-cell>
            </table:table-row>
            <table:table-row>
              <table:table-cell office:value-type="float" office:value="0.773715277777778">
                <text:p>0.773715277777778</text:p>
              </table:table-cell>
              <table:table-cell office:value-type="float" office:value="21.587">
                <text:p>21.587</text:p>
              </table:table-cell>
              <table:table-cell office:value-type="float" office:value="21.5257162935988">
                <text:p>21.5257162935988</text:p>
              </table:table-cell>
            </table:table-row>
            <table:table-row>
              <table:table-cell office:value-type="float" office:value="0.773738425925926">
                <text:p>0.773738425925926</text:p>
              </table:table-cell>
              <table:table-cell office:value-type="float" office:value="21.587">
                <text:p>21.587</text:p>
              </table:table-cell>
              <table:table-cell office:value-type="float" office:value="21.5269569817065">
                <text:p>21.5269569817065</text:p>
              </table:table-cell>
            </table:table-row>
            <table:table-row>
              <table:table-cell office:value-type="float" office:value="0.77380787037037">
                <text:p>0.77380787037037</text:p>
              </table:table-cell>
              <table:table-cell office:value-type="float" office:value="21.587">
                <text:p>21.587</text:p>
              </table:table-cell>
              <table:table-cell office:value-type="float" office:value="21.5306788233341">
                <text:p>21.5306788233341</text:p>
              </table:table-cell>
            </table:table-row>
            <table:table-row>
              <table:table-cell office:value-type="float" office:value="0.773865740740741">
                <text:p>0.773865740740741</text:p>
              </table:table-cell>
              <table:table-cell office:value-type="float" office:value="21.587">
                <text:p>21.587</text:p>
              </table:table-cell>
              <table:table-cell office:value-type="float" office:value="21.5337801028844">
                <text:p>21.5337801028844</text:p>
              </table:table-cell>
            </table:table-row>
            <table:table-row>
              <table:table-cell office:value-type="float" office:value="0.773923611111111">
                <text:p>0.773923611111111</text:p>
              </table:table-cell>
              <table:table-cell office:value-type="float" office:value="21.587">
                <text:p>21.587</text:p>
              </table:table-cell>
              <table:table-cell office:value-type="float" office:value="21.536881150527">
                <text:p>21.536881150527</text:p>
              </table:table-cell>
            </table:table-row>
            <table:table-row>
              <table:table-cell office:value-type="float" office:value="0.773981481481482">
                <text:p>0.773981481481482</text:p>
              </table:table-cell>
              <table:table-cell office:value-type="float" office:value="21.587">
                <text:p>21.587</text:p>
              </table:table-cell>
              <table:table-cell office:value-type="float" office:value="21.5399819662965">
                <text:p>21.5399819662965</text:p>
              </table:table-cell>
            </table:table-row>
            <table:table-row>
              <table:table-cell office:value-type="float" office:value="0.774016203703704">
                <text:p>0.774016203703704</text:p>
              </table:table-cell>
              <table:table-cell office:value-type="float" office:value="21.587">
                <text:p>21.587</text:p>
              </table:table-cell>
              <table:table-cell office:value-type="float" office:value="21.5418423444735">
                <text:p>21.5418423444735</text:p>
              </table:table-cell>
            </table:table-row>
            <table:table-row>
              <table:table-cell office:value-type="float" office:value="0.774074074074074">
                <text:p>0.774074074074074</text:p>
              </table:table-cell>
              <table:table-cell office:value-type="float" office:value="21.65">
                <text:p>21.65</text:p>
              </table:table-cell>
              <table:table-cell office:value-type="float" office:value="21.5449427893181">
                <text:p>21.5449427893181</text:p>
              </table:table-cell>
            </table:table-row>
            <table:table-row>
              <table:table-cell office:value-type="float" office:value="0.774131944444444">
                <text:p>0.774131944444444</text:p>
              </table:table-cell>
              <table:table-cell office:value-type="float" office:value="21.65">
                <text:p>21.65</text:p>
              </table:table-cell>
              <table:table-cell office:value-type="float" office:value="21.5480430023798">
                <text:p>21.5480430023798</text:p>
              </table:table-cell>
            </table:table-row>
            <table:table-row>
              <table:table-cell office:value-type="float" office:value="0.774189814814815">
                <text:p>0.774189814814815</text:p>
              </table:table-cell>
              <table:table-cell office:value-type="float" office:value="21.65">
                <text:p>21.65</text:p>
              </table:table-cell>
              <table:table-cell office:value-type="float" office:value="21.5511429836931">
                <text:p>21.5511429836931</text:p>
              </table:table-cell>
            </table:table-row>
            <table:table-row>
              <table:table-cell office:value-type="float" office:value="0.774247685185185">
                <text:p>0.774247685185185</text:p>
              </table:table-cell>
              <table:table-cell office:value-type="float" office:value="21.65">
                <text:p>21.65</text:p>
              </table:table-cell>
              <table:table-cell office:value-type="float" office:value="21.5542427332928">
                <text:p>21.5542427332928</text:p>
              </table:table-cell>
            </table:table-row>
            <table:table-row>
              <table:table-cell office:value-type="float" office:value="0.774282407407407">
                <text:p>0.774282407407407</text:p>
              </table:table-cell>
              <table:table-cell office:value-type="float" office:value="21.65">
                <text:p>21.65</text:p>
              </table:table-cell>
              <table:table-cell office:value-type="float" office:value="21.5561024718445">
                <text:p>21.5561024718445</text:p>
              </table:table-cell>
            </table:table-row>
            <table:table-row>
              <table:table-cell office:value-type="float" office:value="0.774340277777778">
                <text:p>0.774340277777778</text:p>
              </table:table-cell>
              <table:table-cell office:value-type="float" office:value="21.65">
                <text:p>21.65</text:p>
              </table:table-cell>
              <table:table-cell office:value-type="float" office:value="21.5592018507743">
                <text:p>21.5592018507743</text:p>
              </table:table-cell>
            </table:table-row>
            <table:table-row>
              <table:table-cell office:value-type="float" office:value="0.774398148148148">
                <text:p>0.774398148148148</text:p>
              </table:table-cell>
              <table:table-cell office:value-type="float" office:value="21.587">
                <text:p>21.587</text:p>
              </table:table-cell>
              <table:table-cell office:value-type="float" office:value="21.5623009980805">
                <text:p>21.5623009980805</text:p>
              </table:table-cell>
            </table:table-row>
            <table:table-row>
              <table:table-cell office:value-type="float" office:value="0.774467592592593">
                <text:p>0.774467592592593</text:p>
              </table:table-cell>
              <table:table-cell office:value-type="float" office:value="21.65">
                <text:p>21.65</text:p>
              </table:table-cell>
              <table:table-cell office:value-type="float" office:value="21.5660196691535">
                <text:p>21.5660196691535</text:p>
              </table:table-cell>
            </table:table-row>
            <table:table-row>
              <table:table-cell office:value-type="float" office:value="0.774525462962963">
                <text:p>0.774525462962963</text:p>
              </table:table-cell>
              <table:table-cell office:value-type="float" office:value="21.65">
                <text:p>21.65</text:p>
              </table:table-cell>
              <table:table-cell office:value-type="float" office:value="21.5691183070096">
                <text:p>21.5691183070096</text:p>
              </table:table-cell>
            </table:table-row>
            <table:table-row>
              <table:table-cell office:value-type="float" office:value="0.774583333333333">
                <text:p>0.774583333333333</text:p>
              </table:table-cell>
              <table:table-cell office:value-type="float" office:value="21.65">
                <text:p>21.65</text:p>
              </table:table-cell>
              <table:table-cell office:value-type="float" office:value="21.5722167133528">
                <text:p>21.5722167133528</text:p>
              </table:table-cell>
            </table:table-row>
            <table:table-row>
              <table:table-cell office:value-type="float" office:value="0.774618055555556">
                <text:p>0.774618055555556</text:p>
              </table:table-cell>
              <table:table-cell office:value-type="float" office:value="21.65">
                <text:p>21.65</text:p>
              </table:table-cell>
              <table:table-cell office:value-type="float" office:value="21.574075646047">
                <text:p>21.574075646047</text:p>
              </table:table-cell>
            </table:table-row>
            <table:table-row>
              <table:table-cell office:value-type="float" office:value="0.774675925925926">
                <text:p>0.774675925925926</text:p>
              </table:table-cell>
              <table:table-cell office:value-type="float" office:value="21.65">
                <text:p>21.65</text:p>
              </table:table-cell>
              <table:table-cell office:value-type="float" office:value="21.5771736820415">
                <text:p>21.5771736820415</text:p>
              </table:table-cell>
            </table:table-row>
            <table:table-row>
              <table:table-cell office:value-type="float" office:value="0.774733796296296">
                <text:p>0.774733796296296</text:p>
              </table:table-cell>
              <table:table-cell office:value-type="float" office:value="21.65">
                <text:p>21.65</text:p>
              </table:table-cell>
              <table:table-cell office:value-type="float" office:value="21.5802714866131">
                <text:p>21.5802714866131</text:p>
              </table:table-cell>
            </table:table-row>
            <table:table-row>
              <table:table-cell office:value-type="float" office:value="0.774791666666667">
                <text:p>0.774791666666667</text:p>
              </table:table-cell>
              <table:table-cell office:value-type="float" office:value="21.65">
                <text:p>21.65</text:p>
              </table:table-cell>
              <table:table-cell office:value-type="float" office:value="21.5833690597963">
                <text:p>21.5833690597963</text:p>
              </table:table-cell>
            </table:table-row>
            <table:table-row>
              <table:table-cell office:value-type="float" office:value="0.774849537037037">
                <text:p>0.774849537037037</text:p>
              </table:table-cell>
              <table:table-cell office:value-type="float" office:value="21.65">
                <text:p>21.65</text:p>
              </table:table-cell>
              <table:table-cell office:value-type="float" office:value="21.5864664016256">
                <text:p>21.5864664016256</text:p>
              </table:table-cell>
            </table:table-row>
            <table:table-row>
              <table:table-cell office:value-type="float" office:value="0.774884259259259">
                <text:p>0.774884259259259</text:p>
              </table:table-cell>
              <table:table-cell office:value-type="float" office:value="21.65">
                <text:p>21.65</text:p>
              </table:table-cell>
              <table:table-cell office:value-type="float" office:value="21.5883246956878">
                <text:p>21.5883246956878</text:p>
              </table:table-cell>
            </table:table-row>
            <table:table-row>
              <table:table-cell office:value-type="float" office:value="0.77494212962963">
                <text:p>0.77494212962963</text:p>
              </table:table-cell>
              <table:table-cell office:value-type="float" office:value="21.65">
                <text:p>21.65</text:p>
              </table:table-cell>
              <table:table-cell office:value-type="float" office:value="21.5914216674229">
                <text:p>21.5914216674229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21.65">
                <text:p>21.65</text:p>
              </table:table-cell>
              <table:table-cell office:value-type="float" office:value="21.5945184078941">
                <text:p>21.5945184078941</text:p>
              </table:table-cell>
            </table:table-row>
            <table:table-row>
              <table:table-cell office:value-type="float" office:value="0.77505787037037">
                <text:p>0.77505787037037</text:p>
              </table:table-cell>
              <table:table-cell office:value-type="float" office:value="21.65">
                <text:p>21.65</text:p>
              </table:table-cell>
              <table:table-cell office:value-type="float" office:value="21.5976149171358">
                <text:p>21.5976149171358</text:p>
              </table:table-cell>
            </table:table-row>
            <table:table-row>
              <table:table-cell office:value-type="float" office:value="0.775127314814815">
                <text:p>0.775127314814815</text:p>
              </table:table-cell>
              <table:table-cell office:value-type="float" office:value="21.65">
                <text:p>21.65</text:p>
              </table:table-cell>
              <table:table-cell office:value-type="float" office:value="21.6013304230515">
                <text:p>21.6013304230515</text:p>
              </table:table-cell>
            </table:table-row>
            <table:table-row>
              <table:table-cell office:value-type="float" office:value="0.775150462962963">
                <text:p>0.775150462962963</text:p>
              </table:table-cell>
              <table:table-cell office:value-type="float" office:value="21.712">
                <text:p>21.712</text:p>
              </table:table-cell>
              <table:table-cell office:value-type="float" office:value="21.6025688510514">
                <text:p>21.6025688510514</text:p>
              </table:table-cell>
            </table:table-row>
            <table:table-row>
              <table:table-cell office:value-type="float" office:value="0.775208333333333">
                <text:p>0.775208333333333</text:p>
              </table:table-cell>
              <table:table-cell office:value-type="float" office:value="21.712">
                <text:p>21.712</text:p>
              </table:table-cell>
              <table:table-cell office:value-type="float" office:value="21.6056647592581">
                <text:p>21.6056647592581</text:p>
              </table:table-cell>
            </table:table-row>
            <table:table-row>
              <table:table-cell office:value-type="float" office:value="0.775266203703704">
                <text:p>0.775266203703704</text:p>
              </table:table-cell>
              <table:table-cell office:value-type="float" office:value="21.712">
                <text:p>21.712</text:p>
              </table:table-cell>
              <table:table-cell office:value-type="float" office:value="21.6087604363595">
                <text:p>21.6087604363595</text:p>
              </table:table-cell>
            </table:table-row>
            <table:table-row>
              <table:table-cell office:value-type="float" office:value="0.775335648148148">
                <text:p>0.775335648148148</text:p>
              </table:table-cell>
              <table:table-cell office:value-type="float" office:value="21.65">
                <text:p>21.65</text:p>
              </table:table-cell>
              <table:table-cell office:value-type="float" office:value="21.6124749438711">
                <text:p>21.6124749438711</text:p>
              </table:table-cell>
            </table:table-row>
            <table:table-row>
              <table:table-cell office:value-type="float" office:value="0.775393518518519">
                <text:p>0.775393518518519</text:p>
              </table:table-cell>
              <table:table-cell office:value-type="float" office:value="21.712">
                <text:p>21.712</text:p>
              </table:table-cell>
              <table:table-cell office:value-type="float" office:value="21.6155701126626">
                <text:p>21.6155701126626</text:p>
              </table:table-cell>
            </table:table-row>
            <table:table-row>
              <table:table-cell office:value-type="float" office:value="0.775428240740741">
                <text:p>0.775428240740741</text:p>
              </table:table-cell>
              <table:table-cell office:value-type="float" office:value="21.712">
                <text:p>21.712</text:p>
              </table:table-cell>
              <table:table-cell office:value-type="float" office:value="21.6174271030578">
                <text:p>21.6174271030578</text:p>
              </table:table-cell>
            </table:table-row>
            <table:table-row>
              <table:table-cell office:value-type="float" office:value="0.775486111111111">
                <text:p>0.775486111111111</text:p>
              </table:table-cell>
              <table:table-cell office:value-type="float" office:value="21.65">
                <text:p>21.65</text:p>
              </table:table-cell>
              <table:table-cell office:value-type="float" office:value="21.6205219022741">
                <text:p>21.6205219022741</text:p>
              </table:table-cell>
            </table:table-row>
            <table:table-row>
              <table:table-cell office:value-type="float" office:value="0.775543981481482">
                <text:p>0.775543981481482</text:p>
              </table:table-cell>
              <table:table-cell office:value-type="float" office:value="21.65">
                <text:p>21.65</text:p>
              </table:table-cell>
              <table:table-cell office:value-type="float" office:value="21.6236164705508">
                <text:p>21.6236164705508</text:p>
              </table:table-cell>
            </table:table-row>
            <table:table-row>
              <table:table-cell office:value-type="float" office:value="0.775601851851852">
                <text:p>0.775601851851852</text:p>
              </table:table-cell>
              <table:table-cell office:value-type="float" office:value="21.65">
                <text:p>21.65</text:p>
              </table:table-cell>
              <table:table-cell office:value-type="float" office:value="21.6267108079223">
                <text:p>21.6267108079223</text:p>
              </table:table-cell>
            </table:table-row>
            <table:table-row>
              <table:table-cell office:value-type="float" office:value="0.775659722222222">
                <text:p>0.775659722222222</text:p>
              </table:table-cell>
              <table:table-cell office:value-type="float" office:value="21.65">
                <text:p>21.65</text:p>
              </table:table-cell>
              <table:table-cell office:value-type="float" office:value="21.6298049144231">
                <text:p>21.6298049144231</text:p>
              </table:table-cell>
            </table:table-row>
            <table:table-row>
              <table:table-cell office:value-type="float" office:value="0.775717592592593">
                <text:p>0.775717592592593</text:p>
              </table:table-cell>
              <table:table-cell office:value-type="float" office:value="21.587">
                <text:p>21.587</text:p>
              </table:table-cell>
              <table:table-cell office:value-type="float" office:value="21.6328987900876">
                <text:p>21.6328987900876</text:p>
              </table:table-cell>
            </table:table-row>
            <table:table-row>
              <table:table-cell office:value-type="float" office:value="0.775752314814815">
                <text:p>0.775752314814815</text:p>
              </table:table-cell>
              <table:table-cell office:value-type="float" office:value="21.587">
                <text:p>21.587</text:p>
              </table:table-cell>
              <table:table-cell office:value-type="float" office:value="21.6347550046992">
                <text:p>21.6347550046992</text:p>
              </table:table-cell>
            </table:table-row>
            <table:table-row>
              <table:table-cell office:value-type="float" office:value="0.775810185185185">
                <text:p>0.775810185185185</text:p>
              </table:table-cell>
              <table:table-cell office:value-type="float" office:value="21.712">
                <text:p>21.712</text:p>
              </table:table-cell>
              <table:table-cell office:value-type="float" office:value="21.6378485110972">
                <text:p>21.6378485110972</text:p>
              </table:table-cell>
            </table:table-row>
            <table:table-row>
              <table:table-cell office:value-type="float" office:value="0.775868055555556">
                <text:p>0.775868055555556</text:p>
              </table:table-cell>
              <table:table-cell office:value-type="float" office:value="21.712">
                <text:p>21.712</text:p>
              </table:table-cell>
              <table:table-cell office:value-type="float" office:value="21.6409417867486">
                <text:p>21.6409417867486</text:p>
              </table:table-cell>
            </table:table-row>
            <table:table-row>
              <table:table-cell office:value-type="float" office:value="0.7759375">
                <text:p>0.7759375</text:p>
              </table:table-cell>
              <table:table-cell office:value-type="float" office:value="21.712">
                <text:p>21.712</text:p>
              </table:table-cell>
              <table:table-cell office:value-type="float" office:value="21.6446534129929">
                <text:p>21.6446534129929</text:p>
              </table:table-cell>
            </table:table-row>
            <table:table-row>
              <table:table-cell office:value-type="float" office:value="0.77599537037037">
                <text:p>0.77599537037037</text:p>
              </table:table-cell>
              <table:table-cell office:value-type="float" office:value="21.775">
                <text:p>21.775</text:p>
              </table:table-cell>
              <table:table-cell office:value-type="float" office:value="21.6477461811224">
                <text:p>21.6477461811224</text:p>
              </table:table-cell>
            </table:table-row>
            <table:table-row>
              <table:table-cell office:value-type="float" office:value="0.776030092592593">
                <text:p>0.776030092592593</text:p>
              </table:table-cell>
              <table:table-cell office:value-type="float" office:value="21.775">
                <text:p>21.775</text:p>
              </table:table-cell>
              <table:table-cell office:value-type="float" office:value="21.6496017312924">
                <text:p>21.6496017312924</text:p>
              </table:table-cell>
            </table:table-row>
            <table:table-row>
              <table:table-cell office:value-type="float" office:value="0.776087962962963">
                <text:p>0.776087962962963</text:p>
              </table:table-cell>
              <table:table-cell office:value-type="float" office:value="21.712">
                <text:p>21.712</text:p>
              </table:table-cell>
              <table:table-cell office:value-type="float" office:value="21.6526941304199">
                <text:p>21.6526941304199</text:p>
              </table:table-cell>
            </table:table-row>
            <table:table-row>
              <table:table-cell office:value-type="float" office:value="0.776145833333333">
                <text:p>0.776145833333333</text:p>
              </table:table-cell>
              <table:table-cell office:value-type="float" office:value="21.712">
                <text:p>21.712</text:p>
              </table:table-cell>
              <table:table-cell office:value-type="float" office:value="21.6557862989658">
                <text:p>21.6557862989658</text:p>
              </table:table-cell>
            </table:table-row>
            <table:table-row>
              <table:table-cell office:value-type="float" office:value="0.776203703703704">
                <text:p>0.776203703703704</text:p>
              </table:table-cell>
              <table:table-cell office:value-type="float" office:value="21.712">
                <text:p>21.712</text:p>
              </table:table-cell>
              <table:table-cell office:value-type="float" office:value="21.6588782369644">
                <text:p>21.6588782369644</text:p>
              </table:table-cell>
            </table:table-row>
            <table:table-row>
              <table:table-cell office:value-type="float" office:value="0.776261574074074">
                <text:p>0.776261574074074</text:p>
              </table:table-cell>
              <table:table-cell office:value-type="float" office:value="21.712">
                <text:p>21.712</text:p>
              </table:table-cell>
              <table:table-cell office:value-type="float" office:value="21.6619699444502">
                <text:p>21.6619699444502</text:p>
              </table:table-cell>
            </table:table-row>
            <table:table-row>
              <table:table-cell office:value-type="float" office:value="0.776296296296296">
                <text:p>0.776296296296296</text:p>
              </table:table-cell>
              <table:table-cell office:value-type="float" office:value="21.775">
                <text:p>21.775</text:p>
              </table:table-cell>
              <table:table-cell office:value-type="float" office:value="21.6638248583098">
                <text:p>21.6638248583098</text:p>
              </table:table-cell>
            </table:table-row>
            <table:table-row>
              <table:table-cell office:value-type="float" office:value="0.776354166666667">
                <text:p>0.776354166666667</text:p>
              </table:table-cell>
              <table:table-cell office:value-type="float" office:value="21.712">
                <text:p>21.712</text:p>
              </table:table-cell>
              <table:table-cell office:value-type="float" office:value="21.6669161970465">
                <text:p>21.6669161970465</text:p>
              </table:table-cell>
            </table:table-row>
            <table:table-row>
              <table:table-cell office:value-type="float" office:value="0.776412037037037">
                <text:p>0.776412037037037</text:p>
              </table:table-cell>
              <table:table-cell office:value-type="float" office:value="21.712">
                <text:p>21.712</text:p>
              </table:table-cell>
              <table:table-cell office:value-type="float" office:value="21.6700073053597">
                <text:p>21.6700073053597</text:p>
              </table:table-cell>
            </table:table-row>
            <table:table-row>
              <table:table-cell office:value-type="float" office:value="0.776469907407407">
                <text:p>0.776469907407407</text:p>
              </table:table-cell>
              <table:table-cell office:value-type="float" office:value="21.775">
                <text:p>21.775</text:p>
              </table:table-cell>
              <table:table-cell office:value-type="float" office:value="21.6730981832838">
                <text:p>21.6730981832838</text:p>
              </table:table-cell>
            </table:table-row>
            <table:table-row>
              <table:table-cell office:value-type="float" office:value="0.776539351851852">
                <text:p>0.776539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21.6768069327273">
                <text:p>21.6768069327273</text:p>
              </table:table-cell>
            </table:table-row>
            <table:table-row>
              <table:table-cell office:value-type="float" office:value="0.7765625">
                <text:p>0.7765625</text:p>
              </table:table-cell>
              <table:table-cell office:value-type="float" office:value="21.775">
                <text:p>21.775</text:p>
              </table:table-cell>
              <table:table-cell office:value-type="float" office:value="21.6780431088385">
                <text:p>21.6780431088385</text:p>
              </table:table-cell>
            </table:table-row>
            <table:table-row>
              <table:table-cell office:value-type="float" office:value="0.776631944444445">
                <text:p>0.776631944444445</text:p>
              </table:table-cell>
              <table:table-cell office:value-type="float" office:value="21.712">
                <text:p>21.712</text:p>
              </table:table-cell>
              <table:table-cell office:value-type="float" office:value="21.6817514160931">
                <text:p>21.6817514160931</text:p>
              </table:table-cell>
            </table:table-row>
            <table:table-row>
              <table:table-cell office:value-type="float" office:value="0.776689814814815">
                <text:p>0.776689814814815</text:p>
              </table:table-cell>
              <table:table-cell office:value-type="float" office:value="21.712">
                <text:p>21.712</text:p>
              </table:table-cell>
              <table:table-cell office:value-type="float" office:value="21.6848414188514">
                <text:p>21.6848414188514</text:p>
              </table:table-cell>
            </table:table-row>
            <table:table-row>
              <table:table-cell office:value-type="float" office:value="0.776747685185185">
                <text:p>0.776747685185185</text:p>
              </table:table-cell>
              <table:table-cell office:value-type="float" office:value="21.775">
                <text:p>21.775</text:p>
              </table:table-cell>
              <table:table-cell office:value-type="float" office:value="21.6879311913854">
                <text:p>21.6879311913854</text:p>
              </table:table-cell>
            </table:table-row>
            <table:table-row>
              <table:table-cell office:value-type="float" office:value="0.776805555555556">
                <text:p>0.776805555555556</text:p>
              </table:table-cell>
              <table:table-cell office:value-type="float" office:value="21.775">
                <text:p>21.775</text:p>
              </table:table-cell>
              <table:table-cell office:value-type="float" office:value="21.6910207337293">
                <text:p>21.6910207337293</text:p>
              </table:table-cell>
            </table:table-row>
            <table:table-row>
              <table:table-cell office:value-type="float" office:value="0.776840277777778">
                <text:p>0.776840277777778</text:p>
              </table:table-cell>
              <table:table-cell office:value-type="float" office:value="21.775">
                <text:p>21.775</text:p>
              </table:table-cell>
              <table:table-cell office:value-type="float" office:value="21.6928743486586">
                <text:p>21.6928743486586</text:p>
              </table:table-cell>
            </table:table-row>
            <table:table-row>
              <table:table-cell office:value-type="float" office:value="0.776898148148148">
                <text:p>0.77689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21.6959635227697">
                <text:p>21.6959635227697</text:p>
              </table:table-cell>
            </table:table-row>
            <table:table-row>
              <table:table-cell office:value-type="float" office:value="0.776956018518519">
                <text:p>0.776956018518519</text:p>
              </table:table-cell>
              <table:table-cell office:value-type="float" office:value="21.775">
                <text:p>21.775</text:p>
              </table:table-cell>
              <table:table-cell office:value-type="float" office:value="21.6990524667798">
                <text:p>21.6990524667798</text:p>
              </table:table-cell>
            </table:table-row>
            <table:table-row>
              <table:table-cell office:value-type="float" office:value="0.777013888888889">
                <text:p>0.777013888888889</text:p>
              </table:table-cell>
              <table:table-cell office:value-type="float" office:value="21.775">
                <text:p>21.775</text:p>
              </table:table-cell>
              <table:table-cell office:value-type="float" office:value="21.7021411807233">
                <text:p>21.7021411807233</text:p>
              </table:table-cell>
            </table:table-row>
            <table:table-row>
              <table:table-cell office:value-type="float" office:value="0.777083333333333">
                <text:p>0.777083333333333</text:p>
              </table:table-cell>
              <table:table-cell office:value-type="float" office:value="21.775">
                <text:p>21.775</text:p>
              </table:table-cell>
              <table:table-cell office:value-type="float" office:value="21.7058473338157">
                <text:p>21.7058473338157</text:p>
              </table:table-cell>
            </table:table-row>
            <table:table-row>
              <table:table-cell office:value-type="float" office:value="0.777106481481482">
                <text:p>0.777106481481482</text:p>
              </table:table-cell>
              <table:table-cell office:value-type="float" office:value="21.775">
                <text:p>21.775</text:p>
              </table:table-cell>
              <table:table-cell office:value-type="float" office:value="21.7070826445797">
                <text:p>21.7070826445797</text:p>
              </table:table-cell>
            </table:table-row>
            <table:table-row>
              <table:table-cell office:value-type="float" office:value="0.777164351851852">
                <text:p>0.777164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21.7101707605102">
                <text:p>21.7101707605102</text:p>
              </table:table-cell>
            </table:table-row>
            <table:table-row>
              <table:table-cell office:value-type="float" office:value="0.777233796296296">
                <text:p>0.777233796296296</text:p>
              </table:table-cell>
              <table:table-cell office:value-type="float" office:value="21.775">
                <text:p>21.775</text:p>
              </table:table-cell>
              <table:table-cell office:value-type="float" office:value="21.7138761961047">
                <text:p>21.7138761961047</text:p>
              </table:table-cell>
            </table:table-row>
            <table:table-row>
              <table:table-cell office:value-type="float" office:value="0.777291666666667">
                <text:p>0.777291666666667</text:p>
              </table:table-cell>
              <table:table-cell office:value-type="float" office:value="21.775">
                <text:p>21.775</text:p>
              </table:table-cell>
              <table:table-cell office:value-type="float" office:value="21.716963806205">
                <text:p>21.716963806205</text:p>
              </table:table-cell>
            </table:table-row>
            <table:table-row>
              <table:table-cell office:value-type="float" office:value="0.777326388888889">
                <text:p>0.777326388888889</text:p>
              </table:table-cell>
              <table:table-cell office:value-type="float" office:value="21.775">
                <text:p>21.775</text:p>
              </table:table-cell>
              <table:table-cell office:value-type="float" office:value="21.7188162619264">
                <text:p>21.7188162619264</text:p>
              </table:table-cell>
            </table:table-row>
            <table:table-row>
              <table:table-cell office:value-type="float" office:value="0.777384259259259">
                <text:p>0.777384259259259</text:p>
              </table:table-cell>
              <table:table-cell office:value-type="float" office:value="21.775">
                <text:p>21.775</text:p>
              </table:table-cell>
              <table:table-cell office:value-type="float" office:value="21.7219035042544">
                <text:p>21.7219035042544</text:p>
              </table:table-cell>
            </table:table-row>
            <table:table-row>
              <table:table-cell office:value-type="float" office:value="0.77744212962963">
                <text:p>0.77744212962963</text:p>
              </table:table-cell>
              <table:table-cell office:value-type="float" office:value="21.775">
                <text:p>21.775</text:p>
              </table:table-cell>
              <table:table-cell office:value-type="float" office:value="21.7249905167691">
                <text:p>21.7249905167691</text:p>
              </table:table-cell>
            </table:table-row>
            <table:table-row>
              <table:table-cell office:value-type="float" office:value="0.7775">
                <text:p>0.7775</text:p>
              </table:table-cell>
              <table:table-cell office:value-type="float" office:value="21.775">
                <text:p>21.775</text:p>
              </table:table-cell>
              <table:table-cell office:value-type="float" office:value="21.7280772995048">
                <text:p>21.7280772995048</text:p>
              </table:table-cell>
            </table:table-row>
            <table:table-row>
              <table:table-cell office:value-type="float" office:value="0.777569444444444">
                <text:p>0.777569444444444</text:p>
              </table:table-cell>
              <table:table-cell office:value-type="float" office:value="21.775">
                <text:p>21.775</text:p>
              </table:table-cell>
              <table:table-cell office:value-type="float" office:value="21.7317811355275">
                <text:p>21.7317811355275</text:p>
              </table:table-cell>
            </table:table-row>
            <table:table-row>
              <table:table-cell office:value-type="float" office:value="0.777592592592593">
                <text:p>0.777592592592593</text:p>
              </table:table-cell>
              <table:table-cell office:value-type="float" office:value="21.775">
                <text:p>21.775</text:p>
              </table:table-cell>
              <table:table-cell office:value-type="float" office:value="21.7330156740269">
                <text:p>21.7330156740269</text:p>
              </table:table-cell>
            </table:table-row>
            <table:table-row>
              <table:table-cell office:value-type="float" office:value="0.777662037037037">
                <text:p>0.777662037037037</text:p>
              </table:table-cell>
              <table:table-cell office:value-type="float" office:value="21.775">
                <text:p>21.775</text:p>
              </table:table-cell>
              <table:table-cell office:value-type="float" office:value="21.7367190690314">
                <text:p>21.7367190690314</text:p>
              </table:table-cell>
            </table:table-row>
            <table:table-row>
              <table:table-cell office:value-type="float" office:value="0.777719907407407">
                <text:p>0.777719907407407</text:p>
              </table:table-cell>
              <table:table-cell office:value-type="float" office:value="21.775">
                <text:p>21.775</text:p>
              </table:table-cell>
              <table:table-cell office:value-type="float" office:value="21.7398049789186">
                <text:p>21.7398049789186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1.775">
                <text:p>21.775</text:p>
              </table:table-cell>
              <table:table-cell office:value-type="float" office:value="21.7428906591908">
                <text:p>21.7428906591908</text:p>
              </table:table-cell>
            </table:table-row>
            <table:table-row>
              <table:table-cell office:value-type="float" office:value="0.7778125">
                <text:p>0.7778125</text:p>
              </table:table-cell>
              <table:table-cell office:value-type="float" office:value="21.837">
                <text:p>21.837</text:p>
              </table:table-cell>
              <table:table-cell office:value-type="float" office:value="21.7447419571532">
                <text:p>21.7447419571532</text:p>
              </table:table-cell>
            </table:table-row>
            <table:table-row>
              <table:table-cell office:value-type="float" office:value="0.77787037037037">
                <text:p>0.77787037037037</text:p>
              </table:table-cell>
              <table:table-cell office:value-type="float" office:value="21.837">
                <text:p>21.837</text:p>
              </table:table-cell>
              <table:table-cell office:value-type="float" office:value="21.7478272701127">
                <text:p>21.7478272701127</text:p>
              </table:table-cell>
            </table:table-row>
            <table:table-row>
              <table:table-cell office:value-type="float" office:value="0.777928240740741">
                <text:p>0.777928240740741</text:p>
              </table:table-cell>
              <table:table-cell office:value-type="float" office:value="21.775">
                <text:p>21.775</text:p>
              </table:table-cell>
              <table:table-cell office:value-type="float" office:value="21.750912353546">
                <text:p>21.750912353546</text:p>
              </table:table-cell>
            </table:table-row>
            <table:table-row>
              <table:table-cell office:value-type="float" office:value="0.777997685185185">
                <text:p>0.777997685185185</text:p>
              </table:table-cell>
              <table:table-cell office:value-type="float" office:value="21.775">
                <text:p>21.775</text:p>
              </table:table-cell>
              <table:table-cell office:value-type="float" office:value="21.7546141507396">
                <text:p>21.7546141507396</text:p>
              </table:table-cell>
            </table:table-row>
            <table:table-row>
              <table:table-cell office:value-type="float" office:value="0.778055555555556">
                <text:p>0.778055555555556</text:p>
              </table:table-cell>
              <table:table-cell office:value-type="float" office:value="21.775">
                <text:p>21.775</text:p>
              </table:table-cell>
              <table:table-cell office:value-type="float" office:value="21.7576987293357">
                <text:p>21.7576987293357</text:p>
              </table:table-cell>
            </table:table-row>
            <table:table-row>
              <table:table-cell office:value-type="float" office:value="0.778078703703704">
                <text:p>0.778078703703704</text:p>
              </table:table-cell>
              <table:table-cell office:value-type="float" office:value="21.775">
                <text:p>21.775</text:p>
              </table:table-cell>
              <table:table-cell office:value-type="float" office:value="21.7589324965355">
                <text:p>21.7589324965355</text:p>
              </table:table-cell>
            </table:table-row>
            <table:table-row>
              <table:table-cell office:value-type="float" office:value="0.778148148148148">
                <text:p>0.778148148148148</text:p>
              </table:table-cell>
              <table:table-cell office:value-type="float" office:value="21.837">
                <text:p>21.837</text:p>
              </table:table-cell>
              <table:table-cell office:value-type="float" office:value="21.7626335779165">
                <text:p>21.7626335779165</text:p>
              </table:table-cell>
            </table:table-row>
            <table:table-row>
              <table:table-cell office:value-type="float" office:value="0.778206018518519">
                <text:p>0.778206018518519</text:p>
              </table:table-cell>
              <table:table-cell office:value-type="float" office:value="21.837">
                <text:p>21.837</text:p>
              </table:table-cell>
              <table:table-cell office:value-type="float" office:value="21.7657175600997">
                <text:p>21.7657175600997</text:p>
              </table:table-cell>
            </table:table-row>
            <table:table-row>
              <table:table-cell office:value-type="float" office:value="0.778414351851852">
                <text:p>0.778414351851852</text:p>
              </table:table-cell>
              <table:table-cell office:value-type="float" office:value="21.837">
                <text:p>21.837</text:p>
              </table:table-cell>
              <table:table-cell office:value-type="float" office:value="21.7768179973667">
                <text:p>21.7768179973667</text:p>
              </table:table-cell>
            </table:table-row>
            <table:table-row>
              <table:table-cell office:value-type="float" office:value="0.778449074074074">
                <text:p>0.778449074074074</text:p>
              </table:table-cell>
              <table:table-cell office:value-type="float" office:value="21.837">
                <text:p>21.837</text:p>
              </table:table-cell>
              <table:table-cell office:value-type="float" office:value="21.7786677814027">
                <text:p>21.7786677814027</text:p>
              </table:table-cell>
            </table:table-row>
            <table:table-row>
              <table:table-cell office:value-type="float" office:value="0.778506944444444">
                <text:p>0.778506944444444</text:p>
              </table:table-cell>
              <table:table-cell office:value-type="float" office:value="21.837">
                <text:p>21.837</text:p>
              </table:table-cell>
              <table:table-cell office:value-type="float" office:value="21.7817505714518">
                <text:p>21.7817505714518</text:p>
              </table:table-cell>
            </table:table-row>
            <table:table-row>
              <table:table-cell office:value-type="float" office:value="0.778541666666667">
                <text:p>0.778541666666667</text:p>
              </table:table-cell>
              <table:table-cell office:value-type="float" office:value="21.837">
                <text:p>21.837</text:p>
              </table:table-cell>
              <table:table-cell office:value-type="float" office:value="21.7836001354866">
                <text:p>21.7836001354866</text:p>
              </table:table-cell>
            </table:table-row>
            <table:table-row>
              <table:table-cell office:value-type="float" office:value="0.778564814814815">
                <text:p>0.778564814814815</text:p>
              </table:table-cell>
              <table:table-cell office:value-type="float" office:value="21.837">
                <text:p>21.837</text:p>
              </table:table-cell>
              <table:table-cell office:value-type="float" office:value="21.78483313235">
                <text:p>21.78483313235</text:p>
              </table:table-cell>
            </table:table-row>
            <table:table-row>
              <table:table-cell office:value-type="float" office:value="0.778599537037037">
                <text:p>0.778599537037037</text:p>
              </table:table-cell>
              <table:table-cell office:value-type="float" office:value="21.837">
                <text:p>21.837</text:p>
              </table:table-cell>
              <table:table-cell office:value-type="float" office:value="21.7866825589106">
                <text:p>21.7866825589106</text:p>
              </table:table-cell>
            </table:table-row>
            <table:table-row>
              <table:table-cell office:value-type="float" office:value="0.778634259259259">
                <text:p>0.778634259259259</text:p>
              </table:table-cell>
              <table:table-cell office:value-type="float" office:value="21.837">
                <text:p>21.837</text:p>
              </table:table-cell>
              <table:table-cell office:value-type="float" office:value="21.7885319029965">
                <text:p>21.7885319029965</text:p>
              </table:table-cell>
            </table:table-row>
            <table:table-row>
              <table:table-cell office:value-type="float" office:value="0.778668981481481">
                <text:p>0.778668981481481</text:p>
              </table:table-cell>
              <table:table-cell office:value-type="float" office:value="21.837">
                <text:p>21.837</text:p>
              </table:table-cell>
              <table:table-cell office:value-type="float" office:value="21.7903811646151">
                <text:p>21.7903811646151</text:p>
              </table:table-cell>
            </table:table-row>
            <table:table-row>
              <table:table-cell office:value-type="float" office:value="0.77869212962963">
                <text:p>0.77869212962963</text:p>
              </table:table-cell>
              <table:table-cell office:value-type="float" office:value="21.837">
                <text:p>21.837</text:p>
              </table:table-cell>
              <table:table-cell office:value-type="float" office:value="21.7916139598826">
                <text:p>21.7916139598826</text:p>
              </table:table-cell>
            </table:table-row>
            <table:table-row>
              <table:table-cell office:value-type="float" office:value="0.778761574074074">
                <text:p>0.778761574074074</text:p>
              </table:table-cell>
              <table:table-cell office:value-type="float" office:value="21.9">
                <text:p>21.9</text:p>
              </table:table-cell>
              <table:table-cell office:value-type="float" office:value="21.7953121258135">
                <text:p>21.7953121258135</text:p>
              </table:table-cell>
            </table:table-row>
            <table:table-row>
              <table:table-cell office:value-type="float" office:value="0.778796296296296">
                <text:p>0.778796296296296</text:p>
              </table:table-cell>
              <table:table-cell office:value-type="float" office:value="21.837">
                <text:p>21.837</text:p>
              </table:table-cell>
              <table:table-cell office:value-type="float" office:value="21.7971610851147">
                <text:p>21.7971610851147</text:p>
              </table:table-cell>
            </table:table-row>
            <table:table-row>
              <table:table-cell office:value-type="float" office:value="0.778854166666667">
                <text:p>0.778854166666667</text:p>
              </table:table-cell>
              <table:table-cell office:value-type="float" office:value="21.837">
                <text:p>21.837</text:p>
              </table:table-cell>
              <table:table-cell office:value-type="float" office:value="21.8002425007692">
                <text:p>21.8002425007692</text:p>
              </table:table-cell>
            </table:table-row>
            <table:table-row>
              <table:table-cell office:value-type="float" office:value="0.778923611111111">
                <text:p>0.778923611111111</text:p>
              </table:table-cell>
              <table:table-cell office:value-type="float" office:value="21.837">
                <text:p>21.837</text:p>
              </table:table-cell>
              <table:table-cell office:value-type="float" office:value="21.8039398973479">
                <text:p>21.8039398973479</text:p>
              </table:table-cell>
            </table:table-row>
            <table:table-row>
              <table:table-cell office:value-type="float" office:value="0.778946759259259">
                <text:p>0.778946759259259</text:p>
              </table:table-cell>
              <table:table-cell office:value-type="float" office:value="21.837">
                <text:p>21.837</text:p>
              </table:table-cell>
              <table:table-cell office:value-type="float" office:value="21.8051722896214">
                <text:p>21.8051722896214</text:p>
              </table:table-cell>
            </table:table-row>
            <table:table-row>
              <table:table-cell office:value-type="float" office:value="0.779016203703704">
                <text:p>0.779016203703704</text:p>
              </table:table-cell>
              <table:table-cell office:value-type="float" office:value="21.775">
                <text:p>21.775</text:p>
              </table:table-cell>
              <table:table-cell office:value-type="float" office:value="21.8088692467141">
                <text:p>21.8088692467141</text:p>
              </table:table-cell>
            </table:table-row>
            <table:table-row>
              <table:table-cell office:value-type="float" office:value="0.779074074074074">
                <text:p>0.779074074074074</text:p>
              </table:table-cell>
              <table:table-cell office:value-type="float" office:value="21.837">
                <text:p>21.837</text:p>
              </table:table-cell>
              <table:table-cell office:value-type="float" office:value="21.8119497925523">
                <text:p>21.8119497925523</text:p>
              </table:table-cell>
            </table:table-row>
            <table:table-row>
              <table:table-cell office:value-type="float" office:value="0.779143518518518">
                <text:p>0.779143518518518</text:p>
              </table:table-cell>
              <table:table-cell office:value-type="float" office:value="21.775">
                <text:p>21.775</text:p>
              </table:table-cell>
              <table:table-cell office:value-type="float" office:value="21.8156461455221">
                <text:p>21.8156461455221</text:p>
              </table:table-cell>
            </table:table-row>
            <table:table-row>
              <table:table-cell office:value-type="float" office:value="0.779178240740741">
                <text:p>0.779178240740741</text:p>
              </table:table-cell>
              <table:table-cell office:value-type="float" office:value="21.775">
                <text:p>21.775</text:p>
              </table:table-cell>
              <table:table-cell office:value-type="float" office:value="21.817494198464">
                <text:p>21.817494198464</text:p>
              </table:table-cell>
            </table:table-row>
            <table:table-row>
              <table:table-cell office:value-type="float" office:value="0.779236111111111">
                <text:p>0.779236111111111</text:p>
              </table:table-cell>
              <table:table-cell office:value-type="float" office:value="21.775">
                <text:p>21.775</text:p>
              </table:table-cell>
              <table:table-cell office:value-type="float" office:value="21.8205741036991">
                <text:p>21.8205741036991</text:p>
              </table:table-cell>
            </table:table-row>
            <table:table-row>
              <table:table-cell office:value-type="float" office:value="0.779293981481481">
                <text:p>0.779293981481481</text:p>
              </table:table-cell>
              <table:table-cell office:value-type="float" office:value="21.775">
                <text:p>21.775</text:p>
              </table:table-cell>
              <table:table-cell office:value-type="float" office:value="21.823653780212">
                <text:p>21.823653780212</text:p>
              </table:table-cell>
            </table:table-row>
            <table:table-row>
              <table:table-cell office:value-type="float" office:value="0.779363425925926">
                <text:p>0.779363425925926</text:p>
              </table:table-cell>
              <table:table-cell office:value-type="float" office:value="21.775">
                <text:p>21.775</text:p>
              </table:table-cell>
              <table:table-cell office:value-type="float" office:value="21.8273490901618">
                <text:p>21.8273490901618</text:p>
              </table:table-cell>
            </table:table-row>
            <table:table-row>
              <table:table-cell office:value-type="float" office:value="0.779398148148148">
                <text:p>0.77939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21.8291966216634">
                <text:p>21.8291966216634</text:p>
              </table:table-cell>
            </table:table-row>
            <table:table-row>
              <table:table-cell office:value-type="float" office:value="0.779456018518519">
                <text:p>0.779456018518519</text:p>
              </table:table-cell>
              <table:table-cell office:value-type="float" office:value="21.775">
                <text:p>21.775</text:p>
              </table:table-cell>
              <table:table-cell office:value-type="float" office:value="21.8322756579347">
                <text:p>21.8322756579347</text:p>
              </table:table-cell>
            </table:table-row>
            <table:table-row>
              <table:table-cell office:value-type="float" office:value="0.779513888888889">
                <text:p>0.779513888888889</text:p>
              </table:table-cell>
              <table:table-cell office:value-type="float" office:value="21.837">
                <text:p>21.837</text:p>
              </table:table-cell>
              <table:table-cell office:value-type="float" office:value="21.8353544656127">
                <text:p>21.8353544656127</text:p>
              </table:table-cell>
            </table:table-row>
            <table:table-row>
              <table:table-cell office:value-type="float" office:value="0.779548611111111">
                <text:p>0.779548611111111</text:p>
              </table:table-cell>
              <table:table-cell office:value-type="float" office:value="21.837">
                <text:p>21.837</text:p>
              </table:table-cell>
              <table:table-cell office:value-type="float" office:value="21.8372016405089">
                <text:p>21.8372016405089</text:p>
              </table:table-cell>
            </table:table-row>
            <table:table-row>
              <table:table-cell office:value-type="float" office:value="0.779618055555556">
                <text:p>0.779618055555556</text:p>
              </table:table-cell>
              <table:table-cell office:value-type="float" office:value="21.9">
                <text:p>21.9</text:p>
              </table:table-cell>
              <table:table-cell office:value-type="float" office:value="21.8408957434865">
                <text:p>21.8408957434865</text:p>
              </table:table-cell>
            </table:table-row>
            <table:table-row>
              <table:table-cell office:value-type="float" office:value="0.779675925925926">
                <text:p>0.779675925925926</text:p>
              </table:table-cell>
              <table:table-cell office:value-type="float" office:value="21.837">
                <text:p>21.837</text:p>
              </table:table-cell>
              <table:table-cell office:value-type="float" office:value="21.8439739112841">
                <text:p>21.8439739112841</text:p>
              </table:table-cell>
            </table:table-row>
            <table:table-row>
              <table:table-cell office:value-type="float" office:value="0.779733796296296">
                <text:p>0.779733796296296</text:p>
              </table:table-cell>
              <table:table-cell office:value-type="float" office:value="21.837">
                <text:p>21.837</text:p>
              </table:table-cell>
              <table:table-cell office:value-type="float" office:value="21.8470518506174">
                <text:p>21.8470518506174</text:p>
              </table:table-cell>
            </table:table-row>
            <table:table-row>
              <table:table-cell office:value-type="float" office:value="0.779768518518518">
                <text:p>0.779768518518518</text:p>
              </table:table-cell>
              <table:table-cell office:value-type="float" office:value="21.775">
                <text:p>21.775</text:p>
              </table:table-cell>
              <table:table-cell office:value-type="float" office:value="21.8488985045686">
                <text:p>21.8488985045686</text:p>
              </table:table-cell>
            </table:table-row>
            <table:table-row>
              <table:table-cell office:value-type="float" office:value="0.779826388888889">
                <text:p>0.779826388888889</text:p>
              </table:table-cell>
              <table:table-cell office:value-type="float" office:value="21.775">
                <text:p>21.775</text:p>
              </table:table-cell>
              <table:table-cell office:value-type="float" office:value="21.8519760784296">
                <text:p>21.8519760784296</text:p>
              </table:table-cell>
            </table:table-row>
            <table:table-row>
              <table:table-cell office:value-type="float" office:value="0.779895833333333">
                <text:p>0.779895833333333</text:p>
              </table:table-cell>
              <table:table-cell office:value-type="float" office:value="21.775">
                <text:p>21.775</text:p>
              </table:table-cell>
              <table:table-cell office:value-type="float" office:value="21.8556688656092">
                <text:p>21.8556688656092</text:p>
              </table:table-cell>
            </table:table-row>
            <table:table-row>
              <table:table-cell office:value-type="float" office:value="0.779953703703704">
                <text:p>0.779953703703704</text:p>
              </table:table-cell>
              <table:table-cell office:value-type="float" office:value="21.775">
                <text:p>21.775</text:p>
              </table:table-cell>
              <table:table-cell office:value-type="float" office:value="21.8587459370874">
                <text:p>21.8587459370874</text:p>
              </table:table-cell>
            </table:table-row>
            <table:table-row>
              <table:table-cell office:value-type="float" office:value="0.780011574074074">
                <text:p>0.780011574074074</text:p>
              </table:table-cell>
              <table:table-cell office:value-type="float" office:value="21.962">
                <text:p>21.962</text:p>
              </table:table-cell>
              <table:table-cell office:value-type="float" office:value="21.861822780264">
                <text:p>21.861822780264</text:p>
              </table:table-cell>
            </table:table-row>
            <table:table-row>
              <table:table-cell office:value-type="float" office:value="0.780034722222222">
                <text:p>0.780034722222222</text:p>
              </table:table-cell>
              <table:table-cell office:value-type="float" office:value="21.962">
                <text:p>21.962</text:p>
              </table:table-cell>
              <table:table-cell office:value-type="float" office:value="21.8630534536179">
                <text:p>21.8630534536179</text:p>
              </table:table-cell>
            </table:table-row>
            <table:table-row>
              <table:table-cell office:value-type="float" office:value="0.780104166666667">
                <text:p>0.78010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21.8667452545639">
                <text:p>21.8667452545639</text:p>
              </table:table-cell>
            </table:table-row>
            <table:table-row>
              <table:table-cell office:value-type="float" office:value="0.780162037037037">
                <text:p>0.78016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21.869821504315">
                <text:p>21.869821504315</text:p>
              </table:table-cell>
            </table:table-row>
            <table:table-row>
              <table:table-cell office:value-type="float" office:value="0.780219907407407">
                <text:p>0.780219907407407</text:p>
              </table:table-cell>
              <table:table-cell office:value-type="float" office:value="21.9">
                <text:p>21.9</text:p>
              </table:table-cell>
              <table:table-cell office:value-type="float" office:value="21.8728975258864">
                <text:p>21.8728975258864</text:p>
              </table:table-cell>
            </table:table-row>
            <table:table-row>
              <table:table-cell office:value-type="float" office:value="0.78025462962963">
                <text:p>0.78025462962963</text:p>
              </table:table-cell>
              <table:table-cell office:value-type="float" office:value="21.9">
                <text:p>21.9</text:p>
              </table:table-cell>
              <table:table-cell office:value-type="float" office:value="21.8747430293171">
                <text:p>21.8747430293171</text:p>
              </table:table-cell>
            </table:table-row>
            <table:table-row>
              <table:table-cell office:value-type="float" office:value="0.7803125">
                <text:p>0.7803125</text:p>
              </table:table-cell>
              <table:table-cell office:value-type="float" office:value="21.9">
                <text:p>21.9</text:p>
              </table:table-cell>
              <table:table-cell office:value-type="float" office:value="21.8778186858714">
                <text:p>21.8778186858714</text:p>
              </table:table-cell>
            </table:table-row>
            <table:table-row>
              <table:table-cell office:value-type="float" office:value="0.78037037037037">
                <text:p>0.78037037037037</text:p>
              </table:table-cell>
              <table:table-cell office:value-type="float" office:value="21.9">
                <text:p>21.9</text:p>
              </table:table-cell>
              <table:table-cell office:value-type="float" office:value="21.880894114334">
                <text:p>21.880894114334</text:p>
              </table:table-cell>
            </table:table-row>
            <table:table-row>
              <table:table-cell office:value-type="float" office:value="0.780439814814815">
                <text:p>0.780439814814815</text:p>
              </table:table-cell>
              <table:table-cell office:value-type="float" office:value="21.9">
                <text:p>21.9</text:p>
              </table:table-cell>
              <table:table-cell office:value-type="float" office:value="21.8845843274559">
                <text:p>21.8845843274559</text:p>
              </table:table-cell>
            </table:table-row>
            <table:table-row>
              <table:table-cell office:value-type="float" office:value="0.780497685185185">
                <text:p>0.780497685185185</text:p>
              </table:table-cell>
              <table:table-cell office:value-type="float" office:value="21.837">
                <text:p>21.837</text:p>
              </table:table-cell>
              <table:table-cell office:value-type="float" office:value="21.8876592542359">
                <text:p>21.8876592542359</text:p>
              </table:table-cell>
            </table:table-row>
            <table:table-row>
              <table:table-cell office:value-type="float" office:value="0.780532407407407">
                <text:p>0.780532407407407</text:p>
              </table:table-cell>
              <table:table-cell office:value-type="float" office:value="21.837">
                <text:p>21.837</text:p>
              </table:table-cell>
              <table:table-cell office:value-type="float" office:value="21.8895041008697">
                <text:p>21.8895041008697</text:p>
              </table:table-cell>
            </table:table-row>
            <table:table-row>
              <table:table-cell office:value-type="float" office:value="0.780590277777778">
                <text:p>0.780590277777778</text:p>
              </table:table-cell>
              <table:table-cell office:value-type="float" office:value="21.775">
                <text:p>21.775</text:p>
              </table:table-cell>
              <table:table-cell office:value-type="float" office:value="21.8925786628924">
                <text:p>21.8925786628924</text:p>
              </table:table-cell>
            </table:table-row>
            <table:table-row>
              <table:table-cell office:value-type="float" office:value="0.780648148148148">
                <text:p>0.78064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21.8956529969858">
                <text:p>21.8956529969858</text:p>
              </table:table-cell>
            </table:table-row>
            <table:table-row>
              <table:table-cell office:value-type="float" office:value="0.780706018518518">
                <text:p>0.780706018518518</text:p>
              </table:table-cell>
              <table:table-cell office:value-type="float" office:value="21.775">
                <text:p>21.775</text:p>
              </table:table-cell>
              <table:table-cell office:value-type="float" office:value="21.8987271031836">
                <text:p>21.8987271031836</text:p>
              </table:table-cell>
            </table:table-row>
            <table:table-row>
              <table:table-cell office:value-type="float" office:value="0.780763888888889">
                <text:p>0.780763888888889</text:p>
              </table:table-cell>
              <table:table-cell office:value-type="float" office:value="21.775">
                <text:p>21.775</text:p>
              </table:table-cell>
              <table:table-cell office:value-type="float" office:value="21.9018009815196">
                <text:p>21.9018009815196</text:p>
              </table:table-cell>
            </table:table-row>
            <table:table-row>
              <table:table-cell office:value-type="float" office:value="0.780798611111111">
                <text:p>0.780798611111111</text:p>
              </table:table-cell>
              <table:table-cell office:value-type="float" office:value="21.775">
                <text:p>21.775</text:p>
              </table:table-cell>
              <table:table-cell office:value-type="float" office:value="21.9036451991616">
                <text:p>21.9036451991616</text:p>
              </table:table-cell>
            </table:table-row>
            <table:table-row>
              <table:table-cell office:value-type="float" office:value="0.780856481481481">
                <text:p>0.780856481481481</text:p>
              </table:table-cell>
              <table:table-cell office:value-type="float" office:value="21.775">
                <text:p>21.775</text:p>
              </table:table-cell>
              <table:table-cell office:value-type="float" office:value="21.906718712989">
                <text:p>21.906718712989</text:p>
              </table:table-cell>
            </table:table-row>
            <table:table-row>
              <table:table-cell office:value-type="float" office:value="0.780914351851852">
                <text:p>0.780914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21.9097919990425">
                <text:p>21.9097919990425</text:p>
              </table:table-cell>
            </table:table-row>
            <table:table-row>
              <table:table-cell office:value-type="float" office:value="0.780983796296296">
                <text:p>0.780983796296296</text:p>
              </table:table-cell>
              <table:table-cell office:value-type="float" office:value="21.837">
                <text:p>21.837</text:p>
              </table:table-cell>
              <table:table-cell office:value-type="float" office:value="21.9134796416924">
                <text:p>21.9134796416924</text:p>
              </table:table-cell>
            </table:table-row>
            <table:table-row>
              <table:table-cell office:value-type="float" office:value="0.781041666666667">
                <text:p>0.781041666666667</text:p>
              </table:table-cell>
              <table:table-cell office:value-type="float" office:value="21.837">
                <text:p>21.837</text:p>
              </table:table-cell>
              <table:table-cell office:value-type="float" office:value="21.9165524267619">
                <text:p>21.9165524267619</text:p>
              </table:table-cell>
            </table:table-row>
            <table:table-row>
              <table:table-cell office:value-type="float" office:value="0.781076388888889">
                <text:p>0.781076388888889</text:p>
              </table:table-cell>
              <table:table-cell office:value-type="float" office:value="21.837">
                <text:p>21.837</text:p>
              </table:table-cell>
              <table:table-cell office:value-type="float" office:value="21.9183959885217">
                <text:p>21.9183959885217</text:p>
              </table:table-cell>
            </table:table-row>
            <table:table-row>
              <table:table-cell office:value-type="float" office:value="0.781134259259259">
                <text:p>0.781134259259259</text:p>
              </table:table-cell>
              <table:table-cell office:value-type="float" office:value="21.837">
                <text:p>21.837</text:p>
              </table:table-cell>
              <table:table-cell office:value-type="float" office:value="21.9214684093418">
                <text:p>21.9214684093418</text:p>
              </table:table-cell>
            </table:table-row>
            <table:table-row>
              <table:table-cell office:value-type="float" office:value="0.78119212962963">
                <text:p>0.78119212962963</text:p>
              </table:table-cell>
              <table:table-cell office:value-type="float" office:value="21.837">
                <text:p>21.837</text:p>
              </table:table-cell>
              <table:table-cell office:value-type="float" office:value="21.9245406025499">
                <text:p>21.9245406025499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21.837">
                <text:p>21.837</text:p>
              </table:table-cell>
              <table:table-cell office:value-type="float" office:value="21.9276125681796">
                <text:p>21.9276125681796</text:p>
              </table:table-cell>
            </table:table-row>
            <table:table-row>
              <table:table-cell office:value-type="float" office:value="0.781284722222222">
                <text:p>0.781284722222222</text:p>
              </table:table-cell>
              <table:table-cell office:value-type="float" office:value="21.837">
                <text:p>21.837</text:p>
              </table:table-cell>
              <table:table-cell office:value-type="float" office:value="21.9294556383339">
                <text:p>21.9294556383339</text:p>
              </table:table-cell>
            </table:table-row>
            <table:table-row>
              <table:table-cell office:value-type="float" office:value="0.781342592592593">
                <text:p>0.781342592592593</text:p>
              </table:table-cell>
              <table:table-cell office:value-type="float" office:value="21.9">
                <text:p>21.9</text:p>
              </table:table-cell>
              <table:table-cell office:value-type="float" office:value="21.9325272399085">
                <text:p>21.9325272399085</text:p>
              </table:table-cell>
            </table:table-row>
            <table:table-row>
              <table:table-cell office:value-type="float" office:value="0.781412037037037">
                <text:p>0.781412037037037</text:p>
              </table:table-cell>
              <table:table-cell office:value-type="float" office:value="21.9">
                <text:p>21.9</text:p>
              </table:table-cell>
              <table:table-cell office:value-type="float" office:value="21.9362128615134">
                <text:p>21.9362128615134</text:p>
              </table:table-cell>
            </table:table-row>
            <table:table-row>
              <table:table-cell office:value-type="float" office:value="0.781469907407407">
                <text:p>0.781469907407407</text:p>
              </table:table-cell>
              <table:table-cell office:value-type="float" office:value="21.9">
                <text:p>21.9</text:p>
              </table:table-cell>
              <table:table-cell office:value-type="float" office:value="21.939283962653">
                <text:p>21.939283962653</text:p>
              </table:table-cell>
            </table:table-row>
            <table:table-row>
              <table:table-cell office:value-type="float" office:value="0.781527777777778">
                <text:p>0.781527777777778</text:p>
              </table:table-cell>
              <table:table-cell office:value-type="float" office:value="21.9">
                <text:p>21.9</text:p>
              </table:table-cell>
              <table:table-cell office:value-type="float" office:value="21.9423548363761">
                <text:p>21.9423548363761</text:p>
              </table:table-cell>
            </table:table-row>
            <table:table-row>
              <table:table-cell office:value-type="float" office:value="0.7815625">
                <text:p>0.7815625</text:p>
              </table:table-cell>
              <table:table-cell office:value-type="float" office:value="21.9">
                <text:p>21.9</text:p>
              </table:table-cell>
              <table:table-cell office:value-type="float" office:value="21.9441972514641">
                <text:p>21.9441972514641</text:p>
              </table:table-cell>
            </table:table-row>
            <table:table-row>
              <table:table-cell office:value-type="float" office:value="0.781631944444444">
                <text:p>0.781631944444444</text:p>
              </table:table-cell>
              <table:table-cell office:value-type="float" office:value="21.9">
                <text:p>21.9</text:p>
              </table:table-cell>
              <table:table-cell office:value-type="float" office:value="21.9478818360955">
                <text:p>21.9478818360955</text:p>
              </table:table-cell>
            </table:table-row>
            <table:table-row>
              <table:table-cell office:value-type="float" office:value="0.781689814814815">
                <text:p>0.781689814814815</text:p>
              </table:table-cell>
              <table:table-cell office:value-type="float" office:value="21.9">
                <text:p>21.9</text:p>
              </table:table-cell>
              <table:table-cell office:value-type="float" office:value="21.9509520732315">
                <text:p>21.9509520732315</text:p>
              </table:table-cell>
            </table:table-row>
            <table:table-row>
              <table:table-cell office:value-type="float" office:value="0.781724537037037">
                <text:p>0.781724537037037</text:p>
              </table:table-cell>
              <table:table-cell office:value-type="float" office:value="21.9">
                <text:p>21.9</text:p>
              </table:table-cell>
              <table:table-cell office:value-type="float" office:value="21.9527941064124">
                <text:p>21.9527941064124</text:p>
              </table:table-cell>
            </table:table-row>
            <table:table-row>
              <table:table-cell office:value-type="float" office:value="0.781782407407407">
                <text:p>0.781782407407407</text:p>
              </table:table-cell>
              <table:table-cell office:value-type="float" office:value="21.9">
                <text:p>21.9</text:p>
              </table:table-cell>
              <table:table-cell office:value-type="float" office:value="21.9558639799027">
                <text:p>21.9558639799027</text:p>
              </table:table-cell>
            </table:table-row>
            <table:table-row>
              <table:table-cell office:value-type="float" office:value="0.781840277777778">
                <text:p>0.781840277777778</text:p>
              </table:table-cell>
              <table:table-cell office:value-type="float" office:value="21.9">
                <text:p>21.9</text:p>
              </table:table-cell>
              <table:table-cell office:value-type="float" office:value="21.9589336261583">
                <text:p>21.9589336261583</text:p>
              </table:table-cell>
            </table:table-row>
            <table:table-row>
              <table:table-cell office:value-type="float" office:value="0.781909722222222">
                <text:p>0.781909722222222</text:p>
              </table:table-cell>
              <table:table-cell office:value-type="float" office:value="21.9">
                <text:p>21.9</text:p>
              </table:table-cell>
              <table:table-cell office:value-type="float" office:value="21.9626169017624">
                <text:p>21.9626169017624</text:p>
              </table:table-cell>
            </table:table-row>
            <table:table-row>
              <table:table-cell office:value-type="float" office:value="0.781967592592593">
                <text:p>0.781967592592593</text:p>
              </table:table-cell>
              <table:table-cell office:value-type="float" office:value="21.9">
                <text:p>21.9</text:p>
              </table:table-cell>
              <table:table-cell office:value-type="float" office:value="21.9656860482199">
                <text:p>21.9656860482199</text:p>
              </table:table-cell>
            </table:table-row>
            <table:table-row>
              <table:table-cell office:value-type="float" office:value="0.782002314814815">
                <text:p>0.782002314814815</text:p>
              </table:table-cell>
              <table:table-cell office:value-type="float" office:value="21.9">
                <text:p>21.9</text:p>
              </table:table-cell>
              <table:table-cell office:value-type="float" office:value="21.9675274270712">
                <text:p>21.9675274270712</text:p>
              </table:table-cell>
            </table:table-row>
            <table:table-row>
              <table:table-cell office:value-type="float" office:value="0.782060185185185">
                <text:p>0.782060185185185</text:p>
              </table:table-cell>
              <table:table-cell office:value-type="float" office:value="21.9">
                <text:p>21.9</text:p>
              </table:table-cell>
              <table:table-cell office:value-type="float" office:value="21.9705962101414">
                <text:p>21.9705962101414</text:p>
              </table:table-cell>
            </table:table-row>
            <table:table-row>
              <table:table-cell office:value-type="float" office:value="0.782118055555556">
                <text:p>0.782118055555556</text:p>
              </table:table-cell>
              <table:table-cell office:value-type="float" office:value="21.9">
                <text:p>21.9</text:p>
              </table:table-cell>
              <table:table-cell office:value-type="float" office:value="21.9736647661382">
                <text:p>21.9736647661382</text:p>
              </table:table-cell>
            </table:table-row>
            <table:table-row>
              <table:table-cell office:value-type="float" office:value="0.782175925925926">
                <text:p>0.782175925925926</text:p>
              </table:table-cell>
              <table:table-cell office:value-type="float" office:value="21.9">
                <text:p>21.9</text:p>
              </table:table-cell>
              <table:table-cell office:value-type="float" office:value="21.9767330950953">
                <text:p>21.9767330950953</text:p>
              </table:table-cell>
            </table:table-row>
            <table:table-row>
              <table:table-cell office:value-type="float" office:value="0.782210648148148">
                <text:p>0.782210648148148</text:p>
              </table:table-cell>
              <table:table-cell office:value-type="float" office:value="21.9">
                <text:p>21.9</text:p>
              </table:table-cell>
              <table:table-cell office:value-type="float" office:value="21.9785739835044">
                <text:p>21.9785739835044</text:p>
              </table:table-cell>
            </table:table-row>
            <table:table-row>
              <table:table-cell office:value-type="float" office:value="0.782268518518519">
                <text:p>0.782268518518519</text:p>
              </table:table-cell>
              <table:table-cell office:value-type="float" office:value="21.962">
                <text:p>21.962</text:p>
              </table:table-cell>
              <table:table-cell office:value-type="float" office:value="21.9816419492677">
                <text:p>21.9816419492677</text:p>
              </table:table-cell>
            </table:table-row>
            <table:table-row>
              <table:table-cell office:value-type="float" office:value="0.782326388888889">
                <text:p>0.782326388888889</text:p>
              </table:table-cell>
              <table:table-cell office:value-type="float" office:value="21.962">
                <text:p>21.962</text:p>
              </table:table-cell>
              <table:table-cell office:value-type="float" office:value="21.9847096880785">
                <text:p>21.9847096880785</text:p>
              </table:table-cell>
            </table:table-row>
            <table:table-row>
              <table:table-cell office:value-type="float" office:value="0.782384259259259">
                <text:p>0.782384259259259</text:p>
              </table:table-cell>
              <table:table-cell office:value-type="float" office:value="21.962">
                <text:p>21.962</text:p>
              </table:table-cell>
              <table:table-cell office:value-type="float" office:value="21.9877771999705">
                <text:p>21.9877771999705</text:p>
              </table:table-cell>
            </table:table-row>
            <table:table-row>
              <table:table-cell office:value-type="float" office:value="0.782453703703704">
                <text:p>0.782453703703704</text:p>
              </table:table-cell>
              <table:table-cell office:value-type="float" office:value="21.962">
                <text:p>21.962</text:p>
              </table:table-cell>
              <table:table-cell office:value-type="float" office:value="21.9914579147553">
                <text:p>21.9914579147553</text:p>
              </table:table-cell>
            </table:table-row>
            <table:table-row>
              <table:table-cell office:value-type="float" office:value="0.782511574074074">
                <text:p>0.782511574074074</text:p>
              </table:table-cell>
              <table:table-cell office:value-type="float" office:value="21.962">
                <text:p>21.962</text:p>
              </table:table-cell>
              <table:table-cell office:value-type="float" office:value="21.9945249275439">
                <text:p>21.9945249275439</text:p>
              </table:table-cell>
            </table:table-row>
            <table:table-row>
              <table:table-cell office:value-type="float" office:value="0.782546296296296">
                <text:p>0.782546296296296</text:p>
              </table:table-cell>
              <table:table-cell office:value-type="float" office:value="21.962">
                <text:p>21.962</text:p>
              </table:table-cell>
              <table:table-cell office:value-type="float" office:value="21.9963650263454">
                <text:p>21.9963650263454</text:p>
              </table:table-cell>
            </table:table-row>
            <table:table-row>
              <table:table-cell office:value-type="float" office:value="0.782604166666667">
                <text:p>0.78260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21.9994316762518">
                <text:p>21.9994316762518</text:p>
              </table:table-cell>
            </table:table-row>
            <table:table-row>
              <table:table-cell office:value-type="float" office:value="0.782662037037037">
                <text:p>0.78266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22.0024980994003">
                <text:p>22.0024980994003</text:p>
              </table:table-cell>
            </table:table-row>
            <table:table-row>
              <table:table-cell office:value-type="float" office:value="0.782719907407407">
                <text:p>0.782719907407407</text:p>
              </table:table-cell>
              <table:table-cell office:value-type="float" office:value="21.962">
                <text:p>21.962</text:p>
              </table:table-cell>
              <table:table-cell office:value-type="float" office:value="22.0055642958246">
                <text:p>22.0055642958246</text:p>
              </table:table-cell>
            </table:table-row>
            <table:table-row>
              <table:table-cell office:value-type="float" office:value="0.78275462962963">
                <text:p>0.78275462962963</text:p>
              </table:table-cell>
              <table:table-cell office:value-type="float" office:value="22.025">
                <text:p>22.025</text:p>
              </table:table-cell>
              <table:table-cell office:value-type="float" office:value="22.0074039048655">
                <text:p>22.0074039048655</text:p>
              </table:table-cell>
            </table:table-row>
            <table:table-row>
              <table:table-cell office:value-type="float" office:value="0.7828125">
                <text:p>0.7828125</text:p>
              </table:table-cell>
              <table:table-cell office:value-type="float" office:value="22.025">
                <text:p>22.025</text:p>
              </table:table-cell>
              <table:table-cell office:value-type="float" office:value="22.0104697386007">
                <text:p>22.0104697386007</text:p>
              </table:table-cell>
            </table:table-row>
            <table:table-row>
              <table:table-cell office:value-type="float" office:value="0.78287037037037">
                <text:p>0.78287037037037</text:p>
              </table:table-cell>
              <table:table-cell office:value-type="float" office:value="22.025">
                <text:p>22.025</text:p>
              </table:table-cell>
              <table:table-cell office:value-type="float" office:value="22.0135353456987">
                <text:p>22.0135353456987</text:p>
              </table:table-cell>
            </table:table-row>
            <table:table-row>
              <table:table-cell office:value-type="float" office:value="0.782928240740741">
                <text:p>0.782928240740741</text:p>
              </table:table-cell>
              <table:table-cell office:value-type="float" office:value="22.025">
                <text:p>22.025</text:p>
              </table:table-cell>
              <table:table-cell office:value-type="float" office:value="22.0166007261932">
                <text:p>22.0166007261932</text:p>
              </table:table-cell>
            </table:table-row>
            <table:table-row>
              <table:table-cell office:value-type="float" office:value="0.782986111111111">
                <text:p>0.782986111111111</text:p>
              </table:table-cell>
              <table:table-cell office:value-type="float" office:value="22.025">
                <text:p>22.025</text:p>
              </table:table-cell>
              <table:table-cell office:value-type="float" office:value="22.0196658801175">
                <text:p>22.0196658801175</text:p>
              </table:table-cell>
            </table:table-row>
            <table:table-row>
              <table:table-cell office:value-type="float" office:value="0.783020833333333">
                <text:p>0.783020833333333</text:p>
              </table:table-cell>
              <table:table-cell office:value-type="float" office:value="22.025">
                <text:p>22.025</text:p>
              </table:table-cell>
              <table:table-cell office:value-type="float" office:value="22.0215048637323">
                <text:p>22.0215048637323</text:p>
              </table:table-cell>
            </table:table-row>
            <table:table-row>
              <table:table-cell office:value-type="float" office:value="0.783078703703704">
                <text:p>0.783078703703704</text:p>
              </table:table-cell>
              <table:table-cell office:value-type="float" office:value="22.025">
                <text:p>22.025</text:p>
              </table:table-cell>
              <table:table-cell office:value-type="float" office:value="22.0245696552141">
                <text:p>22.0245696552141</text:p>
              </table:table-cell>
            </table:table-row>
            <table:table-row>
              <table:table-cell office:value-type="float" office:value="0.783148148148148">
                <text:p>0.783148148148148</text:p>
              </table:table-cell>
              <table:table-cell office:value-type="float" office:value="22.025">
                <text:p>22.025</text:p>
              </table:table-cell>
              <table:table-cell office:value-type="float" office:value="22.0282471060375">
                <text:p>22.0282471060375</text:p>
              </table:table-cell>
            </table:table-row>
            <table:table-row>
              <table:table-cell office:value-type="float" office:value="0.783206018518519">
                <text:p>0.783206018518519</text:p>
              </table:table-cell>
              <table:table-cell office:value-type="float" office:value="22.025">
                <text:p>22.025</text:p>
              </table:table-cell>
              <table:table-cell office:value-type="float" office:value="22.0313113993007">
                <text:p>22.0313113993007</text:p>
              </table:table-cell>
            </table:table-row>
            <table:table-row>
              <table:table-cell office:value-type="float" office:value="0.783263888888889">
                <text:p>0.783263888888889</text:p>
              </table:table-cell>
              <table:table-cell office:value-type="float" office:value="22.025">
                <text:p>22.025</text:p>
              </table:table-cell>
              <table:table-cell office:value-type="float" office:value="22.0343754661545">
                <text:p>22.0343754661545</text:p>
              </table:table-cell>
            </table:table-row>
            <table:table-row>
              <table:table-cell office:value-type="float" office:value="0.783298611111111">
                <text:p>0.783298611111111</text:p>
              </table:table-cell>
              <table:table-cell office:value-type="float" office:value="22.025">
                <text:p>22.025</text:p>
              </table:table-cell>
              <table:table-cell office:value-type="float" office:value="22.0362137976041">
                <text:p>22.0362137976041</text:p>
              </table:table-cell>
            </table:table-row>
            <table:table-row>
              <table:table-cell office:value-type="float" office:value="0.783356481481482">
                <text:p>0.783356481481482</text:p>
              </table:table-cell>
              <table:table-cell office:value-type="float" office:value="22.025">
                <text:p>22.025</text:p>
              </table:table-cell>
              <table:table-cell office:value-type="float" office:value="22.0392775022723">
                <text:p>22.0392775022723</text:p>
              </table:table-cell>
            </table:table-row>
            <table:table-row>
              <table:table-cell office:value-type="float" office:value="0.783414351851852">
                <text:p>0.783414351851852</text:p>
              </table:table-cell>
              <table:table-cell office:value-type="float" office:value="22.025">
                <text:p>22.025</text:p>
              </table:table-cell>
              <table:table-cell office:value-type="float" office:value="22.0423409806181">
                <text:p>22.0423409806181</text:p>
              </table:table-cell>
            </table:table-row>
            <table:table-row>
              <table:table-cell office:value-type="float" office:value="0.783483796296296">
                <text:p>0.783483796296296</text:p>
              </table:table-cell>
              <table:table-cell office:value-type="float" office:value="22.025">
                <text:p>22.025</text:p>
              </table:table-cell>
              <table:table-cell office:value-type="float" office:value="22.0460168559345">
                <text:p>22.0460168559345</text:p>
              </table:table-cell>
            </table:table-row>
            <table:table-row>
              <table:table-cell office:value-type="float" office:value="0.783541666666667">
                <text:p>0.783541666666667</text:p>
              </table:table-cell>
              <table:table-cell office:value-type="float" office:value="22.025">
                <text:p>22.025</text:p>
              </table:table-cell>
              <table:table-cell office:value-type="float" office:value="22.0490798364885">
                <text:p>22.0490798364885</text:p>
              </table:table-cell>
            </table:table-row>
            <table:table-row>
              <table:table-cell office:value-type="float" office:value="0.783576388888889">
                <text:p>0.783576388888889</text:p>
              </table:table-cell>
              <table:table-cell office:value-type="float" office:value="22.025">
                <text:p>22.025</text:p>
              </table:table-cell>
              <table:table-cell office:value-type="float" office:value="22.0509175162353">
                <text:p>22.0509175162353</text:p>
              </table:table-cell>
            </table:table-row>
            <table:table-row>
              <table:table-cell office:value-type="float" office:value="0.783634259259259">
                <text:p>0.783634259259259</text:p>
              </table:table-cell>
              <table:table-cell office:value-type="float" office:value="22.025">
                <text:p>22.025</text:p>
              </table:table-cell>
              <table:table-cell office:value-type="float" office:value="22.0539801348605">
                <text:p>22.0539801348605</text:p>
              </table:table-cell>
            </table:table-row>
            <table:table-row>
              <table:table-cell office:value-type="float" office:value="0.783703703703704">
                <text:p>0.783703703703704</text:p>
              </table:table-cell>
              <table:table-cell office:value-type="float" office:value="22.025">
                <text:p>22.025</text:p>
              </table:table-cell>
              <table:table-cell office:value-type="float" office:value="22.0576549786799">
                <text:p>22.0576549786799</text:p>
              </table:table-cell>
            </table:table-row>
            <table:table-row>
              <table:table-cell office:value-type="float" office:value="0.783726851851852">
                <text:p>0.783726851851852</text:p>
              </table:table-cell>
              <table:table-cell office:value-type="float" office:value="22.025">
                <text:p>22.025</text:p>
              </table:table-cell>
              <table:table-cell office:value-type="float" office:value="22.0588798542578">
                <text:p>22.0588798542578</text:p>
              </table:table-cell>
            </table:table-row>
            <table:table-row>
              <table:table-cell office:value-type="float" office:value="0.783796296296296">
                <text:p>0.783796296296296</text:p>
              </table:table-cell>
              <table:table-cell office:value-type="float" office:value="22.025">
                <text:p>22.025</text:p>
              </table:table-cell>
              <table:table-cell office:value-type="float" office:value="22.0625542639357">
                <text:p>22.0625542639357</text:p>
              </table:table-cell>
            </table:table-row>
            <table:table-row>
              <table:table-cell office:value-type="float" office:value="0.783854166666667">
                <text:p>0.78385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22.0656160233228">
                <text:p>22.0656160233228</text:p>
              </table:table-cell>
            </table:table-row>
            <table:table-row>
              <table:table-cell office:value-type="float" office:value="0.783912037037037">
                <text:p>0.78391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22.0686775566748">
                <text:p>22.0686775566748</text:p>
              </table:table-cell>
            </table:table-row>
            <table:table-row>
              <table:table-cell office:value-type="float" office:value="0.783969907407407">
                <text:p>0.783969907407407</text:p>
              </table:table-cell>
              <table:table-cell office:value-type="float" office:value="21.962">
                <text:p>21.962</text:p>
              </table:table-cell>
              <table:table-cell office:value-type="float" office:value="22.0717388640249">
                <text:p>22.0717388640249</text:p>
              </table:table-cell>
            </table:table-row>
            <table:table-row>
              <table:table-cell office:value-type="float" office:value="0.78400462962963">
                <text:p>0.78400462962963</text:p>
              </table:table-cell>
              <table:table-cell office:value-type="float" office:value="21.962">
                <text:p>21.962</text:p>
              </table:table-cell>
              <table:table-cell office:value-type="float" office:value="22.0735755399681">
                <text:p>22.0735755399681</text:p>
              </table:table-cell>
            </table:table-row>
            <table:table-row>
              <table:table-cell office:value-type="float" office:value="0.7840625">
                <text:p>0.7840625</text:p>
              </table:table-cell>
              <table:table-cell office:value-type="float" office:value="21.962">
                <text:p>21.962</text:p>
              </table:table-cell>
              <table:table-cell office:value-type="float" office:value="22.0766364857847">
                <text:p>22.0766364857847</text:p>
              </table:table-cell>
            </table:table-row>
            <table:table-row>
              <table:table-cell office:value-type="float" office:value="0.784131944444444">
                <text:p>0.784131944444444</text:p>
              </table:table-cell>
              <table:table-cell office:value-type="float" office:value="21.962">
                <text:p>21.962</text:p>
              </table:table-cell>
              <table:table-cell office:value-type="float" office:value="22.0803093225598">
                <text:p>22.0803093225598</text:p>
              </table:table-cell>
            </table:table-row>
            <table:table-row>
              <table:table-cell office:value-type="float" office:value="0.784189814814815">
                <text:p>0.784189814814815</text:p>
              </table:table-cell>
              <table:table-cell office:value-type="float" office:value="21.962">
                <text:p>21.962</text:p>
              </table:table-cell>
              <table:table-cell office:value-type="float" office:value="22.0833697714073">
                <text:p>22.0833697714073</text:p>
              </table:table-cell>
            </table:table-row>
            <table:table-row>
              <table:table-cell office:value-type="float" office:value="0.784224537037037">
                <text:p>0.784224537037037</text:p>
              </table:table-cell>
              <table:table-cell office:value-type="float" office:value="21.962">
                <text:p>21.962</text:p>
              </table:table-cell>
              <table:table-cell office:value-type="float" office:value="22.0852059323097">
                <text:p>22.0852059323097</text:p>
              </table:table-cell>
            </table:table-row>
            <table:table-row>
              <table:table-cell office:value-type="float" office:value="0.784282407407407">
                <text:p>0.784282407407407</text:p>
              </table:table-cell>
              <table:table-cell office:value-type="float" office:value="21.962">
                <text:p>21.962</text:p>
              </table:table-cell>
              <table:table-cell office:value-type="float" office:value="22.0882660198265">
                <text:p>22.0882660198265</text:p>
              </table:table-cell>
            </table:table-row>
            <table:table-row>
              <table:table-cell office:value-type="float" office:value="0.784340277777778">
                <text:p>0.784340277777778</text:p>
              </table:table-cell>
              <table:table-cell office:value-type="float" office:value="22.025">
                <text:p>22.025</text:p>
              </table:table-cell>
              <table:table-cell office:value-type="float" office:value="22.0913258815549">
                <text:p>22.0913258815549</text:p>
              </table:table-cell>
            </table:table-row>
            <table:table-row>
              <table:table-cell office:value-type="float" office:value="0.784409722222222">
                <text:p>0.784409722222222</text:p>
              </table:table-cell>
              <table:table-cell office:value-type="float" office:value="22.025">
                <text:p>22.025</text:p>
              </table:table-cell>
              <table:table-cell office:value-type="float" office:value="22.0949974176352">
                <text:p>22.0949974176352</text:p>
              </table:table-cell>
            </table:table-row>
            <table:table-row>
              <table:table-cell office:value-type="float" office:value="0.78443287037037">
                <text:p>0.78443287037037</text:p>
              </table:table-cell>
              <table:table-cell office:value-type="float" office:value="22.025">
                <text:p>22.025</text:p>
              </table:table-cell>
              <table:table-cell office:value-type="float" office:value="22.0962211907636">
                <text:p>22.0962211907636</text:p>
              </table:table-cell>
            </table:table-row>
            <table:table-row>
              <table:table-cell office:value-type="float" office:value="0.784502314814815">
                <text:p>0.784502314814815</text:p>
              </table:table-cell>
              <table:table-cell office:value-type="float" office:value="22.025">
                <text:p>22.025</text:p>
              </table:table-cell>
              <table:table-cell office:value-type="float" office:value="22.0998922934837">
                <text:p>22.0998922934837</text:p>
              </table:table-cell>
            </table:table-row>
            <table:table-row>
              <table:table-cell office:value-type="float" office:value="0.784571759259259">
                <text:p>0.784571759259259</text:p>
              </table:table-cell>
              <table:table-cell office:value-type="float" office:value="22.025">
                <text:p>22.025</text:p>
              </table:table-cell>
              <table:table-cell office:value-type="float" office:value="22.1035630712508">
                <text:p>22.1035630712508</text:p>
              </table:table-cell>
            </table:table-row>
            <table:table-row>
              <table:table-cell office:value-type="float" office:value="0.784664351851852">
                <text:p>0.784664351851852</text:p>
              </table:table-cell>
              <table:table-cell office:value-type="float" office:value="22.087">
                <text:p>22.087</text:p>
              </table:table-cell>
              <table:table-cell office:value-type="float" office:value="22.1084569362238">
                <text:p>22.1084569362238</text:p>
              </table:table-cell>
            </table:table-row>
            <table:table-row>
              <table:table-cell office:value-type="float" office:value="0.784733796296296">
                <text:p>0.784733796296296</text:p>
              </table:table-cell>
              <table:table-cell office:value-type="float" office:value="22.087">
                <text:p>22.087</text:p>
              </table:table-cell>
              <table:table-cell office:value-type="float" office:value="22.1121269559908">
                <text:p>22.1121269559908</text:p>
              </table:table-cell>
            </table:table-row>
            <table:table-row>
              <table:table-cell office:value-type="float" office:value="0.784768518518519">
                <text:p>0.784768518518519</text:p>
              </table:table-cell>
              <table:table-cell office:value-type="float" office:value="22.087">
                <text:p>22.087</text:p>
              </table:table-cell>
              <table:table-cell office:value-type="float" office:value="22.1139618440852">
                <text:p>22.1139618440852</text:p>
              </table:table-cell>
            </table:table-row>
            <table:table-row>
              <table:table-cell office:value-type="float" office:value="0.784826388888889">
                <text:p>0.784826388888889</text:p>
              </table:table-cell>
              <table:table-cell office:value-type="float" office:value="22.212">
                <text:p>22.212</text:p>
              </table:table-cell>
              <table:table-cell office:value-type="float" office:value="22.1170198105057">
                <text:p>22.1170198105057</text:p>
              </table:table-cell>
            </table:table-row>
            <table:table-row>
              <table:table-cell office:value-type="float" office:value="0.784884259259259">
                <text:p>0.784884259259259</text:p>
              </table:table-cell>
              <table:table-cell office:value-type="float" office:value="22.212">
                <text:p>22.212</text:p>
              </table:table-cell>
              <table:table-cell office:value-type="float" office:value="22.1200775514507">
                <text:p>22.1200775514507</text:p>
              </table:table-cell>
            </table:table-row>
            <table:table-row>
              <table:table-cell office:value-type="float" office:value="0.784953703703704">
                <text:p>0.784953703703704</text:p>
              </table:table-cell>
              <table:table-cell office:value-type="float" office:value="22.275">
                <text:p>22.275</text:p>
              </table:table-cell>
              <table:table-cell office:value-type="float" office:value="22.1237465430039">
                <text:p>22.1237465430039</text:p>
              </table:table-cell>
            </table:table-row>
            <table:table-row>
              <table:table-cell office:value-type="float" office:value="0.784988425925926">
                <text:p>0.784988425925926</text:p>
              </table:table-cell>
              <table:table-cell office:value-type="float" office:value="22.212">
                <text:p>22.212</text:p>
              </table:table-cell>
              <table:table-cell office:value-type="float" office:value="22.1255809170596">
                <text:p>22.1255809170596</text:p>
              </table:table-cell>
            </table:table-row>
            <table:table-row>
              <table:table-cell office:value-type="float" office:value="0.785046296296296">
                <text:p>0.785046296296296</text:p>
              </table:table-cell>
              <table:table-cell office:value-type="float" office:value="22.212">
                <text:p>22.212</text:p>
              </table:table-cell>
              <table:table-cell office:value-type="float" office:value="22.1286380268501">
                <text:p>22.1286380268501</text:p>
              </table:table-cell>
            </table:table-row>
            <table:table-row>
              <table:table-cell office:value-type="float" office:value="0.785104166666667">
                <text:p>0.785104166666667</text:p>
              </table:table-cell>
              <table:table-cell office:value-type="float" office:value="22.15">
                <text:p>22.15</text:p>
              </table:table-cell>
              <table:table-cell office:value-type="float" office:value="22.1316949112914">
                <text:p>22.1316949112914</text:p>
              </table:table-cell>
            </table:table-row>
            <table:table-row>
              <table:table-cell office:value-type="float" office:value="0.785162037037037">
                <text:p>0.785162037037037</text:p>
              </table:table-cell>
              <table:table-cell office:value-type="float" office:value="22.15">
                <text:p>22.15</text:p>
              </table:table-cell>
              <table:table-cell office:value-type="float" office:value="22.1347515704167">
                <text:p>22.1347515704167</text:p>
              </table:table-cell>
            </table:table-row>
            <table:table-row>
              <table:table-cell office:value-type="float" office:value="0.785196759259259">
                <text:p>0.785196759259259</text:p>
              </table:table-cell>
              <table:table-cell office:value-type="float" office:value="22.087">
                <text:p>22.087</text:p>
              </table:table-cell>
              <table:table-cell office:value-type="float" office:value="22.136585457754">
                <text:p>22.136585457754</text:p>
              </table:table-cell>
            </table:table-row>
            <table:table-row>
              <table:table-cell office:value-type="float" office:value="0.78525462962963">
                <text:p>0.78525462962963</text:p>
              </table:table-cell>
              <table:table-cell office:value-type="float" office:value="22.087">
                <text:p>22.087</text:p>
              </table:table-cell>
              <table:table-cell office:value-type="float" office:value="22.1396417564428">
                <text:p>22.1396417564428</text:p>
              </table:table-cell>
            </table:table-row>
            <table:table-row>
              <table:table-cell office:value-type="float" office:value="0.785324074074074">
                <text:p>0.785324074074074</text:p>
              </table:table-cell>
              <table:table-cell office:value-type="float" office:value="22.212">
                <text:p>22.212</text:p>
              </table:table-cell>
              <table:table-cell office:value-type="float" office:value="22.1433090175692">
                <text:p>22.1433090175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6cm" svg:y="3.225cm" style:legend-expansion="high" chart:style-name="ch2"/>
        <chart:plot-area chart:style-name="ch3" table:cell-range-address="subset.A2:subset.A361 subset.C1:subset.E361" chart:data-source-has-labels="both" svg:x="0.32cm" svg:y="0.18cm" svg:width="12.446cm" svg:height="8.64cm">
          <chart:coordinate-region svg:x="1.259cm" svg:y="0.375cm" svg:width="10.817cm" svg:height="7.806cm"/>
          <chart:axis chart:dimension="x" chart:name="primary-x" chart:style-name="ch4" chartooo:axis-type="auto">
            <chart:categories table:cell-range-address="subset.A2:subset.A36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ubset.C2:subset.C361" chart:label-cell-address="subset.C1:subset.C1" chart:class="chart:scatter">
            <chart:domain table:cell-range-address="subset.A2:subset.A361"/>
            <chart:data-point chart:repeated="360"/>
          </chart:series>
          <chart:series chart:attached-axis="primary-y" chart:style-name="ch8" chart:values-cell-range-address="subset.D2:subset.D361" chart:label-cell-address="subset.D1:subset.D1" chart:class="chart:scatter">
            <chart:data-point chart:repeated="360"/>
          </chart:series>
          <chart:series chart:attached-axis="primary-y" chart:style-name="ch9" chart:values-cell-range-address="subset.C2:subset.C361" chart:label-cell-address="subset.C1:subset.C1" chart:class="chart:scatter">
            <chart:data-point chart:repeated="360"/>
          </chart:series>
          <chart:series chart:attached-axis="secondary-y" chart:style-name="ch10" chart:values-cell-range-address="subset.D2:subset.D361" chart:label-cell-address="subset.D1:subset.D1" chart:class="chart:scatter">
            <chart:data-point chart:repeated="360"/>
          </chart:series>
          <chart:series chart:attached-axis="primary-y" chart:style-name="ch11" chart:values-cell-range-address="subset.E2:subset.E361" chart:label-cell-address="subset.E1:subset.E1" chart:class="chart:scatter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</text:p>
                <draw:g>
                  <svg:desc>subset.C1:subset.C1</svg:desc>
                </draw:g>
              </table:table-cell>
              <table:table-cell office:value-type="string">
                <text:p/>
                <draw:g>
                  <svg:desc>subset.D1:subset.D1</svg:desc>
                </draw:g>
              </table:table-cell>
              <table:table-cell office:value-type="string">
                <text:p>Measured</text:p>
                <draw:g>
                  <svg:desc>subset.C1:subset.C1</svg:desc>
                </draw:g>
              </table:table-cell>
              <table:table-cell office:value-type="string">
                <text:p/>
                <draw:g>
                  <svg:desc>subset.D1:subset.D1</svg:desc>
                </draw:g>
              </table:table-cell>
              <table:table-cell office:value-type="string">
                <text:p/>
                <draw:g>
                  <svg:desc>subset.E1:subset.E1</svg:desc>
                </draw:g>
              </table:table-cell>
            </table:table-row>
          </table:table-header-rows>
          <table:table-rows>
            <table:table-row>
              <table:table-cell office:value-type="float" office:value="0.765231481481481">
                <text:p>0.765231481481481</text:p>
                <draw:g>
                  <svg:desc>subset.A2:subset.A361</svg:desc>
                </draw:g>
              </table:table-cell>
              <table:table-cell office:value-type="float" office:value="20.775">
                <text:p>20.775</text:p>
                <draw:g>
                  <svg:desc>subset.C2:subset.C361</svg:desc>
                </draw:g>
              </table:table-cell>
              <table:table-cell office:value-type="float" office:value="NaN">
                <text:p>NaN</text:p>
                <draw:g>
                  <svg:desc>subset.D2:subset.D361</svg:desc>
                </draw:g>
              </table:table-cell>
              <table:table-cell office:value-type="float" office:value="20.775">
                <text:p>20.775</text:p>
                <draw:g>
                  <svg:desc>subset.C2:subset.C361</svg:desc>
                </draw:g>
              </table:table-cell>
              <table:table-cell office:value-type="float" office:value="NaN">
                <text:p>NaN</text:p>
                <draw:g>
                  <svg:desc>subset.D2:subset.D361</svg:desc>
                </draw:g>
              </table:table-cell>
              <table:table-cell office:value-type="float" office:value="NaN">
                <text:p>NaN</text:p>
                <draw:g>
                  <svg:desc>subset.E2:subset.E361</svg:desc>
                </draw:g>
              </table:table-cell>
            </table:table-row>
            <table:table-row>
              <table:table-cell office:value-type="float" office:value="0.765300925925926">
                <text:p>0.765300925925926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324074074074">
                <text:p>0.765324074074074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393518518519">
                <text:p>0.765393518518519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451388888889">
                <text:p>0.76545138888888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509259259259">
                <text:p>0.76550925925925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543981481482">
                <text:p>0.765543981481482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601851851852">
                <text:p>0.765601851851852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671296296296">
                <text:p>0.765671296296296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729166666667">
                <text:p>0.765729166666667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787037037037">
                <text:p>0.765787037037037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821759259259">
                <text:p>0.76582175925925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87962962963">
                <text:p>0.76587962962963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59375">
                <text:p>0.7659375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076388888889">
                <text:p>0.76607638888888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111111111111">
                <text:p>0.766111111111111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145833333333">
                <text:p>0.766145833333333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168981481482">
                <text:p>0.766168981481482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203703703704">
                <text:p>0.766203703703704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273148148148">
                <text:p>0.766273148148148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331018518518">
                <text:p>0.766331018518518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365740740741">
                <text:p>0.766365740740741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423611111111">
                <text:p>0.766423611111111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493055555556">
                <text:p>0.766493055555556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550925925926">
                <text:p>0.766550925925926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585648148148">
                <text:p>0.766585648148148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643518518519">
                <text:p>0.766643518518519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701388888889">
                <text:p>0.766701388888889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770833333333">
                <text:p>0.766770833333333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793981481481">
                <text:p>0.766793981481481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863425925926">
                <text:p>0.766863425925926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921296296296">
                <text:p>0.766921296296296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6979166666667">
                <text:p>0.766979166666667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013888888889">
                <text:p>0.76701388888888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071759259259">
                <text:p>0.767071759259259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141203703704">
                <text:p>0.767141203703704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20.837">
                <text:p>20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199074074074">
                <text:p>0.767199074074074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233796296296">
                <text:p>0.767233796296296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291666666667">
                <text:p>0.767291666666667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349537037037">
                <text:p>0.767349537037037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20.962">
                <text:p>20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418981481481">
                <text:p>0.767418981481481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44212962963">
                <text:p>0.76744212962963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21.025">
                <text:p>2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511574074074">
                <text:p>0.767511574074074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569444444444">
                <text:p>0.767569444444444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627314814815">
                <text:p>0.767627314814815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685185185185">
                <text:p>0.767685185185185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719907407407">
                <text:p>0.767719907407407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777777777778">
                <text:p>0.767777777777778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847222222222">
                <text:p>0.767847222222222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905092592593">
                <text:p>0.767905092592593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928240740741">
                <text:p>0.767928240740741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997685185185">
                <text:p>0.767997685185185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055555555556">
                <text:p>0.768055555555556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113425925926">
                <text:p>0.768113425925926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171296296296">
                <text:p>0.768171296296296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206018518519">
                <text:p>0.768206018518519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263888888889">
                <text:p>0.768263888888889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333333333333">
                <text:p>0.768333333333333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21.087">
                <text:p>21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391203703704">
                <text:p>0.768391203703704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449074074074">
                <text:p>0.768449074074074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483796296296">
                <text:p>0.768483796296296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541666666667">
                <text:p>0.768541666666667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599537037037">
                <text:p>0.768599537037037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668981481481">
                <text:p>0.768668981481481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21.15">
                <text:p>2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69212962963">
                <text:p>0.76869212962963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761574074074">
                <text:p>0.768761574074074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819444444445">
                <text:p>0.768819444444445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877314814815">
                <text:p>0.768877314814815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935185185185">
                <text:p>0.768935185185185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8969907407407">
                <text:p>0.768969907407407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027777777778">
                <text:p>0.769027777777778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085648148148">
                <text:p>0.769085648148148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155092592593">
                <text:p>0.769155092592593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189814814815">
                <text:p>0.769189814814815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247685185185">
                <text:p>0.769247685185185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305555555556">
                <text:p>0.769305555555556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363425925926">
                <text:p>0.769363425925926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21.212">
                <text:p>21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421296296296">
                <text:p>0.769421296296296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479166666667">
                <text:p>0.769479166666667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513888888889">
                <text:p>0.769513888888889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571759259259">
                <text:p>0.769571759259259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641203703704">
                <text:p>0.769641203703704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699074074074">
                <text:p>0.769699074074074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722222222222">
                <text:p>0.769722222222222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791666666667">
                <text:p>0.769791666666667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849537037037">
                <text:p>0.769849537037037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907407407407">
                <text:p>0.769907407407407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9965277777778">
                <text:p>0.769965277777778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21.275">
                <text:p>21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05787037037">
                <text:p>0.77005787037037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115740740741">
                <text:p>0.770115740740741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173611111111">
                <text:p>0.770173611111111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243055555556">
                <text:p>0.77024305555555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300925925926">
                <text:p>0.770300925925926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324074074074">
                <text:p>0.770324074074074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381944444444">
                <text:p>0.770381944444444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451388888889">
                <text:p>0.770451388888889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509259259259">
                <text:p>0.770509259259259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578703703704">
                <text:p>0.770578703703704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601851851852">
                <text:p>0.770601851851852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671296296296">
                <text:p>0.770671296296296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729166666667">
                <text:p>0.770729166666667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763888888889">
                <text:p>0.770763888888889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21.337">
                <text:p>21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821759259259">
                <text:p>0.77082175925925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87962962963">
                <text:p>0.77087962962963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09375">
                <text:p>0.7709375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006944444444">
                <text:p>0.771006944444444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030092592593">
                <text:p>0.771030092592593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087962962963">
                <text:p>0.771087962962963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157407407407">
                <text:p>0.771157407407407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215277777778">
                <text:p>0.771215277777778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25">
                <text:p>0.7712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30787037037">
                <text:p>0.77130787037037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377314814815">
                <text:p>0.77137731481481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435185185185">
                <text:p>0.77143518518518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469907407407">
                <text:p>0.771469907407407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527777777778">
                <text:p>0.771527777777778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585648148148">
                <text:p>0.771585648148148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643518518519">
                <text:p>0.771643518518519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678240740741">
                <text:p>0.771678240740741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747685185185">
                <text:p>0.77174768518518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782407407407">
                <text:p>0.771782407407407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851851851852">
                <text:p>0.771851851851852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909722222222">
                <text:p>0.771909722222222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1967592592593">
                <text:p>0.771967592592593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002314814815">
                <text:p>0.772002314814815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060185185185">
                <text:p>0.77206018518518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12962962963">
                <text:p>0.77212962962963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1875">
                <text:p>0.7721875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21.462">
                <text:p>21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24537037037">
                <text:p>0.77224537037037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280092592593">
                <text:p>0.772280092592593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337962962963">
                <text:p>0.772337962962963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407407407407">
                <text:p>0.772407407407407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465277777778">
                <text:p>0.772465277777778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488425925926">
                <text:p>0.772488425925926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55787037037">
                <text:p>0.77255787037037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615740740741">
                <text:p>0.772615740740741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673611111111">
                <text:p>0.772673611111111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731481481481">
                <text:p>0.772731481481481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766203703704">
                <text:p>0.772766203703704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824074074074">
                <text:p>0.772824074074074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881944444444">
                <text:p>0.772881944444444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951388888889">
                <text:p>0.772951388888889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2986111111111">
                <text:p>0.772986111111111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055555555556">
                <text:p>0.773055555555556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113425925926">
                <text:p>0.773113425925926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148148148148">
                <text:p>0.773148148148148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206018518519">
                <text:p>0.773206018518519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263888888889">
                <text:p>0.773263888888889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321759259259">
                <text:p>0.773321759259259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37962962963">
                <text:p>0.77337962962963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4375">
                <text:p>0.7734375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472222222222">
                <text:p>0.773472222222222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21.525">
                <text:p>21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530092592593">
                <text:p>0.773530092592593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587962962963">
                <text:p>0.773587962962963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645833333333">
                <text:p>0.773645833333333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715277777778">
                <text:p>0.773715277777778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738425925926">
                <text:p>0.773738425925926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80787037037">
                <text:p>0.77380787037037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865740740741">
                <text:p>0.773865740740741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923611111111">
                <text:p>0.773923611111111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3981481481482">
                <text:p>0.773981481481482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016203703704">
                <text:p>0.774016203703704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074074074074">
                <text:p>0.774074074074074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131944444444">
                <text:p>0.774131944444444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189814814815">
                <text:p>0.774189814814815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247685185185">
                <text:p>0.774247685185185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282407407407">
                <text:p>0.774282407407407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340277777778">
                <text:p>0.774340277777778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398148148148">
                <text:p>0.774398148148148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467592592593">
                <text:p>0.774467592592593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525462962963">
                <text:p>0.774525462962963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583333333333">
                <text:p>0.774583333333333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618055555556">
                <text:p>0.774618055555556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675925925926">
                <text:p>0.774675925925926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733796296296">
                <text:p>0.774733796296296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791666666667">
                <text:p>0.774791666666667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849537037037">
                <text:p>0.774849537037037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884259259259">
                <text:p>0.774884259259259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494212962963">
                <text:p>0.77494212962963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05787037037">
                <text:p>0.77505787037037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127314814815">
                <text:p>0.775127314814815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150462962963">
                <text:p>0.775150462962963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208333333333">
                <text:p>0.775208333333333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266203703704">
                <text:p>0.775266203703704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335648148148">
                <text:p>0.775335648148148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393518518519">
                <text:p>0.775393518518519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428240740741">
                <text:p>0.775428240740741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486111111111">
                <text:p>0.775486111111111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543981481482">
                <text:p>0.775543981481482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601851851852">
                <text:p>0.775601851851852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659722222222">
                <text:p>0.775659722222222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21.65">
                <text:p>2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717592592593">
                <text:p>0.775717592592593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752314814815">
                <text:p>0.775752314814815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21.587">
                <text:p>21.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810185185185">
                <text:p>0.775810185185185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868055555556">
                <text:p>0.775868055555556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9375">
                <text:p>0.7759375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599537037037">
                <text:p>0.77599537037037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030092592593">
                <text:p>0.776030092592593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087962962963">
                <text:p>0.776087962962963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145833333333">
                <text:p>0.776145833333333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203703703704">
                <text:p>0.776203703703704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261574074074">
                <text:p>0.776261574074074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296296296296">
                <text:p>0.776296296296296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354166666667">
                <text:p>0.776354166666667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412037037037">
                <text:p>0.776412037037037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469907407407">
                <text:p>0.776469907407407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539351851852">
                <text:p>0.776539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5625">
                <text:p>0.7765625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631944444445">
                <text:p>0.776631944444445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689814814815">
                <text:p>0.776689814814815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21.712">
                <text:p>21.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747685185185">
                <text:p>0.776747685185185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805555555556">
                <text:p>0.776805555555556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840277777778">
                <text:p>0.77684027777777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898148148148">
                <text:p>0.77689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6956018518519">
                <text:p>0.77695601851851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013888888889">
                <text:p>0.77701388888888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083333333333">
                <text:p>0.777083333333333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106481481482">
                <text:p>0.777106481481482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164351851852">
                <text:p>0.777164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233796296296">
                <text:p>0.777233796296296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291666666667">
                <text:p>0.777291666666667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326388888889">
                <text:p>0.77732638888888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384259259259">
                <text:p>0.77738425925925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44212962963">
                <text:p>0.77744212962963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5">
                <text:p>0.7775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569444444444">
                <text:p>0.777569444444444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592592592593">
                <text:p>0.777592592592593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662037037037">
                <text:p>0.777662037037037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719907407407">
                <text:p>0.777719907407407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8125">
                <text:p>0.7778125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87037037037">
                <text:p>0.7778703703703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928240740741">
                <text:p>0.77792824074074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7997685185185">
                <text:p>0.777997685185185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055555555556">
                <text:p>0.778055555555556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078703703704">
                <text:p>0.778078703703704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148148148148">
                <text:p>0.778148148148148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206018518519">
                <text:p>0.77820601851851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414351851852">
                <text:p>0.778414351851852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449074074074">
                <text:p>0.778449074074074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506944444444">
                <text:p>0.778506944444444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541666666667">
                <text:p>0.77854166666666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564814814815">
                <text:p>0.778564814814815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599537037037">
                <text:p>0.77859953703703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634259259259">
                <text:p>0.77863425925925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668981481481">
                <text:p>0.778668981481481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69212962963">
                <text:p>0.77869212962963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761574074074">
                <text:p>0.77876157407407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796296296296">
                <text:p>0.778796296296296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854166666667">
                <text:p>0.77885416666666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923611111111">
                <text:p>0.778923611111111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8946759259259">
                <text:p>0.77894675925925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016203703704">
                <text:p>0.779016203703704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074074074074">
                <text:p>0.779074074074074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143518518518">
                <text:p>0.77914351851851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178240740741">
                <text:p>0.77917824074074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236111111111">
                <text:p>0.77923611111111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293981481481">
                <text:p>0.77929398148148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363425925926">
                <text:p>0.779363425925926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398148148148">
                <text:p>0.77939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456018518519">
                <text:p>0.77945601851851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513888888889">
                <text:p>0.77951388888888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548611111111">
                <text:p>0.779548611111111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618055555556">
                <text:p>0.77961805555555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675925925926">
                <text:p>0.779675925925926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733796296296">
                <text:p>0.779733796296296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768518518518">
                <text:p>0.77976851851851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826388888889">
                <text:p>0.77982638888888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895833333333">
                <text:p>0.779895833333333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79953703703704">
                <text:p>0.779953703703704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011574074074">
                <text:p>0.780011574074074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034722222222">
                <text:p>0.780034722222222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104166666667">
                <text:p>0.78010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162037037037">
                <text:p>0.78016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219907407407">
                <text:p>0.7802199074074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25462962963">
                <text:p>0.78025462962963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3125">
                <text:p>0.780312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37037037037">
                <text:p>0.7803703703703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439814814815">
                <text:p>0.78043981481481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497685185185">
                <text:p>0.780497685185185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532407407407">
                <text:p>0.78053240740740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590277777778">
                <text:p>0.78059027777777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648148148148">
                <text:p>0.78064814814814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706018518518">
                <text:p>0.780706018518518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763888888889">
                <text:p>0.780763888888889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798611111111">
                <text:p>0.78079861111111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856481481481">
                <text:p>0.780856481481481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914351851852">
                <text:p>0.780914351851852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983796296296">
                <text:p>0.780983796296296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041666666667">
                <text:p>0.781041666666667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076388888889">
                <text:p>0.78107638888888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134259259259">
                <text:p>0.781134259259259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19212962963">
                <text:p>0.78119212962963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284722222222">
                <text:p>0.781284722222222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21.837">
                <text:p>21.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342592592593">
                <text:p>0.781342592592593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412037037037">
                <text:p>0.78141203703703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469907407407">
                <text:p>0.7814699074074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527777777778">
                <text:p>0.781527777777778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5625">
                <text:p>0.781562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631944444444">
                <text:p>0.78163194444444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689814814815">
                <text:p>0.78168981481481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724537037037">
                <text:p>0.78172453703703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782407407407">
                <text:p>0.7817824074074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840277777778">
                <text:p>0.781840277777778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909722222222">
                <text:p>0.781909722222222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1967592592593">
                <text:p>0.781967592592593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002314814815">
                <text:p>0.78200231481481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060185185185">
                <text:p>0.782060185185185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118055555556">
                <text:p>0.78211805555555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175925925926">
                <text:p>0.78217592592592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210648148148">
                <text:p>0.782210648148148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268518518519">
                <text:p>0.782268518518519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326388888889">
                <text:p>0.782326388888889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384259259259">
                <text:p>0.782384259259259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453703703704">
                <text:p>0.782453703703704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511574074074">
                <text:p>0.782511574074074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546296296296">
                <text:p>0.782546296296296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604166666667">
                <text:p>0.78260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662037037037">
                <text:p>0.78266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719907407407">
                <text:p>0.78271990740740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75462962963">
                <text:p>0.78275462962963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8125">
                <text:p>0.7828125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87037037037">
                <text:p>0.78287037037037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928240740741">
                <text:p>0.782928240740741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2986111111111">
                <text:p>0.782986111111111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020833333333">
                <text:p>0.783020833333333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078703703704">
                <text:p>0.783078703703704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148148148148">
                <text:p>0.783148148148148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206018518519">
                <text:p>0.783206018518519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263888888889">
                <text:p>0.783263888888889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298611111111">
                <text:p>0.783298611111111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356481481482">
                <text:p>0.783356481481482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414351851852">
                <text:p>0.783414351851852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483796296296">
                <text:p>0.783483796296296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541666666667">
                <text:p>0.783541666666667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576388888889">
                <text:p>0.783576388888889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634259259259">
                <text:p>0.783634259259259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703703703704">
                <text:p>0.783703703703704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726851851852">
                <text:p>0.783726851851852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796296296296">
                <text:p>0.783796296296296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854166666667">
                <text:p>0.78385416666666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912037037037">
                <text:p>0.78391203703703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3969907407407">
                <text:p>0.78396990740740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00462962963">
                <text:p>0.78400462962963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0625">
                <text:p>0.7840625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131944444444">
                <text:p>0.784131944444444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189814814815">
                <text:p>0.784189814814815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224537037037">
                <text:p>0.78422453703703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282407407407">
                <text:p>0.784282407407407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21.962">
                <text:p>2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340277777778">
                <text:p>0.784340277777778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409722222222">
                <text:p>0.784409722222222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43287037037">
                <text:p>0.78443287037037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502314814815">
                <text:p>0.784502314814815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571759259259">
                <text:p>0.784571759259259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22.025">
                <text:p>22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664351851852">
                <text:p>0.784664351851852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733796296296">
                <text:p>0.784733796296296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4768518518519">
                <text:p>0.784768518518519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22.087">
                <text:p>22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7cm" svg:y="3.96cm" style:legend-expansion="high" chart:style-name="ch2"/>
        <chart:plot-area chart:style-name="ch3" table:cell-range-address="subset.B37:subset.C361 subset.C1:subset.C1" chart:data-source-has-labels="row" svg:x="0.32cm" svg:y="0.18cm" svg:width="10.277cm" svg:height="8.64cm">
          <chart:coordinate-region svg:x="1.259cm" svg:y="0.376cm" svg:width="8.851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bset.C37:subset.C361" chart:label-cell-address="subset.C1:subset.C1" chart:class="chart:scatter">
            <chart:domain table:cell-range-address="subset.B37:subset.B361"/>
            <chart:regression-curve chart:style-name="ch8">
              <chart:equation chart:display-equation="true" chart:display-r-square="false"/>
            </chart:regression-curve>
            <chart:data-point chart:repeated="3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sured</text:p>
                <draw:g>
                  <svg:desc>subset.C1:subse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.000000000007">
                <text:p>165.000000000007</text:p>
                <draw:g>
                  <svg:desc>subset.B37:subset.B361</svg:desc>
                </draw:g>
              </table:table-cell>
              <table:table-cell office:value-type="float" office:value="20.837">
                <text:p>20.837</text:p>
                <draw:g>
                  <svg:desc>subset.C37:subset.C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.000000000001">
                <text:p>170.00000000000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000000000001">
                <text:p>173.000000000001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.000000000005">
                <text:p>178.000000000005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3">
                <text:p>183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.000000000001">
                <text:p>189.000000000001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.000000000004">
                <text:p>191.000000000004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.000000000005">
                <text:p>197.00000000000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">
                <text:p>202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000000000004">
                <text:p>207.000000000004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.999999999998">
                <text:p>211.999999999998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.999999999998">
                <text:p>214.999999999998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.000000000002">
                <text:p>220.000000000002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.000000000003">
                <text:p>226.000000000003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.999999999998">
                <text:p>230.999999999998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3.000000000001">
                <text:p>233.000000000001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9.000000000002">
                <text:p>239.000000000002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000000000006">
                <text:p>244.000000000006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.000000000001">
                <text:p>249.000000000001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4.000000000005">
                <text:p>254.00000000000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.000000000005">
                <text:p>257.00000000000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.999999999999">
                <text:p>261.999999999999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8">
                <text:p>268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000000000004">
                <text:p>273.000000000004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.999999999999">
                <text:p>277.999999999999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.999999999999">
                <text:p>280.999999999999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6.000000000003">
                <text:p>286.000000000003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.999999999997">
                <text:p>290.999999999997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6.999999999998">
                <text:p>296.999999999998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.000000000002">
                <text:p>299.000000000002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.000000000003">
                <text:p>305.000000000003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000000000007">
                <text:p>310.000000000007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5.000000000001">
                <text:p>315.000000000001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.000000000005">
                <text:p>320.00000000000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3.000000000006">
                <text:p>323.000000000006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">
                <text:p>328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.000000000004">
                <text:p>333.000000000004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9.000000000005">
                <text:p>339.00000000000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2.000000000005">
                <text:p>342.00000000000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7">
                <text:p>347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.000000000004">
                <text:p>352.000000000004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999999999998">
                <text:p>356.999999999998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2.000000000002">
                <text:p>362.000000000002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.000000000006">
                <text:p>367.000000000006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.000000000007">
                <text:p>370.00000000000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5.000000000001">
                <text:p>375.000000000001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1.000000000002">
                <text:p>381.000000000002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6.000000000006">
                <text:p>386.000000000006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8">
                <text:p>388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4.000000000001">
                <text:p>394.000000000001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.000000000005">
                <text:p>399.000000000005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.999999999999">
                <text:p>403.999999999999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9.000000000003">
                <text:p>409.000000000003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2.000000000004">
                <text:p>412.000000000004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6.999999999998">
                <text:p>416.999999999998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2.000000000002">
                <text:p>422.000000000002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.000000000006">
                <text:p>427.00000000000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2.999999999997">
                <text:p>432.99999999999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8.000000000001">
                <text:p>438.000000000001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0.000000000005">
                <text:p>440.000000000005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.999999999999">
                <text:p>444.999999999999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1">
                <text:p>451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6.000000000004">
                <text:p>456.00000000000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2.000000000005">
                <text:p>462.000000000005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3.999999999999">
                <text:p>463.999999999999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0">
                <text:p>47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5.000000000004">
                <text:p>475.00000000000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8.000000000004">
                <text:p>478.00000000000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.999999999999">
                <text:p>482.99999999999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8.000000000003">
                <text:p>488.00000000000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3.000000000007">
                <text:p>493.00000000000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8.999999999998">
                <text:p>498.99999999999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1.000000000002">
                <text:p>501.00000000000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6.000000000006">
                <text:p>506.000000000006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2.000000000007">
                <text:p>512.000000000007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7.000000000001">
                <text:p>517.000000000001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0.000000000001">
                <text:p>520.000000000001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.000000000005">
                <text:p>525.00000000000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1.000000000006">
                <text:p>531.000000000006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6.000000000001">
                <text:p>536.000000000001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9.000000000001">
                <text:p>539.000000000001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4.000000000005">
                <text:p>544.00000000000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9">
                <text:p>549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4.000000000003">
                <text:p>554.000000000003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7.000000000004">
                <text:p>557.000000000004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3.000000000005">
                <text:p>563.00000000000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6.000000000005">
                <text:p>566.00000000000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2.000000000006">
                <text:p>572.000000000006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7.000000000001">
                <text:p>577.000000000001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2.000000000005">
                <text:p>582.00000000000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5.000000000005">
                <text:p>585.00000000000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0">
                <text:p>590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6">
                <text:p>596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1.000000000004">
                <text:p>601.000000000004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5.999999999999">
                <text:p>605.999999999999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8.999999999999">
                <text:p>608.999999999999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4.000000000003">
                <text:p>614.00000000000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0.000000000004">
                <text:p>620.000000000004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4.999999999999">
                <text:p>624.999999999999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7.000000000002">
                <text:p>627.000000000002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3.000000000003">
                <text:p>633.00000000000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7.999999999997">
                <text:p>637.999999999997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3.000000000001">
                <text:p>643.00000000000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8.000000000005">
                <text:p>648.000000000005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51.000000000006">
                <text:p>651.000000000006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6">
                <text:p>656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1.000000000004">
                <text:p>661.00000000000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7.000000000005">
                <text:p>667.00000000000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0.000000000006">
                <text:p>670.000000000006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6.000000000007">
                <text:p>676.000000000007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1.000000000001">
                <text:p>681.00000000000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4.000000000001">
                <text:p>684.00000000000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89.000000000005">
                <text:p>689.00000000000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">
                <text:p>69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9.000000000004">
                <text:p>699.00000000000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3.999999999998">
                <text:p>703.999999999998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9.000000000002">
                <text:p>709.000000000002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2.000000000003">
                <text:p>712.00000000000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7.000000000007">
                <text:p>717.000000000007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2.000000000001">
                <text:p>722.00000000000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7.000000000005">
                <text:p>727.000000000005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3.000000000006">
                <text:p>733.000000000006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5">
                <text:p>735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1.000000000001">
                <text:p>741.00000000000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6.000000000005">
                <text:p>746.000000000005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50.999999999999">
                <text:p>750.999999999999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6.000000000003">
                <text:p>756.00000000000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9.000000000004">
                <text:p>759.00000000000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63.999999999998">
                <text:p>763.99999999999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9.000000000002">
                <text:p>769.000000000002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4.000000000006">
                <text:p>774.00000000000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9">
                <text:p>77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2.000000000001">
                <text:p>782.00000000000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7.000000000005">
                <text:p>787.00000000000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1.999999999999">
                <text:p>791.999999999999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8">
                <text:p>79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3.000000000004">
                <text:p>803.000000000004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7.999999999998">
                <text:p>807.99999999999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0.999999999999">
                <text:p>810.99999999999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6.000000000003">
                <text:p>816.00000000000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21.000000000007">
                <text:p>821.000000000007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26.000000000001">
                <text:p>826.00000000000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1.000000000005">
                <text:p>831.00000000000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34.000000000006">
                <text:p>834.00000000000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39">
                <text:p>83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4.000000000004">
                <text:p>844.000000000004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8.999999999998">
                <text:p>848.99999999999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4.999999999999">
                <text:p>854.99999999999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7.000000000003">
                <text:p>857.00000000000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2.000000000007">
                <text:p>862.000000000007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7.000000000001">
                <text:p>867.000000000001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3.000000000002">
                <text:p>873.000000000002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8.000000000006">
                <text:p>878.000000000006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1.000000000007">
                <text:p>881.000000000007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86.000000000001">
                <text:p>886.00000000000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1.000000000005">
                <text:p>891.00000000000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5.999999999999">
                <text:p>895.99999999999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1.000000000003">
                <text:p>901.00000000000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5.999999999998">
                <text:p>905.999999999998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8.999999999998">
                <text:p>908.999999999998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4.000000000002">
                <text:p>914.000000000002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9.000000000006">
                <text:p>919.000000000006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4.999999999998">
                <text:p>924.999999999998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0.000000000002">
                <text:p>930.00000000000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3.000000000002">
                <text:p>933.00000000000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8.000000000006">
                <text:p>938.000000000006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3">
                <text:p>94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48.000000000004">
                <text:p>948.000000000004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2.999999999999">
                <text:p>952.999999999999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5.999999999999">
                <text:p>955.99999999999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1.000000000003">
                <text:p>961.00000000000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5.999999999998">
                <text:p>965.999999999998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71.000000000002">
                <text:p>971.00000000000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77.000000000002">
                <text:p>977.00000000000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9.000000000006">
                <text:p>979.00000000000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85.000000000007">
                <text:p>985.000000000007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0.000000000001">
                <text:p>990.000000000001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5.000000000005">
                <text:p>995.00000000000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">
                <text:p>100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3">
                <text:p>100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8">
                <text:p>100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13">
                <text:p>101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18">
                <text:p>101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4">
                <text:p>102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6.00000000001">
                <text:p>1026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31">
                <text:p>103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7">
                <text:p>103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42.00000000001">
                <text:p>1042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45.00000000001">
                <text:p>1045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50">
                <text:p>105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55.00000000001">
                <text:p>1055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60">
                <text:p>106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6">
                <text:p>106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8">
                <text:p>106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74">
                <text:p>107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79">
                <text:p>107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84">
                <text:p>108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87">
                <text:p>108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92">
                <text:p>109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97">
                <text:p>109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3">
                <text:p>110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8">
                <text:p>110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10">
                <text:p>111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16">
                <text:p>111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21.00000000001">
                <text:p>1121.0000000000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9">
                <text:p>113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42">
                <text:p>114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7">
                <text:p>114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50">
                <text:p>1150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2">
                <text:p>115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5">
                <text:p>115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58">
                <text:p>1158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61">
                <text:p>116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63">
                <text:p>1163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9">
                <text:p>116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72">
                <text:p>117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7">
                <text:p>117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3">
                <text:p>1183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85">
                <text:p>118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91">
                <text:p>119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96">
                <text:p>119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02">
                <text:p>120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05">
                <text:p>120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0">
                <text:p>121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5">
                <text:p>121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21">
                <text:p>122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24">
                <text:p>122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9">
                <text:p>122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34">
                <text:p>123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37">
                <text:p>123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3">
                <text:p>124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48">
                <text:p>1248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53">
                <text:p>1253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6">
                <text:p>125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61">
                <text:p>126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67">
                <text:p>126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72">
                <text:p>127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7">
                <text:p>127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79.00000000001">
                <text:p>1279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85.00000000001">
                <text:p>1285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90">
                <text:p>1290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95">
                <text:p>129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98">
                <text:p>129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03">
                <text:p>130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08">
                <text:p>130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14">
                <text:p>131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19">
                <text:p>131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22">
                <text:p>132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27">
                <text:p>132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32.00000000001">
                <text:p>1332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7">
                <text:p>133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42.00000000001">
                <text:p>1342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45.00000000001">
                <text:p>1345.0000000000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50">
                <text:p>1350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55">
                <text:p>135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61.00000000001">
                <text:p>1361.0000000000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6">
                <text:p>136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69">
                <text:p>136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74">
                <text:p>137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79">
                <text:p>137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84">
                <text:p>138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7">
                <text:p>138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92.00000000001">
                <text:p>1392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98">
                <text:p>139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03">
                <text:p>140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8.00000000001">
                <text:p>1408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11.00000000001">
                <text:p>1411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17">
                <text:p>141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22">
                <text:p>142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25">
                <text:p>142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30.00000000001">
                <text:p>1430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35">
                <text:p>143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41">
                <text:p>144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46.00000000001">
                <text:p>1446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49.00000000001">
                <text:p>1449.00000000001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54">
                <text:p>145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59">
                <text:p>145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64">
                <text:p>146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7">
                <text:p>146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72">
                <text:p>1472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77">
                <text:p>147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82">
                <text:p>1482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88">
                <text:p>1488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93.00000000001">
                <text:p>1493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96.00000000001">
                <text:p>1496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01">
                <text:p>15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06.00000000001">
                <text:p>1506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1">
                <text:p>151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14">
                <text:p>151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19">
                <text:p>151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24">
                <text:p>152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29">
                <text:p>152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34.00000000001">
                <text:p>1534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7.00000000001">
                <text:p>1537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2">
                <text:p>154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48">
                <text:p>1548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53.00000000001">
                <text:p>1553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58">
                <text:p>1558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61">
                <text:p>156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66.00000000001">
                <text:p>1566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71">
                <text:p>157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7">
                <text:p>1577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82">
                <text:p>158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85">
                <text:p>1585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90">
                <text:p>1590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6">
                <text:p>1596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8">
                <text:p>1598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04">
                <text:p>160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09">
                <text:p>1609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14">
                <text:p>1614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19.00000000001">
                <text:p>1619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22">
                <text:p>1622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">
                <text:p>162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33">
                <text:p>1633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38.00000000001">
                <text:p>1638.0000000000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41">
                <text:p>1641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6">
                <text:p>1646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1.00000000001">
                <text:p>1651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7.00000000001">
                <text:p>1657.0000000000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9">
                <text:p>165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5">
                <text:p>1665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71">
                <text:p>167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79.00000000001">
                <text:p>1679.00000000001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85">
                <text:p>1685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88">
                <text:p>1688</text:p>
              </table:table-cell>
              <table:table-cell office:value-type="float" office:value="22.087">
                <text:p>22.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1cm" svg:y="3.96cm" style:legend-expansion="high" chart:style-name="ch2"/>
        <chart:plot-area chart:style-name="ch3" table:cell-range-address="subset.A37:subset.A361 subset.C37:subset.C361" chart:data-source-has-labels="row" svg:x="0.32cm" svg:y="0.18cm" svg:width="10.77cm" svg:height="8.64cm">
          <chart:coordinate-region svg:x="1.259cm" svg:y="0.376cm" svg:width="9.141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bset.C38:subset.C361" chart:label-cell-address="subset.C37:subset.C37" chart:class="chart:scatter">
            <chart:domain table:cell-range-address="subset.A38:subset.A361"/>
            <chart:regression-curve chart:style-name="ch8">
              <chart:equation chart:display-equation="true" chart:display-r-square="true" svg:x="3.478cm" svg:y="5.343cm"/>
            </chart:regression-curve>
            <chart:data-point chart:repeated="195"/>
            <chart:data-point chart:style-name="ch9"/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.837</text:p>
                <draw:g>
                  <svg:desc>subset.C37:subset.C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7199074074074">
                <text:p>0.767199074074074</text:p>
                <draw:g>
                  <svg:desc>subset.A38:subset.A361</svg:desc>
                </draw:g>
              </table:table-cell>
              <table:table-cell office:value-type="float" office:value="20.9">
                <text:p>20.9</text:p>
                <draw:g>
                  <svg:desc>subset.C38:subset.C3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33796296296">
                <text:p>0.767233796296296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7291666666667">
                <text:p>0.767291666666667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7349537037037">
                <text:p>0.767349537037037</text:p>
              </table:table-cell>
              <table:table-cell office:value-type="float" office:value="20.962">
                <text:p>20.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7418981481481">
                <text:p>0.767418981481481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744212962963">
                <text:p>0.76744212962963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7511574074074">
                <text:p>0.767511574074074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7569444444444">
                <text:p>0.767569444444444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7627314814815">
                <text:p>0.76762731481481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7685185185185">
                <text:p>0.76768518518518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7719907407407">
                <text:p>0.767719907407407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7777777777778">
                <text:p>0.767777777777778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7847222222222">
                <text:p>0.767847222222222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905092592593">
                <text:p>0.767905092592593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7928240740741">
                <text:p>0.767928240740741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7997685185185">
                <text:p>0.767997685185185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8055555555556">
                <text:p>0.768055555555556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8113425925926">
                <text:p>0.768113425925926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8171296296296">
                <text:p>0.768171296296296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8206018518519">
                <text:p>0.768206018518519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8263888888889">
                <text:p>0.768263888888889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8333333333333">
                <text:p>0.768333333333333</text:p>
              </table:table-cell>
              <table:table-cell office:value-type="float" office:value="21.087">
                <text:p>21.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8391203703704">
                <text:p>0.768391203703704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8449074074074">
                <text:p>0.768449074074074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8483796296296">
                <text:p>0.768483796296296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8541666666667">
                <text:p>0.768541666666667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8599537037037">
                <text:p>0.768599537037037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8668981481481">
                <text:p>0.768668981481481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869212962963">
                <text:p>0.76869212962963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8761574074074">
                <text:p>0.768761574074074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8819444444445">
                <text:p>0.76881944444444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8877314814815">
                <text:p>0.76887731481481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8935185185185">
                <text:p>0.76893518518518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8969907407407">
                <text:p>0.768969907407407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9027777777778">
                <text:p>0.769027777777778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9085648148148">
                <text:p>0.769085648148148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9155092592593">
                <text:p>0.769155092592593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189814814815">
                <text:p>0.76918981481481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9247685185185">
                <text:p>0.769247685185185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9305555555556">
                <text:p>0.769305555555556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9363425925926">
                <text:p>0.769363425925926</text:p>
              </table:table-cell>
              <table:table-cell office:value-type="float" office:value="21.212">
                <text:p>21.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9421296296296">
                <text:p>0.769421296296296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9479166666667">
                <text:p>0.76947916666666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9513888888889">
                <text:p>0.769513888888889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9571759259259">
                <text:p>0.769571759259259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9641203703704">
                <text:p>0.769641203703704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9699074074074">
                <text:p>0.769699074074074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722222222222">
                <text:p>0.769722222222222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9791666666667">
                <text:p>0.76979166666666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9849537037037">
                <text:p>0.76984953703703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9907407407407">
                <text:p>0.76990740740740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9965277777778">
                <text:p>0.769965277777778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">
                <text:p>0.77</text:p>
              </table:table-cell>
              <table:table-cell office:value-type="float" office:value="21.275">
                <text:p>21.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005787037037">
                <text:p>0.77005787037037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0115740740741">
                <text:p>0.770115740740741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70173611111111">
                <text:p>0.77017361111111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0243055555556">
                <text:p>0.77024305555555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300925925926">
                <text:p>0.770300925925926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70324074074074">
                <text:p>0.77032407407407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0381944444444">
                <text:p>0.77038194444444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70451388888889">
                <text:p>0.770451388888889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70509259259259">
                <text:p>0.770509259259259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0578703703704">
                <text:p>0.770578703703704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0601851851852">
                <text:p>0.770601851851852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0671296296296">
                <text:p>0.77067129629629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0729166666667">
                <text:p>0.770729166666667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0763888888889">
                <text:p>0.770763888888889</text:p>
              </table:table-cell>
              <table:table-cell office:value-type="float" office:value="21.337">
                <text:p>21.3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0821759259259">
                <text:p>0.77082175925925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087962962963">
                <text:p>0.7708796296296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709375">
                <text:p>0.7709375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1006944444444">
                <text:p>0.77100694444444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1030092592593">
                <text:p>0.771030092592593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1087962962963">
                <text:p>0.771087962962963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1157407407407">
                <text:p>0.771157407407407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1215277777778">
                <text:p>0.771215277777778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7125">
                <text:p>0.7712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130787037037">
                <text:p>0.77130787037037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1377314814815">
                <text:p>0.77137731481481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1435185185185">
                <text:p>0.77143518518518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1469907407407">
                <text:p>0.771469907407407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1527777777778">
                <text:p>0.771527777777778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71585648148148">
                <text:p>0.771585648148148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1643518518519">
                <text:p>0.771643518518519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1678240740741">
                <text:p>0.77167824074074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1747685185185">
                <text:p>0.77174768518518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1782407407407">
                <text:p>0.771782407407407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71851851851852">
                <text:p>0.771851851851852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71909722222222">
                <text:p>0.771909722222222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1967592592593">
                <text:p>0.77196759259259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2002314814815">
                <text:p>0.77200231481481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2060185185185">
                <text:p>0.77206018518518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212962962963">
                <text:p>0.77212962962963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21875">
                <text:p>0.7721875</text:p>
              </table:table-cell>
              <table:table-cell office:value-type="float" office:value="21.462">
                <text:p>21.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224537037037">
                <text:p>0.77224537037037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2280092592593">
                <text:p>0.77228009259259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72337962962963">
                <text:p>0.77233796296296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72407407407407">
                <text:p>0.772407407407407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72465277777778">
                <text:p>0.772465277777778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2488425925926">
                <text:p>0.772488425925926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255787037037">
                <text:p>0.77255787037037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72615740740741">
                <text:p>0.77261574074074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2673611111111">
                <text:p>0.77267361111111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2731481481481">
                <text:p>0.77273148148148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72766203703704">
                <text:p>0.772766203703704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72824074074074">
                <text:p>0.772824074074074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72881944444444">
                <text:p>0.77288194444444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2951388888889">
                <text:p>0.772951388888889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72986111111111">
                <text:p>0.772986111111111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73055555555556">
                <text:p>0.773055555555556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3113425925926">
                <text:p>0.773113425925926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3148148148148">
                <text:p>0.773148148148148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73206018518519">
                <text:p>0.773206018518519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73263888888889">
                <text:p>0.773263888888889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3321759259259">
                <text:p>0.773321759259259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7337962962963">
                <text:p>0.77337962962963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34375">
                <text:p>0.7734375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73472222222222">
                <text:p>0.773472222222222</text:p>
              </table:table-cell>
              <table:table-cell office:value-type="float" office:value="21.525">
                <text:p>21.5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73530092592593">
                <text:p>0.77353009259259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73587962962963">
                <text:p>0.77358796296296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73645833333333">
                <text:p>0.77364583333333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73715277777778">
                <text:p>0.773715277777778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73738425925926">
                <text:p>0.773738425925926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380787037037">
                <text:p>0.77380787037037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73865740740741">
                <text:p>0.77386574074074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73923611111111">
                <text:p>0.773923611111111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73981481481482">
                <text:p>0.773981481481482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74016203703704">
                <text:p>0.774016203703704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74074074074074">
                <text:p>0.774074074074074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74131944444444">
                <text:p>0.774131944444444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189814814815">
                <text:p>0.77418981481481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74247685185185">
                <text:p>0.77424768518518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74282407407407">
                <text:p>0.774282407407407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74340277777778">
                <text:p>0.77434027777777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74398148148148">
                <text:p>0.774398148148148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74467592592593">
                <text:p>0.77446759259259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4525462962963">
                <text:p>0.77452546296296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74583333333333">
                <text:p>0.77458333333333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4618055555556">
                <text:p>0.77461805555555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4675925925926">
                <text:p>0.77467592592592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74733796296296">
                <text:p>0.77473379629629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4791666666667">
                <text:p>0.774791666666667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74849537037037">
                <text:p>0.774849537037037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4884259259259">
                <text:p>0.774884259259259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7494212962963">
                <text:p>0.77494212962963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75">
                <text:p>0.77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505787037037">
                <text:p>0.77505787037037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5127314814815">
                <text:p>0.77512731481481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75150462962963">
                <text:p>0.77515046296296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5208333333333">
                <text:p>0.77520833333333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5266203703704">
                <text:p>0.775266203703704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5335648148148">
                <text:p>0.775335648148148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5393518518519">
                <text:p>0.775393518518519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75428240740741">
                <text:p>0.775428240740741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5486111111111">
                <text:p>0.775486111111111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5543981481482">
                <text:p>0.775543981481482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601851851852">
                <text:p>0.775601851851852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75659722222222">
                <text:p>0.775659722222222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5717592592593">
                <text:p>0.775717592592593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5752314814815">
                <text:p>0.775752314814815</text:p>
              </table:table-cell>
              <table:table-cell office:value-type="float" office:value="21.587">
                <text:p>21.5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5810185185185">
                <text:p>0.775810185185185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5868055555556">
                <text:p>0.775868055555556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59375">
                <text:p>0.7759375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599537037037">
                <text:p>0.7759953703703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76030092592593">
                <text:p>0.77603009259259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76087962962963">
                <text:p>0.77608796296296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76145833333333">
                <text:p>0.776145833333333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6203703703704">
                <text:p>0.776203703703704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76261574074074">
                <text:p>0.776261574074074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6296296296296">
                <text:p>0.77629629629629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76354166666667">
                <text:p>0.776354166666667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76412037037037">
                <text:p>0.776412037037037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76469907407407">
                <text:p>0.77646990740740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6539351851852">
                <text:p>0.77653935185185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65625">
                <text:p>0.776562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6631944444445">
                <text:p>0.776631944444445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6689814814815">
                <text:p>0.776689814814815</text:p>
              </table:table-cell>
              <table:table-cell office:value-type="float" office:value="21.712">
                <text:p>21.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76747685185185">
                <text:p>0.77674768518518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6805555555556">
                <text:p>0.77680555555555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6840277777778">
                <text:p>0.77684027777777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76898148148148">
                <text:p>0.77689814814814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6956018518519">
                <text:p>0.77695601851851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7013888888889">
                <text:p>0.77701388888888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77083333333333">
                <text:p>0.77708333333333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77106481481482">
                <text:p>0.77710648148148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7164351851852">
                <text:p>0.77716435185185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7233796296296">
                <text:p>0.77723379629629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7291666666667">
                <text:p>0.77729166666666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7326388888889">
                <text:p>0.77732638888888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7384259259259">
                <text:p>0.77738425925925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744212962963">
                <text:p>0.7774421296296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75">
                <text:p>0.777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7569444444444">
                <text:p>0.77756944444444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77592592592593">
                <text:p>0.77759259259259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7662037037037">
                <text:p>0.77766203703703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7719907407407">
                <text:p>0.777719907407407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78125">
                <text:p>0.777812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787037037037">
                <text:p>0.7778703703703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7928240740741">
                <text:p>0.77792824074074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7997685185185">
                <text:p>0.777997685185185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8055555555556">
                <text:p>0.77805555555555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8078703703704">
                <text:p>0.77807870370370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8148148148148">
                <text:p>0.778148148148148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78206018518519">
                <text:p>0.77820601851851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8414351851852">
                <text:p>0.77841435185185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8449074074074">
                <text:p>0.77844907407407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78506944444444">
                <text:p>0.77850694444444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78541666666667">
                <text:p>0.77854166666666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78564814814815">
                <text:p>0.77856481481481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8599537037037">
                <text:p>0.77859953703703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78634259259259">
                <text:p>0.77863425925925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8668981481481">
                <text:p>0.77866898148148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7869212962963">
                <text:p>0.77869212962963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78761574074074">
                <text:p>0.77876157407407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78796296296296">
                <text:p>0.77879629629629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78854166666667">
                <text:p>0.77885416666666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78923611111111">
                <text:p>0.77892361111111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78946759259259">
                <text:p>0.77894675925925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79016203703704">
                <text:p>0.77901620370370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79074074074074">
                <text:p>0.779074074074074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79143518518518">
                <text:p>0.77914351851851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79178240740741">
                <text:p>0.77917824074074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79236111111111">
                <text:p>0.77923611111111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9293981481481">
                <text:p>0.77929398148148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79363425925926">
                <text:p>0.77936342592592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79398148148148">
                <text:p>0.77939814814814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9456018518519">
                <text:p>0.77945601851851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79513888888889">
                <text:p>0.77951388888888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79548611111111">
                <text:p>0.779548611111111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9618055555556">
                <text:p>0.77961805555555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79675925925926">
                <text:p>0.77967592592592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79733796296296">
                <text:p>0.77973379629629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79768518518518">
                <text:p>0.77976851851851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79826388888889">
                <text:p>0.77982638888888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79895833333333">
                <text:p>0.779895833333333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9953703703704">
                <text:p>0.779953703703704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80011574074074">
                <text:p>0.780011574074074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80034722222222">
                <text:p>0.780034722222222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80104166666667">
                <text:p>0.78010416666666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80162037037037">
                <text:p>0.78016203703703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0219907407407">
                <text:p>0.78021990740740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025462962963">
                <text:p>0.7802546296296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03125">
                <text:p>0.780312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037037037037">
                <text:p>0.7803703703703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0439814814815">
                <text:p>0.78043981481481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0497685185185">
                <text:p>0.78049768518518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80532407407407">
                <text:p>0.78053240740740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80590277777778">
                <text:p>0.78059027777777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80648148148148">
                <text:p>0.78064814814814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80706018518518">
                <text:p>0.780706018518518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80763888888889">
                <text:p>0.780763888888889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80798611111111">
                <text:p>0.78079861111111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80856481481481">
                <text:p>0.780856481481481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80914351851852">
                <text:p>0.780914351851852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80983796296296">
                <text:p>0.780983796296296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81041666666667">
                <text:p>0.781041666666667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81076388888889">
                <text:p>0.78107638888888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81134259259259">
                <text:p>0.781134259259259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8119212962963">
                <text:p>0.78119212962963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8125">
                <text:p>0.78125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1284722222222">
                <text:p>0.781284722222222</text:p>
              </table:table-cell>
              <table:table-cell office:value-type="float" office:value="21.837">
                <text:p>21.8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1342592592593">
                <text:p>0.78134259259259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81412037037037">
                <text:p>0.78141203703703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1469907407407">
                <text:p>0.78146990740740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81527777777778">
                <text:p>0.78152777777777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815625">
                <text:p>0.781562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81631944444444">
                <text:p>0.78163194444444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1689814814815">
                <text:p>0.78168981481481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1724537037037">
                <text:p>0.78172453703703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81782407407407">
                <text:p>0.78178240740740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81840277777778">
                <text:p>0.78184027777777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81909722222222">
                <text:p>0.78190972222222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81967592592593">
                <text:p>0.78196759259259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82002314814815">
                <text:p>0.78200231481481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2060185185185">
                <text:p>0.782060185185185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82118055555556">
                <text:p>0.78211805555555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82175925925926">
                <text:p>0.78217592592592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82210648148148">
                <text:p>0.78221064814814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2268518518519">
                <text:p>0.782268518518519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82326388888889">
                <text:p>0.782326388888889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82384259259259">
                <text:p>0.782384259259259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82453703703704">
                <text:p>0.782453703703704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82511574074074">
                <text:p>0.782511574074074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82546296296296">
                <text:p>0.782546296296296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82604166666667">
                <text:p>0.78260416666666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2662037037037">
                <text:p>0.78266203703703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82719907407407">
                <text:p>0.78271990740740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8275462962963">
                <text:p>0.78275462962963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828125">
                <text:p>0.7828125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8287037037037">
                <text:p>0.78287037037037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82928240740741">
                <text:p>0.78292824074074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82986111111111">
                <text:p>0.78298611111111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83020833333333">
                <text:p>0.783020833333333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83078703703704">
                <text:p>0.78307870370370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83148148148148">
                <text:p>0.783148148148148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83206018518519">
                <text:p>0.78320601851851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83263888888889">
                <text:p>0.78326388888888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83298611111111">
                <text:p>0.78329861111111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83356481481482">
                <text:p>0.78335648148148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83414351851852">
                <text:p>0.78341435185185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83483796296296">
                <text:p>0.783483796296296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83541666666667">
                <text:p>0.783541666666667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83576388888889">
                <text:p>0.78357638888888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3634259259259">
                <text:p>0.78363425925925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83703703703704">
                <text:p>0.78370370370370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83726851851852">
                <text:p>0.78372685185185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83796296296296">
                <text:p>0.783796296296296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83854166666667">
                <text:p>0.78385416666666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83912037037037">
                <text:p>0.78391203703703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83969907407407">
                <text:p>0.78396990740740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8400462962963">
                <text:p>0.78400462962963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840625">
                <text:p>0.7840625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4131944444444">
                <text:p>0.784131944444444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4189814814815">
                <text:p>0.784189814814815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4224537037037">
                <text:p>0.78422453703703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4282407407407">
                <text:p>0.784282407407407</text:p>
              </table:table-cell>
              <table:table-cell office:value-type="float" office:value="21.962">
                <text:p>21.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84340277777778">
                <text:p>0.784340277777778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84409722222222">
                <text:p>0.784409722222222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8443287037037">
                <text:p>0.78443287037037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4502314814815">
                <text:p>0.784502314814815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84571759259259">
                <text:p>0.784571759259259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4664351851852">
                <text:p>0.784664351851852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4733796296296">
                <text:p>0.784733796296296</text:p>
              </table:table-cell>
              <table:table-cell office:value-type="float" office:value="22.087">
                <text:p>22.0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84768518518519">
                <text:p>0.784768518518519</text:p>
              </table:table-cell>
              <table:table-cell office:value-type="float" office:value="22.087">
                <text:p>22.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